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9722in"/>
    </style:style>
    <style:style style:name="Table2.C" style:family="table-column">
      <style:table-column-properties style:column-width="1.6736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6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5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49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0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3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6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18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0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3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29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31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32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33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34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35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36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37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38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39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40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41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42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43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44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45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46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47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48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49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50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51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5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61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62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63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64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65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66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67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68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69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70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271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272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273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274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275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276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277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278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279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280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281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282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283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284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285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286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287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288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289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290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291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05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06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07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08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09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1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766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19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20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21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22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23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24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ext_20_body">
      <style:paragraph-properties fo:text-align="start" style:justify-single-word="false"/>
      <style:text-properties officeooo:paragraph-rsid="00152b8b"/>
    </style:style>
    <style:style style:name="P326" style:family="paragraph" style:parent-style-name="Text_20_body">
      <style:paragraph-properties fo:text-align="center" style:justify-single-word="false"/>
      <style:text-properties officeooo:paragraph-rsid="001305cd"/>
    </style:style>
    <style:style style:name="P327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28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29" style:family="paragraph" style:parent-style-name="Table_20_Contents">
      <style:paragraph-properties fo:text-align="center" style:justify-single-word="false"/>
    </style:style>
    <style:style style:name="P330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31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32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33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34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35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36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37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38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39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40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41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42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43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44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45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46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47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48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49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50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51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52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53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54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55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56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57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58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59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60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61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62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363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364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365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366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367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368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36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37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37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37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37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37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37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37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37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37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37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38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38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38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38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38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38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38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38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38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38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39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39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39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39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39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39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39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39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39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39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00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01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02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03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04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05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06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07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08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09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10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11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12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13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14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15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16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17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18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19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2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2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2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2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2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2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2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2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28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2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3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3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3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3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3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3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3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3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3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3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4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4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4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4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4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4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4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4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4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4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45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45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45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45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45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45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45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45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45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45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46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46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46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46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46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46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46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46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46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46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47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471" style:family="paragraph" style:parent-style-name="Table_20_Contents">
      <style:paragraph-properties fo:text-align="center" style:justify-single-word="false"/>
      <style:text-properties officeooo:rsid="04071e92" officeooo:paragraph-rsid="04071e92"/>
    </style:style>
    <style:style style:name="P472" style:family="paragraph" style:parent-style-name="Table_20_Contents">
      <style:paragraph-properties fo:text-align="center" style:justify-single-word="false"/>
      <style:text-properties officeooo:rsid="04083bf1" officeooo:paragraph-rsid="04083bf1"/>
    </style:style>
    <style:style style:name="P473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474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475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476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477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478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479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480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481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482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483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484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485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486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487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488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489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490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491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492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493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494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495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496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497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498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499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00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01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02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03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04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05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06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07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08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09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10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11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12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13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14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15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16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17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18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19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20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21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22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23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24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25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26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27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28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29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30" style:family="paragraph" style:parent-style-name="Table_20_Contents">
      <style:paragraph-properties fo:text-align="center" style:justify-single-word="false"/>
      <style:text-properties officeooo:rsid="0535a840"/>
    </style:style>
    <style:style style:name="P531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32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33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34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35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36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37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38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39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40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41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42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43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44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45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46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47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48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49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50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51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552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553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554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555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556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557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558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559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560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561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562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563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564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565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566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567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568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569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570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571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572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573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574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575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576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577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578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579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580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581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582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583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584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585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586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587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588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589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590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591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592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593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594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595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596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597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598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599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00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01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02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03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04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05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06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07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08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09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10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11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12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13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14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15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16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17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18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19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20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21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22" style:family="paragraph" style:parent-style-name="Table_20_Contents">
      <style:paragraph-properties fo:text-align="center" style:justify-single-word="false"/>
      <style:text-properties officeooo:rsid="024c2752" officeooo:paragraph-rsid="02e48904"/>
    </style:style>
    <style:style style:name="P623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24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25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26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27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28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29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30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31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32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33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34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35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36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37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38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39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40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41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42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43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44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45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46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47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48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49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50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51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52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653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654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655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656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657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658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659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660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661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662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663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664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665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666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667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668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669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670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671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672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673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674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675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676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677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678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679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680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681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682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683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684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685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686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687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688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689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690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691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692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693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694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695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696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697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698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699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00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01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02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03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04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05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06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07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08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09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10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11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12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13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14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15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16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17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18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19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20" style:family="paragraph" style:parent-style-name="Table_20_Contents">
      <style:paragraph-properties fo:text-align="center" style:justify-single-word="false"/>
      <style:text-properties officeooo:rsid="0a1173ea"/>
    </style:style>
    <style:style style:name="P721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22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23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24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25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26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27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28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29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30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31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32" style:family="paragraph" style:parent-style-name="Table_20_Contents">
      <style:paragraph-properties fo:text-align="center" style:justify-single-word="false"/>
      <style:text-properties officeooo:rsid="0a74b4e4" officeooo:paragraph-rsid="0a74b4e4"/>
    </style:style>
    <style:style style:name="P733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34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35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36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37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38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39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40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41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42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43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44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45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46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47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48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49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50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51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52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53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754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755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756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757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758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759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760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761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762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763" style:family="paragraph" style:parent-style-name="Table_20_Contents">
      <style:paragraph-properties fo:text-align="center" style:justify-single-word="false"/>
      <style:text-properties officeooo:rsid="0b0af3a9" officeooo:paragraph-rsid="0b0af3a9"/>
    </style:style>
    <style:style style:name="P764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765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766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767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768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769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770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771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772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773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774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775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776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777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778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779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780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781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782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783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784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785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786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787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788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789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790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791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792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793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794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795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796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797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798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799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00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01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02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03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04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05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06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07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08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09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10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11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12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13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14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15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16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17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18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19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20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21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22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23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24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25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26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27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28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29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30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31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32" style:family="paragraph" style:parent-style-name="Table_20_Contents">
      <style:paragraph-properties fo:text-align="center" style:justify-single-word="false"/>
      <style:text-properties officeooo:rsid="0bf8aca0"/>
    </style:style>
    <style:style style:name="P833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34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35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36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37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38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39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40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41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42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43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44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45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46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47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48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49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50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51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52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53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54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855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856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857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858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859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860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861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862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863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864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865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866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867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868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869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870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871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872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873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874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875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876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877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878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879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880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881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882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883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884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885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886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887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888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889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890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891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892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893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894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895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896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897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898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899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00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01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02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03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04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05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06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07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08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09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10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11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12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13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14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15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16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17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18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19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20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21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22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23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24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25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26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27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28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29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30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31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32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33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34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35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36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37" style:family="paragraph" style:parent-style-name="Table_20_Contents">
      <style:paragraph-properties fo:text-align="center" style:justify-single-word="false"/>
      <style:text-properties officeooo:rsid="0e2b6052" officeooo:paragraph-rsid="0e2b6052"/>
    </style:style>
    <style:style style:name="P938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39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40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41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42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43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44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45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46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47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48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49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50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51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52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53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54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55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956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957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958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959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960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961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962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963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964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965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966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967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968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969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970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971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972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973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974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975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976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977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978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979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980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981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982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983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984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985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986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987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988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989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990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991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992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993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994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995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996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997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998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999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00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01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02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03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04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05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06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07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08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09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10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11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12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13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14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15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16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17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18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19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20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21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22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23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24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25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26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27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28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29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30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31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32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33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34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35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36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37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38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040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041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042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043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044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045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04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047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048" style:family="paragraph" style:parent-style-name="Standard">
      <style:paragraph-properties fo:text-align="center" style:justify-single-word="false"/>
      <style:text-properties officeooo:paragraph-rsid="02e48904"/>
    </style:style>
    <style:style style:name="P1049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050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051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052" style:family="paragraph" style:parent-style-name="Heading_20_1">
      <style:paragraph-properties fo:text-align="center" style:justify-single-word="false"/>
      <style:text-properties officeooo:paragraph-rsid="001305cd"/>
    </style:style>
    <style:style style:name="P1053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054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055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056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057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058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059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060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061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062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063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064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065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066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067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068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069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070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071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072" style:family="paragraph" style:parent-style-name="Standard" style:list-style-name="L15">
      <style:paragraph-properties fo:text-align="end" style:justify-single-word="false" style:writing-mode="rl-tb"/>
      <style:text-properties officeooo:paragraph-rsid="02e48904"/>
    </style:style>
    <style:style style:name="P1073" style:family="paragraph" style:parent-style-name="Standard" style:list-style-name="L15">
      <style:paragraph-properties fo:text-align="end" style:justify-single-word="false" style:writing-mode="rl-tb"/>
      <style:text-properties officeooo:paragraph-rsid="03e1f152"/>
    </style:style>
    <style:style style:name="P1074" style:family="paragraph" style:parent-style-name="Standard" style:list-style-name="L16">
      <style:paragraph-properties fo:text-align="end" style:justify-single-word="false" style:writing-mode="rl-tb"/>
      <style:text-properties officeooo:paragraph-rsid="032f13da"/>
    </style:style>
    <style:style style:name="P1075" style:family="paragraph" style:parent-style-name="Standard" style:list-style-name="L18">
      <style:paragraph-properties fo:text-align="end" style:justify-single-word="false" style:writing-mode="rl-tb"/>
      <style:text-properties officeooo:paragraph-rsid="042865e2"/>
    </style:style>
    <style:style style:name="P1076" style:family="paragraph" style:parent-style-name="Standard" style:list-style-name="L21">
      <style:paragraph-properties fo:text-align="end" style:justify-single-word="false" style:writing-mode="rl-tb"/>
      <style:text-properties officeooo:paragraph-rsid="04cf7db4"/>
    </style:style>
    <style:style style:name="P1077" style:family="paragraph" style:parent-style-name="Standard" style:list-style-name="L22">
      <style:paragraph-properties fo:text-align="end" style:justify-single-word="false" style:writing-mode="rl-tb"/>
      <style:text-properties officeooo:paragraph-rsid="05ed58c7"/>
    </style:style>
    <style:style style:name="P1078" style:family="paragraph" style:parent-style-name="Standard" style:list-style-name="L22">
      <style:paragraph-properties fo:text-align="end" style:justify-single-word="false" style:writing-mode="rl-tb"/>
      <style:text-properties officeooo:paragraph-rsid="05f313c9"/>
    </style:style>
    <style:style style:name="P1079" style:family="paragraph" style:parent-style-name="Standard" style:list-style-name="L24">
      <style:paragraph-properties fo:text-align="end" style:justify-single-word="false" style:writing-mode="rl-tb"/>
      <style:text-properties officeooo:paragraph-rsid="073d1527"/>
    </style:style>
    <style:style style:name="P1080" style:family="paragraph" style:parent-style-name="Standard" style:list-style-name="L25">
      <style:paragraph-properties fo:text-align="end" style:justify-single-word="false" style:writing-mode="rl-tb"/>
      <style:text-properties officeooo:paragraph-rsid="05839662"/>
    </style:style>
    <style:style style:name="P1081" style:family="paragraph" style:parent-style-name="Standard" style:list-style-name="L28">
      <style:paragraph-properties fo:text-align="end" style:justify-single-word="false" style:writing-mode="rl-tb"/>
      <style:text-properties officeooo:paragraph-rsid="09e8bf62"/>
    </style:style>
    <style:style style:name="P1082" style:family="paragraph" style:parent-style-name="Standard" style:list-style-name="L30">
      <style:paragraph-properties fo:text-align="end" style:justify-single-word="false" style:writing-mode="rl-tb"/>
      <style:text-properties officeooo:paragraph-rsid="0997db92"/>
    </style:style>
    <style:style style:name="P1083" style:family="paragraph" style:parent-style-name="Standard" style:list-style-name="L30">
      <style:paragraph-properties fo:text-align="end" style:justify-single-word="false" style:writing-mode="rl-tb"/>
      <style:text-properties officeooo:paragraph-rsid="098d8ed8"/>
    </style:style>
    <style:style style:name="P1084" style:family="paragraph" style:parent-style-name="Standard" style:list-style-name="L31">
      <style:paragraph-properties fo:text-align="end" style:justify-single-word="false" style:writing-mode="rl-tb"/>
      <style:text-properties officeooo:paragraph-rsid="071f50e6"/>
    </style:style>
    <style:style style:name="P1085" style:family="paragraph" style:parent-style-name="Standard" style:list-style-name="L36">
      <style:paragraph-properties fo:text-align="end" style:justify-single-word="false" style:writing-mode="rl-tb"/>
      <style:text-properties officeooo:paragraph-rsid="0abe73ac"/>
    </style:style>
    <style:style style:name="P1086" style:family="paragraph" style:parent-style-name="Standard" style:list-style-name="L39">
      <style:paragraph-properties fo:text-align="end" style:justify-single-word="false" style:writing-mode="rl-tb"/>
      <style:text-properties officeooo:paragraph-rsid="0b66c048"/>
    </style:style>
    <style:style style:name="P1087" style:family="paragraph" style:parent-style-name="Standard" style:list-style-name="L46">
      <style:paragraph-properties fo:text-align="end" style:justify-single-word="false" style:writing-mode="rl-tb"/>
      <style:text-properties officeooo:paragraph-rsid="0cee6437"/>
    </style:style>
    <style:style style:name="P1088" style:family="paragraph" style:parent-style-name="Standard" style:list-style-name="L49">
      <style:paragraph-properties fo:text-align="end" style:justify-single-word="false" style:writing-mode="rl-tb"/>
      <style:text-properties officeooo:paragraph-rsid="0dbc5c0c"/>
    </style:style>
    <style:style style:name="P1089" style:family="paragraph" style:parent-style-name="Standard" style:list-style-name="L49">
      <style:paragraph-properties fo:text-align="end" style:justify-single-word="false" style:writing-mode="rl-tb"/>
      <style:text-properties officeooo:paragraph-rsid="0dd81dff"/>
    </style:style>
    <style:style style:name="P1090" style:family="paragraph" style:parent-style-name="Standard" style:list-style-name="L50">
      <style:paragraph-properties fo:text-align="end" style:justify-single-word="false" style:writing-mode="rl-tb"/>
      <style:text-properties officeooo:paragraph-rsid="1003327b"/>
    </style:style>
    <style:style style:name="P1091" style:family="paragraph" style:parent-style-name="Standard" style:list-style-name="L50">
      <style:paragraph-properties fo:text-align="end" style:justify-single-word="false" style:writing-mode="rl-tb"/>
      <style:text-properties officeooo:paragraph-rsid="100456e9"/>
    </style:style>
    <style:style style:name="P1092" style:family="paragraph" style:parent-style-name="Standard" style:list-style-name="L50">
      <style:paragraph-properties fo:text-align="end" style:justify-single-word="false" style:writing-mode="rl-tb"/>
      <style:text-properties officeooo:paragraph-rsid="10064d35"/>
    </style:style>
    <style:style style:name="P1093" style:family="paragraph" style:parent-style-name="Standard" style:list-style-name="L51">
      <style:paragraph-properties fo:text-align="end" style:justify-single-word="false" style:writing-mode="rl-tb"/>
      <style:text-properties officeooo:paragraph-rsid="0df8dc18"/>
    </style:style>
    <style:style style:name="P1094" style:family="paragraph" style:parent-style-name="Standard" style:list-style-name="L51">
      <style:paragraph-properties fo:text-align="end" style:justify-single-word="false" style:writing-mode="rl-tb"/>
      <style:text-properties officeooo:paragraph-rsid="0df97d9e"/>
    </style:style>
    <style:style style:name="P1095" style:family="paragraph" style:parent-style-name="Standard" style:list-style-name="L51">
      <style:paragraph-properties fo:text-align="end" style:justify-single-word="false" style:writing-mode="rl-tb"/>
      <style:text-properties officeooo:paragraph-rsid="0df99b39"/>
    </style:style>
    <style:style style:name="P1096" style:family="paragraph" style:parent-style-name="Standard" style:list-style-name="L51">
      <style:paragraph-properties fo:text-align="end" style:justify-single-word="false" style:writing-mode="rl-tb"/>
      <style:text-properties officeooo:paragraph-rsid="0eed20ab"/>
    </style:style>
    <style:style style:name="P1097" style:family="paragraph" style:parent-style-name="Standard" style:list-style-name="L51">
      <style:paragraph-properties fo:text-align="end" style:justify-single-word="false" style:writing-mode="rl-tb"/>
      <style:text-properties officeooo:paragraph-rsid="0fa63d11"/>
    </style:style>
    <style:style style:name="P1098" style:family="paragraph" style:parent-style-name="Standard" style:list-style-name="L53">
      <style:paragraph-properties fo:text-align="end" style:justify-single-word="false" style:writing-mode="rl-tb"/>
      <style:text-properties officeooo:paragraph-rsid="0e986829"/>
    </style:style>
    <style:style style:name="P1099" style:family="paragraph" style:parent-style-name="Standard" style:list-style-name="L54">
      <style:paragraph-properties fo:text-align="end" style:justify-single-word="false" style:writing-mode="rl-tb"/>
      <style:text-properties officeooo:paragraph-rsid="0e6bb53f"/>
    </style:style>
    <style:style style:name="P1100" style:family="paragraph" style:parent-style-name="Standard" style:list-style-name="L56">
      <style:paragraph-properties fo:text-align="end" style:justify-single-word="false" style:writing-mode="rl-tb"/>
      <style:text-properties officeooo:paragraph-rsid="0da8b0f4"/>
    </style:style>
    <style:style style:name="P110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10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10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10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10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10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10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10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10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11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11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11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11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11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11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116" style:family="paragraph" style:parent-style-name="Standard" style:list-style-name="L15">
      <style:paragraph-properties fo:text-align="end" style:justify-single-word="false" style:writing-mode="rl-tb"/>
      <style:text-properties officeooo:rsid="02d915b9" officeooo:paragraph-rsid="02e48904"/>
    </style:style>
    <style:style style:name="P111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118" style:family="paragraph" style:parent-style-name="Standard" style:list-style-name="L20">
      <style:paragraph-properties fo:text-align="end" style:justify-single-word="false" style:writing-mode="rl-tb"/>
      <style:text-properties officeooo:rsid="049cb184" officeooo:paragraph-rsid="049cb184"/>
    </style:style>
    <style:style style:name="P111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120" style:family="paragraph" style:parent-style-name="Standard" style:list-style-name="L20">
      <style:paragraph-properties fo:text-align="end" style:justify-single-word="false" style:writing-mode="rl-tb"/>
      <style:text-properties officeooo:rsid="049cfdb2" officeooo:paragraph-rsid="049cfdb2"/>
    </style:style>
    <style:style style:name="P112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12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12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12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12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12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12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12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12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13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13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13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13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13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13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13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13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13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13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14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14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14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14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14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14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14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14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14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14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15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15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15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15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15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15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156" style:family="paragraph" style:parent-style-name="Standard" style:list-style-name="L15">
      <style:paragraph-properties fo:text-align="end" style:justify-single-word="false" style:writing-mode="rl-tb"/>
      <style:text-properties officeooo:rsid="02bc0017" officeooo:paragraph-rsid="02e48904"/>
    </style:style>
    <style:style style:name="P115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15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15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16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16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16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163" style:family="paragraph" style:parent-style-name="Standard" style:list-style-name="L19">
      <style:paragraph-properties fo:text-align="end" style:justify-single-word="false" style:writing-mode="rl-tb"/>
      <style:text-properties officeooo:rsid="046f93c3" officeooo:paragraph-rsid="046f93c3"/>
    </style:style>
    <style:style style:name="P116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16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16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16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16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16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17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17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172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173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174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175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176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177" style:family="paragraph" style:parent-style-name="Standard" style:list-style-name="L1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178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179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180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181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182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183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184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185" style:family="paragraph" style:parent-style-name="Standard" style:list-style-name="L1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186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187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188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189" style:family="paragraph" style:parent-style-name="Standard" style:list-style-name="L1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19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191" style:family="paragraph" style:parent-style-name="Standard" style:list-style-name="L23">
      <style:paragraph-properties fo:text-align="end" style:justify-single-word="false" style:writing-mode="rl-tb"/>
      <style:text-properties officeooo:rsid="04fe4164" officeooo:paragraph-rsid="04fe4164"/>
    </style:style>
    <style:style style:name="P119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19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19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19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19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19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19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19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200" style:family="paragraph" style:parent-style-name="Standard" style:list-style-name="L15">
      <style:paragraph-properties fo:text-align="end" style:justify-single-word="false" style:writing-mode="rl-tb"/>
      <style:text-properties officeooo:rsid="02b52d2e" officeooo:paragraph-rsid="02e48904"/>
    </style:style>
    <style:style style:name="P120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202" style:family="paragraph" style:parent-style-name="Standard" style:list-style-name="L15">
      <style:paragraph-properties fo:text-align="end" style:justify-single-word="false" style:writing-mode="rl-tb"/>
      <style:text-properties officeooo:rsid="0367fc93" officeooo:paragraph-rsid="0380772d"/>
    </style:style>
    <style:style style:name="P120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204" style:family="paragraph" style:parent-style-name="Standard" style:list-style-name="L15">
      <style:paragraph-properties fo:text-align="end" style:justify-single-word="false" style:writing-mode="rl-tb"/>
      <style:text-properties officeooo:rsid="036a41fc" officeooo:paragraph-rsid="038009df"/>
    </style:style>
    <style:style style:name="P120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206" style:family="paragraph" style:parent-style-name="Standard" style:list-style-name="L15">
      <style:paragraph-properties fo:text-align="end" style:justify-single-word="false" style:writing-mode="rl-tb"/>
      <style:text-properties officeooo:rsid="036d747c" officeooo:paragraph-rsid="038009df"/>
    </style:style>
    <style:style style:name="P120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208" style:family="paragraph" style:parent-style-name="Standard" style:list-style-name="L15">
      <style:paragraph-properties fo:text-align="end" style:justify-single-word="false" style:writing-mode="rl-tb"/>
      <style:text-properties officeooo:rsid="037c0585" officeooo:paragraph-rsid="038009df"/>
    </style:style>
    <style:style style:name="P120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21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211" style:family="paragraph" style:parent-style-name="Standard" style:list-style-name="L19">
      <style:paragraph-properties fo:text-align="end" style:justify-single-word="false" style:writing-mode="rl-tb"/>
      <style:text-properties officeooo:rsid="04755cdb" officeooo:paragraph-rsid="04755cdb"/>
    </style:style>
    <style:style style:name="P121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213" style:family="paragraph" style:parent-style-name="Standard" style:list-style-name="L20">
      <style:paragraph-properties fo:text-align="end" style:justify-single-word="false" style:writing-mode="rl-tb"/>
      <style:text-properties officeooo:rsid="04a12534" officeooo:paragraph-rsid="04a12534"/>
    </style:style>
    <style:style style:name="P1214" style:family="paragraph" style:parent-style-name="Standard" style:list-style-name="L14">
      <style:paragraph-properties fo:text-align="end" style:justify-single-word="false" style:writing-mode="rl-tb"/>
      <style:text-properties officeooo:rsid="020232db" officeooo:paragraph-rsid="02e48904"/>
    </style:style>
    <style:style style:name="P1215" style:family="paragraph" style:parent-style-name="Standard" style:list-style-name="L15">
      <style:paragraph-properties fo:text-align="end" style:justify-single-word="false" style:writing-mode="rl-tb"/>
      <style:text-properties officeooo:rsid="0245b22d" officeooo:paragraph-rsid="02e48904"/>
    </style:style>
    <style:style style:name="P1216" style:family="paragraph" style:parent-style-name="Standard" style:list-style-name="L15">
      <style:paragraph-properties fo:text-align="end" style:justify-single-word="false" style:writing-mode="rl-tb"/>
      <style:text-properties officeooo:rsid="02a88b41" officeooo:paragraph-rsid="02e48904"/>
    </style:style>
    <style:style style:name="P1217" style:family="paragraph" style:parent-style-name="Standard" style:list-style-name="L15">
      <style:paragraph-properties fo:text-align="end" style:justify-single-word="false" style:writing-mode="rl-tb"/>
      <style:text-properties officeooo:rsid="02aef665" officeooo:paragraph-rsid="02e48904"/>
    </style:style>
    <style:style style:name="P1218" style:family="paragraph" style:parent-style-name="Standard" style:list-style-name="L15">
      <style:paragraph-properties fo:text-align="end" style:justify-single-word="false" style:writing-mode="rl-tb"/>
      <style:text-properties officeooo:rsid="02b41201" officeooo:paragraph-rsid="02e48904"/>
    </style:style>
    <style:style style:name="P1219" style:family="paragraph" style:parent-style-name="Standard" style:list-style-name="L15">
      <style:paragraph-properties fo:text-align="end" style:justify-single-word="false" style:writing-mode="rl-tb"/>
      <style:text-properties officeooo:rsid="02ba0247" officeooo:paragraph-rsid="02e48904"/>
    </style:style>
    <style:style style:name="P1220" style:family="paragraph" style:parent-style-name="Standard" style:list-style-name="L15">
      <style:paragraph-properties fo:text-align="end" style:justify-single-word="false" style:writing-mode="rl-tb"/>
      <style:text-properties officeooo:rsid="02d7a202" officeooo:paragraph-rsid="02e48904"/>
    </style:style>
    <style:style style:name="P1221" style:family="paragraph" style:parent-style-name="Standard" style:list-style-name="L15">
      <style:paragraph-properties fo:text-align="end" style:justify-single-word="false" style:writing-mode="rl-tb"/>
      <style:text-properties officeooo:rsid="01eb15fd" officeooo:paragraph-rsid="02e48904"/>
    </style:style>
    <style:style style:name="P1222" style:family="paragraph" style:parent-style-name="Standard" style:list-style-name="L17">
      <style:paragraph-properties fo:text-align="end" style:justify-single-word="false" style:writing-mode="rl-tb"/>
      <style:text-properties officeooo:rsid="0426cc60" officeooo:paragraph-rsid="043ce427"/>
    </style:style>
    <style:style style:name="P1223" style:family="paragraph" style:parent-style-name="Standard" style:list-style-name="L18">
      <style:paragraph-properties fo:text-align="end" style:justify-single-word="false" style:writing-mode="rl-tb"/>
      <style:text-properties officeooo:rsid="0426cc60" officeooo:paragraph-rsid="0426cc60"/>
    </style:style>
    <style:style style:name="P1224" style:family="paragraph" style:parent-style-name="Standard" style:list-style-name="L17">
      <style:paragraph-properties fo:text-align="end" style:justify-single-word="false" style:writing-mode="rl-tb"/>
      <style:text-properties officeooo:rsid="042865e2" officeooo:paragraph-rsid="043a4555"/>
    </style:style>
    <style:style style:name="P1225" style:family="paragraph" style:parent-style-name="Standard" style:list-style-name="L17">
      <style:paragraph-properties fo:text-align="end" style:justify-single-word="false" style:writing-mode="rl-tb"/>
      <style:text-properties officeooo:rsid="03fa6d20" officeooo:paragraph-rsid="03fa6d20"/>
    </style:style>
    <style:style style:name="P1226" style:family="paragraph" style:parent-style-name="Standard" style:list-style-name="L18">
      <style:paragraph-properties fo:text-align="end" style:justify-single-word="false" style:writing-mode="rl-tb"/>
      <style:text-properties officeooo:rsid="041ffe0f" officeooo:paragraph-rsid="041ffe0f"/>
    </style:style>
    <style:style style:name="P1227" style:family="paragraph" style:parent-style-name="Standard" style:list-style-name="L18">
      <style:paragraph-properties fo:text-align="end" style:justify-single-word="false" style:writing-mode="rl-tb"/>
      <style:text-properties officeooo:rsid="042e44fe" officeooo:paragraph-rsid="042e44fe"/>
    </style:style>
    <style:style style:name="P1228" style:family="paragraph" style:parent-style-name="Standard" style:list-style-name="L18">
      <style:paragraph-properties fo:text-align="end" style:justify-single-word="false" style:writing-mode="rl-tb"/>
      <style:text-properties officeooo:rsid="044f3299" officeooo:paragraph-rsid="044f3299"/>
    </style:style>
    <style:style style:name="P1229" style:family="paragraph" style:parent-style-name="Standard" style:list-style-name="L19">
      <style:paragraph-properties fo:text-align="end" style:justify-single-word="false" style:writing-mode="rl-tb"/>
      <style:text-properties officeooo:rsid="046bad04" officeooo:paragraph-rsid="046bad04"/>
    </style:style>
    <style:style style:name="P1230" style:family="paragraph" style:parent-style-name="Standard" style:list-style-name="L19">
      <style:paragraph-properties fo:text-align="end" style:justify-single-word="false" style:writing-mode="rl-tb"/>
      <style:text-properties officeooo:rsid="046ecd2a" officeooo:paragraph-rsid="046ecd2a"/>
    </style:style>
    <style:style style:name="P1231" style:family="paragraph" style:parent-style-name="Standard" style:list-style-name="L19">
      <style:paragraph-properties fo:text-align="end" style:justify-single-word="false" style:writing-mode="rl-tb"/>
      <style:text-properties officeooo:rsid="04740be1" officeooo:paragraph-rsid="04740be1"/>
    </style:style>
    <style:style style:name="P1232" style:family="paragraph" style:parent-style-name="Standard" style:list-style-name="L19">
      <style:paragraph-properties fo:text-align="end" style:justify-single-word="false" style:writing-mode="rl-tb"/>
      <style:text-properties officeooo:rsid="04760349" officeooo:paragraph-rsid="04760349"/>
    </style:style>
    <style:style style:name="P1233" style:family="paragraph" style:parent-style-name="Standard" style:list-style-name="L19">
      <style:paragraph-properties fo:text-align="end" style:justify-single-word="false" style:writing-mode="rl-tb"/>
      <style:text-properties officeooo:rsid="048a9a2e" officeooo:paragraph-rsid="048a9a2e"/>
    </style:style>
    <style:style style:name="P1234" style:family="paragraph" style:parent-style-name="Standard" style:list-style-name="L20">
      <style:paragraph-properties fo:text-align="end" style:justify-single-word="false" style:writing-mode="rl-tb"/>
      <style:text-properties officeooo:rsid="04989d07" officeooo:paragraph-rsid="04989d07"/>
    </style:style>
    <style:style style:name="P1235" style:family="paragraph" style:parent-style-name="Standard" style:list-style-name="L20">
      <style:paragraph-properties fo:text-align="end" style:justify-single-word="false" style:writing-mode="rl-tb"/>
      <style:text-properties officeooo:rsid="049af696" officeooo:paragraph-rsid="049af696"/>
    </style:style>
    <style:style style:name="P1236" style:family="paragraph" style:parent-style-name="Standard" style:list-style-name="L20">
      <style:paragraph-properties fo:text-align="end" style:justify-single-word="false" style:writing-mode="rl-tb"/>
      <style:text-properties officeooo:rsid="049ebe11" officeooo:paragraph-rsid="049ebe11"/>
    </style:style>
    <style:style style:name="P1237" style:family="paragraph" style:parent-style-name="Standard" style:list-style-name="L20">
      <style:paragraph-properties fo:text-align="end" style:justify-single-word="false" style:writing-mode="rl-tb"/>
      <style:text-properties officeooo:rsid="04a29880" officeooo:paragraph-rsid="04a29880"/>
    </style:style>
    <style:style style:name="P1238" style:family="paragraph" style:parent-style-name="Standard" style:list-style-name="L20">
      <style:paragraph-properties fo:text-align="end" style:justify-single-word="false" style:writing-mode="rl-tb"/>
      <style:text-properties officeooo:rsid="04badf0a" officeooo:paragraph-rsid="04badf0a"/>
    </style:style>
    <style:style style:name="P1239" style:family="paragraph" style:parent-style-name="Standard" style:list-style-name="L21">
      <style:paragraph-properties fo:text-align="end" style:justify-single-word="false" style:writing-mode="rl-tb"/>
      <style:text-properties officeooo:rsid="04cd6612" officeooo:paragraph-rsid="04cd6612"/>
    </style:style>
    <style:style style:name="P1240" style:family="paragraph" style:parent-style-name="Standard" style:list-style-name="L21">
      <style:paragraph-properties fo:text-align="end" style:justify-single-word="false" style:writing-mode="rl-tb"/>
      <style:text-properties officeooo:rsid="06442649" officeooo:paragraph-rsid="06442649"/>
    </style:style>
    <style:style style:name="P1241" style:family="paragraph" style:parent-style-name="Standard" style:list-style-name="L21">
      <style:paragraph-properties fo:text-align="end" style:justify-single-word="false" style:writing-mode="rl-tb"/>
      <style:text-properties officeooo:rsid="0646b8a8" officeooo:paragraph-rsid="0646b8a8"/>
    </style:style>
    <style:style style:name="P1242" style:family="paragraph" style:parent-style-name="Standard" style:list-style-name="L21">
      <style:paragraph-properties fo:text-align="end" style:justify-single-word="false" style:writing-mode="rl-tb"/>
      <style:text-properties officeooo:rsid="04ceba2a" officeooo:paragraph-rsid="04ceba2a"/>
    </style:style>
    <style:style style:name="P1243" style:family="paragraph" style:parent-style-name="Standard" style:list-style-name="L21">
      <style:paragraph-properties fo:text-align="end" style:justify-single-word="false" style:writing-mode="rl-tb"/>
      <style:text-properties officeooo:rsid="04cf4b46" officeooo:paragraph-rsid="04cf4b46"/>
    </style:style>
    <style:style style:name="P1244" style:family="paragraph" style:parent-style-name="Standard" style:list-style-name="L21">
      <style:paragraph-properties fo:text-align="end" style:justify-single-word="false" style:writing-mode="rl-tb"/>
      <style:text-properties officeooo:rsid="054a9c89" officeooo:paragraph-rsid="054d06cd"/>
    </style:style>
    <style:style style:name="P1245" style:family="paragraph" style:parent-style-name="Standard" style:list-style-name="L23">
      <style:paragraph-properties fo:text-align="end" style:justify-single-word="false" style:writing-mode="rl-tb"/>
      <style:text-properties officeooo:rsid="054a9c89" officeooo:paragraph-rsid="054a9c89"/>
    </style:style>
    <style:style style:name="P1246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4e2c14"/>
    </style:style>
    <style:style style:name="P1247" style:family="paragraph" style:parent-style-name="Standard" style:list-style-name="L21">
      <style:paragraph-properties fo:text-align="end" style:justify-single-word="false" style:writing-mode="rl-tb"/>
      <style:text-properties officeooo:rsid="054c67a0" officeooo:paragraph-rsid="055141cb"/>
    </style:style>
    <style:style style:name="P1248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4e2c14"/>
    </style:style>
    <style:style style:name="P1249" style:family="paragraph" style:parent-style-name="Standard" style:list-style-name="L23">
      <style:paragraph-properties fo:text-align="end" style:justify-single-word="false" style:writing-mode="rl-tb"/>
      <style:text-properties officeooo:rsid="054c67a0" officeooo:paragraph-rsid="0550f87b"/>
    </style:style>
    <style:style style:name="P1250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885a97"/>
    </style:style>
    <style:style style:name="P1251" style:family="paragraph" style:parent-style-name="Standard" style:list-style-name="L21">
      <style:paragraph-properties fo:text-align="end" style:justify-single-word="false" style:writing-mode="rl-tb"/>
      <style:text-properties officeooo:rsid="05885a97" officeooo:paragraph-rsid="05a35da0"/>
    </style:style>
    <style:style style:name="P1252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89562a"/>
    </style:style>
    <style:style style:name="P1253" style:family="paragraph" style:parent-style-name="Standard" style:list-style-name="L21">
      <style:paragraph-properties fo:text-align="end" style:justify-single-word="false" style:writing-mode="rl-tb"/>
      <style:text-properties officeooo:rsid="0589562a" officeooo:paragraph-rsid="05a1e332"/>
    </style:style>
    <style:style style:name="P1254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ed58c7"/>
    </style:style>
    <style:style style:name="P1255" style:family="paragraph" style:parent-style-name="Standard" style:list-style-name="L22">
      <style:paragraph-properties fo:text-align="end" style:justify-single-word="false" style:writing-mode="rl-tb"/>
      <style:text-properties officeooo:rsid="05ccfafe" officeooo:paragraph-rsid="05ccfafe"/>
    </style:style>
    <style:style style:name="P1256" style:family="paragraph" style:parent-style-name="Standard" style:list-style-name="L21">
      <style:paragraph-properties fo:text-align="end" style:justify-single-word="false" style:writing-mode="rl-tb"/>
      <style:text-properties officeooo:rsid="04e1ac9d" officeooo:paragraph-rsid="04e1ac9d"/>
    </style:style>
    <style:style style:name="P1257" style:family="paragraph" style:parent-style-name="Standard" style:list-style-name="L23">
      <style:paragraph-properties fo:text-align="end" style:justify-single-word="false" style:writing-mode="rl-tb"/>
      <style:text-properties officeooo:rsid="04faedaf" officeooo:paragraph-rsid="04faedaf"/>
    </style:style>
    <style:style style:name="P1258" style:family="paragraph" style:parent-style-name="Standard" style:list-style-name="L23">
      <style:paragraph-properties fo:text-align="end" style:justify-single-word="false" style:writing-mode="rl-tb"/>
      <style:text-properties officeooo:rsid="06534575" officeooo:paragraph-rsid="06534575"/>
    </style:style>
    <style:style style:name="P1259" style:family="paragraph" style:parent-style-name="Standard" style:list-style-name="L23">
      <style:paragraph-properties fo:text-align="end" style:justify-single-word="false" style:writing-mode="rl-tb"/>
      <style:text-properties officeooo:rsid="0654274f" officeooo:paragraph-rsid="065c9926"/>
    </style:style>
    <style:style style:name="P1260" style:family="paragraph" style:parent-style-name="Standard" style:list-style-name="L23">
      <style:paragraph-properties fo:text-align="end" style:justify-single-word="false" style:writing-mode="rl-tb"/>
      <style:text-properties officeooo:rsid="04fb5104" officeooo:paragraph-rsid="04fb5104"/>
    </style:style>
    <style:style style:name="P1261" style:family="paragraph" style:parent-style-name="Standard" style:list-style-name="L23">
      <style:paragraph-properties fo:text-align="end" style:justify-single-word="false" style:writing-mode="rl-tb"/>
      <style:text-properties officeooo:rsid="04fd264a" officeooo:paragraph-rsid="04fd264a"/>
    </style:style>
    <style:style style:name="P1262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62f1f"/>
    </style:style>
    <style:style style:name="P1263" style:family="paragraph" style:parent-style-name="Standard" style:list-style-name="L23">
      <style:paragraph-properties fo:text-align="end" style:justify-single-word="false" style:writing-mode="rl-tb"/>
      <style:text-properties officeooo:rsid="05962f1f" officeooo:paragraph-rsid="059e8535"/>
    </style:style>
    <style:style style:name="P1264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75a91"/>
    </style:style>
    <style:style style:name="P1265" style:family="paragraph" style:parent-style-name="Standard" style:list-style-name="L23">
      <style:paragraph-properties fo:text-align="end" style:justify-single-word="false" style:writing-mode="rl-tb"/>
      <style:text-properties officeooo:rsid="05975a91" officeooo:paragraph-rsid="059e6611"/>
    </style:style>
    <style:style style:name="P1266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8052a"/>
    </style:style>
    <style:style style:name="P1267" style:family="paragraph" style:parent-style-name="Standard" style:list-style-name="L23">
      <style:paragraph-properties fo:text-align="end" style:justify-single-word="false" style:writing-mode="rl-tb"/>
      <style:text-properties officeooo:rsid="0598052a" officeooo:paragraph-rsid="059e6611"/>
    </style:style>
    <style:style style:name="P1268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eaff8e"/>
    </style:style>
    <style:style style:name="P1269" style:family="paragraph" style:parent-style-name="Standard" style:list-style-name="L22">
      <style:paragraph-properties fo:text-align="end" style:justify-single-word="false" style:writing-mode="rl-tb"/>
      <style:text-properties officeooo:rsid="05d05fa6" officeooo:paragraph-rsid="05d05fa6"/>
    </style:style>
    <style:style style:name="P1270" style:family="paragraph" style:parent-style-name="Standard" style:list-style-name="L23">
      <style:paragraph-properties fo:text-align="end" style:justify-single-word="false" style:writing-mode="rl-tb"/>
      <style:text-properties officeooo:rsid="0521ec36" officeooo:paragraph-rsid="0521ec36"/>
    </style:style>
    <style:style style:name="P1271" style:family="paragraph" style:parent-style-name="Standard" style:list-style-name="L23">
      <style:paragraph-properties fo:text-align="end" style:justify-single-word="false" style:writing-mode="rl-tb"/>
      <style:text-properties officeooo:rsid="0516f96a" officeooo:paragraph-rsid="0516f96a"/>
    </style:style>
    <style:style style:name="P1272" style:family="paragraph" style:parent-style-name="Standard" style:list-style-name="L25">
      <style:paragraph-properties fo:text-align="end" style:justify-single-word="false" style:writing-mode="rl-tb"/>
      <style:text-properties officeooo:rsid="054075bd" officeooo:paragraph-rsid="054075bd"/>
    </style:style>
    <style:style style:name="P1273" style:family="paragraph" style:parent-style-name="Standard" style:list-style-name="L25">
      <style:paragraph-properties fo:text-align="end" style:justify-single-word="false" style:writing-mode="rl-tb"/>
      <style:text-properties officeooo:rsid="05418628" officeooo:paragraph-rsid="05418628"/>
    </style:style>
    <style:style style:name="P1274" style:family="paragraph" style:parent-style-name="Standard" style:list-style-name="L25">
      <style:paragraph-properties fo:text-align="end" style:justify-single-word="false" style:writing-mode="rl-tb"/>
      <style:text-properties officeooo:rsid="05428b81" officeooo:paragraph-rsid="05428b81"/>
    </style:style>
    <style:style style:name="P1275" style:family="paragraph" style:parent-style-name="Standard" style:list-style-name="L25">
      <style:paragraph-properties fo:text-align="end" style:justify-single-word="false" style:writing-mode="rl-tb"/>
      <style:text-properties officeooo:rsid="05454e51" officeooo:paragraph-rsid="05454e51"/>
    </style:style>
    <style:style style:name="P1276" style:family="paragraph" style:parent-style-name="Standard" style:list-style-name="L25">
      <style:paragraph-properties fo:text-align="end" style:justify-single-word="false" style:writing-mode="rl-tb"/>
      <style:text-properties officeooo:rsid="05708016" officeooo:paragraph-rsid="05839662"/>
    </style:style>
    <style:style style:name="P1277" style:family="paragraph" style:parent-style-name="Standard" style:list-style-name="L26">
      <style:paragraph-properties fo:text-align="end" style:justify-single-word="false" style:writing-mode="rl-tb"/>
      <style:text-properties officeooo:rsid="05708016" officeooo:paragraph-rsid="05708016"/>
    </style:style>
    <style:style style:name="P1278" style:family="paragraph" style:parent-style-name="Standard" style:list-style-name="L25">
      <style:paragraph-properties fo:text-align="end" style:justify-single-word="false" style:writing-mode="rl-tb"/>
      <style:text-properties officeooo:rsid="055d1fab" officeooo:paragraph-rsid="055d1fab"/>
    </style:style>
    <style:style style:name="P1279" style:family="paragraph" style:parent-style-name="Standard" style:list-style-name="L26">
      <style:paragraph-properties fo:text-align="end" style:justify-single-word="false" style:writing-mode="rl-tb"/>
      <style:text-properties officeooo:rsid="05692546" officeooo:paragraph-rsid="05692546"/>
    </style:style>
    <style:style style:name="P1280" style:family="paragraph" style:parent-style-name="Standard" style:list-style-name="L26">
      <style:paragraph-properties fo:text-align="end" style:justify-single-word="false" style:writing-mode="rl-tb"/>
      <style:text-properties officeooo:rsid="066466fd" officeooo:paragraph-rsid="066466fd"/>
    </style:style>
    <style:style style:name="P1281" style:family="paragraph" style:parent-style-name="Standard" style:list-style-name="L26">
      <style:paragraph-properties fo:text-align="end" style:justify-single-word="false" style:writing-mode="rl-tb"/>
      <style:text-properties officeooo:rsid="0665fbf4" officeooo:paragraph-rsid="0665fbf4"/>
    </style:style>
    <style:style style:name="P1282" style:family="paragraph" style:parent-style-name="Standard" style:list-style-name="L26">
      <style:paragraph-properties fo:text-align="end" style:justify-single-word="false" style:writing-mode="rl-tb"/>
      <style:text-properties officeooo:rsid="056c94a8" officeooo:paragraph-rsid="056c94a8"/>
    </style:style>
    <style:style style:name="P1283" style:family="paragraph" style:parent-style-name="Standard" style:list-style-name="L26">
      <style:paragraph-properties fo:text-align="end" style:justify-single-word="false" style:writing-mode="rl-tb"/>
      <style:text-properties officeooo:rsid="056f8036" officeooo:paragraph-rsid="056f8036"/>
    </style:style>
    <style:style style:name="P1284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f313c9"/>
    </style:style>
    <style:style style:name="P1285" style:family="paragraph" style:parent-style-name="Standard" style:list-style-name="L22">
      <style:paragraph-properties fo:text-align="end" style:justify-single-word="false" style:writing-mode="rl-tb"/>
      <style:text-properties officeooo:rsid="05e96620" officeooo:paragraph-rsid="05e96620"/>
    </style:style>
    <style:style style:name="P1286" style:family="paragraph" style:parent-style-name="Standard" style:list-style-name="L27">
      <style:paragraph-properties fo:text-align="end" style:justify-single-word="false" style:writing-mode="rl-tb"/>
      <style:text-properties officeooo:rsid="05aee95a" officeooo:paragraph-rsid="05aee95a"/>
    </style:style>
    <style:style style:name="P1287" style:family="paragraph" style:parent-style-name="Standard" style:list-style-name="L22">
      <style:paragraph-properties fo:text-align="end" style:justify-single-word="false" style:writing-mode="rl-tb"/>
      <style:text-properties officeooo:rsid="05c8dba7" officeooo:paragraph-rsid="05c8dba7"/>
    </style:style>
    <style:style style:name="P1288" style:family="paragraph" style:parent-style-name="Standard" style:list-style-name="L22">
      <style:paragraph-properties fo:text-align="end" style:justify-single-word="false" style:writing-mode="rl-tb"/>
      <style:text-properties officeooo:rsid="05cc135e" officeooo:paragraph-rsid="05cc135e"/>
    </style:style>
    <style:style style:name="P1289" style:family="paragraph" style:parent-style-name="Standard" style:list-style-name="L22">
      <style:paragraph-properties fo:text-align="end" style:justify-single-word="false" style:writing-mode="rl-tb"/>
      <style:text-properties officeooo:rsid="05cff0f9" officeooo:paragraph-rsid="05cff0f9"/>
    </style:style>
    <style:style style:name="P1290" style:family="paragraph" style:parent-style-name="Standard" style:list-style-name="L22">
      <style:paragraph-properties fo:text-align="end" style:justify-single-word="false" style:writing-mode="rl-tb"/>
      <style:text-properties officeooo:rsid="05d483c6" officeooo:paragraph-rsid="05d483c6"/>
    </style:style>
    <style:style style:name="P1291" style:family="paragraph" style:parent-style-name="Standard" style:list-style-name="L22">
      <style:paragraph-properties fo:text-align="end" style:justify-single-word="false" style:writing-mode="rl-tb"/>
      <style:text-properties officeooo:rsid="09b9191d" officeooo:paragraph-rsid="09b9191d"/>
    </style:style>
    <style:style style:name="P1292" style:family="paragraph" style:parent-style-name="Standard" style:list-style-name="L22">
      <style:paragraph-properties fo:text-align="end" style:justify-single-word="false" style:writing-mode="rl-tb"/>
      <style:text-properties officeooo:rsid="09bfcbc8" officeooo:paragraph-rsid="09bfcbc8"/>
    </style:style>
    <style:style style:name="P1293" style:family="paragraph" style:parent-style-name="Standard" style:list-style-name="L28">
      <style:paragraph-properties fo:text-align="end" style:justify-single-word="false" style:writing-mode="rl-tb"/>
      <style:text-properties officeooo:rsid="09dc19d4" officeooo:paragraph-rsid="09dc19d4"/>
    </style:style>
    <style:style style:name="P1294" style:family="paragraph" style:parent-style-name="Standard" style:list-style-name="L28">
      <style:paragraph-properties fo:text-align="end" style:justify-single-word="false" style:writing-mode="rl-tb"/>
      <style:text-properties officeooo:rsid="09df40d4" officeooo:paragraph-rsid="09df40d4"/>
    </style:style>
    <style:style style:name="P1295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dd9fc"/>
    </style:style>
    <style:style style:name="P1296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e3e04"/>
    </style:style>
    <style:style style:name="P1297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efeaae"/>
    </style:style>
    <style:style style:name="P1298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9f1cbb8"/>
    </style:style>
    <style:style style:name="P1299" style:family="paragraph" style:parent-style-name="Standard" style:list-style-name="L28">
      <style:paragraph-properties fo:text-align="end" style:justify-single-word="false" style:writing-mode="rl-tb"/>
      <style:text-properties officeooo:rsid="09edd9fc" officeooo:paragraph-rsid="0a5a4b0e"/>
    </style:style>
    <style:style style:name="P1300" style:family="paragraph" style:parent-style-name="Standard" style:list-style-name="L29">
      <style:paragraph-properties fo:text-align="end" style:justify-single-word="false" style:writing-mode="rl-tb"/>
      <style:text-properties officeooo:rsid="09edd9fc" officeooo:paragraph-rsid="0a5b7af0"/>
    </style:style>
    <style:style style:name="P1301" style:family="paragraph" style:parent-style-name="Standard" style:list-style-name="L28">
      <style:paragraph-properties fo:text-align="end" style:justify-single-word="false" style:writing-mode="rl-tb"/>
      <style:text-properties officeooo:rsid="09e0871e" officeooo:paragraph-rsid="09e0871e"/>
    </style:style>
    <style:style style:name="P1302" style:family="paragraph" style:parent-style-name="Standard" style:list-style-name="L28">
      <style:paragraph-properties fo:text-align="end" style:justify-single-word="false" style:writing-mode="rl-tb"/>
      <style:text-properties officeooo:rsid="09e24d6c" officeooo:paragraph-rsid="09e24d6c"/>
    </style:style>
    <style:style style:name="P1303" style:family="paragraph" style:parent-style-name="Standard" style:list-style-name="L28">
      <style:paragraph-properties fo:text-align="end" style:justify-single-word="false" style:writing-mode="rl-tb"/>
      <style:text-properties officeooo:rsid="0a02aff8" officeooo:paragraph-rsid="0a02aff8"/>
    </style:style>
    <style:style style:name="P1304" style:family="paragraph" style:parent-style-name="Standard" style:list-style-name="L29">
      <style:paragraph-properties fo:text-align="end" style:justify-single-word="false" style:writing-mode="rl-tb"/>
      <style:text-properties officeooo:rsid="0a322f62" officeooo:paragraph-rsid="0a322f62"/>
    </style:style>
    <style:style style:name="P1305" style:family="paragraph" style:parent-style-name="Standard" style:list-style-name="L29">
      <style:paragraph-properties fo:text-align="end" style:justify-single-word="false" style:writing-mode="rl-tb"/>
      <style:text-properties officeooo:rsid="0a342e22" officeooo:paragraph-rsid="0a342e22"/>
    </style:style>
    <style:style style:name="P1306" style:family="paragraph" style:parent-style-name="Standard" style:list-style-name="L29">
      <style:paragraph-properties fo:text-align="end" style:justify-single-word="false" style:writing-mode="rl-tb"/>
      <style:text-properties officeooo:rsid="0a344b4f" officeooo:paragraph-rsid="0a344b4f"/>
    </style:style>
    <style:style style:name="P1307" style:family="paragraph" style:parent-style-name="Standard" style:list-style-name="L29">
      <style:paragraph-properties fo:text-align="end" style:justify-single-word="false" style:writing-mode="rl-tb"/>
      <style:text-properties officeooo:rsid="0a377135" officeooo:paragraph-rsid="0a377135"/>
    </style:style>
    <style:style style:name="P1308" style:family="paragraph" style:parent-style-name="Standard" style:list-style-name="L22">
      <style:paragraph-properties fo:text-align="end" style:justify-single-word="false" style:writing-mode="rl-tb"/>
      <style:text-properties officeooo:rsid="060aa204" officeooo:paragraph-rsid="060aa204"/>
    </style:style>
    <style:style style:name="P1309" style:family="paragraph" style:parent-style-name="Standard" style:list-style-name="L30">
      <style:paragraph-properties fo:text-align="end" style:justify-single-word="false" style:writing-mode="rl-tb"/>
      <style:text-properties officeooo:rsid="066d5f9d" officeooo:paragraph-rsid="066d5f9d"/>
    </style:style>
    <style:style style:name="P1310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66f4378"/>
    </style:style>
    <style:style style:name="P1311" style:family="paragraph" style:parent-style-name="Standard" style:list-style-name="L30">
      <style:paragraph-properties fo:text-align="end" style:justify-single-word="false" style:writing-mode="rl-tb"/>
      <style:text-properties officeooo:rsid="066f4378" officeooo:paragraph-rsid="098f6b0d"/>
    </style:style>
    <style:style style:name="P1312" style:family="paragraph" style:parent-style-name="Standard" style:list-style-name="L30">
      <style:paragraph-properties fo:text-align="end" style:justify-single-word="false" style:writing-mode="rl-tb"/>
      <style:text-properties officeooo:rsid="067e948a" officeooo:paragraph-rsid="067e948a"/>
    </style:style>
    <style:style style:name="P1313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67f0994"/>
    </style:style>
    <style:style style:name="P1314" style:family="paragraph" style:parent-style-name="Standard" style:list-style-name="L30">
      <style:paragraph-properties fo:text-align="end" style:justify-single-word="false" style:writing-mode="rl-tb"/>
      <style:text-properties officeooo:rsid="067f0994" officeooo:paragraph-rsid="09938652"/>
    </style:style>
    <style:style style:name="P1315" style:family="paragraph" style:parent-style-name="Standard" style:list-style-name="L30">
      <style:paragraph-properties fo:text-align="end" style:justify-single-word="false" style:writing-mode="rl-tb"/>
      <style:text-properties officeooo:rsid="0683e361" officeooo:paragraph-rsid="0683e361"/>
    </style:style>
    <style:style style:name="P1316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68608e3"/>
    </style:style>
    <style:style style:name="P1317" style:family="paragraph" style:parent-style-name="Standard" style:list-style-name="L30">
      <style:paragraph-properties fo:text-align="end" style:justify-single-word="false" style:writing-mode="rl-tb"/>
      <style:text-properties officeooo:rsid="068608e3" officeooo:paragraph-rsid="0996a5ce"/>
    </style:style>
    <style:style style:name="P1318" style:family="paragraph" style:parent-style-name="Standard" style:list-style-name="L30">
      <style:paragraph-properties fo:text-align="end" style:justify-single-word="false" style:writing-mode="rl-tb"/>
      <style:text-properties officeooo:rsid="06945a1f" officeooo:paragraph-rsid="06945a1f"/>
    </style:style>
    <style:style style:name="P1319" style:family="paragraph" style:parent-style-name="Standard" style:list-style-name="L30">
      <style:paragraph-properties fo:text-align="end" style:justify-single-word="false" style:writing-mode="rl-tb"/>
      <style:text-properties officeooo:rsid="0694d881" officeooo:paragraph-rsid="0694d881"/>
    </style:style>
    <style:style style:name="P1320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6a1117b"/>
    </style:style>
    <style:style style:name="P1321" style:family="paragraph" style:parent-style-name="Standard" style:list-style-name="L30">
      <style:paragraph-properties fo:text-align="end" style:justify-single-word="false" style:writing-mode="rl-tb"/>
      <style:text-properties officeooo:rsid="06a1117b" officeooo:paragraph-rsid="099b9a4e"/>
    </style:style>
    <style:style style:name="P1322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6f47652"/>
    </style:style>
    <style:style style:name="P1323" style:family="paragraph" style:parent-style-name="Standard" style:list-style-name="L31">
      <style:paragraph-properties fo:text-align="end" style:justify-single-word="false" style:writing-mode="rl-tb"/>
      <style:text-properties officeooo:rsid="06a1117b" officeooo:paragraph-rsid="09ae6f5e"/>
    </style:style>
    <style:style style:name="P1324" style:family="paragraph" style:parent-style-name="Standard" style:list-style-name="L22">
      <style:paragraph-properties fo:text-align="end" style:justify-single-word="false" style:writing-mode="rl-tb"/>
      <style:text-properties officeooo:rsid="06afda31" officeooo:paragraph-rsid="06afda31"/>
    </style:style>
    <style:style style:name="P1325" style:family="paragraph" style:parent-style-name="Standard" style:list-style-name="L31">
      <style:paragraph-properties fo:text-align="end" style:justify-single-word="false" style:writing-mode="rl-tb"/>
      <style:text-properties officeooo:rsid="06ebb10e" officeooo:paragraph-rsid="06ebb10e"/>
    </style:style>
    <style:style style:name="P1326" style:family="paragraph" style:parent-style-name="Standard" style:list-style-name="L31">
      <style:paragraph-properties fo:text-align="end" style:justify-single-word="false" style:writing-mode="rl-tb"/>
      <style:text-properties officeooo:rsid="06fa96d5" officeooo:paragraph-rsid="06fa96d5"/>
    </style:style>
    <style:style style:name="P1327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6fd7339"/>
    </style:style>
    <style:style style:name="P1328" style:family="paragraph" style:parent-style-name="Standard" style:list-style-name="L31">
      <style:paragraph-properties fo:text-align="end" style:justify-single-word="false" style:writing-mode="rl-tb"/>
      <style:text-properties officeooo:rsid="06fd7339" officeooo:paragraph-rsid="09b20697"/>
    </style:style>
    <style:style style:name="P1329" style:family="paragraph" style:parent-style-name="Standard" style:list-style-name="L31">
      <style:paragraph-properties fo:text-align="end" style:justify-single-word="false" style:writing-mode="rl-tb"/>
      <style:text-properties officeooo:rsid="07377e9b" officeooo:paragraph-rsid="07377e9b"/>
    </style:style>
    <style:style style:name="P1330" style:family="paragraph" style:parent-style-name="Standard" style:list-style-name="L32">
      <style:paragraph-properties fo:text-align="end" style:justify-single-word="false" style:writing-mode="rl-tb"/>
      <style:text-properties officeooo:rsid="074eb940" officeooo:paragraph-rsid="074eb940"/>
    </style:style>
    <style:style style:name="P1331" style:family="paragraph" style:parent-style-name="Standard" style:list-style-name="L32">
      <style:paragraph-properties fo:text-align="end" style:justify-single-word="false" style:writing-mode="rl-tb"/>
      <style:text-properties officeooo:rsid="0750b99c" officeooo:paragraph-rsid="0750b99c"/>
    </style:style>
    <style:style style:name="P1332" style:family="paragraph" style:parent-style-name="Standard" style:list-style-name="L32">
      <style:paragraph-properties fo:text-align="end" style:justify-single-word="false" style:writing-mode="rl-tb"/>
      <style:text-properties officeooo:rsid="075176db" officeooo:paragraph-rsid="075176db"/>
    </style:style>
    <style:style style:name="P1333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51fb35"/>
    </style:style>
    <style:style style:name="P1334" style:family="paragraph" style:parent-style-name="Standard" style:list-style-name="L32">
      <style:paragraph-properties fo:text-align="end" style:justify-single-word="false" style:writing-mode="rl-tb"/>
      <style:text-properties officeooo:rsid="0751fb35" officeooo:paragraph-rsid="07616b9a"/>
    </style:style>
    <style:style style:name="P1335" style:family="paragraph" style:parent-style-name="Standard" style:list-style-name="L32">
      <style:paragraph-properties fo:text-align="end" style:justify-single-word="false" style:writing-mode="rl-tb"/>
      <style:text-properties officeooo:rsid="0753f616" officeooo:paragraph-rsid="0753f616"/>
    </style:style>
    <style:style style:name="P1336" style:family="paragraph" style:parent-style-name="Standard" style:list-style-name="L32">
      <style:paragraph-properties fo:text-align="end" style:justify-single-word="false" style:writing-mode="rl-tb"/>
      <style:text-properties officeooo:rsid="0755b136" officeooo:paragraph-rsid="0755b136"/>
    </style:style>
    <style:style style:name="P1337" style:family="paragraph" style:parent-style-name="Standard" style:list-style-name="L32">
      <style:paragraph-properties fo:text-align="end" style:justify-single-word="false" style:writing-mode="rl-tb"/>
      <style:text-properties officeooo:rsid="077b6fe5" officeooo:paragraph-rsid="077b6fe5"/>
    </style:style>
    <style:style style:name="P1338" style:family="paragraph" style:parent-style-name="Standard" style:list-style-name="L33">
      <style:paragraph-properties fo:text-align="end" style:justify-single-word="false" style:writing-mode="rl-tb"/>
      <style:text-properties officeooo:rsid="079efcb8" officeooo:paragraph-rsid="079efcb8"/>
    </style:style>
    <style:style style:name="P1339" style:family="paragraph" style:parent-style-name="Standard" style:list-style-name="L33">
      <style:paragraph-properties fo:text-align="end" style:justify-single-word="false" style:writing-mode="rl-tb"/>
      <style:text-properties officeooo:rsid="07a2707d" officeooo:paragraph-rsid="07a2707d"/>
    </style:style>
    <style:style style:name="P1340" style:family="paragraph" style:parent-style-name="Standard" style:list-style-name="L33">
      <style:paragraph-properties fo:text-align="end" style:justify-single-word="false" style:writing-mode="rl-tb"/>
      <style:text-properties officeooo:rsid="07a2bea7" officeooo:paragraph-rsid="07a2bea7"/>
    </style:style>
    <style:style style:name="P1341" style:family="paragraph" style:parent-style-name="Standard" style:list-style-name="L33">
      <style:paragraph-properties fo:text-align="end" style:justify-single-word="false" style:writing-mode="rl-tb"/>
      <style:text-properties officeooo:rsid="08d9fee0" officeooo:paragraph-rsid="08d9fee0"/>
    </style:style>
    <style:style style:name="P1342" style:family="paragraph" style:parent-style-name="Standard" style:list-style-name="L33">
      <style:paragraph-properties fo:text-align="end" style:justify-single-word="false" style:writing-mode="rl-tb"/>
      <style:text-properties officeooo:rsid="07b6799b" officeooo:paragraph-rsid="07b6799b"/>
    </style:style>
    <style:style style:name="P1343" style:family="paragraph" style:parent-style-name="Standard" style:list-style-name="L34">
      <style:paragraph-properties fo:text-align="end" style:justify-single-word="false" style:writing-mode="rl-tb"/>
      <style:text-properties officeooo:rsid="07d096ad" officeooo:paragraph-rsid="07d096ad"/>
    </style:style>
    <style:style style:name="P1344" style:family="paragraph" style:parent-style-name="Standard" style:list-style-name="L34">
      <style:paragraph-properties fo:text-align="end" style:justify-single-word="false" style:writing-mode="rl-tb"/>
      <style:text-properties officeooo:rsid="07d0e135" officeooo:paragraph-rsid="07d0e135"/>
    </style:style>
    <style:style style:name="P1345" style:family="paragraph" style:parent-style-name="Standard" style:list-style-name="L34">
      <style:paragraph-properties fo:text-align="end" style:justify-single-word="false" style:writing-mode="rl-tb"/>
      <style:text-properties officeooo:rsid="07d15959" officeooo:paragraph-rsid="07d15959"/>
    </style:style>
    <style:style style:name="P1346" style:family="paragraph" style:parent-style-name="Standard" style:list-style-name="L34">
      <style:paragraph-properties fo:text-align="end" style:justify-single-word="false" style:writing-mode="rl-tb"/>
      <style:text-properties officeooo:rsid="07d69d5f" officeooo:paragraph-rsid="07d69d5f"/>
    </style:style>
    <style:style style:name="P1347" style:family="paragraph" style:parent-style-name="Standard" style:list-style-name="L34">
      <style:paragraph-properties fo:text-align="end" style:justify-single-word="false" style:writing-mode="rl-tb"/>
      <style:text-properties officeooo:rsid="07d71737" officeooo:paragraph-rsid="07d71737"/>
    </style:style>
    <style:style style:name="P1348" style:family="paragraph" style:parent-style-name="Standard" style:list-style-name="L34">
      <style:paragraph-properties fo:text-align="end" style:justify-single-word="false" style:writing-mode="rl-tb"/>
      <style:text-properties officeooo:rsid="07db3978" officeooo:paragraph-rsid="07db3978"/>
    </style:style>
    <style:style style:name="P1349" style:family="paragraph" style:parent-style-name="Standard" style:list-style-name="L34">
      <style:paragraph-properties fo:text-align="end" style:justify-single-word="false" style:writing-mode="rl-tb"/>
      <style:text-properties officeooo:rsid="07dc574c" officeooo:paragraph-rsid="07dc574c"/>
    </style:style>
    <style:style style:name="P1350" style:family="paragraph" style:parent-style-name="Standard" style:list-style-name="L34">
      <style:paragraph-properties fo:text-align="end" style:justify-single-word="false" style:writing-mode="rl-tb"/>
      <style:text-properties officeooo:rsid="07e85845" officeooo:paragraph-rsid="07e85845"/>
    </style:style>
    <style:style style:name="P1351" style:family="paragraph" style:parent-style-name="Standard" style:list-style-name="L35">
      <style:paragraph-properties fo:text-align="end" style:justify-single-word="false" style:writing-mode="rl-tb"/>
      <style:text-properties officeooo:rsid="0805eda0" officeooo:paragraph-rsid="0805eda0"/>
    </style:style>
    <style:style style:name="P1352" style:family="paragraph" style:parent-style-name="Standard" style:list-style-name="L35">
      <style:paragraph-properties fo:text-align="end" style:justify-single-word="false" style:writing-mode="rl-tb"/>
      <style:text-properties officeooo:rsid="08086ae7" officeooo:paragraph-rsid="08086ae7"/>
    </style:style>
    <style:style style:name="P1353" style:family="paragraph" style:parent-style-name="Standard" style:list-style-name="L35">
      <style:paragraph-properties fo:text-align="end" style:justify-single-word="false" style:writing-mode="rl-tb"/>
      <style:text-properties officeooo:rsid="080870d0" officeooo:paragraph-rsid="080870d0"/>
    </style:style>
    <style:style style:name="P1354" style:family="paragraph" style:parent-style-name="Standard" style:list-style-name="L35">
      <style:paragraph-properties fo:text-align="end" style:justify-single-word="false" style:writing-mode="rl-tb"/>
      <style:text-properties officeooo:rsid="08e573fb" officeooo:paragraph-rsid="08e573fb"/>
    </style:style>
    <style:style style:name="P1355" style:family="paragraph" style:parent-style-name="Standard" style:list-style-name="L35">
      <style:paragraph-properties fo:text-align="end" style:justify-single-word="false" style:writing-mode="rl-tb"/>
      <style:text-properties officeooo:rsid="08f65b71" officeooo:paragraph-rsid="08f65b71"/>
    </style:style>
    <style:style style:name="P1356" style:family="paragraph" style:parent-style-name="Standard" style:list-style-name="L35">
      <style:paragraph-properties fo:text-align="end" style:justify-single-word="false" style:writing-mode="rl-tb"/>
      <style:text-properties officeooo:rsid="08fb4552" officeooo:paragraph-rsid="08fb4552"/>
    </style:style>
    <style:style style:name="P1357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38af7"/>
    </style:style>
    <style:style style:name="P1358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54694"/>
    </style:style>
    <style:style style:name="P1359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71307"/>
    </style:style>
    <style:style style:name="P1360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86a9b"/>
    </style:style>
    <style:style style:name="P1361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295592"/>
    </style:style>
    <style:style style:name="P1362" style:family="paragraph" style:parent-style-name="Standard" style:list-style-name="L35">
      <style:paragraph-properties fo:text-align="end" style:justify-single-word="false" style:writing-mode="rl-tb"/>
      <style:text-properties officeooo:rsid="09238af7" officeooo:paragraph-rsid="097a56e7"/>
    </style:style>
    <style:style style:name="P1363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54694"/>
    </style:style>
    <style:style style:name="P1364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71307"/>
    </style:style>
    <style:style style:name="P1365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286a9b"/>
    </style:style>
    <style:style style:name="P1366" style:family="paragraph" style:parent-style-name="Standard" style:list-style-name="L35">
      <style:paragraph-properties fo:text-align="end" style:justify-single-word="false" style:writing-mode="rl-tb"/>
      <style:text-properties officeooo:rsid="09254694" officeooo:paragraph-rsid="097a56e7"/>
    </style:style>
    <style:style style:name="P1367" style:family="paragraph" style:parent-style-name="Standard" style:list-style-name="L35">
      <style:paragraph-properties fo:text-align="end" style:justify-single-word="false" style:writing-mode="rl-tb"/>
      <style:text-properties officeooo:rsid="08f7852f" officeooo:paragraph-rsid="08f7852f"/>
    </style:style>
    <style:style style:name="P1368" style:family="paragraph" style:parent-style-name="Standard" style:list-style-name="L35">
      <style:paragraph-properties fo:text-align="end" style:justify-single-word="false" style:writing-mode="rl-tb"/>
      <style:text-properties officeooo:rsid="08fa7861" officeooo:paragraph-rsid="09295592"/>
    </style:style>
    <style:style style:name="P1369" style:family="paragraph" style:parent-style-name="Standard" style:list-style-name="L35">
      <style:paragraph-properties fo:text-align="end" style:justify-single-word="false" style:writing-mode="rl-tb"/>
      <style:text-properties officeooo:rsid="08eff55e" officeooo:paragraph-rsid="08eff55e"/>
    </style:style>
    <style:style style:name="P1370" style:family="paragraph" style:parent-style-name="Standard" style:list-style-name="L35">
      <style:paragraph-properties fo:text-align="end" style:justify-single-word="false" style:writing-mode="rl-tb"/>
      <style:text-properties officeooo:rsid="08f8e42f" officeooo:paragraph-rsid="08f8e42f"/>
    </style:style>
    <style:style style:name="P1371" style:family="paragraph" style:parent-style-name="Standard" style:list-style-name="L35">
      <style:paragraph-properties fo:text-align="end" style:justify-single-word="false" style:writing-mode="rl-tb"/>
      <style:text-properties officeooo:rsid="097218e4" officeooo:paragraph-rsid="097218e4"/>
    </style:style>
    <style:style style:name="P1372" style:family="paragraph" style:parent-style-name="Standard" style:list-style-name="L35">
      <style:paragraph-properties fo:text-align="end" style:justify-single-word="false" style:writing-mode="rl-tb"/>
      <style:text-properties officeooo:rsid="09767fcf" officeooo:paragraph-rsid="09767fcf"/>
    </style:style>
    <style:style style:name="P1373" style:family="paragraph" style:parent-style-name="Standard" style:list-style-name="L35">
      <style:paragraph-properties fo:text-align="end" style:justify-single-word="false" style:writing-mode="rl-tb"/>
      <style:text-properties officeooo:rsid="0a687c16" officeooo:paragraph-rsid="0a687c16"/>
    </style:style>
    <style:style style:name="P1374" style:family="paragraph" style:parent-style-name="Standard" style:list-style-name="L36">
      <style:paragraph-properties fo:text-align="end" style:justify-single-word="false" style:writing-mode="rl-tb"/>
      <style:text-properties officeooo:rsid="0a978a30" officeooo:paragraph-rsid="0a978a30"/>
    </style:style>
    <style:style style:name="P1375" style:family="paragraph" style:parent-style-name="Standard" style:list-style-name="L36">
      <style:paragraph-properties fo:text-align="end" style:justify-single-word="false" style:writing-mode="rl-tb"/>
      <style:text-properties officeooo:rsid="0aa52088" officeooo:paragraph-rsid="0aa52088"/>
    </style:style>
    <style:style style:name="P1376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b1e09c"/>
    </style:style>
    <style:style style:name="P1377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89709"/>
    </style:style>
    <style:style style:name="P1378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701c1"/>
    </style:style>
    <style:style style:name="P1379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f67e24"/>
    </style:style>
    <style:style style:name="P1380" style:family="paragraph" style:parent-style-name="Standard" style:list-style-name="L36">
      <style:paragraph-properties fo:text-align="end" style:justify-single-word="false" style:writing-mode="rl-tb"/>
      <style:text-properties officeooo:rsid="0aa701c1" officeooo:paragraph-rsid="0aa9eab8"/>
    </style:style>
    <style:style style:name="P1381" style:family="paragraph" style:parent-style-name="Standard" style:list-style-name="L36">
      <style:paragraph-properties fo:text-align="end" style:justify-single-word="false" style:writing-mode="rl-tb"/>
      <style:text-properties officeooo:rsid="0a9b6a3b" officeooo:paragraph-rsid="0a9b6a3b"/>
    </style:style>
    <style:style style:name="P1382" style:family="paragraph" style:parent-style-name="Standard" style:list-style-name="L36">
      <style:paragraph-properties fo:text-align="end" style:justify-single-word="false" style:writing-mode="rl-tb"/>
      <style:text-properties officeooo:rsid="0a9d0bd9" officeooo:paragraph-rsid="0a9d0bd9"/>
    </style:style>
    <style:style style:name="P1383" style:family="paragraph" style:parent-style-name="Standard" style:list-style-name="L36">
      <style:paragraph-properties fo:text-align="end" style:justify-single-word="false" style:writing-mode="rl-tb"/>
      <style:text-properties officeooo:rsid="0ac0df51" officeooo:paragraph-rsid="0ac2c1b2"/>
    </style:style>
    <style:style style:name="P1384" style:family="paragraph" style:parent-style-name="Standard" style:list-style-name="L37">
      <style:paragraph-properties fo:text-align="end" style:justify-single-word="false" style:writing-mode="rl-tb"/>
      <style:text-properties officeooo:rsid="0acfeedf" officeooo:paragraph-rsid="0acfeedf"/>
    </style:style>
    <style:style style:name="P1385" style:family="paragraph" style:parent-style-name="Standard" style:list-style-name="L37">
      <style:paragraph-properties fo:text-align="end" style:justify-single-word="false" style:writing-mode="rl-tb"/>
      <style:text-properties officeooo:rsid="0ad28c17" officeooo:paragraph-rsid="0ad28c17"/>
    </style:style>
    <style:style style:name="P1386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e9abe0"/>
    </style:style>
    <style:style style:name="P1387" style:family="paragraph" style:parent-style-name="Standard" style:list-style-name="L37">
      <style:paragraph-properties fo:text-align="end" style:justify-single-word="false" style:writing-mode="rl-tb"/>
      <style:text-properties officeooo:rsid="0ae9abe0" officeooo:paragraph-rsid="0af33ff7"/>
    </style:style>
    <style:style style:name="P1388" style:family="paragraph" style:parent-style-name="Standard" style:list-style-name="L37">
      <style:paragraph-properties fo:text-align="end" style:justify-single-word="false" style:writing-mode="rl-tb"/>
      <style:text-properties officeooo:rsid="0b048ff0" officeooo:paragraph-rsid="0b048ff0"/>
    </style:style>
    <style:style style:name="P1389" style:family="paragraph" style:parent-style-name="Standard" style:list-style-name="L38">
      <style:paragraph-properties fo:text-align="end" style:justify-single-word="false" style:writing-mode="rl-tb"/>
      <style:text-properties officeooo:rsid="0b186de9" officeooo:paragraph-rsid="0b186de9"/>
    </style:style>
    <style:style style:name="P1390" style:family="paragraph" style:parent-style-name="Standard" style:list-style-name="L38">
      <style:paragraph-properties fo:text-align="end" style:justify-single-word="false" style:writing-mode="rl-tb"/>
      <style:text-properties officeooo:rsid="0b1a32da" officeooo:paragraph-rsid="0b1a32da"/>
    </style:style>
    <style:style style:name="P1391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1dd6f9"/>
    </style:style>
    <style:style style:name="P1392" style:family="paragraph" style:parent-style-name="Standard" style:list-style-name="L38">
      <style:paragraph-properties fo:text-align="end" style:justify-single-word="false" style:writing-mode="rl-tb"/>
      <style:text-properties officeooo:rsid="0b1dd6f9" officeooo:paragraph-rsid="0b225f54"/>
    </style:style>
    <style:style style:name="P1393" style:family="paragraph" style:parent-style-name="Standard" style:list-style-name="L38">
      <style:paragraph-properties fo:text-align="end" style:justify-single-word="false" style:writing-mode="rl-tb"/>
      <style:text-properties officeooo:rsid="0b1e689b" officeooo:paragraph-rsid="0b1e689b"/>
    </style:style>
    <style:style style:name="P1394" style:family="paragraph" style:parent-style-name="Standard" style:list-style-name="L38">
      <style:paragraph-properties fo:text-align="end" style:justify-single-word="false" style:writing-mode="rl-tb"/>
      <style:text-properties officeooo:rsid="0b326034" officeooo:paragraph-rsid="0b326034"/>
    </style:style>
    <style:style style:name="P1395" style:family="paragraph" style:parent-style-name="Standard" style:list-style-name="L39">
      <style:paragraph-properties fo:text-align="end" style:justify-single-word="false" style:writing-mode="rl-tb"/>
      <style:text-properties officeooo:rsid="0b56538b" officeooo:paragraph-rsid="0b56538b"/>
    </style:style>
    <style:style style:name="P1396" style:family="paragraph" style:parent-style-name="Standard" style:list-style-name="L39">
      <style:paragraph-properties fo:text-align="end" style:justify-single-word="false" style:writing-mode="rl-tb"/>
      <style:text-properties officeooo:rsid="0b57acd8" officeooo:paragraph-rsid="0b57acd8"/>
    </style:style>
    <style:style style:name="P1397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6c048"/>
    </style:style>
    <style:style style:name="P1398" style:family="paragraph" style:parent-style-name="Standard" style:list-style-name="L39">
      <style:paragraph-properties fo:text-align="end" style:justify-single-word="false" style:writing-mode="rl-tb"/>
      <style:text-properties officeooo:rsid="0b66c048" officeooo:paragraph-rsid="0b69982e"/>
    </style:style>
    <style:style style:name="P1399" style:family="paragraph" style:parent-style-name="Standard" style:list-style-name="L39">
      <style:paragraph-properties fo:text-align="end" style:justify-single-word="false" style:writing-mode="rl-tb"/>
      <style:text-properties officeooo:rsid="0b761756" officeooo:paragraph-rsid="0b761756"/>
    </style:style>
    <style:style style:name="P1400" style:family="paragraph" style:parent-style-name="Standard" style:list-style-name="L40">
      <style:paragraph-properties fo:text-align="end" style:justify-single-word="false" style:writing-mode="rl-tb"/>
      <style:text-properties officeooo:rsid="0b950de0" officeooo:paragraph-rsid="0b950de0"/>
    </style:style>
    <style:style style:name="P1401" style:family="paragraph" style:parent-style-name="Standard" style:list-style-name="L40">
      <style:paragraph-properties fo:text-align="end" style:justify-single-word="false" style:writing-mode="rl-tb"/>
      <style:text-properties officeooo:rsid="0b97ef2a" officeooo:paragraph-rsid="0b97ef2a"/>
    </style:style>
    <style:style style:name="P1402" style:family="paragraph" style:parent-style-name="Standard" style:list-style-name="L40">
      <style:paragraph-properties fo:text-align="end" style:justify-single-word="false" style:writing-mode="rl-tb"/>
      <style:text-properties officeooo:rsid="0b98453a" officeooo:paragraph-rsid="0b98453a"/>
    </style:style>
    <style:style style:name="P1403" style:family="paragraph" style:parent-style-name="Standard" style:list-style-name="L40">
      <style:paragraph-properties fo:text-align="end" style:justify-single-word="false" style:writing-mode="rl-tb"/>
      <style:text-properties officeooo:rsid="0baf38c4" officeooo:paragraph-rsid="0baf38c4"/>
    </style:style>
    <style:style style:name="P1404" style:family="paragraph" style:parent-style-name="Standard" style:list-style-name="L40">
      <style:paragraph-properties fo:text-align="end" style:justify-single-word="false" style:writing-mode="rl-tb"/>
      <style:text-properties officeooo:rsid="0bce1f5a" officeooo:paragraph-rsid="0be49e69"/>
    </style:style>
    <style:style style:name="P1405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ce1f5a"/>
    </style:style>
    <style:style style:name="P1406" style:family="paragraph" style:parent-style-name="Standard" style:list-style-name="L42">
      <style:paragraph-properties fo:text-align="end" style:justify-single-word="false" style:writing-mode="rl-tb"/>
      <style:text-properties officeooo:rsid="0bce1f5a" officeooo:paragraph-rsid="0bd5697e"/>
    </style:style>
    <style:style style:name="P1407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3d9301"/>
    </style:style>
    <style:style style:name="P1408" style:family="paragraph" style:parent-style-name="Standard" style:list-style-name="L41">
      <style:paragraph-properties fo:text-align="end" style:justify-single-word="false" style:writing-mode="rl-tb"/>
      <style:text-properties officeooo:rsid="0c2ee597" officeooo:paragraph-rsid="0c2ee597"/>
    </style:style>
    <style:style style:name="P1409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d9301"/>
    </style:style>
    <style:style style:name="P1410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2eacc"/>
    </style:style>
    <style:style style:name="P1411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49af5"/>
    </style:style>
    <style:style style:name="P1412" style:family="paragraph" style:parent-style-name="Standard" style:list-style-name="L41">
      <style:paragraph-properties fo:text-align="end" style:justify-single-word="false" style:writing-mode="rl-tb"/>
      <style:text-properties officeooo:rsid="0c32eacc" officeooo:paragraph-rsid="0c375a99"/>
    </style:style>
    <style:style style:name="P1413" style:family="paragraph" style:parent-style-name="Standard" style:list-style-name="L40">
      <style:paragraph-properties fo:text-align="end" style:justify-single-word="false" style:writing-mode="rl-tb"/>
      <style:text-properties officeooo:rsid="0bb830df" officeooo:paragraph-rsid="0bb830df"/>
    </style:style>
    <style:style style:name="P1414" style:family="paragraph" style:parent-style-name="Standard" style:list-style-name="L42">
      <style:paragraph-properties fo:text-align="end" style:justify-single-word="false" style:writing-mode="rl-tb"/>
      <style:text-properties officeooo:rsid="0bc3856c" officeooo:paragraph-rsid="0bc3856c"/>
    </style:style>
    <style:style style:name="P1415" style:family="paragraph" style:parent-style-name="Standard" style:list-style-name="L42">
      <style:paragraph-properties fo:text-align="end" style:justify-single-word="false" style:writing-mode="rl-tb"/>
      <style:text-properties officeooo:rsid="0bc521cb" officeooo:paragraph-rsid="0bc521cb"/>
    </style:style>
    <style:style style:name="P1416" style:family="paragraph" style:parent-style-name="Standard" style:list-style-name="L42">
      <style:paragraph-properties fo:text-align="end" style:justify-single-word="false" style:writing-mode="rl-tb"/>
      <style:text-properties officeooo:rsid="0bc6445e" officeooo:paragraph-rsid="0bc6445e"/>
    </style:style>
    <style:style style:name="P1417" style:family="paragraph" style:parent-style-name="Standard" style:list-style-name="L42">
      <style:paragraph-properties fo:text-align="end" style:justify-single-word="false" style:writing-mode="rl-tb"/>
      <style:text-properties officeooo:rsid="0be9a49a" officeooo:paragraph-rsid="0fe872de"/>
    </style:style>
    <style:style style:name="P1418" style:family="paragraph" style:parent-style-name="Standard" style:list-style-name="L42">
      <style:paragraph-properties fo:text-align="end" style:justify-single-word="false" style:writing-mode="rl-tb"/>
      <style:text-properties officeooo:rsid="0bf13681" officeooo:paragraph-rsid="0bf13681"/>
    </style:style>
    <style:style style:name="P1419" style:family="paragraph" style:parent-style-name="Standard" style:list-style-name="L41">
      <style:paragraph-properties fo:text-align="end" style:justify-single-word="false" style:writing-mode="rl-tb"/>
      <style:text-properties officeooo:rsid="0c2ec3fe" officeooo:paragraph-rsid="0c2ec3fe"/>
    </style:style>
    <style:style style:name="P1420" style:family="paragraph" style:parent-style-name="Standard" style:list-style-name="L41">
      <style:paragraph-properties fo:text-align="end" style:justify-single-word="false" style:writing-mode="rl-tb"/>
      <style:text-properties officeooo:rsid="0c30664c" officeooo:paragraph-rsid="0c30664c"/>
    </style:style>
    <style:style style:name="P1421" style:family="paragraph" style:parent-style-name="Standard" style:list-style-name="L41">
      <style:paragraph-properties fo:text-align="end" style:justify-single-word="false" style:writing-mode="rl-tb"/>
      <style:text-properties officeooo:rsid="0c47a62b" officeooo:paragraph-rsid="0c47a62b"/>
    </style:style>
    <style:style style:name="P1422" style:family="paragraph" style:parent-style-name="Standard" style:list-style-name="L41">
      <style:paragraph-properties fo:text-align="end" style:justify-single-word="false" style:writing-mode="rl-tb"/>
      <style:text-properties officeooo:rsid="0c6475fc" officeooo:paragraph-rsid="0c6ad683"/>
    </style:style>
    <style:style style:name="P1423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475fc"/>
    </style:style>
    <style:style style:name="P1424" style:family="paragraph" style:parent-style-name="Standard" style:list-style-name="L43">
      <style:paragraph-properties fo:text-align="end" style:justify-single-word="false" style:writing-mode="rl-tb"/>
      <style:text-properties officeooo:rsid="0c6475fc" officeooo:paragraph-rsid="0c660eb9"/>
    </style:style>
    <style:style style:name="P1425" style:family="paragraph" style:parent-style-name="Standard" style:list-style-name="L41">
      <style:paragraph-properties fo:text-align="end" style:justify-single-word="false" style:writing-mode="rl-tb"/>
      <style:text-properties officeooo:rsid="0fe15856" officeooo:paragraph-rsid="0fe15856"/>
    </style:style>
    <style:style style:name="P1426" style:family="paragraph" style:parent-style-name="Standard" style:list-style-name="L41">
      <style:paragraph-properties fo:text-align="end" style:justify-single-word="false" style:writing-mode="rl-tb"/>
      <style:text-properties officeooo:rsid="0c4a908d" officeooo:paragraph-rsid="0c4a908d"/>
    </style:style>
    <style:style style:name="P1427" style:family="paragraph" style:parent-style-name="Standard" style:list-style-name="L43">
      <style:paragraph-properties fo:text-align="end" style:justify-single-word="false" style:writing-mode="rl-tb"/>
      <style:text-properties officeooo:rsid="0c633ae2" officeooo:paragraph-rsid="0c633ae2"/>
    </style:style>
    <style:style style:name="P1428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638a3f"/>
    </style:style>
    <style:style style:name="P1429" style:family="paragraph" style:parent-style-name="Standard" style:list-style-name="L43">
      <style:paragraph-properties fo:text-align="end" style:justify-single-word="false" style:writing-mode="rl-tb"/>
      <style:text-properties officeooo:rsid="0c638a3f" officeooo:paragraph-rsid="0c70fd34"/>
    </style:style>
    <style:style style:name="P1430" style:family="paragraph" style:parent-style-name="Standard" style:list-style-name="L43">
      <style:paragraph-properties fo:text-align="end" style:justify-single-word="false" style:writing-mode="rl-tb"/>
      <style:text-properties officeooo:rsid="0c79d1a4" officeooo:paragraph-rsid="0c79d1a4"/>
    </style:style>
    <style:style style:name="P1431" style:family="paragraph" style:parent-style-name="Standard" style:list-style-name="L44">
      <style:paragraph-properties fo:text-align="end" style:justify-single-word="false" style:writing-mode="rl-tb"/>
      <style:text-properties officeooo:rsid="0c8741f7" officeooo:paragraph-rsid="0c8741f7"/>
    </style:style>
    <style:style style:name="P1432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447e6"/>
    </style:style>
    <style:style style:name="P1433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153"/>
    </style:style>
    <style:style style:name="P1434" style:family="paragraph" style:parent-style-name="Standard" style:list-style-name="L44">
      <style:paragraph-properties fo:text-align="end" style:justify-single-word="false" style:writing-mode="rl-tb"/>
      <style:text-properties officeooo:rsid="0c9447e6" officeooo:paragraph-rsid="0c954e63"/>
    </style:style>
    <style:style style:name="P1435" style:family="paragraph" style:parent-style-name="Standard" style:list-style-name="L44">
      <style:paragraph-properties fo:text-align="end" style:justify-single-word="false" style:writing-mode="rl-tb"/>
      <style:text-properties officeooo:rsid="0c9720b7" officeooo:paragraph-rsid="0c9720b7"/>
    </style:style>
    <style:style style:name="P1436" style:family="paragraph" style:parent-style-name="Standard" style:list-style-name="L44">
      <style:paragraph-properties fo:text-align="end" style:justify-single-word="false" style:writing-mode="rl-tb"/>
      <style:text-properties officeooo:rsid="0cc59dec" officeooo:paragraph-rsid="0cc59dec"/>
    </style:style>
    <style:style style:name="P1437" style:family="paragraph" style:parent-style-name="Standard" style:list-style-name="L44">
      <style:paragraph-properties fo:text-align="end" style:justify-single-word="false" style:writing-mode="rl-tb"/>
      <style:text-properties officeooo:rsid="0cc95e9a" officeooo:paragraph-rsid="0cd87b28"/>
    </style:style>
    <style:style style:name="P1438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95e9a"/>
    </style:style>
    <style:style style:name="P1439" style:family="paragraph" style:parent-style-name="Standard" style:list-style-name="L45">
      <style:paragraph-properties fo:text-align="end" style:justify-single-word="false" style:writing-mode="rl-tb"/>
      <style:text-properties officeooo:rsid="0cc95e9a" officeooo:paragraph-rsid="0ccd4294"/>
    </style:style>
    <style:style style:name="P1440" style:family="paragraph" style:parent-style-name="Standard" style:list-style-name="L44">
      <style:paragraph-properties fo:text-align="end" style:justify-single-word="false" style:writing-mode="rl-tb"/>
      <style:text-properties officeooo:rsid="0c8eed3a" officeooo:paragraph-rsid="0c8eed3a"/>
    </style:style>
    <style:style style:name="P1441" style:family="paragraph" style:parent-style-name="Standard" style:list-style-name="L44">
      <style:paragraph-properties fo:text-align="end" style:justify-single-word="false" style:writing-mode="rl-tb"/>
      <style:text-properties officeooo:rsid="0ca7543e" officeooo:paragraph-rsid="0ca7543e"/>
    </style:style>
    <style:style style:name="P1442" style:family="paragraph" style:parent-style-name="Standard" style:list-style-name="L44">
      <style:paragraph-properties fo:text-align="end" style:justify-single-word="false" style:writing-mode="rl-tb"/>
      <style:text-properties officeooo:rsid="0cac27f5" officeooo:paragraph-rsid="0cac27f5"/>
    </style:style>
    <style:style style:name="P1443" style:family="paragraph" style:parent-style-name="Standard" style:list-style-name="L45">
      <style:paragraph-properties fo:text-align="end" style:justify-single-word="false" style:writing-mode="rl-tb"/>
      <style:text-properties officeooo:rsid="0cc24959" officeooo:paragraph-rsid="0cc24959"/>
    </style:style>
    <style:style style:name="P1444" style:family="paragraph" style:parent-style-name="Standard" style:list-style-name="L45">
      <style:paragraph-properties fo:text-align="end" style:justify-single-word="false" style:writing-mode="rl-tb"/>
      <style:text-properties officeooo:rsid="0cde9171" officeooo:paragraph-rsid="0cde9171"/>
    </style:style>
    <style:style style:name="P1445" style:family="paragraph" style:parent-style-name="Standard" style:list-style-name="L46">
      <style:paragraph-properties fo:text-align="end" style:justify-single-word="false" style:writing-mode="rl-tb"/>
      <style:text-properties officeooo:rsid="0cec349c" officeooo:paragraph-rsid="0cec349c"/>
    </style:style>
    <style:style style:name="P1446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cf10cbc"/>
    </style:style>
    <style:style style:name="P1447" style:family="paragraph" style:parent-style-name="Standard" style:list-style-name="L46">
      <style:paragraph-properties fo:text-align="end" style:justify-single-word="false" style:writing-mode="rl-tb"/>
      <style:text-properties officeooo:rsid="0cf10cbc" officeooo:paragraph-rsid="0ef6fae8"/>
    </style:style>
    <style:style style:name="P1448" style:family="paragraph" style:parent-style-name="Standard" style:list-style-name="L47">
      <style:paragraph-properties fo:text-align="end" style:justify-single-word="false" style:writing-mode="rl-tb"/>
      <style:text-properties officeooo:rsid="0cf10cbc" officeooo:paragraph-rsid="0d248176"/>
    </style:style>
    <style:style style:name="P1449" style:family="paragraph" style:parent-style-name="Standard" style:list-style-name="L46">
      <style:paragraph-properties fo:text-align="end" style:justify-single-word="false" style:writing-mode="rl-tb"/>
      <style:text-properties officeooo:rsid="0cee176f" officeooo:paragraph-rsid="0cee176f"/>
    </style:style>
    <style:style style:name="P1450" style:family="paragraph" style:parent-style-name="Standard" style:list-style-name="L46">
      <style:paragraph-properties fo:text-align="end" style:justify-single-word="false" style:writing-mode="rl-tb"/>
      <style:text-properties officeooo:rsid="0ee691e5" officeooo:paragraph-rsid="0ee7fa0d"/>
    </style:style>
    <style:style style:name="P1451" style:family="paragraph" style:parent-style-name="Standard" style:list-style-name="L51">
      <style:paragraph-properties fo:text-align="end" style:justify-single-word="false" style:writing-mode="rl-tb"/>
      <style:text-properties officeooo:rsid="0ee691e5" officeooo:paragraph-rsid="0eed20ab"/>
    </style:style>
    <style:style style:name="P1452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691e5"/>
    </style:style>
    <style:style style:name="P1453" style:family="paragraph" style:parent-style-name="Standard" style:list-style-name="L55">
      <style:paragraph-properties fo:text-align="end" style:justify-single-word="false" style:writing-mode="rl-tb"/>
      <style:text-properties officeooo:rsid="0ee691e5" officeooo:paragraph-rsid="0ee7bb07"/>
    </style:style>
    <style:style style:name="P1454" style:family="paragraph" style:parent-style-name="Standard" style:list-style-name="L46">
      <style:paragraph-properties fo:text-align="end" style:justify-single-word="false" style:writing-mode="rl-tb"/>
      <style:text-properties officeooo:rsid="0d0941be" officeooo:paragraph-rsid="0d0941be"/>
    </style:style>
    <style:style style:name="P1455" style:family="paragraph" style:parent-style-name="Standard" style:list-style-name="L47">
      <style:paragraph-properties fo:text-align="end" style:justify-single-word="false" style:writing-mode="rl-tb"/>
      <style:text-properties officeooo:rsid="0d2117ac" officeooo:paragraph-rsid="0d2117ac"/>
    </style:style>
    <style:style style:name="P1456" style:family="paragraph" style:parent-style-name="Standard" style:list-style-name="L47">
      <style:paragraph-properties fo:text-align="end" style:justify-single-word="false" style:writing-mode="rl-tb"/>
      <style:text-properties officeooo:rsid="0d227caf" officeooo:paragraph-rsid="0d227e52"/>
    </style:style>
    <style:style style:name="P1457" style:family="paragraph" style:parent-style-name="Standard" style:list-style-name="L47">
      <style:paragraph-properties fo:text-align="end" style:justify-single-word="false" style:writing-mode="rl-tb"/>
      <style:text-properties officeooo:rsid="0d5dd3c1" officeooo:paragraph-rsid="0d5dd3c1"/>
    </style:style>
    <style:style style:name="P1458" style:family="paragraph" style:parent-style-name="Standard" style:list-style-name="L48">
      <style:paragraph-properties fo:text-align="end" style:justify-single-word="false" style:writing-mode="rl-tb"/>
      <style:text-properties officeooo:rsid="0d6c45c3" officeooo:paragraph-rsid="0d6c45c3"/>
    </style:style>
    <style:style style:name="P1459" style:family="paragraph" style:parent-style-name="Standard" style:list-style-name="L48">
      <style:paragraph-properties fo:text-align="end" style:justify-single-word="false" style:writing-mode="rl-tb"/>
      <style:text-properties officeooo:rsid="0d88b390" officeooo:paragraph-rsid="0d88b390"/>
    </style:style>
    <style:style style:name="P1460" style:family="paragraph" style:parent-style-name="Standard" style:list-style-name="L49">
      <style:paragraph-properties fo:text-align="end" style:justify-single-word="false" style:writing-mode="rl-tb"/>
      <style:text-properties officeooo:rsid="0dbc5c0c" officeooo:paragraph-rsid="0dbc5c0c"/>
    </style:style>
    <style:style style:name="P1461" style:family="paragraph" style:parent-style-name="Standard" style:list-style-name="L49">
      <style:paragraph-properties fo:text-align="end" style:justify-single-word="false" style:writing-mode="rl-tb"/>
      <style:text-properties officeooo:rsid="1023be0c" officeooo:paragraph-rsid="1023be0c"/>
    </style:style>
    <style:style style:name="P1462" style:family="paragraph" style:parent-style-name="Standard" style:list-style-name="L49">
      <style:paragraph-properties fo:text-align="end" style:justify-single-word="false" style:writing-mode="rl-tb"/>
      <style:text-properties officeooo:rsid="10263bb5" officeooo:paragraph-rsid="10263bb5"/>
    </style:style>
    <style:style style:name="P1463" style:family="paragraph" style:parent-style-name="Standard" style:list-style-name="L49">
      <style:paragraph-properties fo:text-align="end" style:justify-single-word="false" style:writing-mode="rl-tb"/>
      <style:text-properties officeooo:rsid="0ff2faa2" officeooo:paragraph-rsid="0ff2faa2"/>
    </style:style>
    <style:style style:name="P1464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3327b"/>
    </style:style>
    <style:style style:name="P1465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456e9"/>
    </style:style>
    <style:style style:name="P1466" style:family="paragraph" style:parent-style-name="Standard" style:list-style-name="L50">
      <style:paragraph-properties fo:text-align="end" style:justify-single-word="false" style:writing-mode="rl-tb"/>
      <style:text-properties officeooo:rsid="1003327b" officeooo:paragraph-rsid="10064d35"/>
    </style:style>
    <style:style style:name="P1467" style:family="paragraph" style:parent-style-name="Standard" style:list-style-name="L50">
      <style:paragraph-properties fo:text-align="end" style:justify-single-word="false" style:writing-mode="rl-tb"/>
      <style:text-properties officeooo:rsid="101430c8" officeooo:paragraph-rsid="101430c8"/>
    </style:style>
    <style:style style:name="P1468" style:family="paragraph" style:parent-style-name="Standard" style:list-style-name="L50">
      <style:paragraph-properties fo:text-align="end" style:justify-single-word="false" style:writing-mode="rl-tb"/>
      <style:text-properties officeooo:rsid="101a855c" officeooo:paragraph-rsid="101a855c"/>
    </style:style>
    <style:style style:name="P1469" style:family="paragraph" style:parent-style-name="Standard" style:list-style-name="L49">
      <style:paragraph-properties fo:text-align="end" style:justify-single-word="false" style:writing-mode="rl-tb"/>
      <style:text-properties officeooo:rsid="0de491ab" officeooo:paragraph-rsid="0de491ab"/>
    </style:style>
    <style:style style:name="P1470" style:family="paragraph" style:parent-style-name="Standard" style:list-style-name="L51">
      <style:paragraph-properties fo:text-align="end" style:justify-single-word="false" style:writing-mode="rl-tb"/>
      <style:text-properties officeooo:rsid="0df8dc18" officeooo:paragraph-rsid="0df8dc18"/>
    </style:style>
    <style:style style:name="P1471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df99b39"/>
    </style:style>
    <style:style style:name="P1472" style:family="paragraph" style:parent-style-name="Standard" style:list-style-name="L51">
      <style:paragraph-properties fo:text-align="end" style:justify-single-word="false" style:writing-mode="rl-tb"/>
      <style:text-properties officeooo:rsid="0df99b39" officeooo:paragraph-rsid="0eddecbe"/>
    </style:style>
    <style:style style:name="P1473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e17adde"/>
    </style:style>
    <style:style style:name="P1474" style:family="paragraph" style:parent-style-name="Standard" style:list-style-name="L52">
      <style:paragraph-properties fo:text-align="end" style:justify-single-word="false" style:writing-mode="rl-tb"/>
      <style:text-properties officeooo:rsid="0df99b39" officeooo:paragraph-rsid="0edaf3dc"/>
    </style:style>
    <style:style style:name="P1475" style:family="paragraph" style:parent-style-name="Standard" style:list-style-name="L51">
      <style:paragraph-properties fo:text-align="end" style:justify-single-word="false" style:writing-mode="rl-tb"/>
      <style:text-properties officeooo:rsid="0fa63d11" officeooo:paragraph-rsid="0fa63d11"/>
    </style:style>
    <style:style style:name="P1476" style:family="paragraph" style:parent-style-name="Standard" style:list-style-name="L51">
      <style:paragraph-properties fo:text-align="end" style:justify-single-word="false" style:writing-mode="rl-tb"/>
      <style:text-properties officeooo:rsid="0dfef496" officeooo:paragraph-rsid="0dfef496"/>
    </style:style>
    <style:style style:name="P1477" style:family="paragraph" style:parent-style-name="Standard" style:list-style-name="L52">
      <style:paragraph-properties fo:text-align="end" style:justify-single-word="false" style:writing-mode="rl-tb"/>
      <style:text-properties officeooo:rsid="0e07ac68" officeooo:paragraph-rsid="0e07ac68"/>
    </style:style>
    <style:style style:name="P1478" style:family="paragraph" style:parent-style-name="Standard" style:list-style-name="L52">
      <style:paragraph-properties fo:text-align="end" style:justify-single-word="false" style:writing-mode="rl-tb"/>
      <style:text-properties officeooo:rsid="0e07ac68" officeooo:paragraph-rsid="0edad4df"/>
    </style:style>
    <style:style style:name="P1479" style:family="paragraph" style:parent-style-name="Standard" style:list-style-name="L52">
      <style:paragraph-properties fo:text-align="end" style:justify-single-word="false" style:writing-mode="rl-tb"/>
      <style:text-properties officeooo:rsid="0e190462" officeooo:paragraph-rsid="0e190462"/>
    </style:style>
    <style:style style:name="P1480" style:family="paragraph" style:parent-style-name="Standard" style:list-style-name="L52">
      <style:paragraph-properties fo:text-align="end" style:justify-single-word="false" style:writing-mode="rl-tb"/>
      <style:text-properties officeooo:rsid="0e341020" officeooo:paragraph-rsid="0e341020"/>
    </style:style>
    <style:style style:name="P1481" style:family="paragraph" style:parent-style-name="Standard" style:list-style-name="L53">
      <style:paragraph-properties fo:text-align="end" style:justify-single-word="false" style:writing-mode="rl-tb"/>
      <style:text-properties officeooo:rsid="0e4211e0" officeooo:paragraph-rsid="0e4211e0"/>
    </style:style>
    <style:style style:name="P1482" style:family="paragraph" style:parent-style-name="Standard" style:list-style-name="L53">
      <style:paragraph-properties fo:text-align="end" style:justify-single-word="false" style:writing-mode="rl-tb"/>
      <style:text-properties officeooo:rsid="0e48a816" officeooo:paragraph-rsid="0e48a816"/>
    </style:style>
    <style:style style:name="P1483" style:family="paragraph" style:parent-style-name="Standard" style:list-style-name="L54">
      <style:paragraph-properties fo:text-align="end" style:justify-single-word="false" style:writing-mode="rl-tb"/>
      <style:text-properties officeooo:rsid="0e48a816" officeooo:paragraph-rsid="0e5a227b"/>
    </style:style>
    <style:style style:name="P1484" style:family="paragraph" style:parent-style-name="Standard" style:list-style-name="L53">
      <style:paragraph-properties fo:text-align="end" style:justify-single-word="false" style:writing-mode="rl-tb"/>
      <style:text-properties officeooo:rsid="0e53aae8" officeooo:paragraph-rsid="0e53aae8"/>
    </style:style>
    <style:style style:name="P1485" style:family="paragraph" style:parent-style-name="Standard" style:list-style-name="L53">
      <style:paragraph-properties fo:text-align="end" style:justify-single-word="false" style:writing-mode="rl-tb"/>
      <style:text-properties officeooo:rsid="0e5529b4" officeooo:paragraph-rsid="0e5529b4"/>
    </style:style>
    <style:style style:name="P1486" style:family="paragraph" style:parent-style-name="Standard" style:list-style-name="L53">
      <style:paragraph-properties fo:text-align="end" style:justify-single-word="false" style:writing-mode="rl-tb"/>
      <style:text-properties officeooo:rsid="0e986829" officeooo:paragraph-rsid="0e986829"/>
    </style:style>
    <style:style style:name="P1487" style:family="paragraph" style:parent-style-name="Standard" style:list-style-name="L53">
      <style:paragraph-properties fo:text-align="end" style:justify-single-word="false" style:writing-mode="rl-tb"/>
      <style:text-properties officeooo:rsid="0e9aa907" officeooo:paragraph-rsid="0e9aa907"/>
    </style:style>
    <style:style style:name="P1488" style:family="paragraph" style:parent-style-name="Standard" style:list-style-name="L55">
      <style:paragraph-properties fo:text-align="end" style:justify-single-word="false" style:writing-mode="rl-tb"/>
      <style:text-properties officeooo:rsid="0e9aa907" officeooo:paragraph-rsid="0e9baebf"/>
    </style:style>
    <style:style style:name="P1489" style:family="paragraph" style:parent-style-name="Standard" style:list-style-name="L53">
      <style:paragraph-properties fo:text-align="end" style:justify-single-word="false" style:writing-mode="rl-tb"/>
      <style:text-properties officeooo:rsid="0e471793" officeooo:paragraph-rsid="0e471793"/>
    </style:style>
    <style:style style:name="P1490" style:family="paragraph" style:parent-style-name="Standard" style:list-style-name="L54">
      <style:paragraph-properties fo:text-align="end" style:justify-single-word="false" style:writing-mode="rl-tb"/>
      <style:text-properties officeooo:rsid="0e4ddce9" officeooo:paragraph-rsid="0e4ddce9"/>
    </style:style>
    <style:style style:name="P1491" style:family="paragraph" style:parent-style-name="Standard" style:list-style-name="L54">
      <style:paragraph-properties fo:text-align="end" style:justify-single-word="false" style:writing-mode="rl-tb"/>
      <style:text-properties officeooo:rsid="0e4ddce9" officeooo:paragraph-rsid="0e5a227b"/>
    </style:style>
    <style:style style:name="P1492" style:family="paragraph" style:parent-style-name="Standard" style:list-style-name="L54">
      <style:paragraph-properties fo:text-align="end" style:justify-single-word="false" style:writing-mode="rl-tb"/>
      <style:text-properties officeooo:rsid="0e6bb53f" officeooo:paragraph-rsid="0e6bb53f"/>
    </style:style>
    <style:style style:name="P1493" style:family="paragraph" style:parent-style-name="Standard" style:list-style-name="L47">
      <style:paragraph-properties fo:text-align="end" style:justify-single-word="false" style:writing-mode="rl-tb"/>
      <style:text-properties officeooo:rsid="0d2b4e6d" officeooo:paragraph-rsid="0d2b4e6d"/>
    </style:style>
    <style:style style:name="P1494" style:family="paragraph" style:parent-style-name="Standard" style:list-style-name="L55">
      <style:paragraph-properties fo:text-align="end" style:justify-single-word="false" style:writing-mode="rl-tb"/>
      <style:text-properties officeooo:rsid="0d32a225" officeooo:paragraph-rsid="0d32a225"/>
    </style:style>
    <style:style style:name="P1495" style:family="paragraph" style:parent-style-name="Standard" style:list-style-name="L55">
      <style:paragraph-properties fo:text-align="end" style:justify-single-word="false" style:writing-mode="rl-tb"/>
      <style:text-properties officeooo:rsid="0d3433fc" officeooo:paragraph-rsid="0d3433fc"/>
    </style:style>
    <style:style style:name="P1496" style:family="paragraph" style:parent-style-name="Standard" style:list-style-name="L55">
      <style:paragraph-properties fo:text-align="end" style:justify-single-word="false" style:writing-mode="rl-tb"/>
      <style:text-properties officeooo:rsid="0d3433fc" officeooo:paragraph-rsid="0d351d4c"/>
    </style:style>
    <style:style style:name="P1497" style:family="paragraph" style:parent-style-name="Standard" style:list-style-name="L55">
      <style:paragraph-properties fo:text-align="end" style:justify-single-word="false" style:writing-mode="rl-tb"/>
      <style:text-properties officeooo:rsid="0d351d4c" officeooo:paragraph-rsid="0d351d4c"/>
    </style:style>
    <style:style style:name="P1498" style:family="paragraph" style:parent-style-name="Standard" style:list-style-name="L55">
      <style:paragraph-properties fo:text-align="end" style:justify-single-word="false" style:writing-mode="rl-tb"/>
      <style:text-properties officeooo:rsid="0d3738d0" officeooo:paragraph-rsid="0d3738d0"/>
    </style:style>
    <style:style style:name="P1499" style:family="paragraph" style:parent-style-name="Standard" style:list-style-name="L55">
      <style:paragraph-properties fo:text-align="end" style:justify-single-word="false" style:writing-mode="rl-tb"/>
      <style:text-properties officeooo:rsid="0d3926b3" officeooo:paragraph-rsid="0d3926b3"/>
    </style:style>
    <style:style style:name="P1500" style:family="paragraph" style:parent-style-name="Standard" style:list-style-name="L55">
      <style:paragraph-properties fo:text-align="end" style:justify-single-word="false" style:writing-mode="rl-tb"/>
      <style:text-properties officeooo:rsid="0d3b705b" officeooo:paragraph-rsid="0d3b705b"/>
    </style:style>
    <style:style style:name="P1501" style:family="paragraph" style:parent-style-name="Standard" style:list-style-name="L56">
      <style:paragraph-properties fo:text-align="end" style:justify-single-word="false" style:writing-mode="rl-tb"/>
      <style:text-properties officeooo:rsid="0d3b705b" officeooo:paragraph-rsid="0db14a82"/>
    </style:style>
    <style:style style:name="P1502" style:family="paragraph" style:parent-style-name="Standard" style:list-style-name="L55">
      <style:paragraph-properties fo:text-align="end" style:justify-single-word="false" style:writing-mode="rl-tb"/>
      <style:text-properties officeooo:rsid="0d44739d" officeooo:paragraph-rsid="0d44739d"/>
    </style:style>
    <style:style style:name="P1503" style:family="paragraph" style:parent-style-name="Standard" style:list-style-name="L55">
      <style:paragraph-properties fo:text-align="end" style:justify-single-word="false" style:writing-mode="rl-tb"/>
      <style:text-properties officeooo:rsid="0d45ef24" officeooo:paragraph-rsid="0d45ef24"/>
    </style:style>
    <style:style style:name="P1504" style:family="paragraph" style:parent-style-name="Standard" style:list-style-name="L55">
      <style:paragraph-properties fo:text-align="end" style:justify-single-word="false" style:writing-mode="rl-tb"/>
      <style:text-properties officeooo:rsid="0d45ef24" officeooo:paragraph-rsid="0d84a60e"/>
    </style:style>
    <style:style style:name="P1505" style:family="paragraph" style:parent-style-name="Standard" style:list-style-name="L55">
      <style:paragraph-properties fo:text-align="end" style:justify-single-word="false" style:writing-mode="rl-tb"/>
      <style:text-properties officeooo:rsid="0d716cd0" officeooo:paragraph-rsid="0d716cd0"/>
    </style:style>
    <style:style style:name="P1506" style:family="paragraph" style:parent-style-name="Standard" style:list-style-name="L55">
      <style:paragraph-properties fo:text-align="end" style:justify-single-word="false" style:writing-mode="rl-tb"/>
      <style:text-properties officeooo:rsid="0fcbcf69" officeooo:paragraph-rsid="0fcbcf69"/>
    </style:style>
    <style:style style:name="P1507" style:family="paragraph" style:parent-style-name="Standard" style:list-style-name="L55">
      <style:paragraph-properties fo:text-align="end" style:justify-single-word="false" style:writing-mode="rl-tb"/>
      <style:text-properties officeooo:rsid="0d452861" officeooo:paragraph-rsid="0d452861"/>
    </style:style>
    <style:style style:name="P1508" style:family="paragraph" style:parent-style-name="Standard" style:list-style-name="L55">
      <style:paragraph-properties fo:text-align="end" style:justify-single-word="false" style:writing-mode="rl-tb"/>
      <style:text-properties officeooo:rsid="0d83cd49" officeooo:paragraph-rsid="0d84a60e"/>
    </style:style>
    <style:style style:name="P1509" style:family="paragraph" style:parent-style-name="Standard" style:list-style-name="L55">
      <style:paragraph-properties fo:text-align="end" style:justify-single-word="false" style:writing-mode="rl-tb"/>
      <style:text-properties officeooo:rsid="0e937d3a" officeooo:paragraph-rsid="0e937d3a"/>
    </style:style>
    <style:style style:name="P1510" style:family="paragraph" style:parent-style-name="Standard" style:list-style-name="L55">
      <style:paragraph-properties fo:text-align="end" style:justify-single-word="false" style:writing-mode="rl-tb"/>
      <style:text-properties officeooo:rsid="0e937d3a" officeooo:paragraph-rsid="0e9baebf"/>
    </style:style>
    <style:style style:name="P1511" style:family="paragraph" style:parent-style-name="Standard" style:list-style-name="L55">
      <style:paragraph-properties fo:text-align="end" style:justify-single-word="false" style:writing-mode="rl-tb"/>
      <style:text-properties officeooo:rsid="0ee7bb07" officeooo:paragraph-rsid="0ee7bb07"/>
    </style:style>
    <style:style style:name="P1512" style:family="paragraph" style:parent-style-name="Standard" style:list-style-name="L55">
      <style:paragraph-properties fo:text-align="justify" style:justify-single-word="false" style:writing-mode="rl-tb"/>
      <style:text-properties officeooo:paragraph-rsid="0f7e94c7"/>
    </style:style>
    <style:style style:name="P1513" style:family="paragraph" style:parent-style-name="Standard" style:list-style-name="L55">
      <style:paragraph-properties fo:text-align="justify" style:justify-single-word="false" style:writing-mode="rl-tb"/>
      <style:text-properties officeooo:rsid="0f79d643" officeooo:paragraph-rsid="0f7e94c7"/>
    </style:style>
    <style:style style:name="P1514" style:family="paragraph" style:parent-style-name="Standard" style:list-style-name="L61">
      <style:paragraph-properties fo:text-align="justify" style:justify-single-word="false" style:writing-mode="rl-tb"/>
      <style:text-properties officeooo:rsid="0f79d643" officeooo:paragraph-rsid="0f79d643"/>
    </style:style>
    <style:style style:name="P1515" style:family="paragraph" style:parent-style-name="Standard" style:list-style-name="L55">
      <style:paragraph-properties fo:text-align="end" style:justify-single-word="false" style:writing-mode="rl-tb"/>
      <style:text-properties officeooo:rsid="0f79d643" officeooo:paragraph-rsid="0f7e94c7"/>
    </style:style>
    <style:style style:name="P1516" style:family="paragraph" style:parent-style-name="Standard" style:list-style-name="L61">
      <style:paragraph-properties fo:text-align="end" style:justify-single-word="false" style:writing-mode="rl-tb"/>
      <style:text-properties officeooo:rsid="0f79d643" officeooo:paragraph-rsid="0f7cb3a3"/>
    </style:style>
    <style:style style:name="P1517" style:family="paragraph" style:parent-style-name="Standard" style:list-style-name="L55">
      <style:paragraph-properties fo:text-align="end" style:justify-single-word="false" style:writing-mode="rl-tb"/>
      <style:text-properties officeooo:rsid="0d90ee97" officeooo:paragraph-rsid="0d90ee97"/>
    </style:style>
    <style:style style:name="P1518" style:family="paragraph" style:parent-style-name="Standard" style:list-style-name="L56">
      <style:paragraph-properties fo:text-align="end" style:justify-single-word="false" style:writing-mode="rl-tb"/>
      <style:text-properties officeooo:rsid="0da7d1a0" officeooo:paragraph-rsid="0da7d1a0"/>
    </style:style>
    <style:style style:name="P1519" style:family="paragraph" style:parent-style-name="Standard" style:list-style-name="L56">
      <style:paragraph-properties fo:text-align="end" style:justify-single-word="false" style:writing-mode="rl-tb"/>
      <style:text-properties officeooo:rsid="0da8b0f4" officeooo:paragraph-rsid="0da8b0f4"/>
    </style:style>
    <style:style style:name="P1520" style:family="paragraph" style:parent-style-name="Standard" style:list-style-name="L56">
      <style:paragraph-properties fo:text-align="end" style:justify-single-word="false" style:writing-mode="rl-tb"/>
      <style:text-properties officeooo:rsid="0dae4197" officeooo:paragraph-rsid="0dae4197"/>
    </style:style>
    <style:style style:name="P1521" style:family="paragraph" style:parent-style-name="Standard" style:list-style-name="L56">
      <style:paragraph-properties fo:text-align="end" style:justify-single-word="false" style:writing-mode="rl-tb"/>
      <style:text-properties officeooo:rsid="0daa3ce3" officeooo:paragraph-rsid="0daa3ce3"/>
    </style:style>
    <style:style style:name="P1522" style:family="paragraph" style:parent-style-name="Standard" style:list-style-name="L56">
      <style:paragraph-properties fo:text-align="end" style:justify-single-word="false" style:writing-mode="rl-tb"/>
      <style:text-properties officeooo:rsid="0e769f9a" officeooo:paragraph-rsid="0e769f9a"/>
    </style:style>
    <style:style style:name="P1523" style:family="paragraph" style:parent-style-name="Standard" style:list-style-name="L57">
      <style:paragraph-properties fo:text-align="end" style:justify-single-word="false" style:writing-mode="rl-tb"/>
      <style:text-properties officeooo:rsid="0e863d7e" officeooo:paragraph-rsid="0e863d7e"/>
    </style:style>
    <style:style style:name="P1524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7b984"/>
    </style:style>
    <style:style style:name="P1525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cb19b"/>
    </style:style>
    <style:style style:name="P1526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8b25b5"/>
    </style:style>
    <style:style style:name="P1527" style:family="paragraph" style:parent-style-name="Standard" style:list-style-name="L57">
      <style:paragraph-properties fo:text-align="end" style:justify-single-word="false" style:writing-mode="rl-tb"/>
      <style:text-properties officeooo:rsid="0e87b984" officeooo:paragraph-rsid="0e90cdd6"/>
    </style:style>
    <style:style style:name="P1528" style:family="paragraph" style:parent-style-name="Standard" style:list-style-name="L57">
      <style:paragraph-properties fo:text-align="end" style:justify-single-word="false" style:writing-mode="rl-tb"/>
      <style:text-properties officeooo:rsid="0ead15a6" officeooo:paragraph-rsid="0ead15a6"/>
    </style:style>
    <style:style style:name="P1529" style:family="paragraph" style:parent-style-name="Standard" style:list-style-name="L58">
      <style:paragraph-properties fo:text-align="end" style:justify-single-word="false" style:writing-mode="rl-tb"/>
      <style:text-properties officeooo:rsid="0ebb1696" officeooo:paragraph-rsid="0ebb1696"/>
    </style:style>
    <style:style style:name="P1530" style:family="paragraph" style:parent-style-name="Standard" style:list-style-name="L58">
      <style:paragraph-properties fo:text-align="end" style:justify-single-word="false" style:writing-mode="rl-tb"/>
      <style:text-properties officeooo:rsid="0ebcf53d" officeooo:paragraph-rsid="0ebcf53d"/>
    </style:style>
    <style:style style:name="P1531" style:family="paragraph" style:parent-style-name="Standard" style:list-style-name="L58">
      <style:paragraph-properties fo:text-align="end" style:justify-single-word="false" style:writing-mode="rl-tb"/>
      <style:text-properties officeooo:rsid="0ec04313" officeooo:paragraph-rsid="0ec04313"/>
    </style:style>
    <style:style style:name="P1532" style:family="paragraph" style:parent-style-name="Standard" style:list-style-name="L59">
      <style:paragraph-properties fo:text-align="end" style:justify-single-word="false" style:writing-mode="rl-tb"/>
      <style:text-properties officeooo:rsid="0ec04313" officeooo:paragraph-rsid="0ecfa3d7"/>
    </style:style>
    <style:style style:name="P1533" style:family="paragraph" style:parent-style-name="Standard" style:list-style-name="L58">
      <style:paragraph-properties fo:text-align="end" style:justify-single-word="false" style:writing-mode="rl-tb"/>
      <style:text-properties officeooo:rsid="0ec65ced" officeooo:paragraph-rsid="0ec65ced"/>
    </style:style>
    <style:style style:name="P1534" style:family="paragraph" style:parent-style-name="Standard" style:list-style-name="L59">
      <style:paragraph-properties fo:text-align="justify" style:justify-single-word="false" style:writing-mode="rl-tb"/>
      <style:text-properties officeooo:rsid="0ecdd9b0" officeooo:paragraph-rsid="0ecdd9b0"/>
    </style:style>
    <style:style style:name="P1535" style:family="paragraph" style:parent-style-name="Standard" style:list-style-name="L59">
      <style:paragraph-properties fo:text-align="justify" style:justify-single-word="false" style:writing-mode="rl-tb"/>
      <style:text-properties officeooo:rsid="0ed15aef" officeooo:paragraph-rsid="0ed15aef"/>
    </style:style>
    <style:style style:name="P1536" style:family="paragraph" style:parent-style-name="Standard" style:list-style-name="L59">
      <style:paragraph-properties fo:text-align="justify" style:justify-single-word="false" style:writing-mode="rl-tb"/>
      <style:text-properties officeooo:rsid="0f0c1a8a" officeooo:paragraph-rsid="0f0c1a8a"/>
    </style:style>
    <style:style style:name="P1537" style:family="paragraph" style:parent-style-name="Standard" style:list-style-name="L60">
      <style:paragraph-properties fo:text-align="justify" style:justify-single-word="false" style:writing-mode="rl-tb"/>
      <style:text-properties officeooo:rsid="0f2498d0" officeooo:paragraph-rsid="0f2498d0"/>
    </style:style>
    <style:style style:name="P1538" style:family="paragraph" style:parent-style-name="Standard" style:list-style-name="L60">
      <style:paragraph-properties fo:text-align="justify" style:justify-single-word="false" style:writing-mode="rl-tb"/>
      <style:text-properties officeooo:rsid="0f25c52d" officeooo:paragraph-rsid="0f25c52d"/>
    </style:style>
    <style:style style:name="P1539" style:family="paragraph" style:parent-style-name="Standard" style:list-style-name="L60">
      <style:paragraph-properties fo:text-align="justify" style:justify-single-word="false" style:writing-mode="rl-tb"/>
      <style:text-properties officeooo:rsid="0f46dd73" officeooo:paragraph-rsid="0f46dd73"/>
    </style:style>
    <style:style style:name="P1540" style:family="paragraph" style:parent-style-name="Standard" style:list-style-name="L61">
      <style:paragraph-properties fo:text-align="justify" style:justify-single-word="false" style:writing-mode="rl-tb"/>
      <style:text-properties officeooo:rsid="0f46dd73" officeooo:paragraph-rsid="0f4b2455"/>
    </style:style>
    <style:style style:name="P1541" style:family="paragraph" style:parent-style-name="Standard" style:list-style-name="L60">
      <style:paragraph-properties fo:text-align="justify" style:justify-single-word="false" style:writing-mode="rl-tb"/>
      <style:text-properties officeooo:rsid="0f2650f8" officeooo:paragraph-rsid="0f2650f8"/>
    </style:style>
    <style:style style:name="P1542" style:family="paragraph" style:parent-style-name="Standard" style:list-style-name="L60">
      <style:paragraph-properties fo:text-align="justify" style:justify-single-word="false" style:writing-mode="rl-tb"/>
      <style:text-properties officeooo:rsid="0f68e631" officeooo:paragraph-rsid="0f6ad2fc"/>
    </style:style>
    <style:style style:name="P1543" style:family="paragraph" style:parent-style-name="Standard" style:list-style-name="L61">
      <style:paragraph-properties fo:text-align="justify" style:justify-single-word="false" style:writing-mode="rl-tb"/>
      <style:text-properties officeooo:rsid="0f68e631" officeooo:paragraph-rsid="0f68e631"/>
    </style:style>
    <style:style style:name="P1544" style:family="paragraph" style:parent-style-name="Standard" style:list-style-name="L62">
      <style:paragraph-properties fo:text-align="justify" style:justify-single-word="false" style:writing-mode="rl-tb"/>
      <style:text-properties officeooo:rsid="0f68e631" officeooo:paragraph-rsid="0f6d04b6"/>
    </style:style>
    <style:style style:name="P1545" style:family="paragraph" style:parent-style-name="Standard" style:list-style-name="L6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546" style:family="paragraph" style:parent-style-name="Standard" style:list-style-name="L6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547" style:family="paragraph" style:parent-style-name="Standard" style:list-style-name="L6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548" style:family="paragraph" style:parent-style-name="Standard" style:list-style-name="L6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549" style:family="paragraph" style:parent-style-name="Standard" style:list-style-name="L6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550" style:family="paragraph" style:parent-style-name="Standard" style:list-style-name="L6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551" style:family="paragraph" style:parent-style-name="Standard" style:list-style-name="L60">
      <style:paragraph-properties fo:text-align="justify" style:justify-single-word="false" style:writing-mode="rl-tb"/>
      <style:text-properties officeooo:rsid="0f2a7089" officeooo:paragraph-rsid="0f2a7089"/>
    </style:style>
    <style:style style:name="P1552" style:family="paragraph" style:parent-style-name="Standard" style:list-style-name="L61">
      <style:paragraph-properties fo:text-align="justify" style:justify-single-word="false" style:writing-mode="rl-tb"/>
      <style:text-properties officeooo:rsid="0f36e012" officeooo:paragraph-rsid="0f36e012"/>
    </style:style>
    <style:style style:name="P1553" style:family="paragraph" style:parent-style-name="Standard" style:list-style-name="L61">
      <style:paragraph-properties fo:text-align="justify" style:justify-single-word="false" style:writing-mode="rl-tb"/>
      <style:text-properties officeooo:rsid="0f38c1ef" officeooo:paragraph-rsid="0f38c1ef"/>
    </style:style>
    <style:style style:name="P1554" style:family="paragraph" style:parent-style-name="Standard" style:list-style-name="L61">
      <style:paragraph-properties fo:text-align="justify" style:justify-single-word="false" style:writing-mode="rl-tb"/>
      <style:text-properties officeooo:rsid="0f3d6d2d" officeooo:paragraph-rsid="0f3d6d2d"/>
    </style:style>
    <style:style style:name="P1555" style:family="paragraph" style:parent-style-name="Standard" style:list-style-name="L61">
      <style:paragraph-properties fo:text-align="justify" style:justify-single-word="false" style:writing-mode="rl-tb"/>
      <style:text-properties officeooo:rsid="0f5679ee" officeooo:paragraph-rsid="0f5679ee"/>
    </style:style>
    <style:style style:name="P1556" style:family="paragraph" style:parent-style-name="Standard" style:list-style-name="L61">
      <style:paragraph-properties fo:text-align="justify" style:justify-single-word="false" style:writing-mode="rl-tb"/>
      <style:text-properties officeooo:rsid="0f44e14f" officeooo:paragraph-rsid="0f44e14f"/>
    </style:style>
    <style:style style:name="P1557" style:family="paragraph" style:parent-style-name="Standard" style:list-style-name="L61">
      <style:paragraph-properties fo:text-align="justify" style:justify-single-word="false" style:writing-mode="rl-tb"/>
      <style:text-properties officeooo:rsid="0f515a3d" officeooo:paragraph-rsid="0f515a3d"/>
    </style:style>
    <style:style style:name="P1558" style:family="paragraph" style:parent-style-name="Standard" style:list-style-name="L61">
      <style:paragraph-properties fo:text-align="justify" style:justify-single-word="false" style:writing-mode="rl-tb"/>
      <style:text-properties officeooo:rsid="0f515a3d" officeooo:paragraph-rsid="0f5679ee"/>
    </style:style>
    <style:style style:name="P1559" style:family="paragraph" style:parent-style-name="Standard" style:list-style-name="L61">
      <style:paragraph-properties fo:text-align="justify" style:justify-single-word="false" style:writing-mode="rl-tb"/>
      <style:text-properties officeooo:rsid="0f5c1e5b" officeooo:paragraph-rsid="0f5c1e5b"/>
    </style:style>
    <style:style style:name="P1560" style:family="paragraph" style:parent-style-name="Standard" style:list-style-name="L62">
      <style:paragraph-properties fo:text-align="end" style:justify-single-word="false" style:writing-mode="rl-tb"/>
      <style:text-properties officeooo:rsid="0f86e04d" officeooo:paragraph-rsid="0f86e04d"/>
    </style:style>
    <style:style style:name="P1561" style:family="paragraph" style:parent-style-name="Standard" style:list-style-name="L63">
      <style:paragraph-properties fo:text-align="end" style:justify-single-word="false" style:writing-mode="rl-tb"/>
      <style:text-properties officeooo:rsid="0f9621ed" officeooo:paragraph-rsid="0f9621ed"/>
    </style:style>
    <style:style style:name="P1562" style:family="paragraph" style:parent-style-name="Standard" style:list-style-name="L63">
      <style:paragraph-properties fo:text-align="end" style:justify-single-word="false" style:writing-mode="rl-tb"/>
      <style:text-properties officeooo:rsid="0f97559d" officeooo:paragraph-rsid="0f97559d"/>
    </style:style>
    <style:style style:name="P1563" style:family="paragraph" style:parent-style-name="Standard" style:list-style-name="L63">
      <style:paragraph-properties fo:text-align="end" style:justify-single-word="false" style:writing-mode="rl-tb"/>
      <style:text-properties officeooo:rsid="0f98d32e" officeooo:paragraph-rsid="0f98d32e"/>
    </style:style>
    <style:style style:name="P156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56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5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5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56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56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57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571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1572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1573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1574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1575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1576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1577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1578" style:family="paragraph" style:parent-style-name="Standard" style:list-style-name="L1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1579" style:family="paragraph" style:parent-style-name="Standard" style:list-style-name="L1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1580" style:family="paragraph" style:parent-style-name="Standard" style:list-style-name="L1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1581" style:family="paragraph" style:parent-style-name="Standard" style:list-style-name="L17">
      <style:paragraph-properties fo:text-align="end" style:justify-single-word="false" fo:break-before="page" style:writing-mode="rl-tb"/>
      <style:text-properties officeooo:paragraph-rsid="03bd7a25"/>
    </style:style>
    <style:style style:name="P1582" style:family="paragraph" style:parent-style-name="Standard" style:list-style-name="L18">
      <style:paragraph-properties fo:text-align="end" style:justify-single-word="false" fo:break-before="page" style:writing-mode="rl-tb"/>
      <style:text-properties officeooo:paragraph-rsid="04444c3d"/>
    </style:style>
    <style:style style:name="P1583" style:family="paragraph" style:parent-style-name="Standard" style:list-style-name="L19">
      <style:paragraph-properties fo:text-align="end" style:justify-single-word="false" fo:break-before="page" style:writing-mode="rl-tb"/>
      <style:text-properties officeooo:paragraph-rsid="04760349"/>
    </style:style>
    <style:style style:name="P1584" style:family="paragraph" style:parent-style-name="Standard" style:list-style-name="L27">
      <style:paragraph-properties fo:text-align="end" style:justify-single-word="false" fo:break-before="page" style:writing-mode="rl-tb"/>
      <style:text-properties officeooo:paragraph-rsid="05a6b8de"/>
    </style:style>
    <style:style style:name="P1585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6039487"/>
    </style:style>
    <style:style style:name="P1586" style:family="paragraph" style:parent-style-name="Standard" style:list-style-name="L22">
      <style:paragraph-properties fo:text-align="end" style:justify-single-word="false" fo:break-before="page" style:writing-mode="rl-tb"/>
      <style:text-properties officeooo:paragraph-rsid="09a5177b"/>
    </style:style>
    <style:style style:name="P1587" style:family="paragraph" style:parent-style-name="Standard" style:list-style-name="L35">
      <style:paragraph-properties fo:text-align="end" style:justify-single-word="false" fo:break-before="page" style:writing-mode="rl-tb"/>
      <style:text-properties officeooo:paragraph-rsid="08ea31f0"/>
    </style:style>
    <style:style style:name="P1588" style:family="paragraph" style:parent-style-name="Standard" style:list-style-name="L46">
      <style:paragraph-properties fo:text-align="end" style:justify-single-word="false" fo:break-before="page" style:writing-mode="rl-tb"/>
      <style:text-properties officeooo:paragraph-rsid="0ee7fa0d"/>
    </style:style>
    <style:style style:name="P1589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d56dd8a"/>
    </style:style>
    <style:style style:name="P1590" style:family="paragraph" style:parent-style-name="Standard" style:list-style-name="L49">
      <style:paragraph-properties fo:text-align="end" style:justify-single-word="false" fo:break-before="page" style:writing-mode="rl-tb"/>
      <style:text-properties officeooo:paragraph-rsid="0de2c30d"/>
    </style:style>
    <style:style style:name="P1591" style:family="paragraph" style:parent-style-name="Standard" style:list-style-name="L52">
      <style:paragraph-properties fo:text-align="end" style:justify-single-word="false" fo:break-before="page" style:writing-mode="rl-tb"/>
      <style:text-properties officeooo:paragraph-rsid="0e300352"/>
    </style:style>
    <style:style style:name="P1592" style:family="paragraph" style:parent-style-name="Standard" style:list-style-name="L56">
      <style:paragraph-properties fo:text-align="end" style:justify-single-word="false" fo:break-before="page" style:writing-mode="rl-tb"/>
      <style:text-properties officeooo:paragraph-rsid="0e709bd9"/>
    </style:style>
    <style:style style:name="P1593" style:family="paragraph" style:parent-style-name="Standard" style:list-style-name="L62">
      <style:paragraph-properties fo:text-align="end" style:justify-single-word="false" fo:break-before="page" style:writing-mode="rl-tb"/>
      <style:text-properties officeooo:paragraph-rsid="0f6f2f05"/>
    </style:style>
    <style:style style:name="P1594" style:family="paragraph" style:parent-style-name="Standard" style:list-style-name="L2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1595" style:family="paragraph" style:parent-style-name="Standard" style:list-style-name="L2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1596" style:family="paragraph" style:parent-style-name="Standard" style:list-style-name="L2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1597" style:family="paragraph" style:parent-style-name="Standard" style:list-style-name="L2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1598" style:family="paragraph" style:parent-style-name="Standard" style:list-style-name="L2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1599" style:family="paragraph" style:parent-style-name="Standard" style:list-style-name="L3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1600" style:family="paragraph" style:parent-style-name="Standard" style:list-style-name="L3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1601" style:family="paragraph" style:parent-style-name="Standard" style:list-style-name="L3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1602" style:family="paragraph" style:parent-style-name="Standard" style:list-style-name="L3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1603" style:family="paragraph" style:parent-style-name="Standard" style:list-style-name="L3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1604" style:family="paragraph" style:parent-style-name="Standard" style:list-style-name="L3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1605" style:family="paragraph" style:parent-style-name="Standard" style:list-style-name="L3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1606" style:family="paragraph" style:parent-style-name="Standard" style:list-style-name="L3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1607" style:family="paragraph" style:parent-style-name="Standard" style:list-style-name="L3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1608" style:family="paragraph" style:parent-style-name="Standard" style:list-style-name="L4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1609" style:family="paragraph" style:parent-style-name="Standard" style:list-style-name="L4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1610" style:family="paragraph" style:parent-style-name="Standard" style:list-style-name="L4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1611" style:family="paragraph" style:parent-style-name="Standard" style:list-style-name="L4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1612" style:family="paragraph" style:parent-style-name="Standard" style:list-style-name="L4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1613" style:family="paragraph" style:parent-style-name="Standard" style:list-style-name="L4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1614" style:family="paragraph" style:parent-style-name="Standard" style:list-style-name="L4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1615" style:family="paragraph" style:parent-style-name="Standard" style:list-style-name="L4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1616" style:family="paragraph" style:parent-style-name="Standard" style:list-style-name="L5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1617" style:family="paragraph" style:parent-style-name="Standard" style:list-style-name="L5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1618" style:family="paragraph" style:parent-style-name="Standard" style:list-style-name="L4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1619" style:family="paragraph" style:parent-style-name="Standard" style:list-style-name="L5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1620" style:family="paragraph" style:parent-style-name="Standard" style:list-style-name="L5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1621" style:family="paragraph" style:parent-style-name="Standard" style:list-style-name="L5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1622" style:family="paragraph" style:parent-style-name="Standard" style:list-style-name="L5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1623" style:family="paragraph" style:parent-style-name="Standard" style:list-style-name="L6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1624" style:family="paragraph" style:parent-style-name="Standard" style:list-style-name="L6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1625" style:family="paragraph" style:parent-style-name="Standard" style:list-style-name="L6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1626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627" style:family="paragraph" style:parent-style-name="Table_20_Contents">
      <style:paragraph-properties fo:text-align="center" style:justify-single-word="false"/>
    </style:style>
    <style:style style:name="P1628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629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630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631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632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1633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1634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1635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1636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1637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1638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1639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1640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1641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1642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1643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1644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1645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1646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1647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1648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1649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1650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1651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1652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 officeooo:rsid="0332e230"/>
    </style:style>
    <style:style style:name="T198" style:family="text">
      <style:text-properties style:text-underline-style="none" officeooo:rsid="032f13da"/>
    </style:style>
    <style:style style:name="T199" style:family="text">
      <style:text-properties style:text-underline-style="none" officeooo:rsid="037d66f3"/>
    </style:style>
    <style:style style:name="T200" style:family="text">
      <style:text-properties style:text-underline-style="none" officeooo:rsid="037df483"/>
    </style:style>
    <style:style style:name="T201" style:family="text">
      <style:text-properties style:text-underline-style="none" officeooo:rsid="03e3b28c"/>
    </style:style>
    <style:style style:name="T202" style:family="text">
      <style:text-properties style:text-underline-style="none" officeooo:rsid="03e1f152"/>
    </style:style>
    <style:style style:name="T203" style:family="text">
      <style:text-properties style:text-underline-style="none" officeooo:rsid="03bd7a25"/>
    </style:style>
    <style:style style:name="T204" style:family="text">
      <style:text-properties officeooo:rsid="03345985"/>
    </style:style>
    <style:style style:name="T205" style:family="text">
      <style:text-properties officeooo:rsid="03351150"/>
    </style:style>
    <style:style style:name="T206" style:family="text">
      <style:text-properties officeooo:rsid="0336499b"/>
    </style:style>
    <style:style style:name="T207" style:family="text">
      <style:text-properties officeooo:rsid="03369227"/>
    </style:style>
    <style:style style:name="T208" style:family="text">
      <style:text-properties officeooo:rsid="03384aa5"/>
    </style:style>
    <style:style style:name="T209" style:family="text">
      <style:text-properties officeooo:rsid="03388be2"/>
    </style:style>
    <style:style style:name="T210" style:family="text">
      <style:text-properties officeooo:rsid="0339bc66"/>
    </style:style>
    <style:style style:name="T211" style:family="text">
      <style:text-properties officeooo:rsid="033bc944"/>
    </style:style>
    <style:style style:name="T212" style:family="text">
      <style:text-properties officeooo:rsid="033d0e52"/>
    </style:style>
    <style:style style:name="T213" style:family="text">
      <style:text-properties officeooo:rsid="033e06ec"/>
    </style:style>
    <style:style style:name="T214" style:family="text">
      <style:text-properties officeooo:rsid="0340dc7d"/>
    </style:style>
    <style:style style:name="T215" style:family="text">
      <style:text-properties officeooo:rsid="034efb90"/>
    </style:style>
    <style:style style:name="T216" style:family="text">
      <style:text-properties officeooo:rsid="0351ee97"/>
    </style:style>
    <style:style style:name="T217" style:family="text">
      <style:text-properties officeooo:rsid="03530ab1"/>
    </style:style>
    <style:style style:name="T218" style:family="text">
      <style:text-properties officeooo:rsid="0353f661"/>
    </style:style>
    <style:style style:name="T219" style:family="text">
      <style:text-properties officeooo:rsid="03541eca"/>
    </style:style>
    <style:style style:name="T220" style:family="text">
      <style:text-properties officeooo:rsid="035482d1"/>
    </style:style>
    <style:style style:name="T221" style:family="text">
      <style:text-properties officeooo:rsid="0355fa86"/>
    </style:style>
    <style:style style:name="T222" style:family="text">
      <style:text-properties officeooo:rsid="0357b0f3"/>
    </style:style>
    <style:style style:name="T223" style:family="text">
      <style:text-properties officeooo:rsid="03598c47"/>
    </style:style>
    <style:style style:name="T224" style:family="text">
      <style:text-properties officeooo:rsid="0362c6a2"/>
    </style:style>
    <style:style style:name="T225" style:family="text">
      <style:text-properties officeooo:rsid="036c190a"/>
    </style:style>
    <style:style style:name="T226" style:family="text">
      <style:text-properties officeooo:rsid="036ec967"/>
    </style:style>
    <style:style style:name="T227" style:family="text">
      <style:text-properties officeooo:rsid="036f6500"/>
    </style:style>
    <style:style style:name="T228" style:family="text">
      <style:text-properties officeooo:rsid="03728642"/>
    </style:style>
    <style:style style:name="T229" style:family="text">
      <style:text-properties officeooo:rsid="03733bd2"/>
    </style:style>
    <style:style style:name="T230" style:family="text">
      <style:text-properties officeooo:rsid="0377a359"/>
    </style:style>
    <style:style style:name="T231" style:family="text">
      <style:text-properties officeooo:rsid="0378a182"/>
    </style:style>
    <style:style style:name="T232" style:family="text">
      <style:text-properties officeooo:rsid="037925b3"/>
    </style:style>
    <style:style style:name="T233" style:family="text">
      <style:text-properties officeooo:rsid="037d66f3"/>
    </style:style>
    <style:style style:name="T234" style:family="text">
      <style:text-properties officeooo:rsid="037df483"/>
    </style:style>
    <style:style style:name="T235" style:family="text">
      <style:text-properties officeooo:rsid="0386d24a"/>
    </style:style>
    <style:style style:name="T236" style:family="text">
      <style:text-properties officeooo:rsid="038784e1"/>
    </style:style>
    <style:style style:name="T237" style:family="text">
      <style:text-properties officeooo:rsid="03889fb2"/>
    </style:style>
    <style:style style:name="T238" style:family="text">
      <style:text-properties officeooo:rsid="0388e03f"/>
    </style:style>
    <style:style style:name="T239" style:family="text">
      <style:text-properties officeooo:rsid="038b53a7"/>
    </style:style>
    <style:style style:name="T240" style:family="text">
      <style:text-properties officeooo:rsid="038c481d"/>
    </style:style>
    <style:style style:name="T241" style:family="text">
      <style:text-properties officeooo:rsid="03a97b89"/>
    </style:style>
    <style:style style:name="T242" style:family="text">
      <style:text-properties officeooo:rsid="03b8d052"/>
    </style:style>
    <style:style style:name="T243" style:family="text">
      <style:text-properties officeooo:rsid="03c48b2b"/>
    </style:style>
    <style:style style:name="T244" style:family="text">
      <style:text-properties officeooo:rsid="03c86a87"/>
    </style:style>
    <style:style style:name="T245" style:family="text">
      <style:text-properties officeooo:rsid="03c8f71a"/>
    </style:style>
    <style:style style:name="T246" style:family="text">
      <style:text-properties officeooo:rsid="03c965bb"/>
    </style:style>
    <style:style style:name="T247" style:family="text">
      <style:text-properties officeooo:rsid="03cac55d"/>
    </style:style>
    <style:style style:name="T248" style:family="text">
      <style:text-properties officeooo:rsid="03cd7025"/>
    </style:style>
    <style:style style:name="T249" style:family="text">
      <style:text-properties officeooo:rsid="03cee0e4"/>
    </style:style>
    <style:style style:name="T250" style:family="text">
      <style:text-properties officeooo:rsid="03cfcc00"/>
    </style:style>
    <style:style style:name="T251" style:family="text">
      <style:text-properties officeooo:rsid="03d434b0"/>
    </style:style>
    <style:style style:name="T252" style:family="text">
      <style:text-properties officeooo:rsid="03d82e96"/>
    </style:style>
    <style:style style:name="T253" style:family="text">
      <style:text-properties officeooo:rsid="03da59e0"/>
    </style:style>
    <style:style style:name="T254" style:family="text">
      <style:text-properties officeooo:rsid="03dd41cb"/>
    </style:style>
    <style:style style:name="T255" style:family="text">
      <style:text-properties officeooo:rsid="03ddc929"/>
    </style:style>
    <style:style style:name="T256" style:family="text">
      <style:text-properties officeooo:rsid="03ddfda7"/>
    </style:style>
    <style:style style:name="T257" style:family="text">
      <style:text-properties officeooo:rsid="03f37b94"/>
    </style:style>
    <style:style style:name="T258" style:family="text">
      <style:text-properties officeooo:rsid="03f4c6c7"/>
    </style:style>
    <style:style style:name="T259" style:family="text">
      <style:text-properties officeooo:rsid="03f52a10"/>
    </style:style>
    <style:style style:name="T260" style:family="text">
      <style:text-properties officeooo:rsid="03f589bf"/>
    </style:style>
    <style:style style:name="T261" style:family="text">
      <style:text-properties officeooo:rsid="03f73fbe"/>
    </style:style>
    <style:style style:name="T262" style:family="text">
      <style:text-properties officeooo:rsid="0409078f"/>
    </style:style>
    <style:style style:name="T263" style:family="text">
      <style:text-properties officeooo:rsid="040b3d0e"/>
    </style:style>
    <style:style style:name="T264" style:family="text">
      <style:text-properties officeooo:rsid="0410cd87"/>
    </style:style>
    <style:style style:name="T265" style:family="text">
      <style:text-properties officeooo:rsid="04167f34"/>
    </style:style>
    <style:style style:name="T266" style:family="text">
      <style:text-properties officeooo:rsid="0417e846"/>
    </style:style>
    <style:style style:name="T267" style:family="text">
      <style:text-properties officeooo:rsid="042a1330"/>
    </style:style>
    <style:style style:name="T268" style:family="text">
      <style:text-properties officeooo:rsid="042b250d"/>
    </style:style>
    <style:style style:name="T269" style:family="text">
      <style:text-properties officeooo:rsid="043404f6"/>
    </style:style>
    <style:style style:name="T270" style:family="text">
      <style:text-properties officeooo:rsid="04373da3"/>
    </style:style>
    <style:style style:name="T271" style:family="text">
      <style:text-properties officeooo:rsid="043762ad"/>
    </style:style>
    <style:style style:name="T272" style:family="text">
      <style:text-properties officeooo:rsid="04384de0"/>
    </style:style>
    <style:style style:name="T273" style:family="text">
      <style:text-properties officeooo:rsid="043f1e32"/>
    </style:style>
    <style:style style:name="T274" style:family="text">
      <style:text-properties officeooo:rsid="042865e2"/>
    </style:style>
    <style:style style:name="T275" style:family="text">
      <style:text-properties officeooo:rsid="0440d4fe"/>
    </style:style>
    <style:style style:name="T276" style:family="text">
      <style:text-properties officeooo:rsid="04444c3d"/>
    </style:style>
    <style:style style:name="T277" style:family="text">
      <style:text-properties officeooo:rsid="0444a83b"/>
    </style:style>
    <style:style style:name="T278" style:family="text">
      <style:text-properties officeooo:rsid="0447083a"/>
    </style:style>
    <style:style style:name="T279" style:family="text">
      <style:text-properties officeooo:rsid="0448878e"/>
    </style:style>
    <style:style style:name="T280" style:family="text">
      <style:text-properties officeooo:rsid="044a24f3"/>
    </style:style>
    <style:style style:name="T281" style:family="text">
      <style:text-properties officeooo:rsid="044a4053"/>
    </style:style>
    <style:style style:name="T282" style:family="text">
      <style:text-properties officeooo:rsid="0457503b"/>
    </style:style>
    <style:style style:name="T283" style:family="text">
      <style:text-properties officeooo:rsid="045f7918"/>
    </style:style>
    <style:style style:name="T284" style:family="text">
      <style:text-properties officeooo:rsid="046ecd2a"/>
    </style:style>
    <style:style style:name="T285" style:family="text">
      <style:text-properties officeooo:rsid="047008a8"/>
    </style:style>
    <style:style style:name="T286" style:family="text">
      <style:text-properties officeooo:rsid="0470ab49"/>
    </style:style>
    <style:style style:name="T287" style:family="text">
      <style:text-properties officeooo:rsid="04740be1"/>
    </style:style>
    <style:style style:name="T288" style:family="text">
      <style:text-properties officeooo:rsid="04760349"/>
    </style:style>
    <style:style style:name="T289" style:family="text">
      <style:text-properties officeooo:rsid="0477d044"/>
    </style:style>
    <style:style style:name="T290" style:family="text">
      <style:text-properties officeooo:rsid="0477e19b"/>
    </style:style>
    <style:style style:name="T291" style:family="text">
      <style:text-properties officeooo:rsid="0479476a"/>
    </style:style>
    <style:style style:name="T292" style:family="text">
      <style:text-properties officeooo:rsid="047af542"/>
    </style:style>
    <style:style style:name="T293" style:family="text">
      <style:text-properties officeooo:rsid="047cbb16"/>
    </style:style>
    <style:style style:name="T294" style:family="text">
      <style:text-properties officeooo:rsid="047ea790"/>
    </style:style>
    <style:style style:name="T295" style:family="text">
      <style:text-properties officeooo:rsid="0483e3a5"/>
    </style:style>
    <style:style style:name="T296" style:family="text">
      <style:text-properties officeooo:rsid="0488cc9c"/>
    </style:style>
    <style:style style:name="T297" style:family="text">
      <style:text-properties officeooo:rsid="048a6712"/>
    </style:style>
    <style:style style:name="T298" style:family="text">
      <style:text-properties officeooo:rsid="048f7b55"/>
    </style:style>
    <style:style style:name="T299" style:family="text">
      <style:text-properties officeooo:rsid="0496591e"/>
    </style:style>
    <style:style style:name="T300" style:family="text">
      <style:text-properties officeooo:rsid="0496bbe9"/>
    </style:style>
    <style:style style:name="T301" style:family="text">
      <style:text-properties officeooo:rsid="049af696"/>
    </style:style>
    <style:style style:name="T302" style:family="text">
      <style:text-properties officeooo:rsid="049ebe11"/>
    </style:style>
    <style:style style:name="T303" style:family="text">
      <style:text-properties officeooo:rsid="04a3bc74"/>
    </style:style>
    <style:style style:name="T304" style:family="text">
      <style:text-properties officeooo:rsid="04a487b5"/>
    </style:style>
    <style:style style:name="T305" style:family="text">
      <style:text-properties officeooo:rsid="04a62139"/>
    </style:style>
    <style:style style:name="T306" style:family="text">
      <style:text-properties officeooo:rsid="04a69a8e"/>
    </style:style>
    <style:style style:name="T307" style:family="text">
      <style:text-properties officeooo:rsid="04a94496"/>
    </style:style>
    <style:style style:name="T308" style:family="text">
      <style:text-properties officeooo:rsid="04aa7bd8"/>
    </style:style>
    <style:style style:name="T309" style:family="text">
      <style:text-properties officeooo:rsid="04ac1ab9"/>
    </style:style>
    <style:style style:name="T310" style:family="text">
      <style:text-properties officeooo:rsid="04ada906"/>
    </style:style>
    <style:style style:name="T311" style:family="text">
      <style:text-properties officeooo:rsid="04b01da6"/>
    </style:style>
    <style:style style:name="T312" style:family="text">
      <style:text-properties officeooo:rsid="04b1f34f"/>
    </style:style>
    <style:style style:name="T313" style:family="text">
      <style:text-properties officeooo:rsid="04b5bfe1"/>
    </style:style>
    <style:style style:name="T314" style:family="text">
      <style:text-properties officeooo:rsid="04b954e6"/>
    </style:style>
    <style:style style:name="T315" style:family="text">
      <style:text-properties officeooo:rsid="04c076f8"/>
    </style:style>
    <style:style style:name="T316" style:family="text">
      <style:text-properties officeooo:rsid="04c19e8d"/>
    </style:style>
    <style:style style:name="T317" style:family="text">
      <style:text-properties officeooo:rsid="04cf7db4"/>
    </style:style>
    <style:style style:name="T318" style:family="text">
      <style:text-properties officeooo:rsid="04d0aea7"/>
    </style:style>
    <style:style style:name="T319" style:family="text">
      <style:text-properties officeooo:rsid="04d2d2b6"/>
    </style:style>
    <style:style style:name="T320" style:family="text">
      <style:text-properties officeooo:rsid="04d47557"/>
    </style:style>
    <style:style style:name="T321" style:family="text">
      <style:text-properties officeooo:rsid="04d66114"/>
    </style:style>
    <style:style style:name="T322" style:family="text">
      <style:text-properties officeooo:rsid="04d68cd3"/>
    </style:style>
    <style:style style:name="T323" style:family="text">
      <style:text-properties officeooo:rsid="04d7de40"/>
    </style:style>
    <style:style style:name="T324" style:family="text">
      <style:text-properties officeooo:rsid="04d8c47d"/>
    </style:style>
    <style:style style:name="T325" style:family="text">
      <style:text-properties officeooo:rsid="04d96a88"/>
    </style:style>
    <style:style style:name="T326" style:family="text">
      <style:text-properties officeooo:rsid="04daa062"/>
    </style:style>
    <style:style style:name="T327" style:family="text">
      <style:text-properties officeooo:rsid="04dc3851"/>
    </style:style>
    <style:style style:name="T328" style:family="text">
      <style:text-properties officeooo:rsid="04dc991e"/>
    </style:style>
    <style:style style:name="T329" style:family="text">
      <style:text-properties officeooo:rsid="04e10f60"/>
    </style:style>
    <style:style style:name="T330" style:family="text">
      <style:text-properties officeooo:rsid="04fd264a"/>
    </style:style>
    <style:style style:name="T331" style:family="text">
      <style:text-properties officeooo:rsid="04ff85de"/>
    </style:style>
    <style:style style:name="T332" style:family="text">
      <style:text-properties officeooo:rsid="05008110"/>
    </style:style>
    <style:style style:name="T333" style:family="text">
      <style:text-properties officeooo:rsid="0501dc49"/>
    </style:style>
    <style:style style:name="T334" style:family="text">
      <style:text-properties officeooo:rsid="0503d91e"/>
    </style:style>
    <style:style style:name="T335" style:family="text">
      <style:text-properties officeooo:rsid="05045735"/>
    </style:style>
    <style:style style:name="T336" style:family="text">
      <style:text-properties officeooo:rsid="05060b2a"/>
    </style:style>
    <style:style style:name="T337" style:family="text">
      <style:text-properties officeooo:rsid="050723c4"/>
    </style:style>
    <style:style style:name="T338" style:family="text">
      <style:text-properties officeooo:rsid="050bf854"/>
    </style:style>
    <style:style style:name="T339" style:family="text">
      <style:text-properties officeooo:rsid="05106ebb"/>
    </style:style>
    <style:style style:name="T340" style:family="text">
      <style:text-properties officeooo:rsid="0513307b"/>
    </style:style>
    <style:style style:name="T341" style:family="text">
      <style:text-properties officeooo:rsid="0514d51a"/>
    </style:style>
    <style:style style:name="T342" style:family="text">
      <style:text-properties officeooo:rsid="052693e9"/>
    </style:style>
    <style:style style:name="T343" style:family="text">
      <style:text-properties officeooo:rsid="0537cd1e"/>
    </style:style>
    <style:style style:name="T344" style:family="text">
      <style:text-properties officeooo:rsid="0546cbab"/>
    </style:style>
    <style:style style:name="T345" style:family="text">
      <style:text-properties officeooo:rsid="054e6269"/>
    </style:style>
    <style:style style:name="T346" style:family="text">
      <style:text-properties officeooo:rsid="05505dca"/>
    </style:style>
    <style:style style:name="T347" style:family="text">
      <style:text-properties officeooo:rsid="05543159"/>
    </style:style>
    <style:style style:name="T348" style:family="text">
      <style:text-properties officeooo:rsid="0556eb4d"/>
    </style:style>
    <style:style style:name="T349" style:family="text">
      <style:text-properties officeooo:rsid="05636d9e"/>
    </style:style>
    <style:style style:name="T350" style:family="text">
      <style:text-properties officeooo:rsid="0572417e"/>
    </style:style>
    <style:style style:name="T351" style:family="text">
      <style:text-properties officeooo:rsid="057582af"/>
    </style:style>
    <style:style style:name="T352" style:family="text">
      <style:text-properties officeooo:rsid="0576debf"/>
    </style:style>
    <style:style style:name="T353" style:family="text">
      <style:text-properties officeooo:rsid="057bd278"/>
    </style:style>
    <style:style style:name="T354" style:family="text">
      <style:text-properties officeooo:rsid="057d5abc"/>
    </style:style>
    <style:style style:name="T355" style:family="text">
      <style:text-properties officeooo:rsid="057f498c"/>
    </style:style>
    <style:style style:name="T356" style:family="text">
      <style:text-properties officeooo:rsid="05802b96"/>
    </style:style>
    <style:style style:name="T357" style:family="text">
      <style:text-properties officeooo:rsid="05839662"/>
    </style:style>
    <style:style style:name="T358" style:family="text">
      <style:text-properties officeooo:rsid="056f8036"/>
    </style:style>
    <style:style style:name="T359" style:family="text">
      <style:text-properties officeooo:rsid="058b30da"/>
    </style:style>
    <style:style style:name="T360" style:family="text">
      <style:text-properties officeooo:rsid="058be7af"/>
    </style:style>
    <style:style style:name="T361" style:family="text">
      <style:text-properties officeooo:rsid="058c1aca"/>
    </style:style>
    <style:style style:name="T362" style:family="text">
      <style:text-properties officeooo:rsid="058d00d4"/>
    </style:style>
    <style:style style:name="T363" style:family="text">
      <style:text-properties officeooo:rsid="0591aad4"/>
    </style:style>
    <style:style style:name="T364" style:family="text">
      <style:text-properties officeooo:rsid="05995d72"/>
    </style:style>
    <style:style style:name="T365" style:family="text">
      <style:text-properties officeooo:rsid="059983c3"/>
    </style:style>
    <style:style style:name="T366" style:family="text">
      <style:text-properties officeooo:rsid="059b5d09"/>
    </style:style>
    <style:style style:name="T367" style:family="text">
      <style:text-properties officeooo:rsid="059b89de"/>
    </style:style>
    <style:style style:name="T368" style:family="text">
      <style:text-properties officeooo:rsid="059c170d"/>
    </style:style>
    <style:style style:name="T369" style:family="text">
      <style:text-properties officeooo:rsid="05a6b8de"/>
    </style:style>
    <style:style style:name="T370" style:family="text">
      <style:text-properties officeooo:rsid="05aa00fd"/>
    </style:style>
    <style:style style:name="T371" style:family="text">
      <style:text-properties officeooo:rsid="05aaf72a"/>
    </style:style>
    <style:style style:name="T372" style:family="text">
      <style:text-properties officeooo:rsid="05abdb92"/>
    </style:style>
    <style:style style:name="T373" style:family="text">
      <style:text-properties officeooo:rsid="05cc135e"/>
    </style:style>
    <style:style style:name="T374" style:family="text">
      <style:text-properties officeooo:rsid="05cff0f9"/>
    </style:style>
    <style:style style:name="T375" style:family="text">
      <style:text-properties officeooo:rsid="05d483c6"/>
    </style:style>
    <style:style style:name="T376" style:family="text">
      <style:text-properties officeooo:rsid="05d5e704"/>
    </style:style>
    <style:style style:name="T377" style:family="text">
      <style:text-properties officeooo:rsid="05d6cf1a"/>
    </style:style>
    <style:style style:name="T378" style:family="text">
      <style:text-properties officeooo:rsid="05d6d52d"/>
    </style:style>
    <style:style style:name="T379" style:family="text">
      <style:text-properties officeooo:rsid="05d7c2d2"/>
    </style:style>
    <style:style style:name="T380" style:family="text">
      <style:text-properties officeooo:rsid="05d97d6b"/>
    </style:style>
    <style:style style:name="T381" style:family="text">
      <style:text-properties officeooo:rsid="05dbf3ce"/>
    </style:style>
    <style:style style:name="T382" style:family="text">
      <style:text-properties officeooo:rsid="05dfdc00"/>
    </style:style>
    <style:style style:name="T383" style:family="text">
      <style:text-properties officeooo:rsid="05e1e595"/>
    </style:style>
    <style:style style:name="T384" style:family="text">
      <style:text-properties officeooo:rsid="05e46c34"/>
    </style:style>
    <style:style style:name="T385" style:family="text">
      <style:text-properties officeooo:rsid="05e61a5e"/>
    </style:style>
    <style:style style:name="T386" style:family="text">
      <style:text-properties officeooo:rsid="05e7898e"/>
    </style:style>
    <style:style style:name="T387" style:family="text">
      <style:text-properties officeooo:rsid="05e825cd"/>
    </style:style>
    <style:style style:name="T388" style:family="text">
      <style:text-properties officeooo:rsid="05ebc0ac"/>
    </style:style>
    <style:style style:name="T389" style:family="text">
      <style:text-properties officeooo:rsid="05edcb40"/>
    </style:style>
    <style:style style:name="T390" style:family="text">
      <style:text-properties officeooo:rsid="05ef3c4b"/>
    </style:style>
    <style:style style:name="T391" style:family="text">
      <style:text-properties officeooo:rsid="05f072d7"/>
    </style:style>
    <style:style style:name="T392" style:family="text">
      <style:text-properties officeooo:rsid="05f22c92"/>
    </style:style>
    <style:style style:name="T393" style:family="text">
      <style:text-properties officeooo:rsid="05f2bc63"/>
    </style:style>
    <style:style style:name="T394" style:family="text">
      <style:text-properties officeooo:rsid="05f3f272"/>
    </style:style>
    <style:style style:name="T395" style:family="text">
      <style:text-properties officeooo:rsid="05fb4729"/>
    </style:style>
    <style:style style:name="T396" style:family="text">
      <style:text-properties officeooo:rsid="0606ab48"/>
    </style:style>
    <style:style style:name="T397" style:family="text">
      <style:text-properties officeooo:rsid="0608a56b"/>
    </style:style>
    <style:style style:name="T398" style:family="text">
      <style:text-properties officeooo:rsid="06193ec0"/>
    </style:style>
    <style:style style:name="T399" style:family="text">
      <style:text-properties officeooo:rsid="0623f7b9"/>
    </style:style>
    <style:style style:name="T400" style:family="text">
      <style:text-properties officeooo:rsid="062a5253"/>
    </style:style>
    <style:style style:name="T401" style:family="text">
      <style:text-properties officeooo:rsid="062aaebc"/>
    </style:style>
    <style:style style:name="T402" style:family="text">
      <style:text-properties officeooo:rsid="062dbb47"/>
    </style:style>
    <style:style style:name="T403" style:family="text">
      <style:text-properties officeooo:rsid="063668cf"/>
    </style:style>
    <style:style style:name="T404" style:family="text">
      <style:text-properties officeooo:rsid="063905fb"/>
    </style:style>
    <style:style style:name="T405" style:family="text">
      <style:text-properties officeooo:rsid="01cc5406"/>
    </style:style>
    <style:style style:name="T406" style:family="text">
      <style:text-properties officeooo:rsid="063a2f49"/>
    </style:style>
    <style:style style:name="T407" style:family="text">
      <style:text-properties officeooo:rsid="063dac65"/>
    </style:style>
    <style:style style:name="T408" style:family="text">
      <style:text-properties officeooo:rsid="063eaa5c"/>
    </style:style>
    <style:style style:name="T409" style:family="text">
      <style:text-properties officeooo:rsid="064c8532"/>
    </style:style>
    <style:style style:name="T410" style:family="text">
      <style:text-properties officeooo:rsid="064d37f1"/>
    </style:style>
    <style:style style:name="T411" style:family="text">
      <style:text-properties officeooo:rsid="064dc421"/>
    </style:style>
    <style:style style:name="T412" style:family="text">
      <style:text-properties officeooo:rsid="064fa4f2"/>
    </style:style>
    <style:style style:name="T413" style:family="text">
      <style:text-properties officeooo:rsid="0658fd07"/>
    </style:style>
    <style:style style:name="T414" style:family="text">
      <style:text-properties officeooo:rsid="065a5f11"/>
    </style:style>
    <style:style style:name="T415" style:family="text">
      <style:text-properties officeooo:rsid="065c9926"/>
    </style:style>
    <style:style style:name="T416" style:family="text">
      <style:text-properties officeooo:rsid="065dd69e"/>
    </style:style>
    <style:style style:name="T417" style:family="text">
      <style:text-properties officeooo:rsid="065ee63d"/>
    </style:style>
    <style:style style:name="T418" style:family="text">
      <style:text-properties officeooo:rsid="0668c725"/>
    </style:style>
    <style:style style:name="T419" style:family="text">
      <style:text-properties officeooo:rsid="066a0892"/>
    </style:style>
    <style:style style:name="T420" style:family="text">
      <style:text-properties officeooo:rsid="066bcf5e"/>
    </style:style>
    <style:style style:name="T421" style:family="text">
      <style:text-properties officeooo:rsid="066d420b"/>
    </style:style>
    <style:style style:name="T422" style:family="text">
      <style:text-properties officeooo:rsid="0670519c"/>
    </style:style>
    <style:style style:name="T423" style:family="text">
      <style:text-properties officeooo:rsid="06724c4e"/>
    </style:style>
    <style:style style:name="T424" style:family="text">
      <style:text-properties officeooo:rsid="067385c9"/>
    </style:style>
    <style:style style:name="T425" style:family="text">
      <style:text-properties officeooo:rsid="067424bb"/>
    </style:style>
    <style:style style:name="T426" style:family="text">
      <style:text-properties officeooo:rsid="0674f7b1"/>
    </style:style>
    <style:style style:name="T427" style:family="text">
      <style:text-properties officeooo:rsid="06775a80"/>
    </style:style>
    <style:style style:name="T428" style:family="text">
      <style:text-properties officeooo:rsid="06794fd9"/>
    </style:style>
    <style:style style:name="T429" style:family="text">
      <style:text-properties officeooo:rsid="06809a3c"/>
    </style:style>
    <style:style style:name="T430" style:family="text">
      <style:text-properties officeooo:rsid="06809d10"/>
    </style:style>
    <style:style style:name="T431" style:family="text">
      <style:text-properties officeooo:rsid="0680f7fa"/>
    </style:style>
    <style:style style:name="T432" style:family="text">
      <style:text-properties officeooo:rsid="068294e0"/>
    </style:style>
    <style:style style:name="T433" style:family="text">
      <style:text-properties officeooo:rsid="0682a728"/>
    </style:style>
    <style:style style:name="T434" style:family="text">
      <style:text-properties officeooo:rsid="0688c276"/>
    </style:style>
    <style:style style:name="T435" style:family="text">
      <style:text-properties officeooo:rsid="0688e8ea"/>
    </style:style>
    <style:style style:name="T436" style:family="text">
      <style:text-properties officeooo:rsid="0689b65f"/>
    </style:style>
    <style:style style:name="T437" style:family="text">
      <style:text-properties officeooo:rsid="068a1ec6"/>
    </style:style>
    <style:style style:name="T438" style:family="text">
      <style:text-properties officeooo:rsid="068afe63"/>
    </style:style>
    <style:style style:name="T439" style:family="text">
      <style:text-properties officeooo:rsid="0694d881"/>
    </style:style>
    <style:style style:name="T440" style:family="text">
      <style:text-properties officeooo:rsid="069679bc"/>
    </style:style>
    <style:style style:name="T441" style:family="text">
      <style:text-properties officeooo:rsid="06974298"/>
    </style:style>
    <style:style style:name="T442" style:family="text">
      <style:text-properties officeooo:rsid="0697b8d6"/>
    </style:style>
    <style:style style:name="T443" style:family="text">
      <style:text-properties officeooo:rsid="06992470"/>
    </style:style>
    <style:style style:name="T444" style:family="text">
      <style:text-properties officeooo:rsid="069b69b5"/>
    </style:style>
    <style:style style:name="T445" style:family="text">
      <style:text-properties officeooo:rsid="06a29325"/>
    </style:style>
    <style:style style:name="T446" style:family="text">
      <style:text-properties officeooo:rsid="06a80944"/>
    </style:style>
    <style:style style:name="T447" style:family="text">
      <style:text-properties officeooo:rsid="06ae1dd1"/>
    </style:style>
    <style:style style:name="T448" style:family="text">
      <style:text-properties officeooo:rsid="06b784f2"/>
    </style:style>
    <style:style style:name="T449" style:family="text">
      <style:text-properties officeooo:rsid="06b7f3e7"/>
    </style:style>
    <style:style style:name="T450" style:family="text">
      <style:text-properties officeooo:rsid="06b953fc"/>
    </style:style>
    <style:style style:name="T451" style:family="text">
      <style:text-properties officeooo:rsid="06bcaa7a"/>
    </style:style>
    <style:style style:name="T452" style:family="text">
      <style:text-properties officeooo:rsid="06bdf3d7"/>
    </style:style>
    <style:style style:name="T453" style:family="text">
      <style:text-properties officeooo:rsid="06c01de7"/>
    </style:style>
    <style:style style:name="T454" style:family="text">
      <style:text-properties officeooo:rsid="06c03965"/>
    </style:style>
    <style:style style:name="T455" style:family="text">
      <style:text-properties officeooo:rsid="06cb09b0"/>
    </style:style>
    <style:style style:name="T456" style:family="text">
      <style:text-properties officeooo:rsid="06e7c04b"/>
    </style:style>
    <style:style style:name="T457" style:family="text">
      <style:text-properties officeooo:rsid="06ff1bef"/>
    </style:style>
    <style:style style:name="T458" style:family="text">
      <style:text-properties officeooo:rsid="0700c3a2"/>
    </style:style>
    <style:style style:name="T459" style:family="text">
      <style:text-properties officeooo:rsid="06039487"/>
    </style:style>
    <style:style style:name="T460" style:family="text">
      <style:text-properties officeooo:rsid="0716375f"/>
    </style:style>
    <style:style style:name="T461" style:family="text">
      <style:text-properties officeooo:rsid="069f7b10"/>
    </style:style>
    <style:style style:name="T462" style:family="text">
      <style:text-properties officeooo:rsid="07341861"/>
    </style:style>
    <style:style style:name="T463" style:family="text">
      <style:text-properties officeooo:rsid="07360358"/>
    </style:style>
    <style:style style:name="T464" style:family="text">
      <style:text-properties officeooo:rsid="0598052a"/>
    </style:style>
    <style:style style:name="T465" style:family="text">
      <style:text-properties officeooo:rsid="07426921"/>
    </style:style>
    <style:style style:name="T466" style:family="text">
      <style:text-properties officeooo:rsid="074453a7"/>
    </style:style>
    <style:style style:name="T467" style:family="text">
      <style:text-properties officeooo:rsid="074ad814"/>
    </style:style>
    <style:style style:name="T468" style:family="text">
      <style:text-properties officeooo:rsid="07572e11"/>
    </style:style>
    <style:style style:name="T469" style:family="text">
      <style:text-properties officeooo:rsid="075827d7"/>
    </style:style>
    <style:style style:name="T470" style:family="text">
      <style:text-properties officeooo:rsid="075b1105"/>
    </style:style>
    <style:style style:name="T471" style:family="text">
      <style:text-properties officeooo:rsid="075b1bee"/>
    </style:style>
    <style:style style:name="T472" style:family="text">
      <style:text-properties officeooo:rsid="075d0d88"/>
    </style:style>
    <style:style style:name="T473" style:family="text">
      <style:text-properties officeooo:rsid="075d845d"/>
    </style:style>
    <style:style style:name="T474" style:family="text">
      <style:text-properties officeooo:rsid="075df1e1"/>
    </style:style>
    <style:style style:name="T475" style:family="text">
      <style:text-properties officeooo:rsid="07616b9a"/>
    </style:style>
    <style:style style:name="T476" style:family="text">
      <style:text-properties officeooo:rsid="07666ccc"/>
    </style:style>
    <style:style style:name="T477" style:family="text">
      <style:text-properties officeooo:rsid="0768a521"/>
    </style:style>
    <style:style style:name="T478" style:family="text">
      <style:text-properties officeooo:rsid="076a9529"/>
    </style:style>
    <style:style style:name="T479" style:family="text">
      <style:text-properties officeooo:rsid="077613c5"/>
    </style:style>
    <style:style style:name="T480" style:family="text">
      <style:text-properties officeooo:rsid="07779613"/>
    </style:style>
    <style:style style:name="T481" style:family="text">
      <style:text-properties officeooo:rsid="0790243a"/>
    </style:style>
    <style:style style:name="T482" style:family="text">
      <style:text-properties officeooo:rsid="0797cf91"/>
    </style:style>
    <style:style style:name="T483" style:family="text">
      <style:text-properties officeooo:rsid="07a5b869"/>
    </style:style>
    <style:style style:name="T484" style:family="text">
      <style:text-properties officeooo:rsid="07a6b278"/>
    </style:style>
    <style:style style:name="T485" style:family="text">
      <style:text-properties officeooo:rsid="07ab5f0d"/>
    </style:style>
    <style:style style:name="T486" style:family="text">
      <style:text-properties officeooo:rsid="0789e10d"/>
    </style:style>
    <style:style style:name="T487" style:family="text">
      <style:text-properties officeooo:rsid="07b00265"/>
    </style:style>
    <style:style style:name="T488" style:family="text">
      <style:text-properties officeooo:rsid="07bf94c2"/>
    </style:style>
    <style:style style:name="T489" style:family="text">
      <style:text-properties officeooo:rsid="07c3512a"/>
    </style:style>
    <style:style style:name="T490" style:family="text">
      <style:text-properties officeooo:rsid="07c79eb5"/>
    </style:style>
    <style:style style:name="T491" style:family="text">
      <style:text-properties officeooo:rsid="07cc9a93"/>
    </style:style>
    <style:style style:name="T492" style:family="text">
      <style:text-properties officeooo:rsid="07d2ab97"/>
    </style:style>
    <style:style style:name="T493" style:family="text">
      <style:text-properties officeooo:rsid="07d38756"/>
    </style:style>
    <style:style style:name="T494" style:family="text">
      <style:text-properties officeooo:rsid="07dc574c"/>
    </style:style>
    <style:style style:name="T495" style:family="text">
      <style:text-properties officeooo:rsid="07ddb34b"/>
    </style:style>
    <style:style style:name="T496" style:family="text">
      <style:text-properties officeooo:rsid="07def386"/>
    </style:style>
    <style:style style:name="T497" style:family="text">
      <style:text-properties officeooo:rsid="07dfa7f9"/>
    </style:style>
    <style:style style:name="T498" style:family="text">
      <style:text-properties officeooo:rsid="07e01bf7"/>
    </style:style>
    <style:style style:name="T499" style:family="text">
      <style:text-properties officeooo:rsid="07e029e7"/>
    </style:style>
    <style:style style:name="T500" style:family="text">
      <style:text-properties officeooo:rsid="07e4eee8"/>
    </style:style>
    <style:style style:name="T501" style:family="text">
      <style:text-properties officeooo:rsid="07e51485"/>
    </style:style>
    <style:style style:name="T502" style:family="text">
      <style:text-properties officeooo:rsid="07f1dad6"/>
    </style:style>
    <style:style style:name="T503" style:family="text">
      <style:text-properties officeooo:rsid="07f8ca31"/>
    </style:style>
    <style:style style:name="T504" style:family="text">
      <style:text-properties officeooo:rsid="07fb0d5d"/>
    </style:style>
    <style:style style:name="T505" style:family="text">
      <style:text-properties officeooo:rsid="0809897b"/>
    </style:style>
    <style:style style:name="T506" style:family="text">
      <style:text-properties officeooo:rsid="080a9ad9"/>
    </style:style>
    <style:style style:name="T507" style:family="text">
      <style:text-properties officeooo:rsid="080b10c5"/>
    </style:style>
    <style:style style:name="T508" style:family="text">
      <style:text-properties officeooo:rsid="080d010c"/>
    </style:style>
    <style:style style:name="T509" style:family="text">
      <style:text-properties officeooo:rsid="080de0a9"/>
    </style:style>
    <style:style style:name="T510" style:family="text">
      <style:text-properties officeooo:rsid="081256e5"/>
    </style:style>
    <style:style style:name="T511" style:family="text">
      <style:text-properties officeooo:rsid="01b7da44"/>
    </style:style>
    <style:style style:name="T512" style:family="text">
      <style:text-properties officeooo:rsid="081f29ae"/>
    </style:style>
    <style:style style:name="T513" style:family="text">
      <style:text-properties officeooo:rsid="039fdda5"/>
    </style:style>
    <style:style style:name="T514" style:family="text">
      <style:text-properties officeooo:rsid="08343588"/>
    </style:style>
    <style:style style:name="T515" style:family="text">
      <style:text-properties officeooo:rsid="04c11932"/>
    </style:style>
    <style:style style:name="T516" style:family="text">
      <style:text-properties officeooo:rsid="08485702"/>
    </style:style>
    <style:style style:name="T517" style:family="text">
      <style:text-properties officeooo:rsid="085a5b13"/>
    </style:style>
    <style:style style:name="T518" style:family="text">
      <style:text-properties officeooo:rsid="085d8926"/>
    </style:style>
    <style:style style:name="T519" style:family="text">
      <style:text-properties officeooo:rsid="08671090"/>
    </style:style>
    <style:style style:name="T520" style:family="text">
      <style:text-properties officeooo:rsid="0621ca2a"/>
    </style:style>
    <style:style style:name="T521" style:family="text">
      <style:text-properties officeooo:rsid="08678ff8"/>
    </style:style>
    <style:style style:name="T522" style:family="text">
      <style:text-properties officeooo:rsid="086c068b"/>
    </style:style>
    <style:style style:name="T523" style:family="text">
      <style:text-properties officeooo:rsid="086d7415"/>
    </style:style>
    <style:style style:name="T524" style:family="text">
      <style:text-properties officeooo:rsid="086f6340"/>
    </style:style>
    <style:style style:name="T525" style:family="text">
      <style:text-properties officeooo:rsid="08767ab8"/>
    </style:style>
    <style:style style:name="T526" style:family="text">
      <style:text-properties officeooo:rsid="0279a69b"/>
    </style:style>
    <style:style style:name="T527" style:family="text">
      <style:text-properties officeooo:rsid="089dc44a"/>
    </style:style>
    <style:style style:name="T528" style:family="text">
      <style:text-properties officeooo:rsid="08af4762"/>
    </style:style>
    <style:style style:name="T529" style:family="text">
      <style:text-properties officeooo:rsid="08b13ede"/>
    </style:style>
    <style:style style:name="T530" style:family="text">
      <style:text-properties officeooo:rsid="08b8bdaf"/>
    </style:style>
    <style:style style:name="T531" style:family="text">
      <style:text-properties officeooo:rsid="08d0f386"/>
    </style:style>
    <style:style style:name="T532" style:family="text">
      <style:text-properties officeooo:rsid="08d3c009"/>
    </style:style>
    <style:style style:name="T533" style:family="text">
      <style:text-properties officeooo:rsid="08d580e9"/>
    </style:style>
    <style:style style:name="T534" style:family="text">
      <style:text-properties officeooo:rsid="08da7013"/>
    </style:style>
    <style:style style:name="T535" style:family="text">
      <style:text-properties officeooo:rsid="08dbe22a"/>
    </style:style>
    <style:style style:name="T536" style:family="text">
      <style:text-properties officeooo:rsid="08dccb86"/>
    </style:style>
    <style:style style:name="T537" style:family="text">
      <style:text-properties officeooo:rsid="08e3bb98"/>
    </style:style>
    <style:style style:name="T538" style:family="text">
      <style:text-properties officeooo:rsid="08ea31f0"/>
    </style:style>
    <style:style style:name="T539" style:family="text">
      <style:text-properties officeooo:rsid="08ed2ece"/>
    </style:style>
    <style:style style:name="T540" style:family="text">
      <style:text-properties officeooo:rsid="08ee11da"/>
    </style:style>
    <style:style style:name="T541" style:family="text">
      <style:text-properties officeooo:rsid="08f39c8d"/>
    </style:style>
    <style:style style:name="T542" style:family="text">
      <style:text-properties officeooo:rsid="090fe23f"/>
    </style:style>
    <style:style style:name="T543" style:family="text">
      <style:text-properties officeooo:rsid="091028f4"/>
    </style:style>
    <style:style style:name="T544" style:family="text">
      <style:text-properties officeooo:rsid="0914778e"/>
    </style:style>
    <style:style style:name="T545" style:family="text">
      <style:text-properties officeooo:rsid="091721e4"/>
    </style:style>
    <style:style style:name="T546" style:family="text">
      <style:text-properties officeooo:rsid="0917a6f6"/>
    </style:style>
    <style:style style:name="T547" style:family="text">
      <style:text-properties officeooo:rsid="091c0357"/>
    </style:style>
    <style:style style:name="T548" style:family="text">
      <style:text-properties officeooo:rsid="092288f6"/>
    </style:style>
    <style:style style:name="T549" style:family="text">
      <style:text-properties officeooo:rsid="09254694"/>
    </style:style>
    <style:style style:name="T550" style:family="text">
      <style:text-properties officeooo:rsid="09325538"/>
    </style:style>
    <style:style style:name="T551" style:family="text">
      <style:text-properties officeooo:rsid="09328cd5"/>
    </style:style>
    <style:style style:name="T552" style:family="text">
      <style:text-properties officeooo:rsid="09339d94"/>
    </style:style>
    <style:style style:name="T553" style:family="text">
      <style:text-properties officeooo:rsid="09348fdb"/>
    </style:style>
    <style:style style:name="T554" style:family="text">
      <style:text-properties officeooo:rsid="09354459"/>
    </style:style>
    <style:style style:name="T555" style:family="text">
      <style:text-properties officeooo:rsid="09366f34"/>
    </style:style>
    <style:style style:name="T556" style:family="text">
      <style:text-properties officeooo:rsid="09374f39"/>
    </style:style>
    <style:style style:name="T557" style:family="text">
      <style:text-properties officeooo:rsid="0938b0f6"/>
    </style:style>
    <style:style style:name="T558" style:family="text">
      <style:text-properties officeooo:rsid="093ab2bb"/>
    </style:style>
    <style:style style:name="T559" style:family="text">
      <style:text-properties officeooo:rsid="093bcc91"/>
    </style:style>
    <style:style style:name="T560" style:family="text">
      <style:text-properties officeooo:rsid="09421e63"/>
    </style:style>
    <style:style style:name="T561" style:family="text">
      <style:text-properties officeooo:rsid="0944b2fa"/>
    </style:style>
    <style:style style:name="T562" style:family="text">
      <style:text-properties officeooo:rsid="0951c930"/>
    </style:style>
    <style:style style:name="T563" style:family="text">
      <style:text-properties officeooo:rsid="09565ac5"/>
    </style:style>
    <style:style style:name="T564" style:family="text">
      <style:text-properties officeooo:rsid="09583d29"/>
    </style:style>
    <style:style style:name="T565" style:family="text">
      <style:text-properties officeooo:rsid="09590a3d"/>
    </style:style>
    <style:style style:name="T566" style:family="text">
      <style:text-properties officeooo:rsid="09645a07"/>
    </style:style>
    <style:style style:name="T567" style:family="text">
      <style:text-properties officeooo:rsid="0966edb5"/>
    </style:style>
    <style:style style:name="T568" style:family="text">
      <style:text-properties officeooo:rsid="096b08b0"/>
    </style:style>
    <style:style style:name="T569" style:family="text">
      <style:text-properties officeooo:rsid="096cd614"/>
    </style:style>
    <style:style style:name="T570" style:family="text">
      <style:text-properties officeooo:rsid="096e8d01"/>
    </style:style>
    <style:style style:name="T571" style:family="text">
      <style:text-properties officeooo:rsid="09737c5d"/>
    </style:style>
    <style:style style:name="T572" style:family="text">
      <style:text-properties officeooo:rsid="097522cc"/>
    </style:style>
    <style:style style:name="T573" style:family="text">
      <style:text-properties officeooo:rsid="097e6706"/>
    </style:style>
    <style:style style:name="T574" style:family="text">
      <style:text-properties officeooo:rsid="09812cd5"/>
    </style:style>
    <style:style style:name="T575" style:family="text">
      <style:text-properties officeooo:rsid="098401ea"/>
    </style:style>
    <style:style style:name="T576" style:family="text">
      <style:text-properties officeooo:rsid="0984748a"/>
    </style:style>
    <style:style style:name="T577" style:family="text">
      <style:text-properties officeooo:rsid="098d963c"/>
    </style:style>
    <style:style style:name="T578" style:family="text">
      <style:text-properties officeooo:rsid="09a1b8db"/>
    </style:style>
    <style:style style:name="T579" style:family="text">
      <style:text-properties officeooo:rsid="09a45471"/>
    </style:style>
    <style:style style:name="T580" style:family="text">
      <style:text-properties officeooo:rsid="060688da"/>
    </style:style>
    <style:style style:name="T581" style:family="text">
      <style:text-properties officeooo:rsid="09a69086"/>
    </style:style>
    <style:style style:name="T582" style:family="text">
      <style:text-properties officeooo:rsid="09a771b7"/>
    </style:style>
    <style:style style:name="T583" style:family="text">
      <style:text-properties officeooo:rsid="06e65ec3"/>
    </style:style>
    <style:style style:name="T584" style:family="text">
      <style:text-properties officeooo:rsid="09ab7fdb"/>
    </style:style>
    <style:style style:name="T585" style:family="text">
      <style:text-properties officeooo:rsid="06f182f9"/>
    </style:style>
    <style:style style:name="T586" style:family="text">
      <style:text-properties officeooo:rsid="09b04c25"/>
    </style:style>
    <style:style style:name="T587" style:family="text">
      <style:text-properties officeooo:rsid="09b213b8"/>
    </style:style>
    <style:style style:name="T588" style:family="text">
      <style:text-properties officeooo:rsid="09ba71a8"/>
    </style:style>
    <style:style style:name="T589" style:family="text">
      <style:text-properties officeooo:rsid="09bc26ed"/>
    </style:style>
    <style:style style:name="T590" style:family="text">
      <style:text-properties officeooo:rsid="09be0002"/>
    </style:style>
    <style:style style:name="T591" style:family="text">
      <style:text-properties officeooo:rsid="09d149c9"/>
    </style:style>
    <style:style style:name="T592" style:family="text">
      <style:text-properties officeooo:rsid="09d3ec17"/>
    </style:style>
    <style:style style:name="T593" style:family="text">
      <style:text-properties officeooo:rsid="09d5cfcf"/>
    </style:style>
    <style:style style:name="T594" style:family="text">
      <style:text-properties officeooo:rsid="09d712fd"/>
    </style:style>
    <style:style style:name="T595" style:family="text">
      <style:text-properties officeooo:rsid="068dcb26"/>
    </style:style>
    <style:style style:name="T596" style:family="text">
      <style:text-properties officeooo:rsid="09e8bf62"/>
    </style:style>
    <style:style style:name="T597" style:family="text">
      <style:text-properties officeooo:rsid="09f25a15"/>
    </style:style>
    <style:style style:name="T598" style:family="text">
      <style:text-properties officeooo:rsid="09f3d3e2"/>
    </style:style>
    <style:style style:name="T599" style:family="text">
      <style:text-properties officeooo:rsid="069de92c"/>
    </style:style>
    <style:style style:name="T600" style:family="text">
      <style:text-properties officeooo:rsid="09f7a0f3"/>
    </style:style>
    <style:style style:name="T601" style:family="text">
      <style:text-properties officeooo:rsid="09fbb9d2"/>
    </style:style>
    <style:style style:name="T602" style:family="text">
      <style:text-properties officeooo:rsid="09fbd3c4"/>
    </style:style>
    <style:style style:name="T603" style:family="text">
      <style:text-properties officeooo:rsid="09fce3d7"/>
    </style:style>
    <style:style style:name="T604" style:family="text">
      <style:text-properties officeooo:rsid="09fee0f0"/>
    </style:style>
    <style:style style:name="T605" style:family="text">
      <style:text-properties officeooo:rsid="0a0d9d05"/>
    </style:style>
    <style:style style:name="T606" style:family="text">
      <style:text-properties officeooo:rsid="0a129c90"/>
    </style:style>
    <style:style style:name="T607" style:family="text">
      <style:text-properties officeooo:rsid="0a1467f7"/>
    </style:style>
    <style:style style:name="T608" style:family="text">
      <style:text-properties officeooo:rsid="0a149dc7"/>
    </style:style>
    <style:style style:name="T609" style:family="text">
      <style:text-properties officeooo:rsid="0a18157a"/>
    </style:style>
    <style:style style:name="T610" style:family="text">
      <style:text-properties officeooo:rsid="0a1907e8"/>
    </style:style>
    <style:style style:name="T611" style:family="text">
      <style:text-properties officeooo:rsid="09b494a2"/>
    </style:style>
    <style:style style:name="T612" style:family="text">
      <style:text-properties officeooo:rsid="0a1aa6c2"/>
    </style:style>
    <style:style style:name="T613" style:family="text">
      <style:text-properties officeooo:rsid="0a1ebcc5"/>
    </style:style>
    <style:style style:name="T614" style:family="text">
      <style:text-properties officeooo:rsid="0a207a42"/>
    </style:style>
    <style:style style:name="T615" style:family="text">
      <style:text-properties officeooo:rsid="0a23353d"/>
    </style:style>
    <style:style style:name="T616" style:family="text">
      <style:text-properties officeooo:rsid="0a244109"/>
    </style:style>
    <style:style style:name="T617" style:family="text">
      <style:text-properties officeooo:rsid="0a42c767"/>
    </style:style>
    <style:style style:name="T618" style:family="text">
      <style:text-properties officeooo:rsid="0a4661fe"/>
    </style:style>
    <style:style style:name="T619" style:family="text">
      <style:text-properties officeooo:rsid="0a4bde99"/>
    </style:style>
    <style:style style:name="T620" style:family="text">
      <style:text-properties officeooo:rsid="0a4dc1a7"/>
    </style:style>
    <style:style style:name="T621" style:family="text">
      <style:text-properties officeooo:rsid="0a4ffe36"/>
    </style:style>
    <style:style style:name="T622" style:family="text">
      <style:text-properties officeooo:rsid="0a506735"/>
    </style:style>
    <style:style style:name="T623" style:family="text">
      <style:text-properties officeooo:rsid="0a516ce8"/>
    </style:style>
    <style:style style:name="T624" style:family="text">
      <style:text-properties officeooo:rsid="0a519d91"/>
    </style:style>
    <style:style style:name="T625" style:family="text">
      <style:text-properties officeooo:rsid="0a51d5f9"/>
    </style:style>
    <style:style style:name="T626" style:family="text">
      <style:text-properties officeooo:rsid="0a53c3a1"/>
    </style:style>
    <style:style style:name="T627" style:family="text">
      <style:text-properties officeooo:rsid="0a545f3d"/>
    </style:style>
    <style:style style:name="T628" style:family="text">
      <style:text-properties officeooo:rsid="0a5639bd"/>
    </style:style>
    <style:style style:name="T629" style:family="text">
      <style:text-properties officeooo:rsid="0a56a474"/>
    </style:style>
    <style:style style:name="T630" style:family="text">
      <style:text-properties officeooo:rsid="0a579c46"/>
    </style:style>
    <style:style style:name="T631" style:family="text">
      <style:text-properties officeooo:rsid="0a5874cc"/>
    </style:style>
    <style:style style:name="T632" style:family="text">
      <style:text-properties officeooo:rsid="0a59d5c2"/>
    </style:style>
    <style:style style:name="T633" style:family="text">
      <style:text-properties officeooo:rsid="0a5a881d"/>
    </style:style>
    <style:style style:name="T634" style:family="text">
      <style:text-properties officeooo:rsid="0a5dd693"/>
    </style:style>
    <style:style style:name="T635" style:family="text">
      <style:text-properties officeooo:rsid="0a5e28ab"/>
    </style:style>
    <style:style style:name="T636" style:family="text">
      <style:text-properties officeooo:rsid="0a64e150"/>
    </style:style>
    <style:style style:name="T637" style:family="text">
      <style:text-properties officeooo:rsid="0a65abac"/>
    </style:style>
    <style:style style:name="T638" style:family="text">
      <style:text-properties officeooo:rsid="0a72b652"/>
    </style:style>
    <style:style style:name="T639" style:family="text">
      <style:text-properties officeooo:rsid="0a78a540"/>
    </style:style>
    <style:style style:name="T640" style:family="text">
      <style:text-properties officeooo:rsid="0a7f3757"/>
    </style:style>
    <style:style style:name="T641" style:family="text">
      <style:text-properties officeooo:rsid="0a88ef50"/>
    </style:style>
    <style:style style:name="T642" style:family="text">
      <style:text-properties officeooo:rsid="0a8f67d0"/>
    </style:style>
    <style:style style:name="T643" style:family="text">
      <style:text-properties officeooo:rsid="0a948203"/>
    </style:style>
    <style:style style:name="T644" style:family="text">
      <style:text-properties officeooo:rsid="0aa17424"/>
    </style:style>
    <style:style style:name="T645" style:family="text">
      <style:text-properties officeooo:rsid="0aae418e"/>
    </style:style>
    <style:style style:name="T646" style:family="text">
      <style:text-properties officeooo:rsid="0ab1b3af"/>
    </style:style>
    <style:style style:name="T647" style:family="text">
      <style:text-properties officeooo:rsid="0ab21280"/>
    </style:style>
    <style:style style:name="T648" style:family="text">
      <style:text-properties officeooo:rsid="0ab2355c"/>
    </style:style>
    <style:style style:name="T649" style:family="text">
      <style:text-properties officeooo:rsid="0ab3fcbf"/>
    </style:style>
    <style:style style:name="T650" style:family="text">
      <style:text-properties officeooo:rsid="0ab5b1c5"/>
    </style:style>
    <style:style style:name="T651" style:family="text">
      <style:text-properties officeooo:rsid="0ab5c0e0"/>
    </style:style>
    <style:style style:name="T652" style:family="text">
      <style:text-properties officeooo:rsid="0ab7984f"/>
    </style:style>
    <style:style style:name="T653" style:family="text">
      <style:text-properties officeooo:rsid="0ab7b1d3"/>
    </style:style>
    <style:style style:name="T654" style:family="text">
      <style:text-properties officeooo:rsid="0ab8163a"/>
    </style:style>
    <style:style style:name="T655" style:family="text">
      <style:text-properties officeooo:rsid="0abc4136"/>
    </style:style>
    <style:style style:name="T656" style:family="text">
      <style:text-properties officeooo:rsid="0abcc5e4"/>
    </style:style>
    <style:style style:name="T657" style:family="text">
      <style:text-properties officeooo:rsid="0abdeced"/>
    </style:style>
    <style:style style:name="T658" style:family="text">
      <style:text-properties officeooo:rsid="0abe4ea3"/>
    </style:style>
    <style:style style:name="T659" style:family="text">
      <style:text-properties officeooo:rsid="0abe73ac"/>
    </style:style>
    <style:style style:name="T660" style:family="text">
      <style:text-properties officeooo:rsid="0add3d57"/>
    </style:style>
    <style:style style:name="T661" style:family="text">
      <style:text-properties officeooo:rsid="0adf896b"/>
    </style:style>
    <style:style style:name="T662" style:family="text">
      <style:text-properties officeooo:rsid="0ae1dc63"/>
    </style:style>
    <style:style style:name="T663" style:family="text">
      <style:text-properties officeooo:rsid="0ae21dd2"/>
    </style:style>
    <style:style style:name="T664" style:family="text">
      <style:text-properties officeooo:rsid="0aed1a0f"/>
    </style:style>
    <style:style style:name="T665" style:family="text">
      <style:text-properties officeooo:rsid="0aeedcc8"/>
    </style:style>
    <style:style style:name="T666" style:family="text">
      <style:text-properties officeooo:rsid="0af14b3e"/>
    </style:style>
    <style:style style:name="T667" style:family="text">
      <style:text-properties officeooo:rsid="0af3f5d8"/>
    </style:style>
    <style:style style:name="T668" style:family="text">
      <style:text-properties officeooo:rsid="0af49df0"/>
    </style:style>
    <style:style style:name="T669" style:family="text">
      <style:text-properties officeooo:rsid="0aff5800"/>
    </style:style>
    <style:style style:name="T670" style:family="text">
      <style:text-properties officeooo:rsid="0b015e0f"/>
    </style:style>
    <style:style style:name="T671" style:family="text">
      <style:text-properties officeooo:rsid="0b1c1b70"/>
    </style:style>
    <style:style style:name="T672" style:family="text">
      <style:text-properties officeooo:rsid="0b2024a7"/>
    </style:style>
    <style:style style:name="T673" style:family="text">
      <style:text-properties officeooo:rsid="0b211ea7"/>
    </style:style>
    <style:style style:name="T674" style:family="text">
      <style:text-properties officeooo:rsid="0b29fd82"/>
    </style:style>
    <style:style style:name="T675" style:family="text">
      <style:text-properties officeooo:rsid="0287719f"/>
    </style:style>
    <style:style style:name="T676" style:family="text">
      <style:text-properties officeooo:rsid="0b2fe871"/>
    </style:style>
    <style:style style:name="T677" style:family="text">
      <style:text-properties officeooo:rsid="0b310371"/>
    </style:style>
    <style:style style:name="T678" style:family="text">
      <style:text-properties officeooo:rsid="0b35e3f9"/>
    </style:style>
    <style:style style:name="T679" style:family="text">
      <style:text-properties officeooo:rsid="0b3e7d37"/>
    </style:style>
    <style:style style:name="T680" style:family="text">
      <style:text-properties officeooo:rsid="0b47d2ef"/>
    </style:style>
    <style:style style:name="T681" style:family="text">
      <style:text-properties officeooo:rsid="0b4b5e02"/>
    </style:style>
    <style:style style:name="T682" style:family="text">
      <style:text-properties officeooo:rsid="0b66c048"/>
    </style:style>
    <style:style style:name="T683" style:family="text">
      <style:text-properties officeooo:rsid="0b6808cf"/>
    </style:style>
    <style:style style:name="T684" style:family="text">
      <style:text-properties officeooo:rsid="0b69982e"/>
    </style:style>
    <style:style style:name="T685" style:family="text">
      <style:text-properties officeooo:rsid="0b699e8b"/>
    </style:style>
    <style:style style:name="T686" style:family="text">
      <style:text-properties officeooo:rsid="0b6beb9c"/>
    </style:style>
    <style:style style:name="T687" style:family="text">
      <style:text-properties officeooo:rsid="0b6dc91e"/>
    </style:style>
    <style:style style:name="T688" style:family="text">
      <style:text-properties officeooo:rsid="0b6ddea3"/>
    </style:style>
    <style:style style:name="T689" style:family="text">
      <style:text-properties officeooo:rsid="0b6fa850"/>
    </style:style>
    <style:style style:name="T690" style:family="text">
      <style:text-properties officeooo:rsid="0b6fd805"/>
    </style:style>
    <style:style style:name="T691" style:family="text">
      <style:text-properties officeooo:rsid="0b70aeca"/>
    </style:style>
    <style:style style:name="T692" style:family="text">
      <style:text-properties officeooo:rsid="0b77611d"/>
    </style:style>
    <style:style style:name="T693" style:family="text">
      <style:text-properties officeooo:rsid="0b776d69"/>
    </style:style>
    <style:style style:name="T694" style:family="text">
      <style:text-properties officeooo:rsid="0b77cb9b"/>
    </style:style>
    <style:style style:name="T695" style:family="text">
      <style:text-properties officeooo:rsid="0b87ca0f"/>
    </style:style>
    <style:style style:name="T696" style:family="text">
      <style:text-properties officeooo:rsid="0b8ac287"/>
    </style:style>
    <style:style style:name="T697" style:family="text">
      <style:text-properties officeooo:rsid="0b9c290a"/>
    </style:style>
    <style:style style:name="T698" style:family="text">
      <style:text-properties officeooo:rsid="0b9d0797"/>
    </style:style>
    <style:style style:name="T699" style:family="text">
      <style:text-properties officeooo:rsid="0b9d8d7c"/>
    </style:style>
    <style:style style:name="T700" style:family="text">
      <style:text-properties officeooo:rsid="0b9ed0a2"/>
    </style:style>
    <style:style style:name="T701" style:family="text">
      <style:text-properties officeooo:rsid="0b9ee1aa"/>
    </style:style>
    <style:style style:name="T702" style:family="text">
      <style:text-properties officeooo:rsid="0b9fe2dc"/>
    </style:style>
    <style:style style:name="T703" style:family="text">
      <style:text-properties officeooo:rsid="0ba11050"/>
    </style:style>
    <style:style style:name="T704" style:family="text">
      <style:text-properties officeooo:rsid="0ba29163"/>
    </style:style>
    <style:style style:name="T705" style:family="text">
      <style:text-properties officeooo:rsid="0ba43af9"/>
    </style:style>
    <style:style style:name="T706" style:family="text">
      <style:text-properties officeooo:rsid="0ba5ef66"/>
    </style:style>
    <style:style style:name="T707" style:family="text">
      <style:text-properties officeooo:rsid="0ba62298"/>
    </style:style>
    <style:style style:name="T708" style:family="text">
      <style:text-properties officeooo:rsid="0ba7d69d"/>
    </style:style>
    <style:style style:name="T709" style:family="text">
      <style:text-properties officeooo:rsid="0ba8dc87"/>
    </style:style>
    <style:style style:name="T710" style:family="text">
      <style:text-properties officeooo:rsid="0bb310b3"/>
    </style:style>
    <style:style style:name="T711" style:family="text">
      <style:text-properties officeooo:rsid="0bb3adc5"/>
    </style:style>
    <style:style style:name="T712" style:family="text">
      <style:text-properties officeooo:rsid="0bc00b41"/>
    </style:style>
    <style:style style:name="T713" style:family="text">
      <style:text-properties officeooo:rsid="0bc1fa4d"/>
    </style:style>
    <style:style style:name="T714" style:family="text">
      <style:text-properties officeooo:rsid="0bc6dd7e"/>
    </style:style>
    <style:style style:name="T715" style:family="text">
      <style:text-properties officeooo:rsid="0bd378c5"/>
    </style:style>
    <style:style style:name="T716" style:family="text">
      <style:text-properties officeooo:rsid="0bd3c539"/>
    </style:style>
    <style:style style:name="T717" style:family="text">
      <style:text-properties officeooo:rsid="0bdb8500"/>
    </style:style>
    <style:style style:name="T718" style:family="text">
      <style:text-properties officeooo:rsid="0bdecfe7"/>
    </style:style>
    <style:style style:name="T719" style:family="text">
      <style:text-properties officeooo:rsid="0be01677"/>
    </style:style>
    <style:style style:name="T720" style:family="text">
      <style:text-properties officeooo:rsid="0be0a65e"/>
    </style:style>
    <style:style style:name="T721" style:family="text">
      <style:text-properties officeooo:rsid="0be1bba5"/>
    </style:style>
    <style:style style:name="T722" style:family="text">
      <style:text-properties officeooo:rsid="0be266cf"/>
    </style:style>
    <style:style style:name="T723" style:family="text">
      <style:text-properties officeooo:rsid="0be393ae"/>
    </style:style>
    <style:style style:name="T724" style:family="text">
      <style:text-properties officeooo:rsid="0bec41f2"/>
    </style:style>
    <style:style style:name="T725" style:family="text">
      <style:text-properties officeooo:rsid="0c0181cc"/>
    </style:style>
    <style:style style:name="T726" style:family="text">
      <style:text-properties officeooo:rsid="0c033f72"/>
    </style:style>
    <style:style style:name="T727" style:family="text">
      <style:text-properties officeooo:rsid="0c04c279"/>
    </style:style>
    <style:style style:name="T728" style:family="text">
      <style:text-properties officeooo:rsid="0c0641a4"/>
    </style:style>
    <style:style style:name="T729" style:family="text">
      <style:text-properties officeooo:rsid="0c13f489"/>
    </style:style>
    <style:style style:name="T730" style:family="text">
      <style:text-properties officeooo:rsid="0c140599"/>
    </style:style>
    <style:style style:name="T731" style:family="text">
      <style:text-properties officeooo:rsid="0c158f6e"/>
    </style:style>
    <style:style style:name="T732" style:family="text">
      <style:text-properties officeooo:rsid="0c1c47ba"/>
    </style:style>
    <style:style style:name="T733" style:family="text">
      <style:text-properties fo:font-size="11pt" officeooo:rsid="0c1990da" style:font-size-asian="11pt" style:font-size-complex="11pt"/>
    </style:style>
    <style:style style:name="T734" style:family="text">
      <style:text-properties fo:font-size="11pt" officeooo:rsid="0c1d32bb" style:font-size-asian="11pt" style:font-size-complex="11pt"/>
    </style:style>
    <style:style style:name="T735" style:family="text">
      <style:text-properties fo:font-size="11pt" officeooo:rsid="0c1c47ba" style:font-size-asian="11pt" style:font-size-complex="11pt"/>
    </style:style>
    <style:style style:name="T736" style:family="text">
      <style:text-properties officeooo:rsid="0c21e8a3"/>
    </style:style>
    <style:style style:name="T737" style:family="text">
      <style:text-properties officeooo:rsid="0c23ceca"/>
    </style:style>
    <style:style style:name="T738" style:family="text">
      <style:text-properties officeooo:rsid="0c398d04"/>
    </style:style>
    <style:style style:name="T739" style:family="text">
      <style:text-properties officeooo:rsid="0c39af67"/>
    </style:style>
    <style:style style:name="T740" style:family="text">
      <style:text-properties officeooo:rsid="0c3b79c4"/>
    </style:style>
    <style:style style:name="T741" style:family="text">
      <style:text-properties officeooo:rsid="0c3bb79b"/>
    </style:style>
    <style:style style:name="T742" style:family="text">
      <style:text-properties officeooo:rsid="0c3c5e3f"/>
    </style:style>
    <style:style style:name="T743" style:family="text">
      <style:text-properties officeooo:rsid="0c3d7d43"/>
    </style:style>
    <style:style style:name="T744" style:family="text">
      <style:text-properties officeooo:rsid="0c40ebf3"/>
    </style:style>
    <style:style style:name="T745" style:family="text">
      <style:text-properties officeooo:rsid="0c41b4fb"/>
    </style:style>
    <style:style style:name="T746" style:family="text">
      <style:text-properties officeooo:rsid="0c5b64af"/>
    </style:style>
    <style:style style:name="T747" style:family="text">
      <style:text-properties officeooo:rsid="0c5bd128"/>
    </style:style>
    <style:style style:name="T748" style:family="text">
      <style:text-properties officeooo:rsid="0c5d8bfa"/>
    </style:style>
    <style:style style:name="T749" style:family="text">
      <style:text-properties officeooo:rsid="0c5dc8fb"/>
    </style:style>
    <style:style style:name="T750" style:family="text">
      <style:text-properties officeooo:rsid="0c5fc875"/>
    </style:style>
    <style:style style:name="T751" style:family="text">
      <style:text-properties officeooo:rsid="0c67e932"/>
    </style:style>
    <style:style style:name="T752" style:family="text">
      <style:text-properties officeooo:rsid="0c68db8d"/>
    </style:style>
    <style:style style:name="T753" style:family="text">
      <style:text-properties officeooo:rsid="0c6f1ca0"/>
    </style:style>
    <style:style style:name="T754" style:family="text">
      <style:text-properties officeooo:rsid="0c70fd34"/>
    </style:style>
    <style:style style:name="T755" style:family="text">
      <style:text-properties officeooo:rsid="0c725004"/>
    </style:style>
    <style:style style:name="T756" style:family="text">
      <style:text-properties officeooo:rsid="0c74831b"/>
    </style:style>
    <style:style style:name="T757" style:family="text">
      <style:text-properties officeooo:rsid="0c797cf0"/>
    </style:style>
    <style:style style:name="T758" style:family="text">
      <style:text-properties officeooo:rsid="0c8d3cc2"/>
    </style:style>
    <style:style style:name="T759" style:family="text">
      <style:text-properties officeooo:rsid="0b91acdd"/>
    </style:style>
    <style:style style:name="T760" style:family="text">
      <style:text-properties officeooo:rsid="0c95f46f"/>
    </style:style>
    <style:style style:name="T761" style:family="text">
      <style:text-properties officeooo:rsid="0c9b2e5b"/>
    </style:style>
    <style:style style:name="T762" style:family="text">
      <style:text-properties officeooo:rsid="0c9b8591"/>
    </style:style>
    <style:style style:name="T763" style:family="text">
      <style:text-properties officeooo:rsid="0c9d847d"/>
    </style:style>
    <style:style style:name="T764" style:family="text">
      <style:text-properties officeooo:rsid="0c9da325"/>
    </style:style>
    <style:style style:name="T765" style:family="text">
      <style:text-properties officeooo:rsid="0c9f9d3f"/>
    </style:style>
    <style:style style:name="T766" style:family="text">
      <style:text-properties officeooo:rsid="0ca333b2"/>
    </style:style>
    <style:style style:name="T767" style:family="text">
      <style:text-properties officeooo:rsid="0ca3afea"/>
    </style:style>
    <style:style style:name="T768" style:family="text">
      <style:text-properties officeooo:rsid="0ca7de4a"/>
    </style:style>
    <style:style style:name="T769" style:family="text">
      <style:text-properties officeooo:rsid="0ca9b255"/>
    </style:style>
    <style:style style:name="T770" style:family="text">
      <style:text-properties officeooo:rsid="0caf5857"/>
    </style:style>
    <style:style style:name="T771" style:family="text">
      <style:text-properties officeooo:rsid="0cb82793"/>
    </style:style>
    <style:style style:name="T772" style:family="text">
      <style:text-properties officeooo:rsid="0cbc8358"/>
    </style:style>
    <style:style style:name="T773" style:family="text">
      <style:text-properties officeooo:rsid="0b60d1b1"/>
    </style:style>
    <style:style style:name="T774" style:family="text">
      <style:text-properties officeooo:rsid="0cbe6ea6"/>
    </style:style>
    <style:style style:name="T775" style:family="text">
      <style:text-properties officeooo:rsid="0ccc60b6"/>
    </style:style>
    <style:style style:name="T776" style:family="text">
      <style:text-properties officeooo:rsid="0ccd4294"/>
    </style:style>
    <style:style style:name="T777" style:family="text">
      <style:text-properties officeooo:rsid="0cd27c85"/>
    </style:style>
    <style:style style:name="T778" style:family="text">
      <style:text-properties officeooo:rsid="0cd3fdde"/>
    </style:style>
    <style:style style:name="T779" style:family="text">
      <style:text-properties officeooo:rsid="0cd650f5"/>
    </style:style>
    <style:style style:name="T780" style:family="text">
      <style:text-properties officeooo:rsid="0cde9171"/>
    </style:style>
    <style:style style:name="T781" style:family="text">
      <style:text-properties officeooo:rsid="0cf3b099"/>
    </style:style>
    <style:style style:name="T782" style:family="text">
      <style:text-properties officeooo:rsid="0cf3d1f4"/>
    </style:style>
    <style:style style:name="T783" style:family="text">
      <style:text-properties officeooo:rsid="0cf8ff67"/>
    </style:style>
    <style:style style:name="T784" style:family="text">
      <style:text-properties officeooo:rsid="0cfa19bb"/>
    </style:style>
    <style:style style:name="T785" style:family="text">
      <style:text-properties officeooo:rsid="0cfaa666"/>
    </style:style>
    <style:style style:name="T786" style:family="text">
      <style:text-properties officeooo:rsid="0cfc6af2"/>
    </style:style>
    <style:style style:name="T787" style:family="text">
      <style:text-properties officeooo:rsid="0cfefe9b"/>
    </style:style>
    <style:style style:name="T788" style:family="text">
      <style:text-properties officeooo:rsid="0cffbbe3"/>
    </style:style>
    <style:style style:name="T789" style:family="text">
      <style:text-properties officeooo:rsid="0cfffc37"/>
    </style:style>
    <style:style style:name="T790" style:family="text">
      <style:text-properties officeooo:rsid="0d035da2"/>
    </style:style>
    <style:style style:name="T791" style:family="text">
      <style:text-properties officeooo:rsid="0d057157"/>
    </style:style>
    <style:style style:name="T792" style:family="text">
      <style:text-properties officeooo:rsid="0d074306"/>
    </style:style>
    <style:style style:name="T793" style:family="text">
      <style:text-properties officeooo:rsid="0d106ac7"/>
    </style:style>
    <style:style style:name="T794" style:family="text">
      <style:text-properties officeooo:rsid="0d126df8"/>
    </style:style>
    <style:style style:name="T795" style:family="text">
      <style:text-properties officeooo:rsid="0d1a385d"/>
    </style:style>
    <style:style style:name="T796" style:family="text">
      <style:text-properties officeooo:rsid="0d25f063"/>
    </style:style>
    <style:style style:name="T797" style:family="text">
      <style:text-properties officeooo:rsid="0d27476d"/>
    </style:style>
    <style:style style:name="T798" style:family="text">
      <style:text-properties officeooo:rsid="0d276148"/>
    </style:style>
    <style:style style:name="T799" style:family="text">
      <style:text-properties officeooo:rsid="0d343a4b"/>
    </style:style>
    <style:style style:name="T800" style:family="text">
      <style:text-properties officeooo:rsid="0d351d4c"/>
    </style:style>
    <style:style style:name="T801" style:family="text">
      <style:text-properties officeooo:rsid="0d39c8f4"/>
    </style:style>
    <style:style style:name="T802" style:family="text">
      <style:text-properties officeooo:rsid="0d40271c"/>
    </style:style>
    <style:style style:name="T803" style:family="text">
      <style:text-properties officeooo:rsid="0d4129c2"/>
    </style:style>
    <style:style style:name="T804" style:family="text">
      <style:text-properties officeooo:rsid="0d41dfbe"/>
    </style:style>
    <style:style style:name="T805" style:family="text">
      <style:text-properties officeooo:rsid="0d491f3b"/>
    </style:style>
    <style:style style:name="T806" style:family="text">
      <style:text-properties officeooo:rsid="0d4adc96"/>
    </style:style>
    <style:style style:name="T807" style:family="text">
      <style:text-properties officeooo:rsid="0d4b314b"/>
    </style:style>
    <style:style style:name="T808" style:family="text">
      <style:text-properties officeooo:rsid="0d4c4962"/>
    </style:style>
    <style:style style:name="T809" style:family="text">
      <style:text-properties officeooo:rsid="0d5147fb"/>
    </style:style>
    <style:style style:name="T810" style:family="text">
      <style:text-properties officeooo:rsid="0d56dd8a"/>
    </style:style>
    <style:style style:name="T811" style:family="text">
      <style:text-properties officeooo:rsid="0d586cff"/>
    </style:style>
    <style:style style:name="T812" style:family="text">
      <style:text-properties officeooo:rsid="0d5a1e79"/>
    </style:style>
    <style:style style:name="T813" style:family="text">
      <style:text-properties officeooo:rsid="0d5be780"/>
    </style:style>
    <style:style style:name="T814" style:family="text">
      <style:text-properties officeooo:rsid="0d6359c0"/>
    </style:style>
    <style:style style:name="T815" style:family="text">
      <style:text-properties officeooo:rsid="0d6fb572"/>
    </style:style>
    <style:style style:name="T816" style:family="text">
      <style:text-properties officeooo:rsid="0d76057c"/>
    </style:style>
    <style:style style:name="T817" style:family="text">
      <style:text-properties officeooo:rsid="0d769575"/>
    </style:style>
    <style:style style:name="T818" style:family="text">
      <style:text-properties officeooo:rsid="0d782aff"/>
    </style:style>
    <style:style style:name="T819" style:family="text">
      <style:text-properties officeooo:rsid="0d82a7fb"/>
    </style:style>
    <style:style style:name="T820" style:family="text">
      <style:text-properties officeooo:rsid="0d83cd49"/>
    </style:style>
    <style:style style:name="T821" style:family="text">
      <style:text-properties officeooo:rsid="0d8dae8e"/>
    </style:style>
    <style:style style:name="T822" style:family="text">
      <style:text-properties officeooo:rsid="0d9f0955"/>
    </style:style>
    <style:style style:name="T823" style:family="text">
      <style:text-properties officeooo:rsid="0da1efbc"/>
    </style:style>
    <style:style style:name="T824" style:family="text">
      <style:text-properties officeooo:rsid="0da5d97d"/>
    </style:style>
    <style:style style:name="T825" style:family="text">
      <style:text-properties officeooo:rsid="0da8b0f4"/>
    </style:style>
    <style:style style:name="T826" style:family="text">
      <style:text-properties officeooo:rsid="0dab652d"/>
    </style:style>
    <style:style style:name="T827" style:family="text">
      <style:text-properties officeooo:rsid="0dac4633"/>
    </style:style>
    <style:style style:name="T828" style:family="text">
      <style:text-properties officeooo:rsid="0dae4197"/>
    </style:style>
    <style:style style:name="T829" style:family="text">
      <style:text-properties officeooo:rsid="0dafb1f6"/>
    </style:style>
    <style:style style:name="T830" style:family="text">
      <style:text-properties officeooo:rsid="0dbebf77"/>
    </style:style>
    <style:style style:name="T831" style:family="text">
      <style:text-properties officeooo:rsid="0dc070f0"/>
    </style:style>
    <style:style style:name="T832" style:family="text">
      <style:text-properties officeooo:rsid="0dc08207"/>
    </style:style>
    <style:style style:name="T833" style:family="text">
      <style:text-properties officeooo:rsid="0dc280f3"/>
    </style:style>
    <style:style style:name="T834" style:family="text">
      <style:text-properties officeooo:rsid="0dc370a7"/>
    </style:style>
    <style:style style:name="T835" style:family="text">
      <style:text-properties officeooo:rsid="0dc47dac"/>
    </style:style>
    <style:style style:name="T836" style:family="text">
      <style:text-properties officeooo:rsid="0dc6ab9e"/>
    </style:style>
    <style:style style:name="T837" style:family="text">
      <style:text-properties officeooo:rsid="0dd06b83"/>
    </style:style>
    <style:style style:name="T838" style:family="text">
      <style:text-properties officeooo:rsid="0dd31a1c"/>
    </style:style>
    <style:style style:name="T839" style:family="text">
      <style:text-properties officeooo:rsid="0dd3a953"/>
    </style:style>
    <style:style style:name="T840" style:family="text">
      <style:text-properties officeooo:rsid="0dd47068"/>
    </style:style>
    <style:style style:name="T841" style:family="text">
      <style:text-properties officeooo:rsid="0dd4e5dc"/>
    </style:style>
    <style:style style:name="T842" style:family="text">
      <style:text-properties officeooo:rsid="0dd58455"/>
    </style:style>
    <style:style style:name="T843" style:family="text">
      <style:text-properties officeooo:rsid="0dd72d65"/>
    </style:style>
    <style:style style:name="T844" style:family="text">
      <style:text-properties officeooo:rsid="0dd7a355"/>
    </style:style>
    <style:style style:name="T845" style:family="text">
      <style:text-properties officeooo:rsid="0dd9da22"/>
    </style:style>
    <style:style style:name="T846" style:family="text">
      <style:text-properties officeooo:rsid="0df4d152"/>
    </style:style>
    <style:style style:name="T847" style:family="text">
      <style:text-properties officeooo:rsid="0df7cf70"/>
    </style:style>
    <style:style style:name="T848" style:family="text">
      <style:text-properties officeooo:rsid="0dfe4ce7"/>
    </style:style>
    <style:style style:name="T849" style:family="text">
      <style:text-properties officeooo:rsid="0e080e91"/>
    </style:style>
    <style:style style:name="T850" style:family="text">
      <style:text-properties officeooo:rsid="0e08a01d"/>
    </style:style>
    <style:style style:name="T851" style:family="text">
      <style:text-properties officeooo:rsid="0e0b9377"/>
    </style:style>
    <style:style style:name="T852" style:family="text">
      <style:text-properties officeooo:rsid="0e0f5de9"/>
    </style:style>
    <style:style style:name="T853" style:family="text">
      <style:text-properties officeooo:rsid="0e0fadab"/>
    </style:style>
    <style:style style:name="T854" style:family="text">
      <style:text-properties officeooo:rsid="0e119dc5"/>
    </style:style>
    <style:style style:name="T855" style:family="text">
      <style:text-properties officeooo:rsid="0e13489e"/>
    </style:style>
    <style:style style:name="T856" style:family="text">
      <style:text-properties officeooo:rsid="0e14f355"/>
    </style:style>
    <style:style style:name="T857" style:family="text">
      <style:text-properties officeooo:rsid="0e16cdfb"/>
    </style:style>
    <style:style style:name="T858" style:family="text">
      <style:text-properties officeooo:rsid="0e1da33d"/>
    </style:style>
    <style:style style:name="T859" style:family="text">
      <style:text-properties officeooo:rsid="0e1fc182"/>
    </style:style>
    <style:style style:name="T860" style:family="text">
      <style:text-properties officeooo:rsid="0e29737e"/>
    </style:style>
    <style:style style:name="T861" style:family="text">
      <style:text-properties officeooo:rsid="0e300352"/>
    </style:style>
    <style:style style:name="T862" style:family="text">
      <style:text-properties officeooo:rsid="0e3167fa"/>
    </style:style>
    <style:style style:name="T863" style:family="text">
      <style:text-properties officeooo:rsid="0e3aa847"/>
    </style:style>
    <style:style style:name="T864" style:family="text">
      <style:text-properties officeooo:rsid="0e3ddb76"/>
    </style:style>
    <style:style style:name="T865" style:family="text">
      <style:text-properties officeooo:rsid="0e499ebe"/>
    </style:style>
    <style:style style:name="T866" style:family="text">
      <style:text-properties officeooo:rsid="0df8dc18"/>
    </style:style>
    <style:style style:name="T867" style:family="text">
      <style:text-properties officeooo:rsid="0e4f7803"/>
    </style:style>
    <style:style style:name="T868" style:family="text">
      <style:text-properties officeooo:rsid="0e514ce2"/>
    </style:style>
    <style:style style:name="T869" style:family="text">
      <style:text-properties officeooo:rsid="0e522f71"/>
    </style:style>
    <style:style style:name="T870" style:family="text">
      <style:text-properties officeooo:rsid="0e57e0cd"/>
    </style:style>
    <style:style style:name="T871" style:family="text">
      <style:text-properties officeooo:rsid="0e58ae5b"/>
    </style:style>
    <style:style style:name="T872" style:family="text">
      <style:text-properties officeooo:rsid="0e48a816"/>
    </style:style>
    <style:style style:name="T873" style:family="text">
      <style:text-properties officeooo:rsid="0e5bd547"/>
    </style:style>
    <style:style style:name="T874" style:family="text">
      <style:text-properties officeooo:rsid="0e5cdfea"/>
    </style:style>
    <style:style style:name="T875" style:family="text">
      <style:text-properties officeooo:rsid="0e5dedfe"/>
    </style:style>
    <style:style style:name="T876" style:family="text">
      <style:text-properties officeooo:rsid="0e614961"/>
    </style:style>
    <style:style style:name="T877" style:family="text">
      <style:text-properties officeooo:rsid="0e65b047"/>
    </style:style>
    <style:style style:name="T878" style:family="text">
      <style:text-properties officeooo:rsid="0e6bb53f"/>
    </style:style>
    <style:style style:name="T879" style:family="text">
      <style:text-properties officeooo:rsid="0e6c4c02"/>
    </style:style>
    <style:style style:name="T880" style:family="text">
      <style:text-properties officeooo:rsid="0e6e5662"/>
    </style:style>
    <style:style style:name="T881" style:family="text">
      <style:text-properties officeooo:rsid="0e24728b"/>
    </style:style>
    <style:style style:name="T882" style:family="text">
      <style:text-properties officeooo:rsid="0e709bd9"/>
    </style:style>
    <style:style style:name="T883" style:family="text">
      <style:text-properties officeooo:rsid="0e71c47e"/>
    </style:style>
    <style:style style:name="T884" style:family="text">
      <style:text-properties officeooo:rsid="0e71fc74"/>
    </style:style>
    <style:style style:name="T885" style:family="text">
      <style:text-properties officeooo:rsid="0e73a6b8"/>
    </style:style>
    <style:style style:name="T886" style:family="text">
      <style:text-properties officeooo:rsid="0e8007ed"/>
    </style:style>
    <style:style style:name="T887" style:family="text">
      <style:text-properties officeooo:rsid="0e81df12"/>
    </style:style>
    <style:style style:name="T888" style:family="text">
      <style:text-properties officeooo:rsid="0e81fa33"/>
    </style:style>
    <style:style style:name="T889" style:family="text">
      <style:text-properties officeooo:rsid="0e8c9ebb"/>
    </style:style>
    <style:style style:name="T890" style:family="text">
      <style:text-properties officeooo:rsid="0e8caeef"/>
    </style:style>
    <style:style style:name="T891" style:family="text">
      <style:text-properties officeooo:rsid="0e8cb19b"/>
    </style:style>
    <style:style style:name="T892" style:family="text">
      <style:text-properties officeooo:rsid="0e8d9cc2"/>
    </style:style>
    <style:style style:name="T893" style:family="text">
      <style:text-properties officeooo:rsid="0e8f3027"/>
    </style:style>
    <style:style style:name="T894" style:family="text">
      <style:text-properties officeooo:rsid="0e9020d4"/>
    </style:style>
    <style:style style:name="T895" style:family="text">
      <style:text-properties officeooo:rsid="0e90cdd6"/>
    </style:style>
    <style:style style:name="T896" style:family="text">
      <style:text-properties officeooo:rsid="0e9237e2"/>
    </style:style>
    <style:style style:name="T897" style:family="text">
      <style:text-properties officeooo:rsid="0e9429eb"/>
    </style:style>
    <style:style style:name="T898" style:family="text">
      <style:text-properties officeooo:rsid="0e946c17"/>
    </style:style>
    <style:style style:name="T899" style:family="text">
      <style:text-properties officeooo:rsid="0e986829"/>
    </style:style>
    <style:style style:name="T900" style:family="text">
      <style:text-properties officeooo:rsid="0e989e4f"/>
    </style:style>
    <style:style style:name="T901" style:family="text">
      <style:text-properties officeooo:rsid="0e98e137"/>
    </style:style>
    <style:style style:name="T902" style:family="text">
      <style:text-properties officeooo:rsid="0e990ad0"/>
    </style:style>
    <style:style style:name="T903" style:family="text">
      <style:text-properties officeooo:rsid="0ea937d6"/>
    </style:style>
    <style:style style:name="T904" style:family="text">
      <style:text-properties officeooo:rsid="0eaac4d2"/>
    </style:style>
    <style:style style:name="T905" style:family="text">
      <style:text-properties officeooo:rsid="0eb47606"/>
    </style:style>
    <style:style style:name="T906" style:family="text">
      <style:text-properties officeooo:rsid="0eb87923"/>
    </style:style>
    <style:style style:name="T907" style:family="text">
      <style:text-properties officeooo:rsid="0ebe679b"/>
    </style:style>
    <style:style style:name="T908" style:family="text">
      <style:text-properties officeooo:rsid="0ec105d6"/>
    </style:style>
    <style:style style:name="T909" style:family="text">
      <style:text-properties officeooo:rsid="0ec2a568"/>
    </style:style>
    <style:style style:name="T910" style:family="text">
      <style:text-properties officeooo:rsid="0ec514ed"/>
    </style:style>
    <style:style style:name="T911" style:family="text">
      <style:text-properties officeooo:rsid="0ed456ce"/>
    </style:style>
    <style:style style:name="T912" style:family="text">
      <style:text-properties officeooo:rsid="0ed9634b"/>
    </style:style>
    <style:style style:name="T913" style:family="text">
      <style:text-properties officeooo:rsid="0de2c30d"/>
    </style:style>
    <style:style style:name="T914" style:family="text">
      <style:text-properties officeooo:rsid="0edad4df"/>
    </style:style>
    <style:style style:name="T915" style:family="text">
      <style:text-properties officeooo:rsid="0df97d9e"/>
    </style:style>
    <style:style style:name="T916" style:family="text">
      <style:text-properties officeooo:rsid="0df99b39"/>
    </style:style>
    <style:style style:name="T917" style:family="text">
      <style:text-properties officeooo:rsid="0ee691e5"/>
    </style:style>
    <style:style style:name="T918" style:family="text">
      <style:text-properties officeooo:rsid="0ee7bb07"/>
    </style:style>
    <style:style style:name="T919" style:family="text">
      <style:text-properties officeooo:rsid="0ee7f471"/>
    </style:style>
    <style:style style:name="T920" style:family="text">
      <style:text-properties officeooo:rsid="0ee906c8"/>
    </style:style>
    <style:style style:name="T921" style:family="text">
      <style:text-properties officeooo:rsid="0eeb5cbb"/>
    </style:style>
    <style:style style:name="T922" style:family="text">
      <style:text-properties officeooo:rsid="0eeff003"/>
    </style:style>
    <style:style style:name="T923" style:family="text">
      <style:text-properties officeooo:rsid="0ef176cb"/>
    </style:style>
    <style:style style:name="T924" style:family="text">
      <style:text-properties officeooo:rsid="0ef566a4"/>
    </style:style>
    <style:style style:name="T925" style:family="text">
      <style:text-properties officeooo:rsid="0cee6437"/>
    </style:style>
    <style:style style:name="T926" style:family="text">
      <style:text-properties officeooo:rsid="0f02e169"/>
    </style:style>
    <style:style style:name="T927" style:family="text">
      <style:text-properties officeooo:rsid="0f04273c"/>
    </style:style>
    <style:style style:name="T928" style:family="text">
      <style:text-properties officeooo:rsid="0f056f63"/>
    </style:style>
    <style:style style:name="T929" style:family="text">
      <style:text-properties officeooo:rsid="0f06e40c"/>
    </style:style>
    <style:style style:name="T930" style:family="text">
      <style:text-properties officeooo:rsid="0f089dad"/>
    </style:style>
    <style:style style:name="T931" style:family="text">
      <style:text-properties officeooo:rsid="0f09f928"/>
    </style:style>
    <style:style style:name="T932" style:family="text">
      <style:text-properties officeooo:rsid="0f0a9e40"/>
    </style:style>
    <style:style style:name="T933" style:family="text">
      <style:text-properties officeooo:rsid="0f0da7fe"/>
    </style:style>
    <style:style style:name="T934" style:family="text">
      <style:text-properties officeooo:rsid="0f3ab17b"/>
    </style:style>
    <style:style style:name="T935" style:family="text">
      <style:text-properties officeooo:rsid="0f47c135"/>
    </style:style>
    <style:style style:name="T936" style:family="text">
      <style:text-properties officeooo:rsid="0f47dd00"/>
    </style:style>
    <style:style style:name="T937" style:family="text">
      <style:text-properties officeooo:rsid="0f49b54f"/>
    </style:style>
    <style:style style:name="T938" style:family="text">
      <style:text-properties officeooo:rsid="0f2650f8"/>
    </style:style>
    <style:style style:name="T939" style:family="text">
      <style:text-properties officeooo:rsid="0f4e596e"/>
    </style:style>
    <style:style style:name="T940" style:family="text">
      <style:text-properties officeooo:rsid="0f4f7908"/>
    </style:style>
    <style:style style:name="T941" style:family="text">
      <style:text-properties officeooo:rsid="0f4fe90d"/>
    </style:style>
    <style:style style:name="T942" style:family="text">
      <style:text-properties officeooo:rsid="0f52ebe3"/>
    </style:style>
    <style:style style:name="T943" style:family="text">
      <style:text-properties officeooo:rsid="0f53b604"/>
    </style:style>
    <style:style style:name="T944" style:family="text">
      <style:text-properties officeooo:rsid="0f5679ee"/>
    </style:style>
    <style:style style:name="T945" style:family="text">
      <style:text-properties officeooo:rsid="0f56ba1a"/>
    </style:style>
    <style:style style:name="T946" style:family="text">
      <style:text-properties officeooo:rsid="0f59a0e8"/>
    </style:style>
    <style:style style:name="T947" style:family="text">
      <style:text-properties officeooo:rsid="0f5a510c"/>
    </style:style>
    <style:style style:name="T948" style:family="text">
      <style:text-properties officeooo:rsid="0f6cb069"/>
    </style:style>
    <style:style style:name="T949" style:family="text">
      <style:text-properties officeooo:rsid="0f70508f"/>
    </style:style>
    <style:style style:name="T950" style:family="text">
      <style:text-properties officeooo:rsid="0f71e6b5"/>
    </style:style>
    <style:style style:name="T951" style:family="text">
      <style:text-properties officeooo:rsid="0f79d643"/>
    </style:style>
    <style:style style:name="T952" style:family="text">
      <style:text-properties officeooo:rsid="0f7bb45b"/>
    </style:style>
    <style:style style:name="T953" style:family="text">
      <style:text-properties officeooo:rsid="0f7cb3a3"/>
    </style:style>
    <style:style style:name="T954" style:family="text">
      <style:text-properties officeooo:rsid="0f7e94c7"/>
    </style:style>
    <style:style style:name="T955" style:family="text">
      <style:text-properties officeooo:rsid="0f809420"/>
    </style:style>
    <style:style style:name="T956" style:family="text">
      <style:text-properties officeooo:rsid="0f824696"/>
    </style:style>
    <style:style style:name="T957" style:family="text">
      <style:text-properties officeooo:rsid="0f827021"/>
    </style:style>
    <style:style style:name="T958" style:family="text">
      <style:text-properties officeooo:rsid="0f86021d"/>
    </style:style>
    <style:style style:name="T959" style:family="text">
      <style:text-properties officeooo:rsid="0f8f0e38"/>
    </style:style>
    <style:style style:name="T960" style:family="text">
      <style:text-properties officeooo:rsid="0f91ff4b"/>
    </style:style>
    <style:style style:name="T961" style:family="text">
      <style:text-properties officeooo:rsid="0f99ff72"/>
    </style:style>
    <style:style style:name="T962" style:family="text">
      <style:text-properties officeooo:rsid="0f9a0928"/>
    </style:style>
    <style:style style:name="T963" style:family="text">
      <style:text-properties officeooo:rsid="0f9ca9e5"/>
    </style:style>
    <style:style style:name="T964" style:family="text">
      <style:text-properties officeooo:rsid="0f9da186"/>
    </style:style>
    <style:style style:name="T965" style:family="text">
      <style:text-properties officeooo:rsid="0acd1362"/>
    </style:style>
    <style:style style:name="T966" style:family="text">
      <style:text-properties officeooo:rsid="0f9ecbcb"/>
    </style:style>
    <style:style style:name="T967" style:family="text">
      <style:text-properties officeooo:rsid="0b0d2a08"/>
    </style:style>
    <style:style style:name="T968" style:family="text">
      <style:text-properties officeooo:rsid="0fa63d11"/>
    </style:style>
    <style:style style:name="T969" style:family="text">
      <style:text-properties officeooo:rsid="0fa68c89"/>
    </style:style>
    <style:style style:name="T970" style:family="text">
      <style:text-properties officeooo:rsid="0fa7fa66"/>
    </style:style>
    <style:style style:name="T971" style:family="text">
      <style:text-properties officeooo:rsid="0fa82b02"/>
    </style:style>
    <style:style style:name="T972" style:family="text">
      <style:text-properties officeooo:rsid="0fa8c2b8"/>
    </style:style>
    <style:style style:name="T973" style:family="text">
      <style:text-properties officeooo:rsid="0fa96915"/>
    </style:style>
    <style:style style:name="T974" style:family="text">
      <style:text-properties officeooo:rsid="0fc88a67"/>
    </style:style>
    <style:style style:name="T975" style:family="text">
      <style:text-properties officeooo:rsid="084bcc71"/>
    </style:style>
    <style:style style:name="T976" style:family="text">
      <style:text-properties officeooo:rsid="0fcd7c14"/>
    </style:style>
    <style:style style:name="T977" style:family="text">
      <style:text-properties officeooo:rsid="0fcdc1e5"/>
    </style:style>
    <style:style style:name="T978" style:family="text">
      <style:text-properties officeooo:rsid="0fe2b729"/>
    </style:style>
    <style:style style:name="T979" style:family="text">
      <style:text-properties officeooo:rsid="0fe49ce2"/>
    </style:style>
    <style:style style:name="T980" style:family="text">
      <style:text-properties officeooo:rsid="0fe69c13"/>
    </style:style>
    <style:style style:name="T981" style:family="text">
      <style:text-properties officeooo:rsid="0fe872de"/>
    </style:style>
    <style:style style:name="T982" style:family="text">
      <style:text-properties officeooo:rsid="0fe9a7d4"/>
    </style:style>
    <style:style style:name="T983" style:family="text">
      <style:text-properties officeooo:rsid="0fea6485"/>
    </style:style>
    <style:style style:name="T984" style:family="text">
      <style:text-properties officeooo:rsid="0febcd34"/>
    </style:style>
    <style:style style:name="T985" style:family="text">
      <style:text-properties officeooo:rsid="0fef4c6e"/>
    </style:style>
    <style:style style:name="T986" style:family="text">
      <style:text-properties officeooo:rsid="0ff0bf56"/>
    </style:style>
    <style:style style:name="T987" style:family="text">
      <style:text-properties officeooo:rsid="0ffc7461"/>
    </style:style>
    <style:style style:name="T988" style:family="text">
      <style:text-properties officeooo:rsid="0ffdf2ab"/>
    </style:style>
    <style:style style:name="T989" style:family="text">
      <style:text-properties officeooo:rsid="0fff998b"/>
    </style:style>
    <style:style style:name="T990" style:family="text">
      <style:text-properties officeooo:rsid="1003327b"/>
    </style:style>
    <style:style style:name="T991" style:family="text">
      <style:text-properties officeooo:rsid="1003ee4f"/>
    </style:style>
    <style:style style:name="T992" style:family="text">
      <style:text-properties officeooo:rsid="10067216"/>
    </style:style>
    <style:style style:name="T993" style:family="text">
      <style:text-properties officeooo:rsid="10073ff9"/>
    </style:style>
    <style:style style:name="T994" style:family="text">
      <style:text-properties officeooo:rsid="10090ade"/>
    </style:style>
    <style:style style:name="T995" style:family="text">
      <style:text-properties officeooo:rsid="100a2e6f"/>
    </style:style>
    <style:style style:name="T996" style:family="text">
      <style:text-properties officeooo:rsid="100b8bb5"/>
    </style:style>
    <style:style style:name="T997" style:family="text">
      <style:text-properties officeooo:rsid="100c3d56"/>
    </style:style>
    <style:style style:name="T998" style:family="text">
      <style:text-properties officeooo:rsid="100cac8c"/>
    </style:style>
    <style:style style:name="T999" style:family="text">
      <style:text-properties officeooo:rsid="10102dfe"/>
    </style:style>
    <style:style style:name="T1000" style:family="text">
      <style:text-properties officeooo:rsid="101079ac"/>
    </style:style>
    <style:style style:name="T1001" style:family="text">
      <style:text-properties officeooo:rsid="101123c9"/>
    </style:style>
    <style:style style:name="T1002" style:family="text">
      <style:text-properties officeooo:rsid="10124f92"/>
    </style:style>
    <style:style style:name="T1003" style:family="text">
      <style:text-properties officeooo:rsid="10166a1d"/>
    </style:style>
    <style:style style:name="T1004" style:family="text">
      <style:text-properties officeooo:rsid="10179a5e"/>
    </style:style>
    <style:style style:name="T1005" style:family="text">
      <style:text-properties officeooo:rsid="1018c011"/>
    </style:style>
    <style:style style:name="T1006" style:family="text">
      <style:text-properties officeooo:rsid="101a855c"/>
    </style:style>
    <style:style style:name="T1007" style:family="text">
      <style:text-properties officeooo:rsid="101c0029"/>
    </style:style>
    <style:style style:name="T1008" style:family="text">
      <style:text-properties officeooo:rsid="101da5da"/>
    </style:style>
    <style:style style:name="T1009" style:family="text">
      <style:text-properties officeooo:rsid="1020970b"/>
    </style:style>
    <style:style style:name="T1010" style:family="text">
      <style:text-properties officeooo:rsid="1024f5bb"/>
    </style:style>
    <style:style style:name="T1011" style:family="text">
      <style:text-properties officeooo:rsid="102759a0"/>
    </style:style>
    <style:style style:name="T1012" style:family="text">
      <style:text-properties officeooo:rsid="1031b27d"/>
    </style:style>
    <style:style style:name="T1013" style:family="text">
      <style:text-properties officeooo:rsid="0dbc5c0c"/>
    </style:style>
    <style:style style:name="T1014" style:family="text">
      <style:text-properties officeooo:rsid="10335e3f"/>
    </style:style>
    <style:style style:name="T1015" style:family="text">
      <style:text-properties officeooo:rsid="1033c14e"/>
    </style:style>
    <style:style style:name="T1016" style:family="text">
      <style:text-properties officeooo:rsid="10355100"/>
    </style:style>
    <style:style style:name="T1017" style:family="text">
      <style:text-properties officeooo:rsid="1036148d"/>
    </style:style>
    <style:style style:name="T1018" style:family="text">
      <style:text-properties officeooo:rsid="1037839f"/>
    </style:style>
    <style:style style:name="T1019" style:family="text">
      <style:text-properties officeooo:rsid="103925fd"/>
    </style:style>
    <style:style style:name="T1020" style:family="text">
      <style:text-properties officeooo:rsid="103bfb78"/>
    </style:style>
    <style:style style:name="T1021" style:family="text">
      <style:text-properties officeooo:rsid="10400d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52" text:outline-level="1"><text:span text:style-name="T2">Data</text:span><text:span text:style-name="T3">b</text:span><text:span text:style-name="T2">ase Design Documentation</text:span><text:span text:style-name="T1"> </text:span></text:h>
      <text:p text:style-name="P327"/>
      <text:p text:style-name="P326"/>
      <text:h text:style-name="P1054" text:outline-level="2">Global Attributes</text:h>
      <text:p text:style-name="P325"/>
      <text:list xml:id="list917041964" text:style-name="L1">
        <text:list-item>
          <text:p text:style-name="P1632"><text:span text:style-name="T4">Id <text:s/>: <text:s/></text:span><text:span text:style-name="T5">این فیلد یک unique id برای هر row میباشد </text:span></text:p>
          <text:list>
            <text:list-item>
              <text:p text:style-name="P1637">نوع : big int </text:p>
            </text:list-item>
            <text:list-item>
              <text:p text:style-name="P1638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48"/>
      <text:p text:style-name="P248"/>
      <text:list xml:id="list160737566152626" text:continue-numbering="true" text:style-name="L1">
        <text:list-item>
          <text:p text:style-name="P1639">email : این فیلد برای ذخیره سازی ایمیل میباشد </text:p>
          <text:list>
            <text:list-item>
              <text:p text:style-name="P1639">نوع : <text:span text:style-name="T9">varchar(64)</text:span></text:p>
            </text:list-item>
            <text:list-item>
              <text:p text:style-name="P1640">ویژگی ها :‌ <text:span text:style-name="T10">index</text:span></text:p>
            </text:list-item>
          </text:list>
        </text:list-item>
      </text:list>
      <text:p text:style-name="P248"/>
      <text:list xml:id="list160738558687418" text:continue-numbering="true" text:style-name="L1">
        <text:list-item>
          <text:p text:style-name="P1641">created_at : این فیلد برای ذخیره تاریخ ایجاد یک سطر در جداول استفاده میشود !!!!</text:p>
          <text:list>
            <text:list-item>
              <text:p text:style-name="P1642">نوع :‌ <text:span text:style-name="T12">timestamp </text:span></text:p>
            </text:list-item>
            <text:list-item>
              <text:p text:style-name="P1644">ویژگی ها : <text:span text:style-name="T15">nullable</text:span></text:p>
            </text:list-item>
          </text:list>
        </text:list-item>
      </text:list>
      <text:p text:style-name="P250"/>
      <text:p text:style-name="P249"/>
      <text:list xml:id="list160738822803714" text:continue-numbering="true" text:style-name="L1">
        <text:list-item>
          <text:p text:style-name="P1633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1643">نوع :‌ <text:span text:style-name="T12">timestamp </text:span></text:p>
            </text:list-item>
            <text:list-item>
              <text:p text:style-name="P1645">ویژگی ها : <text:span text:style-name="T15">nullable</text:span></text:p>
            </text:list-item>
          </text:list>
        </text:list-item>
      </text:list>
      <text:p text:style-name="P251"/>
      <text:p text:style-name="P251"/>
      <text:p text:style-name="P251"/>
      <text:list xml:id="list160737036276783" text:continue-numbering="true" text:style-name="L1">
        <text:list-item>
          <text:p text:style-name="P1646"><text:soft-page-break/>name : این فیلد برای ذخیره نام کاربران در جدول های است !!!!</text:p>
          <text:list>
            <text:list-item>
              <text:p text:style-name="P1634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1647">ویژگی : <text:span text:style-name="T20">not nullable , index</text:span></text:p>
            </text:list-item>
          </text:list>
        </text:list-item>
        <text:list-item>
          <text:p text:style-name="P1648">type : این فیلد برای نوع یک item در جدول ساخته میشود !!!</text:p>
          <text:list>
            <text:list-item>
              <text:p text:style-name="P1635"><text:span text:style-name="T511">نوع :‌</text:span><text:span text:style-name="T510">boolean</text:span></text:p>
            </text:list-item>
            <text:list-item>
              <text:p text:style-name="P1649">ویژگی : not null , defualt …. , <text:span text:style-name="T516">unsigned</text:span></text:p>
            </text:list-item>
          </text:list>
        </text:list-item>
        <text:list-item>
          <text:p text:style-name="P1650">status : </text:p>
          <text:list>
            <text:list-item>
              <text:p text:style-name="P1636"><text:span text:style-name="T975">نوع : </text:span><text:span text:style-name="T974">boolean</text:span></text:p>
            </text:list-item>
            <text:list-item>
              <text:p text:style-name="P1650">ویژگی: </text:p>
            </text:list-item>
          </text:list>
        </text:list-item>
      </text:list>
      <text:p text:style-name="P246"/>
      <text:list xml:id="list68094106" text:style-name="L2">
        <text:list-item>
          <text:p text:style-name="P1651">sort:</text:p>
          <text:list>
            <text:list-item>
              <text:p text:style-name="P1651">نوع :‌tiny int </text:p>
            </text:list-item>
            <text:list-item>
              <text:p text:style-name="P1652">ویژگی :‌unsigned ,<text:span text:style-name="T530">nullable</text:span></text:p>
            </text:list-item>
          </text:list>
        </text:list-item>
      </text:list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62"/>
      <text:h text:style-name="P1053" text:outline-level="1"><text:soft-page-break/>Tables</text:h>
      <text:p text:style-name="P247"/>
      <text:list xml:id="list1548131732" text:style-name="L3">
        <text:list-item>
          <text:p text:style-name="P1055">Users : <text:span text:style-name="T16">این جدول برای ذخیره کاربر های موجود در سیستم است !!!!</text:span></text:p>
          <text:list>
            <text:list-item>
              <text:p text:style-name="P1056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52637279264">
          <table:table-cell table:style-name="Table1.A1" office:value-type="string">
            <text:p text:style-name="P312">Name</text:p>
          </table:table-cell>
          <table:table-cell table:style-name="Table1.A1" office:value-type="string">
            <text:p text:style-name="P312">DataType</text:p>
          </table:table-cell>
          <table:table-cell table:style-name="Table1.A1" office:value-type="string">
            <text:p text:style-name="P312">Attributes</text:p>
          </table:table-cell>
          <table:table-cell table:style-name="Table1.D1" office:value-type="string">
            <text:p text:style-name="P312">Comment</text:p>
          </table:table-cell>
        </table:table-row>
        <table:table-row table:style-name="TableLine94452637346544">
          <table:table-cell table:style-name="Table1.A2" office:value-type="string">
            <text:p text:style-name="P312">Id</text:p>
          </table:table-cell>
          <table:table-cell table:style-name="Table1.A2" office:value-type="string">
            <text:p text:style-name="P312">Big integer </text:p>
          </table:table-cell>
          <table:table-cell table:style-name="Table1.A2" office:value-type="string">
            <text:p text:style-name="P324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452637348656">
          <table:table-cell table:style-name="Table1.A2" office:value-type="string">
            <text:p text:style-name="P316">name</text:p>
          </table:table-cell>
          <table:table-cell table:style-name="Table1.A2" office:value-type="string">
            <text:p text:style-name="P260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56"><text:s/>, not null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452637349568">
          <table:table-cell table:style-name="Table1.A2" office:value-type="string">
            <text:p text:style-name="P317">family</text:p>
          </table:table-cell>
          <table:table-cell table:style-name="Table1.A2" office:value-type="string">
            <text:p text:style-name="P261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57">, not null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452637350528">
          <table:table-cell table:style-name="Table1.A2" office:value-type="string">
            <text:p text:style-name="P313">email</text:p>
          </table:table-cell>
          <table:table-cell table:style-name="Table1.A2" office:value-type="string">
            <text:p text:style-name="P255">varchar(64)</text:p>
          </table:table-cell>
          <table:table-cell table:style-name="Table1.A2" office:value-type="string">
            <text:p text:style-name="P252">Not null <text:s/>, unique 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452637351680">
          <table:table-cell table:style-name="Table1.A2" office:value-type="string">
            <text:p text:style-name="P328">phone</text:p>
          </table:table-cell>
          <table:table-cell table:style-name="Table1.A2" office:value-type="string">
            <text:p text:style-name="P329"><text:s/><text:span text:style-name="T21">varchar(13)</text:span></text:p>
          </table:table-cell>
          <table:table-cell table:style-name="Table1.A2" office:value-type="string">
            <text:p text:style-name="P395"><text:s text:c="2"/>not null , unique </text:p>
          </table:table-cell>
          <table:table-cell table:style-name="Table1.D2" office:value-type="string">
            <text:p text:style-name="P329"/>
          </table:table-cell>
        </table:table-row>
        <table:table-row table:style-name="TableLine94452637352704">
          <table:table-cell table:style-name="Table1.A2" office:value-type="string">
            <text:p text:style-name="P315">status</text:p>
          </table:table-cell>
          <table:table-cell table:style-name="Table1.A2" office:value-type="string">
            <text:p text:style-name="P259">boolean</text:p>
          </table:table-cell>
          <table:table-cell table:style-name="Table1.A2" office:value-type="string">
            <text:p text:style-name="P254"><text:s/>, Defualt 1 , <text:span text:style-name="T137">not null </text:span></text:p>
          </table:table-cell>
          <table:table-cell table:style-name="Table1.D2" office:value-type="string">
            <text:p text:style-name="P229">این فیلد برای active بودن یا نبودن user طراحی شده !!!!</text:p>
          </table:table-cell>
        </table:table-row>
        <table:table-row table:style-name="TableLine94452637353776">
          <table:table-cell table:style-name="Table1.A2" office:value-type="string">
            <text:p text:style-name="P314">password</text:p>
          </table:table-cell>
          <table:table-cell table:style-name="Table1.A2" office:value-type="string">
            <text:p text:style-name="P253">varchar(60)</text:p>
          </table:table-cell>
          <table:table-cell table:style-name="Table1.A2" office:value-type="string">
            <text:p text:style-name="P258">Not null </text:p>
          </table:table-cell>
          <table:table-cell table:style-name="Table1.D2" office:value-type="string">
            <text:p text:style-name="P329"/>
          </table:table-cell>
        </table:table-row>
      </table:table>
      <text:p text:style-name="P279"/>
      <text:p text:style-name="P2"/>
      <text:p text:style-name="P2"/>
      <text:p text:style-name="P2"/>
      <text:p text:style-name="P2"/>
      <text:p text:style-name="P2"/>
      <text:p text:style-name="P2"/>
      <text:p text:style-name="P59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list xml:id="list415387517" text:style-name="L4">
        <text:list-item>
          <text:list>
            <text:list-item>
              <text:p text:style-name="P1057"><text:soft-page-break/>ارتباطات : </text:p>
              <text:list>
                <text:list-item>
                  <text:p text:style-name="P1058">جدول dates : </text:p>
                  <text:list>
                    <text:list-item>
                      <text:p text:style-name="P1059">نوع ارتباط : 1بهn </text:p>
                    </text:list-item>
                    <text:list-item>
                      <text:p text:style-name="P1060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101">و هر row در جدول dates متعلق به یک user است !!!</text:p>
                      <text:p text:style-name="P1061"><text:span text:style-name="T44"><text:s/>مثلا created_at , updated_at , deleted_at , </text:span><text:span text:style-name="T517">email </text:span></text:p>
                    </text:list-item>
                    <text:list-item>
                      <text:p text:style-name="P1061"><text:span text:style-name="T517">verify_at , phone_verify</text:span><text:span text:style-name="T44"> birthday_at <text:s/>, </text:span><text:span text:style-name="T518">email_verify,phone_veryfy</text:span></text:p>
                      <text:p text:style-name="P110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list xml:id="list160738569714847" text:continue-numbering="true" text:style-name="L4">
        <text:list-item>
          <text:list>
            <text:list-item>
              <text:list>
                <text:list-item>
                  <text:p text:style-name="P1103">جدول <text:span text:style-name="T45">nick_names : </text:span></text:p>
                  <text:list>
                    <text:list-item>
                      <text:p text:style-name="P1104">نوع ارتباط : 1 به <text:span text:style-name="T46">n</text:span></text:p>
                    </text:list-item>
                    <text:list-item>
                      <text:p text:style-name="P110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60738790903235" text:continue-numbering="true" text:style-name="L4">
        <text:list-item>
          <text:list>
            <text:list-item>
              <text:list>
                <text:list-item>
                  <text:p text:style-name="P1106">جدول files : </text:p>
                  <text:list>
                    <text:list-item>
                      <text:p text:style-name="P1106">نوع ارتباط : <text:span text:style-name="T73">1 به </text:span><text:span text:style-name="T74">n</text:span></text:p>
                    </text:list-item>
                    <text:list-item>
                      <text:p text:style-name="P1107">توضیحات : <text:span text:style-name="T75">هر یک کاربر دارای چندین فایل و هر فایل را متعلق به یک کاربر است</text:span><text:span text:style-name="T403">(از طریق جدول dates رکوردی که created_at را ذخیره میکند )</text:span></text:p>
                      <text:p text:style-name="P1107"/>
                      <text:p text:style-name="P1108"><text:s/></text:p>
                    </text:list-item>
                  </text:list>
                </text:list-item>
                <text:list-item>
                  <text:p text:style-name="P1109">جدول active_nick_names : </text:p>
                  <text:list>
                    <text:list-item>
                      <text:p text:style-name="P1109">نوع ارتباط : <text:span text:style-name="T76">1 به 1</text:span></text:p>
                    </text:list-item>
                    <text:list-item>
                      <text:p text:style-name="P111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60738646431243" text:continue-numbering="true" text:style-name="L4">
        <text:list-item>
          <text:list>
            <text:list-item>
              <text:list>
                <text:list-item>
                  <text:p text:style-name="P1111">جدول <text:span text:style-name="T152">languages : </text:span></text:p>
                  <text:list>
                    <text:list-item>
                      <text:p text:style-name="P1112">نوع ارتباط :‌<text:span text:style-name="T150">1 به n</text:span></text:p>
                    </text:list-item>
                    <text:list-item>
                      <text:p text:style-name="P111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p text:style-name="P30"/>
      <text:list xml:id="list160738806640775" text:continue-numbering="true" text:style-name="L4">
        <text:list-item>
          <text:list>
            <text:list-item>
              <text:list>
                <text:list-item>
                  <text:p text:style-name="P1062"><text:span text:style-name="T185">app_setting</text:span><text:span text:style-name="T180"> : </text:span></text:p>
                  <text:list>
                    <text:list-item>
                      <text:p text:style-name="P1115">نوع :‌ <text:span text:style-name="T181">1 به n </text:span></text:p>
                      <text:p text:style-name="P1063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60738612196514" text:continue-numbering="true" text:style-name="L4">
        <text:list-item>
          <text:list>
            <text:list-item>
              <text:list>
                <text:list-item>
                  <text:p text:style-name="P1063"><text:span text:style-name="T312">user_bio_translations</text:span><text:span text:style-name="T301"> <text:s/>:</text:span></text:p>
                  <text:list>
                    <text:list-item>
                      <text:p text:style-name="P1117">نوع : <text:span text:style-name="T303">1 به n </text:span></text:p>
                    </text:list-item>
                    <text:list-item>
                      <text:p text:style-name="P1119">توضیحات :‌ <text:span text:style-name="T304">هر یک user دارای چندین </text:span><text:span text:style-name="T305">bio با توجه به زبان های مختلف است </text:span><text:span text:style-name="T306">و هر یک از bio ها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2"/>
      <text:list xml:id="list160738444981807" text:continue-numbering="true" text:style-name="L4">
        <text:list-item>
          <text:p text:style-name="P1121">dates : <text:span text:style-name="T27">این جدول برای ذخیره تاریخ ها بین چندین جدول share میشود </text:span></text:p>
          <text:list>
            <text:list-item>
              <text:p text:style-name="P1122">ستون ها : 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452637491520">
          <table:table-cell table:style-name="Table2.A1" office:value-type="string">
            <text:p text:style-name="P366">Name</text:p>
          </table:table-cell>
          <table:table-cell table:style-name="Table2.A1" office:value-type="string">
            <text:p text:style-name="P366">Data Type</text:p>
          </table:table-cell>
          <table:table-cell table:style-name="Table2.A1" office:value-type="string">
            <text:p text:style-name="P366">Attributes</text:p>
          </table:table-cell>
          <table:table-cell table:style-name="Table2.D1" office:value-type="string">
            <text:p text:style-name="P366">Comment</text:p>
          </table:table-cell>
        </table:table-row>
        <table:table-row table:style-name="TableLine94452637515760">
          <table:table-cell table:style-name="Table2.A2" office:value-type="string">
            <text:p text:style-name="P369">id</text:p>
          </table:table-cell>
          <table:table-cell table:style-name="Table2.A2" office:value-type="string">
            <text:p text:style-name="P375">B<text:span text:style-name="T29">ig int </text:span></text:p>
          </table:table-cell>
          <table:table-cell table:style-name="Table2.A2" office:value-type="string">
            <text:p text:style-name="P373">Not Null , index , unique , primary key , auto increment , <text:span text:style-name="T28">unsigned </text:span></text:p>
          </table:table-cell>
          <table:table-cell table:style-name="Table2.D2" office:value-type="string">
            <text:p text:style-name="P329"/>
          </table:table-cell>
        </table:table-row>
        <table:table-row table:style-name="TableLine94452637517936">
          <table:table-cell table:style-name="Table2.A2" office:value-type="string">
            <text:p text:style-name="P371">object_class</text:p>
          </table:table-cell>
          <table:table-cell table:style-name="Table2.A2" office:value-type="string">
            <text:p text:style-name="P378">varchar(255)</text:p>
          </table:table-cell>
          <table:table-cell table:style-name="Table2.A2" office:value-type="string">
            <text:p text:style-name="P380">Not null </text:p>
          </table:table-cell>
          <table:table-cell table:style-name="Table2.D2" office:value-type="string">
            <text:p text:style-name="P231">نام مدلی که این date متعلق به ان است </text:p>
          </table:table-cell>
        </table:table-row>
        <table:table-row table:style-name="TableLine94452637518848">
          <table:table-cell table:style-name="Table2.A2" office:value-type="string">
            <text:p text:style-name="P371">object_id</text:p>
          </table:table-cell>
          <table:table-cell table:style-name="Table2.A2" office:value-type="string">
            <text:p text:style-name="P377">Big int </text:p>
          </table:table-cell>
          <table:table-cell table:style-name="Table2.A2" office:value-type="string">
            <text:p text:style-name="P379">Unsigned , <text:span text:style-name="T30">not null </text:span></text:p>
          </table:table-cell>
          <table:table-cell table:style-name="Table2.D2" office:value-type="string">
            <text:p text:style-name="P232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372">type</text:p>
          </table:table-cell>
          <table:table-cell table:style-name="Table2.A2" office:value-type="string">
            <text:p text:style-name="P602">tinyInt</text:p>
          </table:table-cell>
          <table:table-cell table:style-name="Table2.A2" office:value-type="string">
            <text:p text:style-name="P340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09">unsigned</text:p>
          </table:table-cell>
          <table:table-cell table:style-name="Table2.D2" office:value-type="string">
            <text:p text:style-name="P230">این فیلد نوع date را مشخص میکند !!! مثلا </text:p>
            <text:p text:style-name="P230">0 برای created_at است . 1 برای updated_at</text:p>
          </table:table-cell>
        </table:table-row>
        <table:table-row table:style-name="TableLine94452637520720">
          <table:table-cell table:style-name="Table2.A2" office:value-type="string">
            <text:p text:style-name="P372">dated_at</text:p>
          </table:table-cell>
          <table:table-cell table:style-name="Table2.A2" office:value-type="string">
            <text:p text:style-name="P381">Timestamp</text:p>
          </table:table-cell>
          <table:table-cell table:style-name="Table2.A2" office:value-type="string">
            <text:p text:style-name="P381">Not null </text:p>
          </table:table-cell>
          <table:table-cell table:style-name="Table2.D2" office:value-type="string">
            <text:p text:style-name="P382"/>
          </table:table-cell>
        </table:table-row>
        <table:table-row table:style-name="TableLine94452637521584">
          <table:table-cell table:style-name="Table2.A2" office:value-type="string">
            <text:p text:style-name="P544">user_id</text:p>
          </table:table-cell>
          <table:table-cell table:style-name="Table2.A2" office:value-type="string">
            <text:p text:style-name="P545">Big int </text:p>
          </table:table-cell>
          <table:table-cell table:style-name="Table2.A2" office:value-type="string">
            <text:p text:style-name="P342"><text:span text:style-name="T519">nullable</text:span><text:span text:style-name="T520"> , </text:span><text:span text:style-name="T399">unsigned, </text:span></text:p>
            <text:p text:style-name="P628">foreign key→ users(id) , </text:p>
            <text:p text:style-name="P628"/>
            <text:p text:style-name="P629">on Delete →</text:p>
            <text:p text:style-name="P629">(set<text:span text:style-name="T521"> Null)</text:span></text:p>
            <text:p text:style-name="P629"/>
            <text:p text:style-name="P630">on Update →</text:p>
            <text:p text:style-name="P630">(cascade)</text:p>
          </table:table-cell>
          <table:table-cell table:style-name="Table2.D2" office:value-type="string">
            <text:p text:style-name="P241">با استفاده از این column میتوانیم <text:s/><text:span text:style-name="T400">بفهمیم </text:span><text:span text:style-name="T401">ایتمی که این row متعلق به ان است توسط کدام user اپدیت یا ایجاد شده !!! </text:span><text:span text:style-name="T402">و دیگر در جدول هایی که datable هست نیار به ستون user_id ندارند </text:span></text:p>
          </table:table-cell>
        </table:table-row>
      </table:table>
      <text:list xml:id="list3894672348" text:style-name="L5">
        <text:list-header>
          <text:p text:style-name="P1123"/>
          <text:list>
            <text:list-item>
              <text:p text:style-name="P1564">ارتباطات :‌</text:p>
              <text:list>
                <text:list-item>
                  <text:p text:style-name="P1565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28">font_icons , </text:span><text:span text:style-name="T335">custom icons <text:s/>, </text:span><text:span text:style-name="T347">icon_groups ,</text:span><text:span text:style-name="T587">developer_informations</text:span><text:span text:style-name="T423"> </text:span></text:p>
                </text:list-item>
                <text:list-item>
                  <text:p text:style-name="P1566"><text:soft-page-break/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039"/>
      <text:list xml:id="list160737240378173" text:continue-numbering="true" text:style-name="L5">
        <text:list-item>
          <text:p text:style-name="P1571">nick_names : <text:span text:style-name="T37">این جدول برای ذخیره nick name های user ها ساخته شده. </text:span></text:p>
        </text:list-item>
      </text:list>
      <text:p text:style-name="P1039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6073889389744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67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568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569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68"/>
          <text:list text:continue-numbering="true">
            <text:list-item>
              <text:p text:style-name="P1570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452637545104">
          <table:table-cell table:style-name="Table3.A1" office:value-type="string">
            <text:p text:style-name="P367">Name</text:p>
          </table:table-cell>
          <table:table-cell table:style-name="Table3.A1" office:value-type="string">
            <text:p text:style-name="P367">Data Type</text:p>
          </table:table-cell>
          <table:table-cell table:style-name="Table3.A1" office:value-type="string">
            <text:p text:style-name="P367">Attributes</text:p>
          </table:table-cell>
          <table:table-cell table:style-name="Table3.D1" office:value-type="string">
            <text:p text:style-name="P367">Comment</text:p>
          </table:table-cell>
        </table:table-row>
        <table:table-row table:style-name="TableLine94452637599392">
          <table:table-cell table:style-name="Table3.A2" office:value-type="string">
            <text:p text:style-name="P370">id</text:p>
          </table:table-cell>
          <table:table-cell table:style-name="Table3.A2" office:value-type="string">
            <text:p text:style-name="P376">B<text:span text:style-name="T29">ig int </text:span></text:p>
          </table:table-cell>
          <table:table-cell table:style-name="Table3.A2" office:value-type="string">
            <text:p text:style-name="P374">Not Null , index , unique , primary key , auto increment , <text:span text:style-name="T28">unsigned </text:span></text:p>
          </table:table-cell>
          <table:table-cell table:style-name="Table3.D2" office:value-type="string">
            <text:p text:style-name="P330"/>
          </table:table-cell>
        </table:table-row>
        <table:table-row table:style-name="TableLine94452637601440">
          <table:table-cell table:style-name="Table3.A2" office:value-type="string">
            <text:p text:style-name="P383">nick_name</text:p>
          </table:table-cell>
          <table:table-cell table:style-name="Table3.A2" office:value-type="string">
            <text:p text:style-name="P331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384">Not null </text:p>
          </table:table-cell>
          <table:table-cell table:style-name="Table3.D2" office:value-type="string">
            <text:p text:style-name="P330"/>
          </table:table-cell>
        </table:table-row>
        <table:table-row table:style-name="TableLine94452637602352">
          <table:table-cell table:style-name="Table3.A2" office:value-type="string">
            <text:p text:style-name="P385">user_id</text:p>
          </table:table-cell>
          <table:table-cell table:style-name="Table3.A2" office:value-type="string">
            <text:p text:style-name="P385">Big int</text:p>
          </table:table-cell>
          <table:table-cell table:style-name="Table3.A2" office:value-type="string">
            <text:p text:style-name="P386">Unsigned ,</text:p>
            <text:p text:style-name="P386"><text:s/><text:span text:style-name="T58">not null ,</text:span></text:p>
            <text:p text:style-name="P631">foreign Key → users(id)</text:p>
            <text:p text:style-name="P631"/>
            <text:p text:style-name="P632">on Delete → (<text:span text:style-name="T522">cascade</text:span>)</text:p>
            <text:p text:style-name="P632"/>
            <text:p text:style-name="P633">on Update → (cascade)</text:p>
          </table:table-cell>
          <table:table-cell table:style-name="Table3.D2" office:value-type="string">
            <text:p text:style-name="P234">این فیلد مشخص میکند که هر nick name برای کدام user است !!!!</text:p>
          </table:table-cell>
        </table:table-row>
      </table:table>
      <text:p text:style-name="P98"/>
      <text:list xml:id="list2102667355" text:style-name="L6">
        <text:list-item>
          <text:list>
            <text:list-item>
              <text:p text:style-name="P1124">ارتباطات : </text:p>
              <text:list>
                <text:list-item>
                  <text:p text:style-name="P1125">جدول users : </text:p>
                  <text:list>
                    <text:list-item>
                      <text:p text:style-name="P1126">نوع ارتباط :‌<text:span text:style-name="T60">1 به </text:span><text:span text:style-name="T61">n</text:span></text:p>
                    </text:list-item>
                    <text:list-item>
                      <text:p text:style-name="P112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160736874852227" text:continue-numbering="true" text:style-name="L6">
        <text:list-item>
          <text:list>
            <text:list-item>
              <text:list>
                <text:list-item>
                  <text:p text:style-name="P1128">dates : </text:p>
                  <text:list>
                    <text:list-item>
                      <text:p text:style-name="P1129">نوع ارتباط :‌ <text:span text:style-name="T63">1 به 1</text:span></text:p>
                    </text:list-item>
                    <text:list-item>
                      <text:p text:style-name="P113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1572">active_nick_names : </text:p>
                  <text:list>
                    <text:list-item>
                      <text:p text:style-name="P1131">نوع ارتباط :‌ 1به 1</text:p>
                    </text:list-item>
                    <text:list-item>
                      <text:p text:style-name="P113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3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2"><text:tab/><text:span text:style-name="T82">مثلا کاربر شماره 1 نیک شمار 25 را برای خود انتخاب کرده !!!!</text:span></text:p>
      <text:p text:style-name="P22"/>
      <text:list xml:id="list4270162527" text:style-name="L7">
        <text:list-item>
          <text:list>
            <text:list-item>
              <text:p text:style-name="P113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452637666736">
          <table:table-cell table:style-name="Table5.A1" office:value-type="string">
            <text:p text:style-name="P367">Name</text:p>
          </table:table-cell>
          <table:table-cell table:style-name="Table5.A1" office:value-type="string">
            <text:p text:style-name="P367">Data Type</text:p>
          </table:table-cell>
          <table:table-cell table:style-name="Table5.A1" office:value-type="string">
            <text:p text:style-name="P367">Attributes</text:p>
          </table:table-cell>
          <table:table-cell table:style-name="Table5.D1" office:value-type="string">
            <text:p text:style-name="P367">Comment</text:p>
          </table:table-cell>
        </table:table-row>
        <table:table-row table:style-name="TableLine94452637697936">
          <table:table-cell table:style-name="Table5.A2" office:value-type="string">
            <text:p text:style-name="P396">id</text:p>
          </table:table-cell>
          <table:table-cell table:style-name="Table5.A2" office:value-type="string">
            <text:p text:style-name="P397">Big int </text:p>
          </table:table-cell>
          <table:table-cell table:style-name="Table5.A2" office:value-type="string">
            <text:p text:style-name="P39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29"/>
          </table:table-cell>
        </table:table-row>
        <table:table-row table:style-name="TableLine94452637700240">
          <table:table-cell table:style-name="Table5.A2" office:value-type="string">
            <text:p text:style-name="P398">user_id</text:p>
          </table:table-cell>
          <table:table-cell table:style-name="Table5.A2" office:value-type="string">
            <text:p text:style-name="P420">Big int </text:p>
          </table:table-cell>
          <table:table-cell table:style-name="Table5.A2" office:value-type="string">
            <text:p text:style-name="P399">Unsigned , not null , unique , </text:p>
            <text:p text:style-name="P399">foreign key → users(id)</text:p>
            <text:p text:style-name="P399"/>
            <text:p text:style-name="P634">on Delete → (<text:span text:style-name="T524">cascade</text:span>)</text:p>
            <text:p text:style-name="P634"/>
            <text:p text:style-name="P635">on <text:span text:style-name="T524">Update</text:span> → (<text:span text:style-name="T524">cascade</text:span>)</text:p>
          </table:table-cell>
          <table:table-cell table:style-name="Table5.D2" office:value-type="string">
            <text:p text:style-name="P235">از انجایی که هر کاربر باید یک row در این جدول داشته باشد</text:p>
            <text:p text:style-name="P235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452637701152">
          <table:table-cell table:style-name="Table5.A2" office:value-type="string">
            <text:p text:style-name="P421">nick_name_id</text:p>
          </table:table-cell>
          <table:table-cell table:style-name="Table5.A2" office:value-type="string">
            <text:p text:style-name="P420">Big int </text:p>
          </table:table-cell>
          <table:table-cell table:style-name="Table5.A2" office:value-type="string">
            <text:p text:style-name="P399">Unsigned , not null , unique , </text:p>
            <text:p text:style-name="P343"><text:span text:style-name="T87">foreign key → </text:span><text:span text:style-name="T88">nick_names</text:span><text:span text:style-name="T87">(id)</text:span></text:p>
            <text:p text:style-name="P400"/>
            <text:p text:style-name="P636">on Delete → (<text:span text:style-name="T524">cascade</text:span>)</text:p>
            <text:p text:style-name="P636"/>
            <text:p text:style-name="P636">on <text:span text:style-name="T524">Update</text:span> → (<text:span text:style-name="T524">cascade</text:span>)</text:p>
          </table:table-cell>
          <table:table-cell table:style-name="Table5.D2" office:value-type="string">
            <text:p text:style-name="P236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37"><text:s/>این فیلد از نوع unique است !!!!</text:p>
          </table:table-cell>
        </table:table-row>
      </table:table>
      <text:p text:style-name="P263"/>
      <text:list xml:id="list1800580830" text:style-name="L8">
        <text:list-item>
          <text:list>
            <text:list-item>
              <text:p text:style-name="P1134">ارتباطات :‌</text:p>
              <text:list>
                <text:list-item>
                  <text:p text:style-name="P1135">user_id : </text:p>
                  <text:list>
                    <text:list-item>
                      <text:p text:style-name="P1136">نوع :‌<text:span text:style-name="T91">1به1</text:span></text:p>
                    </text:list-item>
                    <text:list-item>
                      <text:p text:style-name="P1064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60736895053942" text:continue-numbering="true" text:style-name="L8">
        <text:list-item>
          <text:list>
            <text:list-item>
              <text:list>
                <text:list-item>
                  <text:p text:style-name="P1137">nick_name<text:span text:style-name="T95">s</text:span> : </text:p>
                  <text:list>
                    <text:list-item>
                      <text:p text:style-name="P1138">نوع : <text:span text:style-name="T96">1 به 1 </text:span></text:p>
                    </text:list-item>
                    <text:list-item>
                      <text:p text:style-name="P113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60738817052818" text:continue-list="list160736874852227" text:style-name="L6">
        <text:list-item>
          <text:p text:style-name="P1574">Files : این جدول برای ذخیره اطلاعات فایل هایی که در سرور اپلود میشود ساخته شده !!!</text:p>
          <text:list>
            <text:list-item>
              <text:p text:style-name="P114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452637746000">
          <table:table-cell table:style-name="Table4.A1" office:value-type="string">
            <text:p text:style-name="P387">Name</text:p>
          </table:table-cell>
          <table:table-cell table:style-name="Table4.A1" office:value-type="string">
            <text:p text:style-name="P387">Data Type</text:p>
          </table:table-cell>
          <table:table-cell table:style-name="Table4.A1" office:value-type="string">
            <text:p text:style-name="P387">Attributes </text:p>
          </table:table-cell>
          <table:table-cell table:style-name="Table4.D1" office:value-type="string">
            <text:p text:style-name="P387">Comment</text:p>
          </table:table-cell>
        </table:table-row>
        <table:table-row table:style-name="TableLine94452637770688">
          <table:table-cell table:style-name="Table4.A2" office:value-type="string">
            <text:p text:style-name="P387">id</text:p>
          </table:table-cell>
          <table:table-cell table:style-name="Table4.A2" office:value-type="string">
            <text:p text:style-name="P387">Big Int</text:p>
          </table:table-cell>
          <table:table-cell table:style-name="Table4.A2" office:value-type="string">
            <text:p text:style-name="P390">Unsigned , <text:span text:style-name="T66">index , unique , </text:span><text:span text:style-name="T67">primary key , autoincrement , </text:span></text:p>
            <text:p text:style-name="P391">not null 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452637772032">
          <table:table-cell table:style-name="Table4.A2" office:value-type="string">
            <text:p text:style-name="P387">src</text:p>
          </table:table-cell>
          <table:table-cell table:style-name="Table4.A2" office:value-type="string">
            <text:p text:style-name="P389">varchar(128)</text:p>
          </table:table-cell>
          <table:table-cell table:style-name="Table4.A2" office:value-type="string">
            <text:p text:style-name="P392">Not null , <text:span text:style-name="T68">index </text:span>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452637772944">
          <table:table-cell table:style-name="Table4.A2" office:value-type="string">
            <text:p text:style-name="P387">format</text:p>
          </table:table-cell>
          <table:table-cell table:style-name="Table4.A2" office:value-type="string">
            <text:p text:style-name="P388">varchar(10)</text:p>
          </table:table-cell>
          <table:table-cell table:style-name="Table4.A2" office:value-type="string">
            <text:p text:style-name="P393">Not null </text:p>
          </table:table-cell>
          <table:table-cell table:style-name="Table4.D2" office:value-type="string">
            <text:p text:style-name="P329"/>
          </table:table-cell>
        </table:table-row>
        <table:table-row table:style-name="TableLine94452637773904">
          <table:table-cell table:style-name="Table4.A2" office:value-type="string">
            <text:p text:style-name="P387">size</text:p>
          </table:table-cell>
          <table:table-cell table:style-name="Table4.A2" office:value-type="string">
            <text:p text:style-name="P332"><text:span text:style-name="T69">varchar(</text:span><text:span text:style-name="T313">20</text:span><text:span text:style-name="T69">)</text:span></text:p>
          </table:table-cell>
          <table:table-cell table:style-name="Table4.A2" office:value-type="string">
            <text:p text:style-name="P393">Not null </text:p>
          </table:table-cell>
          <table:table-cell table:style-name="Table4.D2" office:value-type="string">
            <text:p text:style-name="P394"/>
          </table:table-cell>
        </table:table-row>
      </table:table>
      <text:p text:style-name="P1046"/>
      <text:list xml:id="list3818404442" text:style-name="L9">
        <text:list-item>
          <text:p text:style-name="P1141">ارتباطات :‌</text:p>
          <text:list>
            <text:list-item>
              <text:p text:style-name="P1142">جدول users : </text:p>
              <text:list>
                <text:list-item>
                  <text:p text:style-name="P1142">نوع ارتباط :‌ <text:span text:style-name="T70">1 به n </text:span></text:p>
                </text:list-item>
                <text:list-item>
                  <text:p text:style-name="P1143">توضیحات :‌هر یک کاربر میتواند دارای چندین فایل باشد <text:s/>, <text:span text:style-name="T71">هر یک فایل برای یک کاربر است </text:span><text:span text:style-name="T403">(از طریق جدول dates رکوردی که created_at را ذخیره میکند )</text:span></text:p>
                </text:list-item>
              </text:list>
            </text:list-item>
            <text:list-item>
              <text:p text:style-name="P1144">جدول dates : </text:p>
              <text:list>
                <text:list-item>
                  <text:p text:style-name="P1144">نوع ارتباط :‌ 1 به n</text:p>
                </text:list-item>
                <text:list-item>
                  <text:p text:style-name="P114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046"/>
      <text:p text:style-name="P1046"/>
      <text:list xml:id="list160738808782033" text:continue-numbering="true" text:style-name="L9">
        <text:list-item>
          <text:p text:style-name="P1575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3"/>
      <text:list xml:id="list160738185864723" text:continue-numbering="true" text:style-name="L9">
        <text:list-item>
          <text:list>
            <text:list-item>
              <text:p text:style-name="P114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452637814144">
          <table:table-cell table:style-name="Table6.A1" office:value-type="string">
            <text:p text:style-name="P387">Name</text:p>
          </table:table-cell>
          <table:table-cell table:style-name="Table6.A1" office:value-type="string">
            <text:p text:style-name="P387">Data Type</text:p>
          </table:table-cell>
          <table:table-cell table:style-name="Table6.A1" office:value-type="string">
            <text:p text:style-name="P387">Attributes </text:p>
          </table:table-cell>
          <table:table-cell table:style-name="Table6.D1" office:value-type="string">
            <text:p text:style-name="P387">Comment</text:p>
          </table:table-cell>
        </table:table-row>
        <table:table-row table:style-name="TableLine94452637847888">
          <table:table-cell table:style-name="Table6.A2" office:value-type="string">
            <text:p text:style-name="P422">id</text:p>
          </table:table-cell>
          <table:table-cell table:style-name="Table6.A2" office:value-type="string">
            <text:p text:style-name="P423">Big int </text:p>
          </table:table-cell>
          <table:table-cell table:style-name="Table6.A2" office:value-type="string">
            <text:p text:style-name="P423">Unsigned , not null , unique , index ,</text:p>
            <text:p text:style-name="P423"><text:s/>primary key ,</text:p>
            <text:p text:style-name="P423">autoincrement </text:p>
          </table:table-cell>
          <table:table-cell table:style-name="Table6.D2" office:value-type="string">
            <text:p text:style-name="P329"/>
          </table:table-cell>
        </table:table-row>
        <table:table-row table:style-name="TableLine94452637850192">
          <table:table-cell table:style-name="Table6.A2" office:value-type="string">
            <text:p text:style-name="P422">object_class</text:p>
          </table:table-cell>
          <table:table-cell table:style-name="Table6.A2" office:value-type="string">
            <text:p text:style-name="P424">varchar(255)</text:p>
          </table:table-cell>
          <table:table-cell table:style-name="Table6.A2" office:value-type="string">
            <text:p text:style-name="P329"/>
          </table:table-cell>
          <table:table-cell table:style-name="Table6.D2" office:value-type="string">
            <text:p text:style-name="P329"/>
          </table:table-cell>
        </table:table-row>
        <table:table-row table:style-name="TableLine94452637851104">
          <table:table-cell table:style-name="Table6.A2" office:value-type="string">
            <text:p text:style-name="P422">object_id</text:p>
          </table:table-cell>
          <table:table-cell table:style-name="Table6.A2" office:value-type="string">
            <text:p text:style-name="P425">Big int </text:p>
          </table:table-cell>
          <table:table-cell table:style-name="Table6.A2" office:value-type="string">
            <text:p text:style-name="P426"><text:span text:style-name="T104">Unsigned </text:span>, Not null </text:p>
          </table:table-cell>
          <table:table-cell table:style-name="Table6.D2" office:value-type="string">
            <text:p text:style-name="P329"/>
          </table:table-cell>
        </table:table-row>
        <table:table-row table:style-name="TableLine94452637852064">
          <table:table-cell table:style-name="Table6.A2" office:value-type="string">
            <text:p text:style-name="P422">Type</text:p>
          </table:table-cell>
          <table:table-cell table:style-name="Table6.A2" office:value-type="string">
            <text:p text:style-name="P603">tinyint</text:p>
          </table:table-cell>
          <table:table-cell table:style-name="Table6.A2" office:value-type="string">
            <text:p text:style-name="P428">Not null , </text:p>
            <text:p text:style-name="P428">defualt 0 ,</text:p>
            <text:p text:style-name="P610">unsigned</text:p>
            <text:p text:style-name="P427"/>
          </table:table-cell>
          <table:table-cell table:style-name="Table6.D2" office:value-type="string">
            <text:p text:style-name="P238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452637853056">
          <table:table-cell table:style-name="Table6.A2" office:value-type="string">
            <text:p text:style-name="P915">sort</text:p>
          </table:table-cell>
          <table:table-cell table:style-name="Table6.A2" office:value-type="string">
            <text:p text:style-name="P915">Tiny Int</text:p>
          </table:table-cell>
          <table:table-cell table:style-name="Table6.A2" office:value-type="string">
            <text:p text:style-name="P915">Nullable , unsigned</text:p>
          </table:table-cell>
          <table:table-cell table:style-name="Table6.D2" office:value-type="string">
            <text:p text:style-name="P243">این ستون میتونه ترتیب فایل هایی که به یک موجودیت attach شده را مشخص کنه !!</text:p>
            <text:p text:style-name="P243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452637854080">
          <table:table-cell table:style-name="Table6.A2" office:value-type="string">
            <text:p text:style-name="P422">file_id</text:p>
          </table:table-cell>
          <table:table-cell table:style-name="Table6.A2" office:value-type="string">
            <text:p text:style-name="P429">Big int </text:p>
          </table:table-cell>
          <table:table-cell table:style-name="Table6.A2" office:value-type="string">
            <text:p text:style-name="P430">Unsigned , not null , </text:p>
            <text:p text:style-name="P656">foreignkey→files(1) ,</text:p>
            <text:p text:style-name="P401"/>
            <text:p text:style-name="P637">on Delete → (<text:span text:style-name="T524">cascade</text:span>)</text:p>
            <text:p text:style-name="P637"/>
            <text:p text:style-name="P637">on <text:span text:style-name="T524">Update</text:span> → (<text:span text:style-name="T524">cascade</text:span>)</text:p>
          </table:table-cell>
          <table:table-cell table:style-name="Table6.D2" office:value-type="string">
            <text:p text:style-name="P431">کدام فایل برای این مدل در نظر گرفته شده !!!!</text:p>
          </table:table-cell>
        </table:table-row>
      </table:table>
      <text:p text:style-name="P264"/>
      <text:p text:style-name="P1040"/>
      <text:list xml:id="list3668421950" text:style-name="L10">
        <text:list-item>
          <text:p text:style-name="P1146">ارتباطات :‌</text:p>
          <text:list>
            <text:list-item>
              <text:p text:style-name="P1147">files : </text:p>
              <text:list>
                <text:list-item>
                  <text:p text:style-name="P1148">نوع ارتباط :‌ <text:span text:style-name="T105">1 به n </text:span></text:p>
                </text:list-item>
                <text:list-item>
                  <text:p text:style-name="P114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4"/>
      <text:p text:style-name="P24"/>
      <text:list xml:id="list160738427670709" text:continue-numbering="true" text:style-name="L10">
        <text:list-item>
          <text:list>
            <text:list-item>
              <text:p text:style-name="P1150">users : </text:p>
              <text:list>
                <text:list-item>
                  <text:p text:style-name="P1065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151">توضیات : <text:span text:style-name="T404">(</text:span><text:span text:style-name="T405">این file توسط چه user برای یک مدل در نظر گرفته شده !!!</text:span><text:span text:style-name="T404">) </text:span><text:span text:style-name="T109">هر یک media متعلق به 1 کاربر و هر کاربر دارای چندین media میتواند باشد !!!</text:span><text:span text:style-name="T406">(</text:span><text:span text:style-name="T407">از طریق جدول dates </text:span><text:span text:style-name="T406">)</text:span></text:p>
                </text:list-item>
              </text:list>
            </text:list-item>
          </text:list>
        </text:list-item>
      </text:list>
      <text:p text:style-name="P25"/>
      <text:list xml:id="list160738525270467" text:continue-numbering="true" text:style-name="L10">
        <text:list-item>
          <text:list>
            <text:list-item>
              <text:p text:style-name="P1152">dates <text:s/>:</text:p>
              <text:list>
                <text:list-item>
                  <text:p text:style-name="P1153">نوع : 1 به n </text:p>
                </text:list-item>
                <text:list-item>
                  <text:p text:style-name="P115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066"><text:span text:style-name="T179">app_setting</text:span><text:span text:style-name="T170"> : </text:span></text:p>
              <text:list>
                <text:list-item>
                  <text:p text:style-name="P1155">نوع :‌<text:span text:style-name="T172">1 به 1 </text:span></text:p>
                </text:list-item>
                <text:list-item>
                  <text:p text:style-name="P115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7"/>
      <text:list xml:id="list160738198133571" text:continue-numbering="true" text:style-name="L10">
        <text:list-item>
          <text:list>
            <text:list-item>
              <text:p text:style-name="P115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158">نوع : <text:span text:style-name="T188">1 به 1</text:span></text:p>
                    </text:list-item>
                    <text:list-item>
                      <text:p text:style-name="P116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067"><text:span text:style-name="T294">media_describe_translations</text:span><text:span text:style-name="T284"> :‌</text:span></text:p>
              <text:list>
                <text:list-item>
                  <text:p text:style-name="P1162">نوع ‌: <text:span text:style-name="T285">1 به </text:span><text:span text:style-name="T286">n </text:span></text:p>
                </text:list-item>
                <text:list-item>
                  <text:p text:style-name="P1164">توضیحات :‌ <text:span text:style-name="T289">هر یک translate متعلق به یک </text:span><text:span text:style-name="T290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60736822965574" text:continue-numbering="true" text:style-name="L10">
        <text:list-item>
          <text:list>
            <text:list-item>
              <text:p text:style-name="P1068"><text:span text:style-name="T338">custom_icons</text:span><text:span text:style-name="T330"> : </text:span></text:p>
              <text:list>
                <text:list-item>
                  <text:list>
                    <text:list-item>
                      <text:p text:style-name="P1190">نوع : <text:span text:style-name="T336">1 به 1 </text:span></text:p>
                    </text:list-item>
                    <text:list-item>
                      <text:p text:style-name="P1165">توضیحات : <text:span text:style-name="T337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6"><text:soft-page-break/></text:p>
      <text:p text:style-name="P49"><text:span text:style-name="T113">این جدول بی</text:span><text:span text:style-name="T114">ن چندین موجودیت به اشتراک گذاشته میشود</text:span><text:span text:style-name="T112"> </text:span></text:p>
      <text:list xml:id="list1527926171" text:style-name="L11">
        <text:list-item>
          <text:p text:style-name="P1576">languages : <text:span text:style-name="T136">در این جدول تمام زبان ها ذخیره میشود !!!</text:span></text:p>
          <text:list>
            <text:list-item>
              <text:p text:style-name="P119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452637911216">
          <table:table-cell table:style-name="Table7.A1" office:value-type="string">
            <text:p text:style-name="P368">Name</text:p>
          </table:table-cell>
          <table:table-cell table:style-name="Table7.A1" office:value-type="string">
            <text:p text:style-name="P368">Data Type</text:p>
          </table:table-cell>
          <table:table-cell table:style-name="Table7.A1" office:value-type="string">
            <text:p text:style-name="P368">Attributes</text:p>
          </table:table-cell>
          <table:table-cell table:style-name="Table7.D1" office:value-type="string">
            <text:p text:style-name="P368">Comment</text:p>
          </table:table-cell>
        </table:table-row>
        <table:table-row table:style-name="TableLine94452637995408">
          <table:table-cell table:style-name="Table7.A2" office:value-type="string">
            <text:p text:style-name="P613">id</text:p>
          </table:table-cell>
          <table:table-cell table:style-name="Table7.A2" office:value-type="string">
            <text:p text:style-name="P614">Big int </text:p>
          </table:table-cell>
          <table:table-cell table:style-name="Table7.A2" office:value-type="string">
            <text:p text:style-name="P615">Unsigned , not null , index , primary key , </text:p>
            <text:p text:style-name="P615">unique , <text:span text:style-name="T140">autoincrement </text:span><text:s/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452637997520">
          <table:table-cell table:style-name="Table7.A2" office:value-type="string">
            <text:p text:style-name="P616">name</text:p>
          </table:table-cell>
          <table:table-cell table:style-name="Table7.A2" office:value-type="string">
            <text:p text:style-name="P617">varchar(30)</text:p>
          </table:table-cell>
          <table:table-cell table:style-name="Table7.A2" office:value-type="string">
            <text:p text:style-name="P618">Not null , <text:span text:style-name="T144">unique 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452637998432">
          <table:table-cell table:style-name="Table7.A2" office:value-type="string">
            <text:p text:style-name="P619">iso</text:p>
          </table:table-cell>
          <table:table-cell table:style-name="Table7.A2" office:value-type="string">
            <text:p text:style-name="P333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18">Not null , <text:span text:style-name="T144">unique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452637999392">
          <table:table-cell table:style-name="Table7.A2" office:value-type="string">
            <text:p text:style-name="P620">date_format</text:p>
          </table:table-cell>
          <table:table-cell table:style-name="Table7.A2" office:value-type="string">
            <text:p text:style-name="P621">varchar(30)</text:p>
          </table:table-cell>
          <table:table-cell table:style-name="Table7.A2" office:value-type="string">
            <text:p text:style-name="P333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452638000576">
          <table:table-cell table:style-name="Table7.A2" office:value-type="string">
            <text:p text:style-name="P622">status</text:p>
          </table:table-cell>
          <table:table-cell table:style-name="Table7.A2" office:value-type="string">
            <text:p text:style-name="P1005">boolean</text:p>
          </table:table-cell>
          <table:table-cell table:style-name="Table7.A2" office:value-type="string">
            <text:p text:style-name="P611">Not null , <text:span text:style-name="T147">defualt 1</text:span></text:p>
          </table:table-cell>
          <table:table-cell table:style-name="Table7.D2" office:value-type="string">
            <text:p text:style-name="P333"/>
          </table:table-cell>
        </table:table-row>
        <table:table-row table:style-name="TableLine94452638001600">
          <table:table-cell table:style-name="Table7.A2" office:value-type="string">
            <text:p text:style-name="P623">rtl</text:p>
          </table:table-cell>
          <table:table-cell table:style-name="Table7.A2" office:value-type="string">
            <text:p text:style-name="P1005">boolean</text:p>
          </table:table-cell>
          <table:table-cell table:style-name="Table7.A2" office:value-type="string">
            <text:p text:style-name="P612">Not null , <text:span text:style-name="T141">defualt 0 ,</text:span></text:p>
          </table:table-cell>
          <table:table-cell table:style-name="Table7.D2" office:value-type="string">
            <text:p text:style-name="P333"/>
          </table:table-cell>
        </table:table-row>
      </table:table>
      <text:list xml:id="list3457418381" text:style-name="L12">
        <text:list-item>
          <text:list>
            <text:list-item>
              <text:p text:style-name="P1193">ارتباطات :‌</text:p>
              <text:list>
                <text:list-item>
                  <text:p text:style-name="P1069"><text:span text:style-name="T674">users</text:span><text:span text:style-name="T675"> : </text:span></text:p>
                  <text:list>
                    <text:list-item>
                      <text:p text:style-name="P1194">نوع :‌ <text:span text:style-name="T150">1 به n</text:span></text:p>
                    </text:list-item>
                    <text:list-item>
                      <text:p text:style-name="P1114">توضیحات :‌ <text:span text:style-name="T151">هر یک کاربر میتواند چندین language درست کند <text:s/>و هر <text:s/>یک language برای یک user است !!!</text:span><text:span text:style-name="T408">(توسط جدول dates )</text:span></text:p>
                    </text:list-item>
                  </text:list>
                </text:list-item>
                <text:list-item>
                  <text:p text:style-name="P1195">dates : </text:p>
                  <text:list>
                    <text:list-item>
                      <text:p text:style-name="P1196">نوع :<text:span text:style-name="T153">‌ </text:span><text:span text:style-name="T154">1 به n </text:span></text:p>
                    </text:list-item>
                    <text:list-item>
                      <text:p text:style-name="P119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60737587089519" text:continue-numbering="true" text:style-name="L12">
        <text:list-item>
          <text:list>
            <text:list-item>
              <text:list>
                <text:list-item>
                  <text:p text:style-name="P1198">media </text:p>
                  <text:list>
                    <text:list-item>
                      <text:p text:style-name="P1159">نوع : <text:span text:style-name="T188">1 به 1</text:span></text:p>
                    </text:list-item>
                    <text:list-item>
                      <text:p text:style-name="P116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60736975097693" text:continue-numbering="true" text:style-name="L12">
        <text:list-item>
          <text:list>
            <text:list-item>
              <text:list>
                <text:list-item>
                  <text:p text:style-name="P1069"><text:span text:style-name="T169">app_setting</text:span><text:span text:style-name="T167"> : </text:span></text:p>
                  <text:list>
                    <text:list-item>
                      <text:p text:style-name="P1199">نوع : 1 به n </text:p>
                    </text:list-item>
                    <text:list-item>
                      <text:p text:style-name="P1199">توضیحات : <text:span text:style-name="T168">هر یک setting دارای یک language است و هر یک language میتواند در چندین setting باشد !!!</text:span><text:span text:style-name="T224">(app_setting → main language)</text:span></text:p>
                      <text:p text:style-name="P1577"/>
                    </text:list-item>
                  </text:list>
                </text:list-item>
                <text:list-item>
                  <text:p text:style-name="P1201">app_setting :</text:p>
                  <text:list>
                    <text:list-item>
                      <text:p text:style-name="P1203">نوع :‌ <text:span text:style-name="T225">n به n </text:span></text:p>
                    </text:list-item>
                    <text:list-item>
                      <text:p text:style-name="P1205">توضیحات : <text:span text:style-name="T226">هر یک </text:span><text:span text:style-name="T227">language </text:span><text:span text:style-name="T228">میتواند متعلق به چندین رکورد در جدول app_setting </text:span><text:span text:style-name="T229">باشد !!! </text:span><text:span text:style-name="T230">و هر </text:span><text:span text:style-name="T231">یک رکورد در جدول <text:s/></text:span><text:span text:style-name="T228">app_setting </text:span><text:span text:style-name="T232">میتواند دارای چندین language باشد !!!</text:span></text:p>
                    </text:list-item>
                    <text:list-item>
                      <text:p text:style-name="P120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233"><text:tab/><text:tab/><text:tab/><text:tab/><text:tab/>app_setting_selected_</text:span><text:span text:style-name="T234">languages</text:span></text:p>
      <text:p text:style-name="P48"/>
      <text:p text:style-name="P48"/>
      <text:list xml:id="list1022759263" text:style-name="L13">
        <text:list-item>
          <text:list>
            <text:list-item>
              <text:list>
                <text:list-item>
                  <text:p text:style-name="P1209">app_setting_translations : </text:p>
                  <text:list>
                    <text:list-item>
                      <text:p text:style-name="P1166">نوع : <text:span text:style-name="T252">1 به n </text:span></text:p>
                    </text:list-item>
                    <text:list-item>
                      <text:p text:style-name="P1168">توضیح :‌ <text:span text:style-name="T253">هر <text:s/>translate </text:span><text:span text:style-name="T254">متعلق به یک language است !! و هر language </text:span><text:span text:style-name="T255">دارای چندین رکورد مرتبط در جدول </text:span><text:span text:style-name="T235">app_setting_translations </text:span><text:span text:style-name="T256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list xml:id="list160738427460394" text:continue-numbering="true" text:style-name="L13">
        <text:list-item>
          <text:list>
            <text:list-item>
              <text:list>
                <text:list-item>
                  <text:p text:style-name="P1070"><text:span text:style-name="T295">media_describe_translations</text:span><text:span text:style-name="T287"> : </text:span></text:p>
                  <text:list>
                    <text:list-item>
                      <text:p text:style-name="P1210">نوع : <text:span text:style-name="T291">1 به n </text:span></text:p>
                    </text:list-item>
                    <text:list-item>
                      <text:p text:style-name="P1170">توضیحات : <text:span text:style-name="T292">هر یک translate متعلق به یک language است و هر language دارای چندین </text:span><text:span text:style-name="T293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60737551587559" text:continue-numbering="true" text:style-name="L13">
        <text:list-item>
          <text:list>
            <text:list-item>
              <text:list>
                <text:list-item>
                  <text:p text:style-name="P1071"><text:span text:style-name="T311">user_bio_translations</text:span><text:span text:style-name="T302"> : </text:span></text:p>
                  <text:list>
                    <text:list-item>
                      <text:p text:style-name="P1212">نوع :‌ <text:span text:style-name="T307">1 به n </text:span></text:p>
                    </text:list-item>
                    <text:list-item>
                      <text:p text:style-name="P1171">توضیحات :‌ <text:span text:style-name="T307">هر </text:span><text:span text:style-name="T308">bio متعلق به یک language است </text:span><text:span text:style-name="T309">و هر یک language دارای چندین </text:span><text:span text:style-name="T310">bio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912131606" text:style-name="L14">
        <text:list-item>
          <text:p text:style-name="P1578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21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452638143920">
          <table:table-cell table:style-name="Table8.A1" office:value-type="string">
            <text:p text:style-name="P368">Name</text:p>
          </table:table-cell>
          <table:table-cell table:style-name="Table8.A1" office:value-type="string">
            <text:p text:style-name="P368">Data Type</text:p>
          </table:table-cell>
          <table:table-cell table:style-name="Table8.A1" office:value-type="string">
            <text:p text:style-name="P368">Attributes</text:p>
          </table:table-cell>
          <table:table-cell table:style-name="Table8.D1" office:value-type="string">
            <text:p text:style-name="P368">Comment</text:p>
          </table:table-cell>
        </table:table-row>
        <table:table-row table:style-name="TableLine94452638193136">
          <table:table-cell table:style-name="Table8.A2" office:value-type="string">
            <text:p text:style-name="P433">id</text:p>
          </table:table-cell>
          <table:table-cell table:style-name="Table8.A2" office:value-type="string">
            <text:p text:style-name="P434">Big int </text:p>
          </table:table-cell>
          <table:table-cell table:style-name="Table8.A2" office:value-type="string">
            <text:p text:style-name="P435">Not null ,<text:span text:style-name="T132">index</text:span> <text:span text:style-name="T130">unique , </text:span><text:span text:style-name="T131">primary key , </text:span></text:p>
            <text:p text:style-name="P436">auto increment, </text:p>
            <text:p text:style-name="P436">unsigned,</text:p>
          </table:table-cell>
          <table:table-cell table:style-name="Table8.D2" office:value-type="string">
            <text:p text:style-name="P333"/>
          </table:table-cell>
        </table:table-row>
        <table:table-row table:style-name="TableLine94452638195184">
          <table:table-cell table:style-name="Table8.A2" office:value-type="string">
            <text:p text:style-name="P627">name</text:p>
          </table:table-cell>
          <table:table-cell table:style-name="Table8.A2" office:value-type="string">
            <text:p text:style-name="P604">varchar(<text:span text:style-name="T395">48</text:span>)</text:p>
          </table:table-cell>
          <table:table-cell table:style-name="Table8.A2" office:value-type="string">
            <text:p text:style-name="P605">Not null </text:p>
          </table:table-cell>
          <table:table-cell table:style-name="Table8.D2" office:value-type="string">
            <text:p text:style-name="P242">عنوان setting </text:p>
          </table:table-cell>
        </table:table-row>
        <table:table-row table:style-name="TableLine94452638196096">
          <table:table-cell table:style-name="Table8.A2" office:value-type="string">
            <text:p text:style-name="P437">url</text:p>
          </table:table-cell>
          <table:table-cell table:style-name="Table8.A2" office:value-type="string">
            <text:p text:style-name="P438">varchar(<text:span text:style-name="T135">32</text:span>)</text:p>
          </table:table-cell>
          <table:table-cell table:style-name="Table8.A2" office:value-type="string">
            <text:p text:style-name="P439">Not null </text:p>
          </table:table-cell>
          <table:table-cell table:style-name="Table8.D2" office:value-type="string">
            <text:p text:style-name="P333"/>
          </table:table-cell>
        </table:table-row>
        <table:table-row table:style-name="TableLine94452638197056">
          <table:table-cell table:style-name="Table8.A2" office:value-type="string">
            <text:p text:style-name="P333">status</text:p>
          </table:table-cell>
          <table:table-cell table:style-name="Table8.A2" office:value-type="string">
            <text:p text:style-name="P1006">boolean</text:p>
          </table:table-cell>
          <table:table-cell table:style-name="Table8.A2" office:value-type="string">
            <text:p text:style-name="P624">Not null , <text:span text:style-name="T138">defualt 0 ,</text:span> </text:p>
          </table:table-cell>
          <table:table-cell table:style-name="Table8.D2" office:value-type="string">
            <text:p text:style-name="P233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452638198240">
          <table:table-cell table:style-name="Table8.A2" office:value-type="string">
            <text:p text:style-name="P1048">switch_languag_via_ip</text:p>
            <text:p text:style-name="P333"/>
          </table:table-cell>
          <table:table-cell table:style-name="Table8.A2" office:value-type="string">
            <text:p text:style-name="P1007">boolean</text:p>
          </table:table-cell>
          <table:table-cell table:style-name="Table8.A2" office:value-type="string">
            <text:p text:style-name="P625">Not null , <text:span text:style-name="T139">defualt 0 ,</text:span></text:p>
          </table:table-cell>
          <table:table-cell table:style-name="Table8.D2" office:value-type="string">
            <text:p text:style-name="P240">قابلیت تغییر زبان با استفاده از ip کاربر را active یا deactive میکند </text:p>
          </table:table-cell>
        </table:table-row>
        <table:table-row table:style-name="TableLine94452638199104">
          <table:table-cell table:style-name="Table8.A2" office:value-type="string">
            <text:p text:style-name="P1049">contact_auth_require</text:p>
          </table:table-cell>
          <table:table-cell table:style-name="Table8.A2" office:value-type="string">
            <text:p text:style-name="P1030">boolean</text:p>
          </table:table-cell>
          <table:table-cell table:style-name="Table8.A2" office:value-type="string">
            <text:p text:style-name="P1030">Not null ,</text:p>
            <text:p text:style-name="P1030">default 0</text:p>
          </table:table-cell>
          <table:table-cell table:style-name="Table8.D2" office:value-type="string">
            <text:p text:style-name="P244">ایا کاربر برای استفاده از فورم تماس با ما نیاز به لاگین دارد یا خیر‌؟ </text:p>
          </table:table-cell>
        </table:table-row>
        <table:table-row table:style-name="TableLine94452638200016">
          <table:table-cell table:style-name="Table8.A2" office:value-type="string">
            <text:p text:style-name="P1050">comment_auth_require</text:p>
          </table:table-cell>
          <table:table-cell table:style-name="Table8.A2" office:value-type="string">
            <text:p text:style-name="P1037">boolean</text:p>
          </table:table-cell>
          <table:table-cell table:style-name="Table8.A2" office:value-type="string">
            <text:p text:style-name="P1037">Not null ,</text:p>
            <text:p text:style-name="P1037">defualt 0</text:p>
          </table:table-cell>
          <table:table-cell table:style-name="Table8.D2" office:value-type="string">
            <text:p text:style-name="P244"/>
          </table:table-cell>
        </table:table-row>
        <table:table-row table:style-name="TableLine94452638200928">
          <table:table-cell table:style-name="Table8.A2" office:value-type="string">
            <text:p text:style-name="P1051">comment_auto_accept</text:p>
          </table:table-cell>
          <table:table-cell table:style-name="Table8.A2" office:value-type="string">
            <text:p text:style-name="P1038">boolean</text:p>
          </table:table-cell>
          <table:table-cell table:style-name="Table8.A2" office:value-type="string">
            <text:p text:style-name="P1038">Not null , </text:p>
            <text:p text:style-name="P1038">default 1</text:p>
          </table:table-cell>
          <table:table-cell table:style-name="Table8.D2" office:value-type="string">
            <text:p text:style-name="P244"/>
          </table:table-cell>
        </table:table-row>
        <table:table-row table:style-name="TableLine94452638201840">
          <table:table-cell table:style-name="Table8.A2" office:value-type="string">
            <text:p text:style-name="P1048">shutdown_status</text:p>
            <text:p text:style-name="P1048"/>
          </table:table-cell>
          <table:table-cell table:style-name="Table8.A2" office:value-type="string">
            <text:p text:style-name="P1008">boolean</text:p>
          </table:table-cell>
          <table:table-cell table:style-name="Table8.A2" office:value-type="string">
            <text:p text:style-name="P440"><text:s/>Not null <text:s/>,</text:p>
            <text:p text:style-name="P626">defualt 0 ,</text:p>
          </table:table-cell>
          <table:table-cell table:style-name="Table8.D2" office:value-type="string">
            <text:p text:style-name="P441">وضعیت تعطیل بود وب سایت را مشخص میکند </text:p>
          </table:table-cell>
        </table:table-row>
        <table:table-row table:style-name="TableLine94452638202752">
          <table:table-cell table:style-name="Table8.A2" office:value-type="string">
            <text:p text:style-name="P1047">language_id</text:p>
          </table:table-cell>
          <table:table-cell table:style-name="Table8.A2" office:value-type="string">
            <text:p text:style-name="P432">Big int </text:p>
          </table:table-cell>
          <table:table-cell table:style-name="Table8.A2" office:value-type="string">
            <text:p text:style-name="P333"><text:span text:style-name="T525">nullable</text:span><text:span text:style-name="T526"> , unsigned,</text:span></text:p>
            <text:p text:style-name="P333"><text:span text:style-name="T87">foreign key → </text:span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02"/>
            <text:p text:style-name="P344"><text:span text:style-name="T523">on Delete → (</text:span><text:span text:style-name="T525">set null</text:span><text:span text:style-name="T523">)</text:span></text:p>
            <text:p text:style-name="P638"/>
            <text:p text:style-name="P638">on <text:span text:style-name="T524">Update</text:span> → (<text:span text:style-name="T524">cascade</text:span>)</text:p>
          </table:table-cell>
          <table:table-cell table:style-name="Table8.D2" office:value-type="string">
            <text:p text:style-name="P239">این ستون زبان اصلی یک setting را مشخص میکند </text:p>
          </table:table-cell>
        </table:table-row>
      </table:table>
      <text:p text:style-name="P33"/>
      <text:list xml:id="list3138538083" text:style-name="L15">
        <text:list-item>
          <text:list>
            <text:list-item>
              <text:p text:style-name="P1215">ارتباطات :‌</text:p>
              <text:list>
                <text:list-item>
                  <text:p text:style-name="P1216"><text:soft-page-break/>dates : </text:p>
                  <text:list>
                    <text:list-item>
                      <text:p text:style-name="P1217">نوع :‌<text:span text:style-name="T164">1 به </text:span><text:span text:style-name="T165">n </text:span></text:p>
                    </text:list-item>
                    <text:list-item>
                      <text:p text:style-name="P1072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0737944307803" text:continue-numbering="true" text:style-name="L15">
        <text:list-item>
          <text:list>
            <text:list-item>
              <text:list>
                <text:list-item>
                  <text:p text:style-name="P1218">languages : </text:p>
                  <text:list>
                    <text:list-item>
                      <text:p text:style-name="P1200">نوع : 1 به n </text:p>
                    </text:list-item>
                    <text:list-item>
                      <text:p text:style-name="P120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160737599787950" text:continue-numbering="true" text:style-name="L15">
        <text:list-item>
          <text:list>
            <text:list-item>
              <text:list>
                <text:list-item>
                  <text:p text:style-name="P1219">media : </text:p>
                  <text:list>
                    <text:list-item>
                      <text:p text:style-name="P1156">نوع :‌<text:span text:style-name="T172">1 به 1 </text:span></text:p>
                    </text:list-item>
                    <text:list-item>
                      <text:p text:style-name="P1072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60737494966870" text:continue-numbering="true" text:style-name="L15">
        <text:list-item>
          <text:list>
            <text:list-item>
              <text:list>
                <text:list-item>
                  <text:p text:style-name="P1220">users : </text:p>
                  <text:list>
                    <text:list-item>
                      <text:p text:style-name="P1116">نوع :‌ <text:span text:style-name="T181">1 به n </text:span></text:p>
                    </text:list-item>
                    <text:list-item>
                      <text:p text:style-name="P122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list xml:id="list160737509381999" text:continue-numbering="true" text:style-name="L15">
        <text:list-item>
          <text:list>
            <text:list-item>
              <text:list>
                <text:list-item>
                  <text:p text:style-name="P1202"><text:span text:style-name="T167">languages</text:span> :</text:p>
                  <text:list>
                    <text:list-item>
                      <text:p text:style-name="P1204">نوع :‌ <text:span text:style-name="T225">n به n </text:span></text:p>
                    </text:list-item>
                    <text:list-item>
                      <text:p text:style-name="P1206">توضیحات : <text:span text:style-name="T226">هر یک </text:span><text:span text:style-name="T227">language </text:span><text:span text:style-name="T228">میتواند متعلق به چندین رکورد در جدول app_setting </text:span><text:span text:style-name="T229">باشد !!! </text:span><text:span text:style-name="T230">و هر </text:span><text:span text:style-name="T231">یک رکورد در جدول <text:s/></text:span><text:span text:style-name="T228">app_setting </text:span><text:span text:style-name="T232">میتواند دارای چندین language باشد !!!</text:span></text:p>
                    </text:list-item>
                    <text:list-item>
                      <text:p text:style-name="P1208">نام جدول pivot : <text:s/><text:span text:style-name="T199"><text:tab/><text:tab/><text:tab/><text:tab/><text:tab/>app_setting_selected_</text:span><text:span text:style-name="T200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60737953766684" text:continue-numbering="true" text:style-name="L15">
        <text:list-item>
          <text:list>
            <text:list-item>
              <text:list>
                <text:list-item>
                  <text:p text:style-name="P1073"><text:span text:style-name="T200">a</text:span><text:span text:style-name="T202">pp_setting_</text:span><text:span text:style-name="T201">translations</text:span><text:span text:style-name="T202"> : </text:span></text:p>
                  <text:list>
                    <text:list-item>
                      <text:p text:style-name="P1172">نوع : <text:span text:style-name="T243">1 به n </text:span></text:p>
                    </text:list-item>
                    <text:list-item>
                      <text:p text:style-name="P1172">توضیح : <text:span text:style-name="T244">هر یک از رکورد های app_setting</text:span><text:span text:style-name="T250">s</text:span><text:span text:style-name="T244"> دارای چندین </text:span><text:span text:style-name="T245">translate </text:span><text:span text:style-name="T246">میباشد !!! </text:span><text:span text:style-name="T247">و هر یک از رکورد های </text:span><text:span text:style-name="T235">app_setting_translations <text:s/></text:span><text:span text:style-name="T248">متعلق به یک </text:span><text:span text:style-name="T249">رکورد از جدول app_settings </text:span><text:span text:style-name="T251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60736843821545" text:continue-numbering="true" text:style-name="L15">
        <text:list-item>
          <text:list>
            <text:list-item>
              <text:list>
                <text:list-item>
                  <text:p text:style-name="P1175">socialables <text:s/>: </text:p>
                  <text:list>
                    <text:list-item>
                      <text:p text:style-name="P1176">نوع : <text:span text:style-name="T531">1 به n</text:span></text:p>
                    </text:list-item>
                    <text:list-item>
                      <text:p text:style-name="P1176"><text:soft-page-break/>توضیحات :‌<text:span text:style-name="T532">هر یک app_setting دارای چندین رکورد در جدول socialables </text:span><text:span text:style-name="T533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9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5"/>
      <text:list xml:id="list160738237748692" text:continue-numbering="true" text:style-name="L15">
        <text:list-item>
          <text:list>
            <text:list-item>
              <text:p text:style-name="P117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452638268576">
          <table:table-cell table:style-name="Table9.A1" office:value-type="string">
            <text:p text:style-name="P368">Name</text:p>
          </table:table-cell>
          <table:table-cell table:style-name="Table9.A1" office:value-type="string">
            <text:p text:style-name="P368">Data Type</text:p>
          </table:table-cell>
          <table:table-cell table:style-name="Table9.A1" office:value-type="string">
            <text:p text:style-name="P368">Attributes</text:p>
          </table:table-cell>
          <table:table-cell table:style-name="Table9.D1" office:value-type="string">
            <text:p text:style-name="P368">Comment</text:p>
          </table:table-cell>
        </table:table-row>
        <table:table-row table:style-name="TableLine94452638329216">
          <table:table-cell table:style-name="Table9.A2" office:value-type="string">
            <text:p text:style-name="P442">Id</text:p>
          </table:table-cell>
          <table:table-cell table:style-name="Table9.A2" office:value-type="string">
            <text:p text:style-name="P442">Big int </text:p>
          </table:table-cell>
          <table:table-cell table:style-name="Table9.A2" office:value-type="string">
            <text:p text:style-name="P442">Not null , unsigned,</text:p>
            <text:p text:style-name="P443">primary key , </text:p>
            <text:p text:style-name="P443">unique ,</text:p>
            <text:p text:style-name="P444">index , </text:p>
            <text:p text:style-name="P445">autoincrement </text:p>
          </table:table-cell>
          <table:table-cell table:style-name="Table9.D2" office:value-type="string">
            <text:p text:style-name="P329"/>
          </table:table-cell>
        </table:table-row>
        <table:table-row table:style-name="TableLine94452638331552">
          <table:table-cell table:style-name="Table9.A2" office:value-type="string">
            <text:p text:style-name="P446">app_setting_id</text:p>
          </table:table-cell>
          <table:table-cell table:style-name="Table9.A2" office:value-type="string">
            <text:p text:style-name="P447">Big int </text:p>
          </table:table-cell>
          <table:table-cell table:style-name="Table9.A2" office:value-type="string">
            <text:p text:style-name="P448">Not null , unsigned,</text:p>
            <text:p text:style-name="P657">foreign key → app_settings(id)</text:p>
            <text:p text:style-name="P403"/>
            <text:p text:style-name="P639">on Delete → (<text:span text:style-name="T524">cascade</text:span>)</text:p>
            <text:p text:style-name="P639"/>
            <text:p text:style-name="P639">on <text:span text:style-name="T524">Update</text:span> → (<text:span text:style-name="T524">cascade</text:span>)</text:p>
          </table:table-cell>
          <table:table-cell table:style-name="Table9.D2" office:value-type="string">
            <text:p text:style-name="P329"/>
          </table:table-cell>
        </table:table-row>
        <table:table-row table:style-name="Table9.4">
          <table:table-cell table:style-name="Table9.A2" office:value-type="string">
            <text:p text:style-name="P449">language_id</text:p>
          </table:table-cell>
          <table:table-cell table:style-name="Table9.A2" office:value-type="string">
            <text:p text:style-name="P450">Big int </text:p>
          </table:table-cell>
          <table:table-cell table:style-name="Table9.A2" office:value-type="string">
            <text:p text:style-name="P451">Not null , </text:p>
            <text:p text:style-name="P451">unsigned , </text:p>
            <text:p text:style-name="P658">foreign key → languages(id)</text:p>
            <text:p text:style-name="P404"/>
            <text:p text:style-name="P640">on Delete → (<text:span text:style-name="T524">cascade</text:span>)</text:p>
            <text:p text:style-name="P640"/>
            <text:p text:style-name="P640">on <text:span text:style-name="T524">Update</text:span> → (<text:span text:style-name="T524">cascade</text:span>)</text:p>
          </table:table-cell>
          <table:table-cell table:style-name="Table9.D2" office:value-type="string">
            <text:p text:style-name="P329"/>
          </table:table-cell>
        </table:table-row>
        <table:table-row table:style-name="Table9.4">
          <table:table-cell table:style-name="Table9.A2" office:value-type="string">
            <text:p text:style-name="P670">sort</text:p>
          </table:table-cell>
          <table:table-cell table:style-name="Table9.A2" office:value-type="string">
            <text:p text:style-name="P671">tinyInt</text:p>
          </table:table-cell>
          <table:table-cell table:style-name="Table9.A2" office:value-type="string">
            <text:p text:style-name="P672">Unsigned , nullable</text:p>
          </table:table-cell>
          <table:table-cell table:style-name="Table9.D2" office:value-type="string">
            <text:p text:style-name="P329"/>
          </table:table-cell>
        </table:table-row>
      </table:table>
      <text:p text:style-name="P36"/>
      <text:list xml:id="list2620139538" text:style-name="L16">
        <text:list-item>
          <text:list>
            <text:list-item>
              <text:p text:style-name="P1178">ارتباطات :‌</text:p>
              <text:list>
                <text:list-item>
                  <text:p text:style-name="P117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7"/>
      <text:list xml:id="list160738165769510" text:continue-numbering="true" text:style-name="L16">
        <text:list-item>
          <text:list>
            <text:list-item>
              <text:list>
                <text:list-item>
                  <text:p text:style-name="P1074"><text:span text:style-name="T197">app_settings</text:span><text:span text:style-name="T198"> : </text:span></text:p>
                  <text:list>
                    <text:list-item>
                      <text:p text:style-name="P1180">نوع ارتباط :‌ <text:span text:style-name="T204">1 به n </text:span></text:p>
                    </text:list-item>
                    <text:list-item>
                      <text:p text:style-name="P1181">توضیحات :‌ <text:span text:style-name="T205">هر یک </text:span><text:span text:style-name="T211">رکورد از جدول </text:span><text:span text:style-name="T205"><text:s/></text:span><text:span text:style-name="T196">app_settings</text:span><text:span text:style-name="T206"> دارای </text:span><text:span text:style-name="T207">n رکورد د</text:span><text:span text:style-name="T208">ر این جدول میتواند باشد </text:span><text:span text:style-name="T209">و هر یک رکورد </text:span><text:span text:style-name="T210">در این جدول متعلق به </text:span><text:span text:style-name="T212">یک </text:span><text:span text:style-name="T213">رکورد از جدول </text:span><text:span text:style-name="T196">app_setting</text:span><text:span text:style-name="T214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60738391855857" text:continue-numbering="true" text:style-name="L16">
        <text:list-item>
          <text:list>
            <text:list-item>
              <text:list>
                <text:list-item>
                  <text:p text:style-name="P1182">languages : </text:p>
                  <text:list>
                    <text:list-item>
                      <text:p text:style-name="P1183">نوع : <text:span text:style-name="T215">1 به n</text:span></text:p>
                    </text:list-item>
                    <text:list-item>
                      <text:p text:style-name="P1184">توضیحات :‌ <text:s/><text:span text:style-name="T216">هر یک language </text:span><text:span text:style-name="T217">در این جدول میتواند </text:span><text:span text:style-name="T218">دارای n رکورد باشد !!! </text:span><text:span text:style-name="T219">و هر <text:s/></text:span><text:span text:style-name="T220">یک رکورد در این جدول متعلق به </text:span><text:span text:style-name="T221">یک </text:span><text:span text:style-name="T222">رکورد در جدول </text:span><text:span text:style-name="T223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0">app_setting_translations : <text:span text:style-name="T236">موجودیت app_setting ممکن است </text:span><text:span text:style-name="T237">attribute هایی داشته باشد که </text:span><text:span text:style-name="T238">چندین زبانه باشد !!! </text:span><text:span text:style-name="T239">این جدول </text:span><text:span text:style-name="T240">ترجمه ان attribute ها را ذخیره میکند </text:span></text:p>
        </text:list-item>
      </text:list>
      <text:p text:style-name="P39"/>
      <text:list xml:id="list160738010103739" text:continue-numbering="true" text:style-name="L16">
        <text:list-item>
          <text:list>
            <text:list-item>
              <text:p text:style-name="P118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452638386416">
          <table:table-cell table:style-name="Table10.A1" office:value-type="string">
            <text:p text:style-name="P368">Name</text:p>
          </table:table-cell>
          <table:table-cell table:style-name="Table10.A1" office:value-type="string">
            <text:p text:style-name="P368">Data Type</text:p>
          </table:table-cell>
          <table:table-cell table:style-name="Table10.A1" office:value-type="string">
            <text:p text:style-name="P368">Attributes</text:p>
          </table:table-cell>
          <table:table-cell table:style-name="Table10.D1" office:value-type="string">
            <text:p text:style-name="P368">Comment</text:p>
          </table:table-cell>
        </table:table-row>
        <table:table-row table:style-name="TableLine94452638426816">
          <table:table-cell table:style-name="Table10.A2" office:value-type="string">
            <text:p text:style-name="P452">id</text:p>
          </table:table-cell>
          <table:table-cell table:style-name="Table10.A2" office:value-type="string">
            <text:p text:style-name="P453">Big int </text:p>
          </table:table-cell>
          <table:table-cell table:style-name="Table10.A2" office:value-type="string">
            <text:p text:style-name="P454">Unsigned , </text:p>
            <text:p text:style-name="P454">not null , </text:p>
            <text:p text:style-name="P455">unique, </text:p>
            <text:p text:style-name="P455">primary key , </text:p>
            <text:p text:style-name="P455">index , </text:p>
            <text:p text:style-name="P456">auto increment</text:p>
          </table:table-cell>
          <table:table-cell table:style-name="Table10.D2" office:value-type="string">
            <text:p text:style-name="P329"/>
          </table:table-cell>
        </table:table-row>
        <table:table-row table:style-name="TableLine94452638428992">
          <table:table-cell table:style-name="Table10.A2" office:value-type="string">
            <text:p text:style-name="P452">title</text:p>
          </table:table-cell>
          <table:table-cell table:style-name="Table10.A2" office:value-type="string">
            <text:p text:style-name="P457">varchar(60)</text:p>
          </table:table-cell>
          <table:table-cell table:style-name="Table10.A2" office:value-type="string">
            <text:p text:style-name="P458">Not null , </text:p>
          </table:table-cell>
          <table:table-cell table:style-name="Table10.D2" office:value-type="string">
            <text:p text:style-name="P461">عنوان وب سایت </text:p>
          </table:table-cell>
        </table:table-row>
        <table:table-row table:style-name="TableLine94452638429904">
          <table:table-cell table:style-name="Table10.A2" office:value-type="string">
            <text:p text:style-name="P452">shutdown_text</text:p>
          </table:table-cell>
          <table:table-cell table:style-name="Table10.A2" office:value-type="string">
            <text:p text:style-name="P339"><text:span text:style-name="T513">varchar(</text:span><text:span text:style-name="T512">255</text:span><text:span text:style-name="T513">)</text:span></text:p>
          </table:table-cell>
          <table:table-cell table:style-name="Table10.A2" office:value-type="string">
            <text:p text:style-name="P460">Not null ,</text:p>
          </table:table-cell>
          <table:table-cell table:style-name="Table10.D2" office:value-type="string">
            <text:p text:style-name="P462">جمله ای است که وقتی وب سایت تعطیل میشود <text:span text:style-name="T241">ان نمایش داده میشود </text:span></text:p>
          </table:table-cell>
        </table:table-row>
        <table:table-row table:style-name="TableLine94452638430864">
          <table:table-cell table:style-name="Table10.A2" office:value-type="string">
            <text:p text:style-name="P606">copyright</text:p>
          </table:table-cell>
          <table:table-cell table:style-name="Table10.A2" office:value-type="string">
            <text:p text:style-name="P607">varchar(255)</text:p>
          </table:table-cell>
          <table:table-cell table:style-name="Table10.A2" office:value-type="string">
            <text:p text:style-name="P608">Not null</text:p>
          </table:table-cell>
          <table:table-cell table:style-name="Table10.D2" office:value-type="string">
            <text:p text:style-name="P462"/>
          </table:table-cell>
        </table:table-row>
        <table:table-row table:style-name="TableLine94452638432048">
          <table:table-cell table:style-name="Table10.A2" office:value-type="string">
            <text:p text:style-name="P452">app_setting_id</text:p>
          </table:table-cell>
          <table:table-cell table:style-name="Table10.A2" office:value-type="string">
            <text:p text:style-name="P459">Big int </text:p>
          </table:table-cell>
          <table:table-cell table:style-name="Table10.A2" office:value-type="string">
            <text:p text:style-name="P463">Unsigned , </text:p>
            <text:p text:style-name="P463">not null , </text:p>
            <text:p text:style-name="P464">foreign key →</text:p>
            <text:p text:style-name="P464">app_settings(id)</text:p>
            <text:p text:style-name="P405"/>
            <text:p text:style-name="P641">on Delete → (<text:span text:style-name="T524">cascade</text:span>)</text:p>
            <text:p text:style-name="P641"/>
            <text:p text:style-name="P641">on <text:span text:style-name="T524">Update</text:span> → (<text:span text:style-name="T524">cascade</text:span>)</text:p>
          </table:table-cell>
          <table:table-cell table:style-name="Table10.D2" office:value-type="string">
            <text:p text:style-name="P329"/>
          </table:table-cell>
        </table:table-row>
        <table:table-row table:style-name="TableLine94452638432912">
          <table:table-cell table:style-name="Table10.A2" office:value-type="string">
            <text:p text:style-name="P452">language_id</text:p>
          </table:table-cell>
          <table:table-cell table:style-name="Table10.A2" office:value-type="string">
            <text:p text:style-name="P459">Big int </text:p>
          </table:table-cell>
          <table:table-cell table:style-name="Table10.A2" office:value-type="string">
            <text:p text:style-name="P465">Not null , </text:p>
            <text:p text:style-name="P466">unsigned , </text:p>
            <text:p text:style-name="P466">foreign key → </text:p>
            <text:p text:style-name="P466">languages(id)</text:p>
            <text:p text:style-name="P406"/>
            <text:p text:style-name="P642">on Delete → (<text:span text:style-name="T524">cascade</text:span>)</text:p>
            <text:p text:style-name="P642"/>
            <text:p text:style-name="P642">on <text:span text:style-name="T524">Update</text:span> → (<text:span text:style-name="T524">cascade</text:span>)</text:p>
          </table:table-cell>
          <table:table-cell table:style-name="Table10.D2" office:value-type="string">
            <text:p text:style-name="P329"/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list xml:id="list141581098" text:style-name="L17">
        <text:list-item>
          <text:p text:style-name="P1186"><text:soft-page-break/>ارتباطات :‌</text:p>
          <text:list>
            <text:list-item>
              <text:p text:style-name="P1187">app_setting<text:span text:style-name="T242">s : </text:span></text:p>
              <text:list>
                <text:list-item>
                  <text:p text:style-name="P1173">نوع : <text:span text:style-name="T243">1 به n </text:span></text:p>
                </text:list-item>
                <text:list-item>
                  <text:p text:style-name="P1174">توضیح : <text:span text:style-name="T244">هر یک از رکورد های app_setting</text:span><text:span text:style-name="T250">s</text:span><text:span text:style-name="T244"> دارای چندین </text:span><text:span text:style-name="T245">translate </text:span><text:span text:style-name="T246">میباشد !!! </text:span><text:span text:style-name="T247">و هر یک از رکورد های </text:span><text:span text:style-name="T235">app_setting_translations <text:s/></text:span><text:span text:style-name="T248">متعلق به یک </text:span><text:span text:style-name="T249">رکورد از جدول app_settings </text:span><text:span text:style-name="T251">است .. </text:span></text:p>
                  <text:p text:style-name="P1174"/>
                </text:list-item>
              </text:list>
            </text:list-item>
          </text:list>
        </text:list-item>
      </text:list>
      <text:p text:style-name="P41"/>
      <text:list xml:id="list160737157446489" text:continue-numbering="true" text:style-name="L17">
        <text:list-item>
          <text:list>
            <text:list-item>
              <text:p text:style-name="P1188">languages : </text:p>
              <text:list>
                <text:list-item>
                  <text:p text:style-name="P1167">نوع : <text:span text:style-name="T252">1 به n </text:span></text:p>
                </text:list-item>
                <text:list-item>
                  <text:p text:style-name="P1169">توضیح :‌ <text:span text:style-name="T253">هر <text:s/>translate </text:span><text:span text:style-name="T254">متعلق به یک language است !! و هر language </text:span><text:span text:style-name="T255">دارای چندین رکورد مرتبط در جدول </text:span><text:span text:style-name="T235">app_setting_translations </text:span><text:span text:style-name="T256">است </text:span></text:p>
                </text:list-item>
              </text:list>
            </text:list-item>
          </text:list>
        </text:list-item>
      </text:list>
      <text:p text:style-name="P97"/>
      <text:list xml:id="list160737043181567" text:continue-numbering="true" text:style-name="L17">
        <text:list-item>
          <text:list>
            <text:list-item>
              <text:p text:style-name="P1222"><text:span text:style-name="T203">app_setting_</text:span><text:span text:style-name="T258">translate</text:span>_<text:span text:style-name="T258">seo</text:span>_attribute<text:span text:style-name="T257">s</text:span> :‌</text:p>
              <text:list>
                <text:list-item>
                  <text:p text:style-name="P1224">نوع :‌<text:span text:style-name="T267">1 به 1 به صورت together </text:span><text:span text:style-name="T268">که پدر </text:span><text:span text:style-name="T275">بزرگ</text:span><text:span text:style-name="T268"> ان app_setting است</text:span></text:p>
                </text:list-item>
                <text:list-item>
                  <text:p text:style-name="P1189">توضیحات :‌ <text:span text:style-name="T269">هر یک </text:span><text:span text:style-name="T270">translate دارای یک seo_attribute است !! و هر یک رکورد از s</text:span><text:span text:style-name="T271">eo attributes </text:span><text:span text:style-name="T272">متعلق به یک translate است !!!</text:span></text:p>
                </text:list-item>
              </text:list>
            </text:list-item>
          </text:list>
        </text:list-item>
      </text:list>
      <text:p text:style-name="P43"/>
      <text:list xml:id="list160737669160470" text:continue-numbering="true" text:style-name="L17">
        <text:list-item>
          <text:p text:style-name="P1581"><text:span text:style-name="T203">app_setting_</text:span><text:span text:style-name="T258">translate</text:span>_<text:span text:style-name="T258">seo</text:span>_attribute<text:span text:style-name="T257">s : </text:span><text:span text:style-name="T259">در این جدول </text:span><text:span text:style-name="T260">attribute های seo یک </text:span><text:span text:style-name="T261">translate ذخیره میشود !!!</text:span></text:p>
          <text:list>
            <text:list-item>
              <text:p text:style-name="P122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452638492320">
          <table:table-cell table:style-name="Table11.A1" office:value-type="string">
            <text:p text:style-name="P368">Name</text:p>
          </table:table-cell>
          <table:table-cell table:style-name="Table11.A1" office:value-type="string">
            <text:p text:style-name="P368">Data Type</text:p>
          </table:table-cell>
          <table:table-cell table:style-name="Table11.A1" office:value-type="string">
            <text:p text:style-name="P368">Attributes</text:p>
          </table:table-cell>
          <table:table-cell table:style-name="Table11.D1" office:value-type="string">
            <text:p text:style-name="P368">Comment</text:p>
          </table:table-cell>
        </table:table-row>
        <table:table-row table:style-name="TableLine94452638545040">
          <table:table-cell table:style-name="Table11.A2" office:value-type="string">
            <text:p text:style-name="P467">id</text:p>
          </table:table-cell>
          <table:table-cell table:style-name="Table11.A2" office:value-type="string">
            <text:p text:style-name="P470">Big int </text:p>
          </table:table-cell>
          <table:table-cell table:style-name="Table11.A2" office:value-type="string">
            <text:p text:style-name="P478">Unsigned , </text:p>
            <text:p text:style-name="P478">not null , </text:p>
            <text:p text:style-name="P478">index , </text:p>
            <text:p text:style-name="P478">unique , </text:p>
            <text:p text:style-name="P478">primary key , </text:p>
            <text:p text:style-name="P478">auto increment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47312">
          <table:table-cell table:style-name="Table11.A2" office:value-type="string">
            <text:p text:style-name="P468">description</text:p>
          </table:table-cell>
          <table:table-cell table:style-name="Table11.A2" office:value-type="string">
            <text:p text:style-name="P471">varchar(160)</text:p>
          </table:table-cell>
          <table:table-cell table:style-name="Table11.A2" office:value-type="string">
            <text:p text:style-name="P479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48224">
          <table:table-cell table:style-name="Table11.A2" office:value-type="string">
            <text:p text:style-name="P468">keywords</text:p>
          </table:table-cell>
          <table:table-cell table:style-name="Table11.A2" office:value-type="string">
            <text:p text:style-name="P472">varchar(255)</text:p>
          </table:table-cell>
          <table:table-cell table:style-name="Table11.A2" office:value-type="string">
            <text:p text:style-name="P479">Not null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49184">
          <table:table-cell table:style-name="Table11.A2" office:value-type="string">
            <text:p text:style-name="P468">subject</text:p>
          </table:table-cell>
          <table:table-cell table:style-name="Table11.A2" office:value-type="string">
            <text:p text:style-name="P476">varchar(60)</text:p>
          </table:table-cell>
          <table:table-cell table:style-name="Table11.A2" office:value-type="string">
            <text:p text:style-name="P479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50368">
          <table:table-cell table:style-name="Table11.A2" office:value-type="string">
            <text:p text:style-name="P468">copyright</text:p>
          </table:table-cell>
          <table:table-cell table:style-name="Table11.A2" office:value-type="string">
            <text:p text:style-name="P476">varchar(60)</text:p>
          </table:table-cell>
          <table:table-cell table:style-name="Table11.A2" office:value-type="string">
            <text:p text:style-name="P479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51232">
          <table:table-cell table:style-name="Table11.A2" office:value-type="string">
            <text:p text:style-name="P468">robot</text:p>
          </table:table-cell>
          <table:table-cell table:style-name="Table11.A2" office:value-type="string">
            <text:p text:style-name="P473">varchar(30)</text:p>
          </table:table-cell>
          <table:table-cell table:style-name="Table11.A2" office:value-type="string">
            <text:p text:style-name="P480">Not null </text:p>
            <text:p text:style-name="P335"><text:span text:style-name="T264">defualt ‘</text:span>index,follow<text:span text:style-name="T264">’</text:span>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52224">
          <table:table-cell table:style-name="Table11.A2" office:value-type="string">
            <text:p text:style-name="P468">designer</text:p>
          </table:table-cell>
          <table:table-cell table:style-name="Table11.A2" office:value-type="string">
            <text:p text:style-name="P474">varchar(30)</text:p>
          </table:table-cell>
          <table:table-cell table:style-name="Table11.A2" office:value-type="string">
            <text:p text:style-name="P481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53296">
          <table:table-cell table:style-name="Table11.A2" office:value-type="string">
            <text:p text:style-name="P468">author</text:p>
          </table:table-cell>
          <table:table-cell table:style-name="Table11.A2" office:value-type="string">
            <text:p text:style-name="P334"><text:span text:style-name="T262">varchar(</text:span><text:span text:style-name="T263">60</text:span><text:span text:style-name="T262">)</text:span></text:p>
          </table:table-cell>
          <table:table-cell table:style-name="Table11.A2" office:value-type="string">
            <text:p text:style-name="P481">Not null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54288">
          <table:table-cell table:style-name="Table11.A2" office:value-type="string">
            <text:p text:style-name="P468">owner</text:p>
          </table:table-cell>
          <table:table-cell table:style-name="Table11.A2" office:value-type="string">
            <text:p text:style-name="P475">varchar(30)</text:p>
          </table:table-cell>
          <table:table-cell table:style-name="Table11.A2" office:value-type="string">
            <text:p text:style-name="P481">Not null </text:p>
          </table:table-cell>
          <table:table-cell table:style-name="Table11.D2" office:value-type="string">
            <text:p text:style-name="P329"/>
          </table:table-cell>
        </table:table-row>
        <table:table-row table:style-name="TableLine94452638555360">
          <table:table-cell table:style-name="Table11.A2" office:value-type="string">
            <text:p text:style-name="P469">app_setting_</text:p>
            <text:p text:style-name="P469">translate_id</text:p>
          </table:table-cell>
          <table:table-cell table:style-name="Table11.A2" office:value-type="string">
            <text:p text:style-name="P477">Big int</text:p>
          </table:table-cell>
          <table:table-cell table:style-name="Table11.A2" office:value-type="string">
            <text:p text:style-name="P482">Unsigned , </text:p>
            <text:p text:style-name="P482">not null ,</text:p>
            <text:p text:style-name="P483">unique , </text:p>
            <text:p text:style-name="P484">foreign key →</text:p>
            <text:p text:style-name="P659">app_setting_translations<text:span text:style-name="T265">(</text:span><text:span text:style-name="T266">id</text:span><text:span text:style-name="T265">)</text:span></text:p>
            <text:p text:style-name="P407"/>
            <text:p text:style-name="P643">on Delete → (<text:span text:style-name="T524">cascade</text:span>)</text:p>
            <text:p text:style-name="P643"/>
            <text:p text:style-name="P643">on <text:span text:style-name="T524">Update</text:span> → (<text:span text:style-name="T524">cascade</text:span>)</text:p>
          </table:table-cell>
          <table:table-cell table:style-name="Table11.D2" office:value-type="string">
            <text:p text:style-name="P329"/>
          </table:table-cell>
        </table:table-row>
      </table:table>
      <text:p text:style-name="P265"/>
      <text:list xml:id="list745556155" text:style-name="L18">
        <text:list-item>
          <text:list>
            <text:list-item>
              <text:p text:style-name="P1226">ارتباطات :‌</text:p>
              <text:list>
                <text:list-item>
                  <text:p text:style-name="P1223">app_setting_translations :‌</text:p>
                  <text:list>
                    <text:list-item>
                      <text:p text:style-name="P1075"><text:span text:style-name="T274">نوع :‌</text:span><text:span text:style-name="T267">1 به 1 به صورت together </text:span><text:span text:style-name="T268">که </text:span><text:span text:style-name="T273">پدر بزرگ</text:span><text:span text:style-name="T268"> ان app_setting است</text:span></text:p>
                    </text:list-item>
                    <text:list-item>
                      <text:p text:style-name="P1227">توضیحات :‌ <text:span text:style-name="T269">هر یک </text:span><text:span text:style-name="T270">translate دارای یک seo_attribute است !! و هر یک رکورد از s</text:span><text:span text:style-name="T271">eo attributes </text:span><text:span text:style-name="T272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list xml:id="list160737643314358" text:continue-numbering="true" text:style-name="L18">
        <text:list-item>
          <text:p text:style-name="P1582"><text:span text:style-name="T276">media_describe_translations : </text:span><text:span text:style-name="T277">هر عکسی که درون جدول media وجود دارد </text:span><text:span text:style-name="T278">میتواند دارای <text:s/>alt <text:s/>, caption برای seo باشد !!! </text:span><text:span text:style-name="T279">و آنها باید multi lang </text:span><text:span text:style-name="T280">باشند !!‌در این جدول </text:span><text:span text:style-name="T281">ترجمه <text:s/>های توضیحات یک عکس را ذخیره میکند </text:span></text:p>
        </text:list-item>
      </text:list>
      <text:p text:style-name="P4"/>
      <text:list xml:id="list160737614372561" text:continue-numbering="true" text:style-name="L18">
        <text:list-item>
          <text:list>
            <text:list-item>
              <text:p text:style-name="P122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452638583104">
          <table:table-cell table:style-name="Table12.A1" office:value-type="string">
            <text:p text:style-name="P368">Name</text:p>
          </table:table-cell>
          <table:table-cell table:style-name="Table12.A1" office:value-type="string">
            <text:p text:style-name="P368">Data Type</text:p>
          </table:table-cell>
          <table:table-cell table:style-name="Table12.A1" office:value-type="string">
            <text:p text:style-name="P368">Attributes</text:p>
          </table:table-cell>
          <table:table-cell table:style-name="Table12.D1" office:value-type="string">
            <text:p text:style-name="P368">Comment</text:p>
          </table:table-cell>
        </table:table-row>
        <table:table-row table:style-name="TableLine94452638622256">
          <table:table-cell table:style-name="Table12.A2" office:value-type="string">
            <text:p text:style-name="P485">id</text:p>
          </table:table-cell>
          <table:table-cell table:style-name="Table12.A2" office:value-type="string">
            <text:p text:style-name="P486">Big int </text:p>
          </table:table-cell>
          <table:table-cell table:style-name="Table12.A2" office:value-type="string">
            <text:p text:style-name="P486">Unsigned , </text:p>
            <text:p text:style-name="P486">not null , </text:p>
            <text:p text:style-name="P486">index , </text:p>
            <text:p text:style-name="P486">unique , </text:p>
            <text:p text:style-name="P486">primary key , </text:p>
            <text:p text:style-name="P486">autoincrement 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452638623856">
          <table:table-cell table:style-name="Table12.A2" office:value-type="string">
            <text:p text:style-name="P485">alt</text:p>
          </table:table-cell>
          <table:table-cell table:style-name="Table12.A2" office:value-type="string">
            <text:p text:style-name="P487">varchar(128)</text:p>
          </table:table-cell>
          <table:table-cell table:style-name="Table12.A2" office:value-type="string">
            <text:p text:style-name="P329"><text:s/><text:span text:style-name="T282">Not null </text:span>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452638624768">
          <table:table-cell table:style-name="Table12.A2" office:value-type="string">
            <text:p text:style-name="P485">caption</text:p>
          </table:table-cell>
          <table:table-cell table:style-name="Table12.A2" office:value-type="string">
            <text:p text:style-name="P489">varchar(<text:span text:style-name="T283">255</text:span>)</text:p>
          </table:table-cell>
          <table:table-cell table:style-name="Table12.A2" office:value-type="string">
            <text:p text:style-name="P490">Nullable 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452638625728">
          <table:table-cell table:style-name="Table12.A2" office:value-type="string">
            <text:p text:style-name="P485">media_id</text:p>
          </table:table-cell>
          <table:table-cell table:style-name="Table12.A2" office:value-type="string">
            <text:p text:style-name="P488">Big int </text:p>
          </table:table-cell>
          <table:table-cell table:style-name="Table12.A2" office:value-type="string">
            <text:p text:style-name="P491">Unsigned,</text:p>
            <text:p text:style-name="P492">not null , </text:p>
            <text:p text:style-name="P492">foreign key → </text:p>
            <text:p text:style-name="P492">media(id)</text:p>
            <text:p text:style-name="P409"/>
            <text:p text:style-name="P645">on Delete → (<text:span text:style-name="T524">cascade</text:span>)</text:p>
            <text:p text:style-name="P645"/>
            <text:p text:style-name="P645">on <text:span text:style-name="T524">Update</text:span> → (<text:span text:style-name="T524">cascade</text:span>)</text:p>
          </table:table-cell>
          <table:table-cell table:style-name="Table12.D2" office:value-type="string">
            <text:p text:style-name="P329"/>
          </table:table-cell>
        </table:table-row>
        <table:table-row table:style-name="TableLine94452638626640">
          <table:table-cell table:style-name="Table12.A2" office:value-type="string">
            <text:p text:style-name="P485">language_id</text:p>
          </table:table-cell>
          <table:table-cell table:style-name="Table12.A2" office:value-type="string">
            <text:p text:style-name="P488">Big int </text:p>
          </table:table-cell>
          <table:table-cell table:style-name="Table12.A2" office:value-type="string">
            <text:p text:style-name="P493">Unsigned , </text:p>
            <text:p text:style-name="P493">not null , </text:p>
            <text:p text:style-name="P493">foreign key → </text:p>
            <text:p text:style-name="P493">languages(id)</text:p>
            <text:p text:style-name="P408"/>
            <text:p text:style-name="P644">on Delete → (<text:span text:style-name="T524">cascade</text:span>)</text:p>
            <text:p text:style-name="P644"/>
            <text:p text:style-name="P644">on <text:span text:style-name="T524">Update</text:span> → (<text:span text:style-name="T524">cascade</text:span>)</text:p>
          </table:table-cell>
          <table:table-cell table:style-name="Table12.D2" office:value-type="string">
            <text:p text:style-name="P329"/>
          </table:table-cell>
        </table:table-row>
      </table:table>
      <text:p text:style-name="P266"/>
      <text:list xml:id="list3287839834" text:style-name="L19">
        <text:list-item>
          <text:p text:style-name="P1229">روابط :‌</text:p>
          <text:list>
            <text:list-item>
              <text:p text:style-name="P1230">media :‌</text:p>
              <text:list>
                <text:list-item>
                  <text:p text:style-name="P1163">نوع ‌: <text:span text:style-name="T285">1 به </text:span><text:span text:style-name="T286">n </text:span></text:p>
                </text:list-item>
                <text:list-item>
                  <text:p text:style-name="P1163">توضیحات :‌ <text:span text:style-name="T289">هر یک translate متعلق به یک </text:span><text:span text:style-name="T290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1"/>
      <text:p text:style-name="P51"/>
      <text:list xml:id="list160738309336578" text:continue-numbering="true" text:style-name="L19">
        <text:list-item>
          <text:list>
            <text:list-item>
              <text:p text:style-name="P1231">languages : </text:p>
              <text:list>
                <text:list-item>
                  <text:p text:style-name="P1211">نوع : <text:span text:style-name="T291">1 به n </text:span></text:p>
                </text:list-item>
                <text:list-item>
                  <text:p text:style-name="P1232">توضیحات : <text:span text:style-name="T292">هر یک translate متعلق به یک language است و هر language دارای چندین </text:span><text:span text:style-name="T293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1583"><text:span text:style-name="T288">user_bio_</text:span>translations: <text:span text:style-name="T296">این جدول </text:span><text:span text:style-name="T297">بیوگرافی کاربران را به صورت multilang ذخیره میکند !!!</text:span></text:p>
        </text:list-item>
      </text:list>
      <text:p text:style-name="P5"/>
      <text:list xml:id="list160738547774735" text:continue-numbering="true" text:style-name="L19">
        <text:list-item>
          <text:list>
            <text:list-item>
              <text:p text:style-name="P123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452638668320">
          <table:table-cell table:style-name="Table13.A1" office:value-type="string">
            <text:p text:style-name="P368">Name</text:p>
          </table:table-cell>
          <table:table-cell table:style-name="Table13.A1" office:value-type="string">
            <text:p text:style-name="P368">Data Type</text:p>
          </table:table-cell>
          <table:table-cell table:style-name="Table13.A1" office:value-type="string">
            <text:p text:style-name="P368">Attributes</text:p>
          </table:table-cell>
          <table:table-cell table:style-name="Table13.D1" office:value-type="string">
            <text:p text:style-name="P368">Comment</text:p>
          </table:table-cell>
        </table:table-row>
        <table:table-row table:style-name="TableLine94452638699216">
          <table:table-cell table:style-name="Table13.A2" office:value-type="string">
            <text:p text:style-name="P498">id</text:p>
          </table:table-cell>
          <table:table-cell table:style-name="Table13.A2" office:value-type="string">
            <text:p text:style-name="P499">Big int </text:p>
          </table:table-cell>
          <table:table-cell table:style-name="Table13.A2" office:value-type="string">
            <text:p text:style-name="P500">Unsigned,</text:p>
            <text:p text:style-name="P501">Not null , </text:p>
            <text:p text:style-name="P501">unique , </text:p>
            <text:p text:style-name="P501">index , </text:p>
            <text:p text:style-name="P501">primary key , </text:p>
            <text:p text:style-name="P501">auto increment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452638701648">
          <table:table-cell table:style-name="Table13.A2" office:value-type="string">
            <text:p text:style-name="P498">bio</text:p>
          </table:table-cell>
          <table:table-cell table:style-name="Table13.A2" office:value-type="string">
            <text:p text:style-name="P499">varchar(<text:span text:style-name="T298">400</text:span>)</text:p>
          </table:table-cell>
          <table:table-cell table:style-name="Table13.A2" office:value-type="string">
            <text:p text:style-name="P329"><text:s/><text:span text:style-name="T299">Not null </text:span>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452638702560">
          <table:table-cell table:style-name="Table13.A2" office:value-type="string">
            <text:p text:style-name="P498">user_id</text:p>
          </table:table-cell>
          <table:table-cell table:style-name="Table13.A2" office:value-type="string">
            <text:p text:style-name="P497">Big int </text:p>
          </table:table-cell>
          <table:table-cell table:style-name="Table13.A2" office:value-type="string">
            <text:p text:style-name="P494">Unsigned , </text:p>
            <text:p text:style-name="P494">not null ,</text:p>
            <text:p text:style-name="P496">foreign key → </text:p>
            <text:p text:style-name="P496"><text:span text:style-name="T300">users</text:span> (id)</text:p>
            <text:p text:style-name="P411"/>
            <text:p text:style-name="P647">on Delete → (<text:span text:style-name="T524">cascade</text:span>)</text:p>
            <text:p text:style-name="P647"/>
            <text:p text:style-name="P647">on <text:span text:style-name="T524">Update</text:span> → (<text:span text:style-name="T524">cascade</text:span>)</text:p>
          </table:table-cell>
          <table:table-cell table:style-name="Table13.D2" office:value-type="string">
            <text:p text:style-name="P329"/>
          </table:table-cell>
        </table:table-row>
        <table:table-row table:style-name="TableLine94452638703520">
          <table:table-cell table:style-name="Table13.A2" office:value-type="string">
            <text:p text:style-name="P498">language_id</text:p>
          </table:table-cell>
          <table:table-cell table:style-name="Table13.A2" office:value-type="string">
            <text:p text:style-name="P497">Big int </text:p>
          </table:table-cell>
          <table:table-cell table:style-name="Table13.A2" office:value-type="string">
            <text:p text:style-name="P494">Unsigned , </text:p>
            <text:p text:style-name="P494">not null , </text:p>
            <text:p text:style-name="P495">foreign key → </text:p>
            <text:p text:style-name="P495">languages (id)</text:p>
            <text:p text:style-name="P410"/>
            <text:p text:style-name="P646">on Delete → (<text:span text:style-name="T524">cascade</text:span>)</text:p>
            <text:p text:style-name="P646"/>
            <text:p text:style-name="P646">on <text:span text:style-name="T524">Update</text:span> → (<text:span text:style-name="T524">cascade</text:span>)</text:p>
          </table:table-cell>
          <table:table-cell table:style-name="Table13.D2" office:value-type="string">
            <text:p text:style-name="P329"/>
          </table:table-cell>
        </table:table-row>
      </table:table>
      <text:p text:style-name="P267"/>
      <text:list xml:id="list3075155099" text:style-name="L20">
        <text:list-item>
          <text:p text:style-name="P1234">روابط : </text:p>
          <text:list>
            <text:list-item>
              <text:p text:style-name="P1235">users <text:s/>:</text:p>
              <text:list>
                <text:list-item>
                  <text:p text:style-name="P1118">نوع : <text:span text:style-name="T303">1 به n </text:span></text:p>
                </text:list-item>
                <text:list-item>
                  <text:p text:style-name="P1120">توضیحات :‌ <text:span text:style-name="T304">هر یک user دارای چندین </text:span><text:span text:style-name="T305">bio با توجه به زبان های مختلف است </text:span><text:span text:style-name="T306">و هر یک از bio ها متعلق به یک user است !!!</text:span></text:p>
                </text:list-item>
              </text:list>
            </text:list-item>
          </text:list>
        </text:list-item>
      </text:list>
      <text:p text:style-name="P52"/>
      <text:list xml:id="list160738155551495" text:continue-numbering="true" text:style-name="L20">
        <text:list-item>
          <text:list>
            <text:list-item>
              <text:p text:style-name="P1236">languages : </text:p>
              <text:list>
                <text:list-item>
                  <text:p text:style-name="P1213">نوع :‌ <text:span text:style-name="T307">1 به n </text:span></text:p>
                </text:list-item>
                <text:list-item>
                  <text:p text:style-name="P1237">توضیحات :‌ <text:span text:style-name="T307">هر </text:span><text:span text:style-name="T308">bio متعلق به یک language است </text:span><text:span text:style-name="T309">و هر یک language دارای چندین </text:span><text:span text:style-name="T310">bio است !!!</text:span></text:p>
                </text:list-item>
              </text:list>
            </text:list-item>
          </text:list>
        </text:list-item>
        <text:list-item>
          <text:p text:style-name="P1594">font_icons : در این جدول <text:span text:style-name="T314">font icons ها را ذخیره میکند !!!</text:span></text:p>
        </text:list-item>
      </text:list>
      <text:p text:style-name="P53"/>
      <text:list xml:id="list160737194495348" text:continue-numbering="true" text:style-name="L20">
        <text:list-item>
          <text:list>
            <text:list-item>
              <text:p text:style-name="P123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452638745344">
          <table:table-cell table:style-name="Table14.A1" office:value-type="string">
            <text:p text:style-name="P368">Name</text:p>
          </table:table-cell>
          <table:table-cell table:style-name="Table14.A1" office:value-type="string">
            <text:p text:style-name="P368">Data Type</text:p>
          </table:table-cell>
          <table:table-cell table:style-name="Table14.A1" office:value-type="string">
            <text:p text:style-name="P368">Attributes</text:p>
          </table:table-cell>
          <table:table-cell table:style-name="Table14.D1" office:value-type="string">
            <text:p text:style-name="P368">Comment</text:p>
          </table:table-cell>
        </table:table-row>
        <table:table-row table:style-name="TableLine94452638770272">
          <table:table-cell table:style-name="Table14.A2" office:value-type="string">
            <text:p text:style-name="P502">id</text:p>
          </table:table-cell>
          <table:table-cell table:style-name="Table14.A2" office:value-type="string">
            <text:p text:style-name="P503">Big int </text:p>
          </table:table-cell>
          <table:table-cell table:style-name="Table14.A2" office:value-type="string">
            <text:p text:style-name="P503">Unsigned ,<text:span text:style-name="T315">index</text:span></text:p>
            <text:p text:style-name="P504">primary key ,</text:p>
            <text:p text:style-name="P504">unique,</text:p>
            <text:p text:style-name="P504">not null ,</text:p>
            <text:p text:style-name="P504">auto increment</text:p>
          </table:table-cell>
          <table:table-cell table:style-name="Table14.D2" office:value-type="string">
            <text:p text:style-name="P329"/>
          </table:table-cell>
        </table:table-row>
        <table:table-row table:style-name="TableLine94452638771968">
          <table:table-cell table:style-name="Table14.A2" office:value-type="string">
            <text:p text:style-name="P502">name</text:p>
          </table:table-cell>
          <table:table-cell table:style-name="Table14.A2" office:value-type="string">
            <text:p text:style-name="P504">varchar(48)</text:p>
          </table:table-cell>
          <table:table-cell table:style-name="Table14.A2" office:value-type="string">
            <text:p text:style-name="P506">Not null </text:p>
          </table:table-cell>
          <table:table-cell table:style-name="Table14.D2" office:value-type="string">
            <text:p text:style-name="P329"/>
          </table:table-cell>
        </table:table-row>
        <table:table-row table:style-name="TableLine94452638772880">
          <table:table-cell table:style-name="Table14.A2" office:value-type="string">
            <text:p text:style-name="P502">class</text:p>
          </table:table-cell>
          <table:table-cell table:style-name="Table14.A2" office:value-type="string">
            <text:p text:style-name="P341"><text:span text:style-name="T515">varchar(</text:span><text:span text:style-name="T316">5</text:span><text:span text:style-name="T514">6</text:span><text:span text:style-name="T515">)</text:span></text:p>
          </table:table-cell>
          <table:table-cell table:style-name="Table14.A2" office:value-type="string">
            <text:p text:style-name="P507">Unique , not null </text:p>
          </table:table-cell>
          <table:table-cell table:style-name="Table14.D2" office:value-type="string">
            <text:p text:style-name="P509">Css class</text:p>
          </table:table-cell>
        </table:table-row>
        <table:table-row table:style-name="TableLine94452638773840">
          <table:table-cell table:style-name="Table14.A2" office:value-type="string">
            <text:p text:style-name="P502">unicode</text:p>
          </table:table-cell>
          <table:table-cell table:style-name="Table14.A2" office:value-type="string">
            <text:p text:style-name="P505">varchar(12)</text:p>
          </table:table-cell>
          <table:table-cell table:style-name="Table14.A2" office:value-type="string">
            <text:p text:style-name="P508">Not null </text:p>
          </table:table-cell>
          <table:table-cell table:style-name="Table14.D2" office:value-type="string">
            <text:p text:style-name="P329"/>
          </table:table-cell>
        </table:table-row>
      </table:table>
      <text:p text:style-name="P268"/>
      <text:list xml:id="list3249996095" text:style-name="L21">
        <text:list-item>
          <text:list>
            <text:list-item>
              <text:p text:style-name="P1239">ارتباطات : </text:p>
              <text:list>
                <text:list-item>
                  <text:p text:style-name="P1240">users : </text:p>
                  <text:list>
                    <text:list-item>
                      <text:p text:style-name="P1241">نوع : <text:span text:style-name="T409">1 به n </text:span></text:p>
                    </text:list-item>
                    <text:list-item>
                      <text:p text:style-name="P1241">توضیحات : <text:span text:style-name="T410">هر یک کاربر میتواند </text:span><text:span text:style-name="T411">چندین </text:span><text:span text:style-name="T412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60738903051192" text:continue-numbering="true" text:style-name="L21">
        <text:list-item>
          <text:list>
            <text:list-item>
              <text:list>
                <text:list-item>
                  <text:p text:style-name="P1242">dates : </text:p>
                  <text:list>
                    <text:list-item>
                      <text:p text:style-name="P1243">نوع : <text:span text:style-name="T318">1 به n</text:span></text:p>
                    </text:list-item>
                    <text:list-item>
                      <text:p text:style-name="P1076"><text:span text:style-name="T317">توضیحات : </text:span><text:span text:style-name="T319">هر </text:span><text:span text:style-name="T320">یک ROW از </text:span><text:span text:style-name="T321">FONT ICONS </text:span><text:span text:style-name="T322">میتواند دارای </text:span><text:span text:style-name="T325">N</text:span><text:span text:style-name="T323"> رکورد مرتبط در جدول DATES داشته باشد (CREATED_AT , UPDATED AT ) </text:span><text:span text:style-name="T324">و هر یک از رکورد های </text:span><text:span text:style-name="T326">DATES میتواند متعلق به </text:span><text:span text:style-name="T327">۱</text:span><text:span text:style-name="T326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60738958907457" text:continue-numbering="true" text:style-name="L21">
        <text:list-item>
          <text:list>
            <text:list-item>
              <text:list>
                <text:list-item>
                  <text:p text:style-name="P1244">iconables : </text:p>
                  <text:list>
                    <text:list-item>
                      <text:p text:style-name="P1246">نوع : <text:span text:style-name="T344">1 به n</text:span></text:p>
                    </text:list-item>
                    <text:list-item>
                      <text:p text:style-name="P1247">توضیحات : <text:span text:style-name="T345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4"/>
      <text:list xml:id="list160738191710415" text:continue-numbering="true" text:style-name="L21">
        <text:list-item>
          <text:list>
            <text:list-item>
              <text:list>
                <text:list-item>
                  <text:p text:style-name="P1250">icon_groups : </text:p>
                  <text:list>
                    <text:list-item>
                      <text:p text:style-name="P1252">نوع : </text:p>
                    </text:list-item>
                    <text:list-item>
                      <text:p text:style-name="P1252">توضیحات :‌ <text:span text:style-name="T359">هر یک رکورد از font icons میتواند متعلق به چندین </text:span><text:span text:style-name="T360">group باشد <text:s/></text:span><text:span text:style-name="T361">و هر یک group میتواند دارای چندین font_icons باشد </text:span></text:p>
                    </text:list-item>
                    <text:list-item>
                      <text:p text:style-name="P1252">جدول <text:span text:style-name="T362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tab/><text:tab/><text:tab/><text:span text:style-name="T363">icon_groupables </text:span></text:p>
      <text:p text:style-name="P67"/>
      <text:p text:style-name="P67"/>
      <text:p text:style-name="P67"/>
      <text:p text:style-name="P67"/>
      <text:p text:style-name="P67"><text:soft-page-break/></text:p>
      <text:list xml:id="list90928973" text:style-name="L22">
        <text:list-item>
          <text:list>
            <text:list-item>
              <text:list>
                <text:list-item>
                  <text:p text:style-name="P1077"><text:span text:style-name="T389">icon_groupables </text:span><text:span text:style-name="T373"><text:s/></text:span></text:p>
                  <text:list>
                    <text:list-item>
                      <text:p text:style-name="P1254">نوع : <text:span text:style-name="T376">1 به n </text:span></text:p>
                    </text:list-item>
                    <text:list-item>
                      <text:p text:style-name="P1254">توضیحات ‌: <text:s/><text:span text:style-name="T377">هر یک font icon <text:s/></text:span><text:span text:style-name="T378">میتواند دارای چندین رکورد در جدول icon_groupables باشد </text:span><text:span text:style-name="T379">و هر یک رکورد از جدول icon_groupables میتواند </text:span><text:span text:style-name="T380">متعلق به یک رکورد </text:span><text:span text:style-name="T381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0738110538545" text:continue-list="list160738191710415" text:style-name="L21">
        <text:list-item>
          <text:p text:style-name="P1595">custom_icons : <text:span text:style-name="T329">در این جدول ایکون های custom ذخیره میشوند !!!</text:span></text:p>
        </text:list-item>
      </text:list>
      <text:p text:style-name="P54"/>
      <text:list xml:id="list160738833285973" text:continue-numbering="true" text:style-name="L21">
        <text:list-item>
          <text:list>
            <text:list-item>
              <text:p text:style-name="P125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452638811200">
          <table:table-cell table:style-name="Table15.A1" office:value-type="string">
            <text:p text:style-name="P368">Name</text:p>
          </table:table-cell>
          <table:table-cell table:style-name="Table15.A1" office:value-type="string">
            <text:p text:style-name="P368">Data Type</text:p>
          </table:table-cell>
          <table:table-cell table:style-name="Table15.A1" office:value-type="string">
            <text:p text:style-name="P368">Attributes</text:p>
          </table:table-cell>
          <table:table-cell table:style-name="Table15.D1" office:value-type="string">
            <text:p text:style-name="P368">Comment</text:p>
          </table:table-cell>
        </table:table-row>
        <table:table-row table:style-name="TableLine94452638873424">
          <table:table-cell table:style-name="Table15.A2" office:value-type="string">
            <text:p text:style-name="P514">id</text:p>
          </table:table-cell>
          <table:table-cell table:style-name="Table15.A2" office:value-type="string">
            <text:p text:style-name="P513">Big int</text:p>
          </table:table-cell>
          <table:table-cell table:style-name="Table15.A2" office:value-type="string">
            <text:p text:style-name="P513">Unsigned , index , </text:p>
            <text:p text:style-name="P513">not null , </text:p>
            <text:p text:style-name="P510">unique , </text:p>
            <text:p text:style-name="P510">primary key , </text:p>
            <text:p text:style-name="P510">auto increment</text:p>
          </table:table-cell>
          <table:table-cell table:style-name="Table15.D2" office:value-type="string">
            <text:p text:style-name="P329"/>
          </table:table-cell>
        </table:table-row>
        <table:table-row table:style-name="TableLine94452638834960">
          <table:table-cell table:style-name="Table15.A2" office:value-type="string">
            <text:p text:style-name="P514">name</text:p>
          </table:table-cell>
          <table:table-cell table:style-name="Table15.A2" office:value-type="string">
            <text:p text:style-name="P511">varchar(48)</text:p>
          </table:table-cell>
          <table:table-cell table:style-name="Table15.A2" office:value-type="string">
            <text:p text:style-name="P512">Not null </text:p>
          </table:table-cell>
          <table:table-cell table:style-name="Table15.D2" office:value-type="string">
            <text:p text:style-name="P329"/>
          </table:table-cell>
        </table:table-row>
      </table:table>
      <text:p text:style-name="P269"/>
      <text:list xml:id="list410123093" text:style-name="L23">
        <text:list-item>
          <text:list>
            <text:list-item>
              <text:p text:style-name="P1257">روابط : </text:p>
              <text:list>
                <text:list-item>
                  <text:p text:style-name="P1258">users : </text:p>
                  <text:list>
                    <text:list-item>
                      <text:p text:style-name="P1258">نوع : <text:span text:style-name="T413">1 به n </text:span></text:p>
                    </text:list-item>
                    <text:list-item>
                      <text:p text:style-name="P1259">توضیحات :‌<text:span text:style-name="T414">هر یک کاربر </text:span><text:span text:style-name="T415">میتواند</text:span><text:span text:style-name="T414"> دارای چندین custom_icon</text:span><text:span text:style-name="T415"> </text:span><text:span text:style-name="T416">باشد و هر یک custom_icon متعلق به یک کاربر است !!! </text:span><text:span text:style-name="T417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60737840547881" text:continue-numbering="true" text:style-name="L23">
        <text:list-item>
          <text:list>
            <text:list-item>
              <text:list>
                <text:list-item>
                  <text:p text:style-name="P1257">dates : </text:p>
                  <text:list>
                    <text:list-item>
                      <text:p text:style-name="P1260">نوع : <text:span text:style-name="T331">1 به n</text:span></text:p>
                    </text:list-item>
                    <text:list-item>
                      <text:p text:style-name="P1260">توضیحات : <text:s/><text:span text:style-name="T332">هر یک custom icon دارای چندین </text:span><text:span text:style-name="T333">رکورد در جدول dates </text:span><text:span text:style-name="T334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60737994946779" text:continue-numbering="true" text:style-name="L23">
        <text:list-item>
          <text:list>
            <text:list-item>
              <text:list>
                <text:list-item>
                  <text:p text:style-name="P1261">media : </text:p>
                  <text:list>
                    <text:list-item>
                      <text:p text:style-name="P1191">نوع : <text:span text:style-name="T336">1 به 1 </text:span></text:p>
                    </text:list-item>
                    <text:list-item>
                      <text:p text:style-name="P1191">توضیحات : <text:span text:style-name="T337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xml:id="list160738649840855" text:continue-numbering="true" text:style-name="L23">
        <text:list-item>
          <text:list>
            <text:list-item>
              <text:list>
                <text:list-item>
                  <text:p text:style-name="P1245">iconables : </text:p>
                  <text:list>
                    <text:list-item>
                      <text:p text:style-name="P1248">نوع : <text:span text:style-name="T344">1 به n</text:span></text:p>
                    </text:list-item>
                    <text:list-item>
                      <text:p text:style-name="P1249">توضیحات : <text:span text:style-name="T346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p text:style-name="P65"/>
      <text:p text:style-name="P65"/>
      <text:p text:style-name="P65"/>
      <text:p text:style-name="P65"/>
      <text:p text:style-name="P65"/>
      <text:list xml:id="list160737797014275" text:continue-numbering="true" text:style-name="L23">
        <text:list-item>
          <text:list>
            <text:list-item>
              <text:list>
                <text:list-item>
                  <text:p text:style-name="P1262"><text:soft-page-break/>icon_groups : </text:p>
                  <text:list>
                    <text:list-item>
                      <text:p text:style-name="P1264">نوع :‌<text:span text:style-name="T364">n به n</text:span></text:p>
                    </text:list-item>
                    <text:list-item>
                      <text:p text:style-name="P1266">توضیحات : <text:span text:style-name="T365">هر یک رکورد از جدول custom_icons میتواند </text:span><text:span text:style-name="T366">متعلق به چندینgroup باشد و هر یک رکورد از جدول icon_groups میتواند دارای چندین custom icon </text:span><text:span text:style-name="T367">باشد </text:span></text:p>
                    </text:list-item>
                    <text:list-item>
                      <text:p text:style-name="P126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464"><text:tab/><text:tab/><text:tab/></text:span><text:span text:style-name="T368">icon_groupable </text:span></text:p>
      <text:p text:style-name="P9"/>
      <text:p text:style-name="P9"/>
      <text:list xml:id="list1362484323" text:style-name="L24">
        <text:list-item>
          <text:list>
            <text:list-item>
              <text:list>
                <text:list-item>
                  <text:p text:style-name="P1079"><text:span text:style-name="T388">icon_groupables</text:span><text:span text:style-name="T374">: </text:span></text:p>
                </text:list-item>
              </text:list>
            </text:list-item>
          </text:list>
        </text:list-item>
      </text:list>
      <text:list xml:id="list160738483064259" text:continue-list="list90928973" text:style-name="L22">
        <text:list-item>
          <text:list>
            <text:list-item>
              <text:list>
                <text:list-item>
                  <text:list>
                    <text:list-item>
                      <text:p text:style-name="P1268">نوع : <text:span text:style-name="T382">1 به n </text:span></text:p>
                    </text:list-item>
                    <text:list-item>
                      <text:p text:style-name="P1268">توضیحات : <text:span text:style-name="T383">هر یک custom icon </text:span><text:span text:style-name="T384">میتواند چندین رکورد در جدول icon_groupables </text:span><text:span text:style-name="T385">داشته باشد </text:span><text:span text:style-name="T386">و هر یک </text:span><text:span text:style-name="T387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60737926710120" text:continue-list="list160737797014275" text:style-name="L23">
        <text:list-item>
          <text:p text:style-name="P1596">iconables : <text:span text:style-name="T339">در این جدول موجودیت های ایکون پذیر ذخیره میشود !!!</text:span><text:span text:style-name="T340">هر موجودیتی که دارای ایکون باشد </text:span><text:span text:style-name="T341">، اطلاعات موجودیت و ایکون مورد نظر در این جدول ذخیره میشود </text:span></text:p>
        </text:list-item>
      </text:list>
      <text:p text:style-name="P58"><text:tab/><text:span text:style-name="T342">این جدول بین چندین موجودیت share میشود </text:span></text:p>
      <text:list xml:id="list160738839906159" text:continue-numbering="true" text:style-name="L23">
        <text:list-header>
          <text:p text:style-name="P1270"/>
        </text:list-header>
      </text:list>
      <text:p text:style-name="P57"/>
      <text:list xml:id="list160737085907877" text:continue-numbering="true" text:style-name="L23">
        <text:list-item>
          <text:list>
            <text:list-item>
              <text:p text:style-name="P127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452638989936">
          <table:table-cell table:style-name="Table16.A1" office:value-type="string">
            <text:p text:style-name="P368">Name</text:p>
          </table:table-cell>
          <table:table-cell table:style-name="Table16.A1" office:value-type="string">
            <text:p text:style-name="P368">Data Type</text:p>
          </table:table-cell>
          <table:table-cell table:style-name="Table16.A1" office:value-type="string">
            <text:p text:style-name="P368">Attributes</text:p>
          </table:table-cell>
          <table:table-cell table:style-name="Table16.D1" office:value-type="string">
            <text:p text:style-name="P368">Comment</text:p>
          </table:table-cell>
        </table:table-row>
        <table:table-row table:style-name="TableLine94452639010656">
          <table:table-cell table:style-name="Table16.A2" office:value-type="string">
            <text:p text:style-name="P515">id</text:p>
          </table:table-cell>
          <table:table-cell table:style-name="Table16.A2" office:value-type="string">
            <text:p text:style-name="P518">Big int </text:p>
          </table:table-cell>
          <table:table-cell table:style-name="Table16.A2" office:value-type="string">
            <text:p text:style-name="P518">Unsigned , </text:p>
            <text:p text:style-name="P519">not null , </text:p>
            <text:p text:style-name="P520">primary key , </text:p>
            <text:p text:style-name="P520">auto increment,</text:p>
            <text:p text:style-name="P521">unique , </text:p>
            <text:p text:style-name="P522">index 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452639012000">
          <table:table-cell table:style-name="Table16.A2" office:value-type="string">
            <text:p text:style-name="P516">object_type</text:p>
          </table:table-cell>
          <table:table-cell table:style-name="Table16.A2" office:value-type="string">
            <text:p text:style-name="P524">varchar(255)</text:p>
          </table:table-cell>
          <table:table-cell table:style-name="Table16.A2" office:value-type="string">
            <text:p text:style-name="P530">Not null 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452639012912">
          <table:table-cell table:style-name="Table16.A2" office:value-type="string">
            <text:p text:style-name="P516">object_id</text:p>
          </table:table-cell>
          <table:table-cell table:style-name="Table16.A2" office:value-type="string">
            <text:p text:style-name="P526">Big int </text:p>
          </table:table-cell>
          <table:table-cell table:style-name="Table16.A2" office:value-type="string">
            <text:p text:style-name="P525">Unsigned ,</text:p>
            <text:p text:style-name="P525"><text:s/><text:span text:style-name="T343">not null </text:span></text:p>
          </table:table-cell>
          <table:table-cell table:style-name="Table16.D2" office:value-type="string">
            <text:p text:style-name="P329"/>
          </table:table-cell>
        </table:table-row>
        <table:table-row table:style-name="TableLine94452639013872">
          <table:table-cell table:style-name="Table16.A2" office:value-type="string">
            <text:p text:style-name="P517">icon_type</text:p>
          </table:table-cell>
          <table:table-cell table:style-name="Table16.A2" office:value-type="string">
            <text:p text:style-name="P523">varchar(255)</text:p>
          </table:table-cell>
          <table:table-cell table:style-name="Table16.A2" office:value-type="string">
            <text:p text:style-name="P530">Not null </text:p>
          </table:table-cell>
          <table:table-cell table:style-name="Table16.D2" office:value-type="string">
            <text:p text:style-name="P531">Custom || font </text:p>
          </table:table-cell>
        </table:table-row>
        <table:table-row table:style-name="TableLine94452639015056">
          <table:table-cell table:style-name="Table16.A2" office:value-type="string">
            <text:p text:style-name="P517">icon_id</text:p>
          </table:table-cell>
          <table:table-cell table:style-name="Table16.A2" office:value-type="string">
            <text:p text:style-name="P526">Big int </text:p>
          </table:table-cell>
          <table:table-cell table:style-name="Table16.A2" office:value-type="string">
            <text:p text:style-name="P525">Unsigned ,</text:p>
            <text:p text:style-name="P525"><text:s/><text:span text:style-name="T343">not null </text:span></text:p>
          </table:table-cell>
          <table:table-cell table:style-name="Table16.D2" office:value-type="string">
            <text:p text:style-name="P329"/>
          </table:table-cell>
        </table:table-row>
      </table:table>
      <text:p text:style-name="P270"/>
      <text:list xml:id="list2619851782" text:style-name="L25">
        <text:list-item>
          <text:list>
            <text:list-item>
              <text:p text:style-name="P1272">روابط : </text:p>
              <text:list>
                <text:list-item>
                  <text:p text:style-name="P1273">font_icons : </text:p>
                  <text:list>
                    <text:list-item>
                      <text:p text:style-name="P1274">نوع <text:s/>:‌<text:span text:style-name="T344">1 به n</text:span></text:p>
                    </text:list-item>
                    <text:list-item>
                      <text:p text:style-name="P1274">توضیحات : <text:span text:style-name="T345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60737115223585" text:continue-numbering="true" text:style-name="L25">
        <text:list-item>
          <text:list>
            <text:list-item>
              <text:list>
                <text:list-item>
                  <text:p text:style-name="P1275">custom_icons : </text:p>
                  <text:list>
                    <text:list-item>
                      <text:p text:style-name="P1275">نوع : <text:span text:style-name="T344">1 به n</text:span></text:p>
                    </text:list-item>
                    <text:list-item>
                      <text:p text:style-name="P1275">توضیحات : <text:span text:style-name="T346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080"><text:span text:style-name="T357">icon_groups</text:span><text:span text:style-name="T358"> : </text:span></text:p>
                  <text:list>
                    <text:list-item>
                      <text:p text:style-name="P1276">نوع : <text:span text:style-name="T353">1 به 1 </text:span></text:p>
                    </text:list-item>
                    <text:list-item>
                      <text:p text:style-name="P1276">توضیحات : <text:s/><text:span text:style-name="T353">(هر icon_group خود میتواند دارای ایکون باشد !!!) </text:span><text:span text:style-name="T354">هر یک رکورد از icon_group </text:span><text:span text:style-name="T355">میتواند دارای یک رکورد </text:span><text:span text:style-name="T356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7">icon_groups : <text:span text:style-name="T348">این جدول برای ساخت گروه هایی برای icon ساخته شده </text:span></text:p>
        </text:list-item>
      </text:list>
      <text:p text:style-name="P62"/>
      <text:list xml:id="list160738382109121" text:continue-numbering="true" text:style-name="L25">
        <text:list-item>
          <text:list>
            <text:list-item>
              <text:p text:style-name="P127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452639043216">
          <table:table-cell table:style-name="Table17.A1" office:value-type="string">
            <text:p text:style-name="P368">Name</text:p>
          </table:table-cell>
          <table:table-cell table:style-name="Table17.A1" office:value-type="string">
            <text:p text:style-name="P368">Data Type</text:p>
          </table:table-cell>
          <table:table-cell table:style-name="Table17.A1" office:value-type="string">
            <text:p text:style-name="P368">Attributes</text:p>
          </table:table-cell>
          <table:table-cell table:style-name="Table17.D1" office:value-type="string">
            <text:p text:style-name="P368">Comment</text:p>
          </table:table-cell>
        </table:table-row>
        <table:table-row table:style-name="TableLine94452639080320">
          <table:table-cell table:style-name="Table17.A2" office:value-type="string">
            <text:p text:style-name="P515">id</text:p>
          </table:table-cell>
          <table:table-cell table:style-name="Table17.A2" office:value-type="string">
            <text:p text:style-name="P518">Big int </text:p>
          </table:table-cell>
          <table:table-cell table:style-name="Table17.A2" office:value-type="string">
            <text:p text:style-name="P518">Unsigned , </text:p>
            <text:p text:style-name="P519">not null , </text:p>
            <text:p text:style-name="P520">primary key , </text:p>
            <text:p text:style-name="P520">auto increment,</text:p>
            <text:p text:style-name="P521">unique , </text:p>
            <text:p text:style-name="P522">index </text:p>
          </table:table-cell>
          <table:table-cell table:style-name="Table17.D2" office:value-type="string">
            <text:p text:style-name="P329"/>
          </table:table-cell>
        </table:table-row>
        <table:table-row table:style-name="TableLine94452639081664">
          <table:table-cell table:style-name="Table17.A2" office:value-type="string">
            <text:p text:style-name="P527">name</text:p>
          </table:table-cell>
          <table:table-cell table:style-name="Table17.A2" office:value-type="string">
            <text:p text:style-name="P528">varchar(48)</text:p>
          </table:table-cell>
          <table:table-cell table:style-name="Table17.A2" office:value-type="string">
            <text:p text:style-name="P529">Not null , <text:span text:style-name="T349">unique </text:span></text:p>
          </table:table-cell>
          <table:table-cell table:style-name="Table17.D2" office:value-type="string">
            <text:p text:style-name="P329"/>
          </table:table-cell>
        </table:table-row>
      </table:table>
      <text:p text:style-name="P271"/>
      <text:p text:style-name="P271"/>
      <text:list xml:id="list2396172723" text:style-name="L26">
        <text:list-item>
          <text:list>
            <text:list-item>
              <text:p text:style-name="P1279">روابط :‌</text:p>
            </text:list-item>
          </text:list>
        </text:list-item>
      </text:list>
      <text:p text:style-name="P75"/>
      <text:list xml:id="list160737899682854" text:continue-numbering="true" text:style-name="L26">
        <text:list-item>
          <text:list>
            <text:list-item>
              <text:list>
                <text:list-item>
                  <text:p text:style-name="P1280">users : </text:p>
                  <text:list>
                    <text:list-item>
                      <text:p text:style-name="P1281">نوع : <text:span text:style-name="T418">1 به n </text:span></text:p>
                    </text:list-item>
                    <text:list-item>
                      <text:p text:style-name="P1281">توضیحات :‌ <text:span text:style-name="T419">هر یک کاربر میتواند چندین icon_group بسازد و هر یک از icon _group ها متعلق به یک user است !!(</text:span><text:span text:style-name="T420">توسط جدول dates با رکورد created_at</text:span><text:span text:style-name="T419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60737228966047" text:continue-numbering="true" text:style-name="L26">
        <text:list-item>
          <text:list>
            <text:list-item>
              <text:list>
                <text:list-item>
                  <text:p text:style-name="P1282">dates : </text:p>
                  <text:list>
                    <text:list-item>
                      <text:p text:style-name="P1282">نوع : <text:span text:style-name="T350">1 به N </text:span></text:p>
                    </text:list-item>
                    <text:list-item>
                      <text:p text:style-name="P1282">توضیحات : <text:span text:style-name="T351">هر یک رکورد از ICON_GROUPS دارای چند رکورد در جدول DATES میتواند باشد و هر یک </text:span><text:span text:style-name="T352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60738696092204" text:continue-numbering="true" text:style-name="L26">
        <text:list-item>
          <text:list>
            <text:list-item>
              <text:list>
                <text:list-item>
                  <text:p text:style-name="P1283">iconable : </text:p>
                  <text:list>
                    <text:list-item>
                      <text:p text:style-name="P1277">نوع : <text:span text:style-name="T353">1 به 1 </text:span></text:p>
                    </text:list-item>
                    <text:list-item>
                      <text:p text:style-name="P1277">توضیحات : <text:s/><text:span text:style-name="T353">(هر icon_group خود میتواند دارای ایکون باشد !!!) </text:span><text:span text:style-name="T354">هر یک رکورد از icon_group </text:span><text:span text:style-name="T355">میتواند دارای یک رکورد </text:span><text:span text:style-name="T356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60737024445006" text:continue-list="list160738833285973" text:style-name="L21">
        <text:list-item>
          <text:list>
            <text:list-item>
              <text:list>
                <text:list-item>
                  <text:p text:style-name="P1251"><text:span text:style-name="T361">font_icons</text:span> : </text:p>
                  <text:list>
                    <text:list-item>
                      <text:p text:style-name="P1253">نوع : </text:p>
                    </text:list-item>
                    <text:list-item>
                      <text:p text:style-name="P1253">توضیحات :‌ <text:span text:style-name="T359">هر یک رکورد از font icons میتواند متعلق به چندین </text:span><text:span text:style-name="T360">group باشد <text:s/></text:span><text:span text:style-name="T361">و هر یک group میتواند دارای چندین font_icons باشد </text:span></text:p>
                    </text:list-item>
                    <text:list-item>
                      <text:p text:style-name="P1253">جدول <text:span text:style-name="T362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><text:tab/><text:tab/><text:tab/><text:span text:style-name="T363">icon_groupables </text:span></text:p>
      <text:p text:style-name="P1041"/>
      <text:list xml:id="list160736938751874" text:continue-list="list160737085907877" text:style-name="L23">
        <text:list-item>
          <text:list>
            <text:list-item>
              <text:list>
                <text:list-item>
                  <text:p text:style-name="P1263"><text:span text:style-name="T365"><text:s/>custom_icons</text:span> : </text:p>
                  <text:list>
                    <text:list-item>
                      <text:p text:style-name="P1265">نوع :‌<text:span text:style-name="T364">n به n</text:span></text:p>
                    </text:list-item>
                    <text:list-item>
                      <text:p text:style-name="P1267">توضیحات : <text:span text:style-name="T365">هر یک رکورد از جدول custom_icons میتواند </text:span><text:span text:style-name="T366">متعلق به چندینgroup باشد و هر یک رکورد از جدول icon_groups میتواند دارای چندین custom icon </text:span><text:span text:style-name="T367">باشد </text:span></text:p>
                    </text:list-item>
                    <text:list-item>
                      <text:p text:style-name="P126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368">icon_groupable </text:span></text:p>
      <text:p text:style-name="P69"/>
      <text:list xml:id="list160738795757952" text:continue-list="list160738483064259" text:style-name="L22">
        <text:list-item>
          <text:list>
            <text:list-item>
              <text:list>
                <text:list-item>
                  <text:p text:style-name="P1078"><text:span text:style-name="T375">icon_</text:span><text:span text:style-name="T394">groupables</text:span><text:span text:style-name="T375"> : </text:span></text:p>
                  <text:list>
                    <text:list-item>
                      <text:p text:style-name="P1284">نوع : <text:span text:style-name="T390">1 به n </text:span></text:p>
                    </text:list-item>
                    <text:list-item>
                      <text:p text:style-name="P1284">توضیحات :‌ <text:span text:style-name="T391">هر یک رکورد از جدول icon_groups میتواند چندین رکورد در جدول icon_groupables </text:span><text:span text:style-name="T392">داشته باشد و هر یک رکورد از جدول icon_groupable میتواند متعلق به یک </text:span><text:span text:style-name="T393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59369267" text:style-name="L27">
        <text:list-item>
          <text:p text:style-name="P1584"><text:span text:style-name="T369">icon_groupables : </text:span><text:span text:style-name="T370">این جدول </text:span><text:span text:style-name="T371">هر </text:span><text:span text:style-name="T370"><text:s/>ایکون</text:span><text:span text:style-name="T371">ی</text:span><text:span text:style-name="T370"> <text:s/>که عضو هر یک از group </text:span><text:span text:style-name="T372">میشود</text:span><text:span text:style-name="T370"> را ذخیره میکند </text:span></text:p>
        </text:list-item>
      </text:list>
      <text:p text:style-name="P7"/>
      <text:list xml:id="list160737003594408" text:continue-numbering="true" text:style-name="L27">
        <text:list-item>
          <text:list>
            <text:list-item>
              <text:p text:style-name="P128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452639129264">
          <table:table-cell table:style-name="Table18.A1" office:value-type="string">
            <text:p text:style-name="P368">Name</text:p>
          </table:table-cell>
          <table:table-cell table:style-name="Table18.A1" office:value-type="string">
            <text:p text:style-name="P368">Data Type</text:p>
          </table:table-cell>
          <table:table-cell table:style-name="Table18.A1" office:value-type="string">
            <text:p text:style-name="P368">Attributes</text:p>
          </table:table-cell>
          <table:table-cell table:style-name="Table18.D1" office:value-type="string">
            <text:p text:style-name="P368">Comment</text:p>
          </table:table-cell>
        </table:table-row>
        <table:table-row table:style-name="TableLine94452639201024">
          <table:table-cell table:style-name="Table18.A2" office:value-type="string">
            <text:p text:style-name="P532">id</text:p>
          </table:table-cell>
          <table:table-cell table:style-name="Table18.A2" office:value-type="string">
            <text:p text:style-name="P535">Big int </text:p>
          </table:table-cell>
          <table:table-cell table:style-name="Table18.A2" office:value-type="string">
            <text:p text:style-name="P540">Unsigned ,</text:p>
            <text:p text:style-name="P542">not null ,</text:p>
            <text:p text:style-name="P541">unique , </text:p>
            <text:p text:style-name="P541">primary key , </text:p>
            <text:p text:style-name="P541">auto increment , </text:p>
            <text:p text:style-name="P541">index , 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452639203312">
          <table:table-cell table:style-name="Table18.A2" office:value-type="string">
            <text:p text:style-name="P533">icon_type</text:p>
          </table:table-cell>
          <table:table-cell table:style-name="Table18.A2" office:value-type="string">
            <text:p text:style-name="P536">varchar(255)</text:p>
          </table:table-cell>
          <table:table-cell table:style-name="Table18.A2" office:value-type="string">
            <text:p text:style-name="P543">not null ,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452639204224">
          <table:table-cell table:style-name="Table18.A2" office:value-type="string">
            <text:p text:style-name="P533">icon_id</text:p>
          </table:table-cell>
          <table:table-cell table:style-name="Table18.A2" office:value-type="string">
            <text:p text:style-name="P537">Big int </text:p>
          </table:table-cell>
          <table:table-cell table:style-name="Table18.A2" office:value-type="string">
            <text:p text:style-name="P539">Unsigned ,</text:p>
            <text:p text:style-name="P543">not null ,</text:p>
          </table:table-cell>
          <table:table-cell table:style-name="Table18.D2" office:value-type="string">
            <text:p text:style-name="P329"/>
          </table:table-cell>
        </table:table-row>
        <table:table-row table:style-name="TableLine94452639205184">
          <table:table-cell table:style-name="Table18.A2" office:value-type="string">
            <text:p text:style-name="P534">icon_group_id</text:p>
          </table:table-cell>
          <table:table-cell table:style-name="Table18.A2" office:value-type="string">
            <text:p text:style-name="P538">Big int </text:p>
          </table:table-cell>
          <table:table-cell table:style-name="Table18.A2" office:value-type="string">
            <text:p text:style-name="P539">Unsigned ,</text:p>
            <text:p text:style-name="P543">not null ,</text:p>
            <text:p text:style-name="P660">foreign key icon_groups(id)</text:p>
            <text:p text:style-name="P412"/>
            <text:p text:style-name="P648">on Delete → (<text:span text:style-name="T524">cascade</text:span>)</text:p>
            <text:p text:style-name="P648"/>
            <text:p text:style-name="P648">on <text:span text:style-name="T524">Update</text:span> → (<text:span text:style-name="T524">cascade</text:span>)</text:p>
          </table:table-cell>
          <table:table-cell table:style-name="Table18.D2" office:value-type="string">
            <text:p text:style-name="P329"/>
          </table:table-cell>
        </table:table-row>
      </table:table>
      <text:p text:style-name="P272"/>
      <text:p text:style-name="P272"/>
      <text:list xml:id="list160737608213005" text:continue-list="list160738795757952" text:style-name="L22">
        <text:list-item>
          <text:list>
            <text:list-item>
              <text:p text:style-name="P1287">ارتباطات :‌</text:p>
            </text:list-item>
          </text:list>
        </text:list-item>
      </text:list>
      <text:p text:style-name="P70"/>
      <text:list xml:id="list160737932028303" text:continue-numbering="true" text:style-name="L22">
        <text:list-item>
          <text:list>
            <text:list-item>
              <text:list>
                <text:list-item>
                  <text:p text:style-name="P1288">font_icons </text:p>
                  <text:list>
                    <text:list-item>
                      <text:p text:style-name="P1255">نوع : <text:span text:style-name="T376">1 به n </text:span></text:p>
                    </text:list-item>
                    <text:list-item>
                      <text:p text:style-name="P1255">توضیحات ‌: <text:s/><text:span text:style-name="T377">هر یک font icon <text:s/></text:span><text:span text:style-name="T378">میتواند دارای چندین رکورد در جدول icon_groupables باشد </text:span><text:span text:style-name="T379">و هر یک رکورد از جدول icon_groupables میتواند </text:span><text:span text:style-name="T380">متعلق به یک رکورد </text:span><text:span text:style-name="T381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60737562086897" text:continue-numbering="true" text:style-name="L22">
        <text:list-item>
          <text:list>
            <text:list-item>
              <text:list>
                <text:list-item>
                  <text:p text:style-name="P1289">custom_icons : </text:p>
                  <text:list>
                    <text:list-item>
                      <text:p text:style-name="P1269">نوع : <text:span text:style-name="T382">1 به n </text:span></text:p>
                    </text:list-item>
                    <text:list-item>
                      <text:p text:style-name="P1269">توضیحات : <text:span text:style-name="T383">هر یک custom icon </text:span><text:span text:style-name="T384">میتواند چندین رکورد در جدول icon_groupables </text:span><text:span text:style-name="T385">داشته باشد </text:span><text:span text:style-name="T386">و هر یک </text:span><text:span text:style-name="T387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list xml:id="list160737405588797" text:continue-numbering="true" text:style-name="L22">
        <text:list-item>
          <text:list>
            <text:list-item>
              <text:list>
                <text:list-item>
                  <text:p text:style-name="P1290">icon_groups : </text:p>
                  <text:list>
                    <text:list-item>
                      <text:p text:style-name="P1285">نوع : <text:span text:style-name="T390">1 به n </text:span></text:p>
                    </text:list-item>
                    <text:list-item>
                      <text:p text:style-name="P1285">توضیحات :‌ <text:span text:style-name="T391">هر یک رکورد از جدول icon_groups میتواند چندین رکورد در جدول icon_groupables </text:span><text:span text:style-name="T392">داشته باشد و هر یک رکورد از جدول icon_groupable میتواند متعلق به یک </text:span><text:span text:style-name="T393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91"><text:soft-page-break/>job_informations : <text:span text:style-name="T588">در این جدول اطلاعات شغلی </text:span><text:span text:style-name="T589">فرد ذخیره میشود </text:span><text:span text:style-name="T590">که در index نمایش داده میشود !!!</text:span></text:p>
        </text:list-item>
      </text:list>
      <text:p text:style-name="P107"/>
      <text:list xml:id="list160738654882996" text:continue-numbering="true" text:style-name="L22">
        <text:list-item>
          <text:list>
            <text:list-item>
              <text:p text:style-name="P129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452639246416">
          <table:table-cell table:style-name="Table27.A1" office:value-type="string">
            <text:p text:style-name="P368">Name</text:p>
          </table:table-cell>
          <table:table-cell table:style-name="Table27.A1" office:value-type="string">
            <text:p text:style-name="P368">Data Type</text:p>
          </table:table-cell>
          <table:table-cell table:style-name="Table27.A1" office:value-type="string">
            <text:p text:style-name="P368">Attributes</text:p>
          </table:table-cell>
          <table:table-cell table:style-name="Table27.D1" office:value-type="string">
            <text:p text:style-name="P368">Comment</text:p>
          </table:table-cell>
        </table:table-row>
        <table:table-row table:style-name="TableLine94452639274880">
          <table:table-cell table:style-name="Table27.A2" office:value-type="string">
            <text:p text:style-name="P707">id</text:p>
          </table:table-cell>
          <table:table-cell table:style-name="Table27.A2" office:value-type="string">
            <text:p text:style-name="P709">Big int </text:p>
          </table:table-cell>
          <table:table-cell table:style-name="Table27.A2" office:value-type="string">
            <text:p text:style-name="P711">Unsigned , <text:span text:style-name="T591">not null , unique ,</text:span></text:p>
            <text:p text:style-name="P712">primary key , auto increment ,</text:p>
            <text:p text:style-name="P713">index</text:p>
          </table:table-cell>
          <table:table-cell table:style-name="Table27.D2" office:value-type="string">
            <text:p text:style-name="P329"/>
          </table:table-cell>
        </table:table-row>
        <table:table-row table:style-name="TableLine94452639277056">
          <table:table-cell table:style-name="Table27.A2" office:value-type="string">
            <text:p text:style-name="P708">status</text:p>
          </table:table-cell>
          <table:table-cell table:style-name="Table27.A2" office:value-type="string">
            <text:p text:style-name="P1009">boolean</text:p>
          </table:table-cell>
          <table:table-cell table:style-name="Table27.A2" office:value-type="string">
            <text:p text:style-name="P709">Not null , <text:span text:style-name="T592">defualt </text:span><text:span text:style-name="T593">0</text:span></text:p>
          </table:table-cell>
          <table:table-cell table:style-name="Table27.D2" office:value-type="string">
            <text:p text:style-name="P329"/>
          </table:table-cell>
        </table:table-row>
        <table:table-row table:style-name="TableLine94452639277968">
          <table:table-cell table:style-name="Table27.A2" office:value-type="string">
            <text:p text:style-name="P708">app_setting_id</text:p>
          </table:table-cell>
          <table:table-cell table:style-name="Table27.A2" office:value-type="string">
            <text:p text:style-name="P710">Big int</text:p>
          </table:table-cell>
          <table:table-cell table:style-name="Table27.A2" office:value-type="string">
            <text:p text:style-name="P348"><text:span text:style-name="T594">Nullable </text:span><text:span text:style-name="T595">, </text:span><text:span text:style-name="T599">unsigned</text:span></text:p>
            <text:p text:style-name="P662">foreign key → app_settings(id)</text:p>
            <text:p text:style-name="P419"/>
            <text:p text:style-name="P348"><text:span text:style-name="T523">on Delete → (</text:span><text:span text:style-name="T527">set null</text:span><text:span text:style-name="T523">)</text:span></text:p>
            <text:p text:style-name="P655"/>
            <text:p text:style-name="P655">on <text:span text:style-name="T524">Update</text:span> → (<text:span text:style-name="T524">cascade</text:span>)</text:p>
          </table:table-cell>
          <table:table-cell table:style-name="Table27.D2" office:value-type="string">
            <text:p text:style-name="P329"/>
          </table:table-cell>
        </table:table-row>
      </table:table>
      <text:p text:style-name="P283"/>
      <text:list xml:id="list551320009" text:style-name="L28">
        <text:list-item>
          <text:list>
            <text:list-item>
              <text:p text:style-name="P1293">ارتباطات :‌</text:p>
              <text:list>
                <text:list-item>
                  <text:p text:style-name="P1294">dates :</text:p>
                  <text:list>
                    <text:list-item>
                      <text:p text:style-name="P1295">نوع :‌ <text:span text:style-name="T617">1 به n </text:span></text:p>
                    </text:list-item>
                    <text:list-item>
                      <text:p text:style-name="P1295">توضیحات :‌<text:span text:style-name="T619">هر یک Job_information دارای چندین date در جدول dates است و هر یک date در جدول </text:span><text:span text:style-name="T620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0737546966373" text:continue-numbering="true" text:style-name="L28">
        <text:list-item>
          <text:list>
            <text:list-item>
              <text:list>
                <text:list-item>
                  <text:p text:style-name="P1294">users :</text:p>
                  <text:list>
                    <text:list-item>
                      <text:p text:style-name="P1295">نوع :‌<text:span text:style-name="T618">1 به n </text:span></text:p>
                    </text:list-item>
                    <text:list-item>
                      <text:p text:style-name="P1295">توضیحات :‌ <text:span text:style-name="T621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list xml:id="list160736963663339" text:continue-numbering="true" text:style-name="L28">
        <text:list-item>
          <text:list>
            <text:list-item>
              <text:list>
                <text:list-item>
                  <text:p text:style-name="P1301">app_settings :</text:p>
                  <text:list>
                    <text:list-item>
                      <text:p text:style-name="P1296">نوع :‌<text:span text:style-name="T622">1 به n</text:span></text:p>
                    </text:list-item>
                    <text:list-item>
                      <text:p text:style-name="P1296">توضیحات :‌ <text:span text:style-name="T622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60737005670264" text:continue-numbering="true" text:style-name="L28">
        <text:list-item>
          <text:list>
            <text:list-item>
              <text:list>
                <text:list-item>
                  <text:p text:style-name="P1302">media :</text:p>
                  <text:list>
                    <text:list-item>
                      <text:p text:style-name="P1297">نوع :‌ <text:span text:style-name="T623">1 به 1 </text:span></text:p>
                    </text:list-item>
                    <text:list-item>
                      <text:p text:style-name="P1297">توضیحات :‌ <text:span text:style-name="T624">هر یک </text:span><text:span text:style-name="T625">job_information دارای یک رکورد در جدول media است و هر رکورد از جدول media </text:span><text:span text:style-name="T626">میتواند متعلق به یک </text:span><text:span text:style-name="T627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p text:style-name="P111"/>
      <text:p text:style-name="P111"/>
      <text:list xml:id="list160736962060568" text:continue-numbering="true" text:style-name="L28">
        <text:list-item>
          <text:list>
            <text:list-item>
              <text:list>
                <text:list-item>
                  <text:p text:style-name="P1081"><text:soft-page-break/><text:span text:style-name="T596">job_information_</text:span><text:span text:style-name="T597">translations</text:span><text:span text:style-name="T596"> : </text:span></text:p>
                  <text:list>
                    <text:list-item>
                      <text:p text:style-name="P1298">نوع :‌<text:span text:style-name="T628">1 به n </text:span></text:p>
                    </text:list-item>
                    <text:list-item>
                      <text:p text:style-name="P1299">توضیحات :‌ <text:span text:style-name="T629">هر یک </text:span><text:span text:style-name="T630">job_information دارای </text:span><text:span text:style-name="T631">چندین translate است </text:span><text:span text:style-name="T632">و هر یک translate درون جدول </text:span><text:span text:style-name="T596">job_information_</text:span><text:span text:style-name="T597">translations </text:span><text:span text:style-name="T633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p text:style-name="P108"/>
      <text:list xml:id="list160738855507401" text:continue-numbering="true" text:style-name="L28">
        <text:list-item>
          <text:p text:style-name="P1598">job_information_trans<text:span text:style-name="T598">lations : </text:span><text:span text:style-name="T600">در این جدول متن های ترجمه </text:span><text:span text:style-name="T601">شده </text:span><text:span text:style-name="T603">ا</text:span><text:span text:style-name="T601">ی </text:span><text:span text:style-name="T602">که برای هر یک job_information ایجاد شده </text:span><text:span text:style-name="T604">را ذخیره میکند !!!<text:tab/></text:span></text:p>
        </text:list-item>
      </text:list>
      <text:p text:style-name="P113"/>
      <text:list xml:id="list160737522601577" text:continue-numbering="true" text:style-name="L28">
        <text:list-item>
          <text:list>
            <text:list-item>
              <text:p text:style-name="P1303">ستون ها </text:p>
            </text:list-item>
          </text:list>
        </text:list-item>
      </text:list>
      <text:p text:style-name="P114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452639295952">
          <table:table-cell table:style-name="Table28.A1" office:value-type="string">
            <text:p text:style-name="P368">Name</text:p>
          </table:table-cell>
          <table:table-cell table:style-name="Table28.A1" office:value-type="string">
            <text:p text:style-name="P368">Data Type</text:p>
          </table:table-cell>
          <table:table-cell table:style-name="Table28.A1" office:value-type="string">
            <text:p text:style-name="P368">Attributes</text:p>
          </table:table-cell>
          <table:table-cell table:style-name="Table28.D1" office:value-type="string">
            <text:p text:style-name="P368">Comment</text:p>
          </table:table-cell>
        </table:table-row>
        <table:table-row table:style-name="TableLine94452639376016">
          <table:table-cell table:style-name="Table28.A2" office:value-type="string">
            <text:p text:style-name="P714">id</text:p>
          </table:table-cell>
          <table:table-cell table:style-name="Table28.A2" office:value-type="string">
            <text:p text:style-name="P718">Big int</text:p>
          </table:table-cell>
          <table:table-cell table:style-name="Table28.A2" office:value-type="string">
            <text:p text:style-name="P723">Unsigned , <text:span text:style-name="T607">not null , unique , </text:span><text:span text:style-name="T608">index , primary key , </text:span></text:p>
            <text:p text:style-name="P729">auto increment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452639378288">
          <table:table-cell table:style-name="Table28.A2" office:value-type="string">
            <text:p text:style-name="P715">title</text:p>
          </table:table-cell>
          <table:table-cell table:style-name="Table28.A2" office:value-type="string">
            <text:p text:style-name="P350"><text:span text:style-name="T605">varchar(</text:span><text:span text:style-name="T612">50</text:span><text:span text:style-name="T605">)</text:span></text:p>
          </table:table-cell>
          <table:table-cell table:style-name="Table28.A2" office:value-type="string">
            <text:p text:style-name="P724">Not null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452639379200">
          <table:table-cell table:style-name="Table28.A2" office:value-type="string">
            <text:p text:style-name="P715">caption</text:p>
          </table:table-cell>
          <table:table-cell table:style-name="Table28.A2" office:value-type="string">
            <text:p text:style-name="P719">varchar(400)</text:p>
          </table:table-cell>
          <table:table-cell table:style-name="Table28.A2" office:value-type="string">
            <text:p text:style-name="P724">Not null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452639380160">
          <table:table-cell table:style-name="Table28.A2" office:value-type="string">
            <text:p text:style-name="P716">job_information_id</text:p>
          </table:table-cell>
          <table:table-cell table:style-name="Table28.A2" office:value-type="string">
            <text:p text:style-name="P720">Big int</text:p>
          </table:table-cell>
          <table:table-cell table:style-name="Table28.A2" office:value-type="string">
            <text:p text:style-name="P722">Unsigned , <text:span text:style-name="T613">not null ,</text:span></text:p>
            <text:p text:style-name="P725">foreign key → job_informations(<text:span text:style-name="T614">id</text:span>)</text:p>
            <text:p text:style-name="P725"/>
            <text:p text:style-name="P726">on Delete → (<text:span text:style-name="T615">cascade</text:span>)</text:p>
            <text:p text:style-name="P726">on Update → (<text:span text:style-name="T616">cascade</text:span>)</text:p>
          </table:table-cell>
          <table:table-cell table:style-name="Table28.D2" office:value-type="string">
            <text:p text:style-name="P329"/>
          </table:table-cell>
        </table:table-row>
        <table:table-row table:style-name="TableLine94452639381344">
          <table:table-cell table:style-name="Table28.A2" office:value-type="string">
            <text:p text:style-name="P717">language_id</text:p>
          </table:table-cell>
          <table:table-cell table:style-name="Table28.A2" office:value-type="string">
            <text:p text:style-name="P721">Big int</text:p>
          </table:table-cell>
          <table:table-cell table:style-name="Table28.A2" office:value-type="string">
            <text:p text:style-name="P722">Unsigned , <text:span text:style-name="T606">not null , </text:span></text:p>
            <text:p text:style-name="P728">foreign key → </text:p>
            <text:p text:style-name="P728"/>
            <text:p text:style-name="P728">languages (id)</text:p>
            <text:p text:style-name="P728"/>
            <text:p text:style-name="P727">on Delete → (<text:span text:style-name="T615">cascade</text:span>)</text:p>
            <text:p text:style-name="P727">on Update → (<text:span text:style-name="T616">cascade</text:span>)</text:p>
          </table:table-cell>
          <table:table-cell table:style-name="Table28.D2" office:value-type="string">
            <text:p text:style-name="P329"/>
          </table:table-cell>
        </table:table-row>
      </table:table>
      <text:p text:style-name="P284"/>
      <text:list xml:id="list890348374" text:style-name="L29">
        <text:list-item>
          <text:list>
            <text:list-item>
              <text:p text:style-name="P1304">ارتباطات :‌</text:p>
              <text:list>
                <text:list-item>
                  <text:p text:style-name="P1305">job_informations : </text:p>
                  <text:list>
                    <text:list-item>
                      <text:p text:style-name="P1300">نوع :‌<text:span text:style-name="T628">1 به n </text:span></text:p>
                    </text:list-item>
                    <text:list-item>
                      <text:p text:style-name="P1300">توضیحات :‌ <text:span text:style-name="T629">هر یک </text:span><text:span text:style-name="T630">job_information دارای </text:span><text:span text:style-name="T631">چندین translate است </text:span><text:span text:style-name="T632">و هر یک translate درون جدول </text:span><text:span text:style-name="T596">job_information_</text:span><text:span text:style-name="T597">translations </text:span><text:span text:style-name="T633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60738907122333" text:continue-numbering="true" text:style-name="L29">
        <text:list-item>
          <text:list>
            <text:list-item>
              <text:list>
                <text:list-item>
                  <text:p text:style-name="P1306">languages : </text:p>
                  <text:list>
                    <text:list-item>
                      <text:p text:style-name="P1307">نوع : <text:span text:style-name="T634">1 به n </text:span></text:p>
                    </text:list-item>
                    <text:list-item>
                      <text:p text:style-name="P1307">توضیحات :‌ <text:span text:style-name="T634">هر یک language دارای چندین translate است </text:span><text:span text:style-name="T635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0737383138357" text:continue-list="list160738654882996" text:style-name="L22">
        <text:list-item>
          <text:p text:style-name="P1585"><text:span text:style-name="T575">developer_informations</text:span><text:span text:style-name="T459"> : </text:span><text:span text:style-name="T396">در این جدول </text:span><text:span text:style-name="T397">اطلاعات</text:span><text:span text:style-name="T460"> فردی </text:span><text:span text:style-name="T576">صاحب cv </text:span><text:span text:style-name="T397"><text:s/>ذخیره میشود !!! </text:span><text:span text:style-name="T421">که در صفحه Index سایت نمایش داده میشود !!!</text:span></text:p>
        </text:list-item>
      </text:list>
      <text:p text:style-name="P74"/>
      <text:list xml:id="list160738326221309" text:continue-numbering="true" text:style-name="L22">
        <text:list-item>
          <text:list>
            <text:list-item>
              <text:p text:style-name="P130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452639413664">
          <table:table-cell table:style-name="Table19.A1" office:value-type="string">
            <text:p text:style-name="P368">Name</text:p>
          </table:table-cell>
          <table:table-cell table:style-name="Table19.A1" office:value-type="string">
            <text:p text:style-name="P368">Data Type</text:p>
          </table:table-cell>
          <table:table-cell table:style-name="Table19.A1" office:value-type="string">
            <text:p text:style-name="P368">Attributes</text:p>
          </table:table-cell>
          <table:table-cell table:style-name="Table19.D1" office:value-type="string">
            <text:p text:style-name="P368">Comment</text:p>
          </table:table-cell>
        </table:table-row>
        <table:table-row table:style-name="TableLine94452639445088">
          <table:table-cell table:style-name="Table19.A2" office:value-type="string">
            <text:p text:style-name="P552">id</text:p>
          </table:table-cell>
          <table:table-cell table:style-name="Table19.A2" office:value-type="string">
            <text:p text:style-name="P550">Big int </text:p>
          </table:table-cell>
          <table:table-cell table:style-name="Table19.A2" office:value-type="string">
            <text:p text:style-name="P547">Unsigned ,index,unique, </text:p>
            <text:p text:style-name="P548">primary key ,<text:span text:style-name="T398">not null ,</text:span></text:p>
            <text:p text:style-name="P549">auto increment </text:p>
          </table:table-cell>
          <table:table-cell table:style-name="Table19.D2" office:value-type="string">
            <text:p text:style-name="P329"/>
          </table:table-cell>
        </table:table-row>
        <table:table-row table:style-name="TableLine94452639447344">
          <table:table-cell table:style-name="Table19.A2" office:value-type="string">
            <text:p text:style-name="P552">status</text:p>
          </table:table-cell>
          <table:table-cell table:style-name="Table19.A2" office:value-type="string">
            <text:p text:style-name="P1010">boolean</text:p>
          </table:table-cell>
          <table:table-cell table:style-name="Table19.A2" office:value-type="string">
            <text:p text:style-name="P546">Not null , default ‘0’</text:p>
          </table:table-cell>
          <table:table-cell table:style-name="Table19.D2" office:value-type="string">
            <text:p text:style-name="P329"/>
          </table:table-cell>
        </table:table-row>
        <table:table-row table:style-name="TableLine94452639448256">
          <table:table-cell table:style-name="Table19.A2" office:value-type="string">
            <text:p text:style-name="P552">app_setting_id</text:p>
          </table:table-cell>
          <table:table-cell table:style-name="Table19.A2" office:value-type="string">
            <text:p text:style-name="P551">Big int </text:p>
          </table:table-cell>
          <table:table-cell table:style-name="Table19.A2" office:value-type="string">
            <text:p text:style-name="P347"><text:span text:style-name="T594">Nullable </text:span><text:span text:style-name="T595">, </text:span></text:p>
            <text:p text:style-name="P553">unsigned</text:p>
            <text:p text:style-name="P661">foreign key → app_settings(id)</text:p>
            <text:p text:style-name="P413"/>
            <text:p text:style-name="P345"><text:span text:style-name="T523">on Delete → (</text:span><text:span text:style-name="T527">set null</text:span><text:span text:style-name="T523">)</text:span></text:p>
            <text:p text:style-name="P649"/>
            <text:p text:style-name="P649">on <text:span text:style-name="T524">Update</text:span> → (<text:span text:style-name="T524">cascade</text:span>)</text:p>
          </table:table-cell>
          <table:table-cell table:style-name="Table19.D2" office:value-type="string">
            <text:p text:style-name="P329"/>
          </table:table-cell>
        </table:table-row>
      </table:table>
      <text:p text:style-name="P273"/>
      <text:p text:style-name="P273"/>
      <text:list xml:id="list999846006" text:style-name="L30">
        <text:list-item>
          <text:p text:style-name="P1309">ارتباطات :‌</text:p>
          <text:list>
            <text:list-item>
              <text:p text:style-name="P1310">dates : </text:p>
              <text:list>
                <text:list-item>
                  <text:p text:style-name="P1310">نوع : <text:span text:style-name="T422">1 به n </text:span></text:p>
                </text:list-item>
                <text:list-item>
                  <text:p text:style-name="P1311">توضیحات : <text:span text:style-name="T424">هر یک </text:span><text:span text:style-name="T425">رکورد از جدول </text:span><text:span text:style-name="T575">developer_informations</text:span><text:span text:style-name="T424"> میتواند دارای چندین </text:span><text:span text:style-name="T426">رکورد </text:span><text:span text:style-name="T424"><text:s text:c="2"/>درون جدول dates</text:span><text:span text:style-name="T427"> </text:span><text:span text:style-name="T424"><text:s/>باشد </text:span><text:span text:style-name="T428">، و هر یک از رکورد های dates میتواند متعلق به یک رکورد از جدول </text:span><text:span text:style-name="T575">developer_informations</text:span><text:span text:style-name="T428"> باشد </text:span></text:p>
                </text:list-item>
              </text:list>
            </text:list-item>
          </text:list>
        </text:list-item>
      </text:list>
      <text:p text:style-name="P78"/>
      <text:list xml:id="list160738902329282" text:continue-numbering="true" text:style-name="L30">
        <text:list-item>
          <text:list>
            <text:list-item>
              <text:p text:style-name="P1312">users : </text:p>
              <text:list>
                <text:list-item>
                  <text:p text:style-name="P1313">نوع : <text:span text:style-name="T429">1 به n </text:span></text:p>
                </text:list-item>
                <text:list-item>
                  <text:p text:style-name="P1314">توضیحات : <text:span text:style-name="T430">هر یک کاربر میتواند چندین رکورد در </text:span><text:span text:style-name="T431">جدول </text:span><text:span text:style-name="T575">developer_informations</text:span><text:span text:style-name="T431"> داشته باشد و هر یک رکورد از جدول </text:span><text:span text:style-name="T575">developer_informations</text:span><text:span text:style-name="T431"> فقط برای یک کاربر است !!!</text:span><text:span text:style-name="T432">(این رابطه توسط جدول </text:span><text:span text:style-name="T433">dates برقرار میشود </text:span><text:span text:style-name="T432">)</text:span></text:p>
                </text:list-item>
              </text:list>
            </text:list-item>
          </text:list>
        </text:list-item>
      </text:list>
      <text:p text:style-name="P79"/>
      <text:list xml:id="list160737701313159" text:continue-numbering="true" text:style-name="L30">
        <text:list-item>
          <text:list>
            <text:list-item>
              <text:p text:style-name="P1315">app_settings : </text:p>
              <text:list>
                <text:list-item>
                  <text:p text:style-name="P1316">نوع : <text:span text:style-name="T434">1 به n</text:span></text:p>
                </text:list-item>
                <text:list-item>
                  <text:p text:style-name="P1317">توضیحات :‌ <text:span text:style-name="T435">هر یک </text:span><text:span text:style-name="T436">APP_SETTING </text:span><text:span text:style-name="T437">میتواند دارای چندین</text:span><text:span text:style-name="T575">developer_information</text:span><text:span text:style-name="T437"> باشد </text:span><text:span text:style-name="T438">و هر یک </text:span><text:span text:style-name="T575">developer_information</text:span><text:span text:style-name="T438"> متعلق به یک APP_SETTING است !!</text:span></text:p>
                </text:list-item>
              </text:list>
            </text:list-item>
          </text:list>
        </text:list-item>
      </text:list>
      <text:p text:style-name="P106"/>
      <text:p text:style-name="P106"/>
      <text:list xml:id="list160737852446682" text:continue-numbering="true" text:style-name="L30">
        <text:list-item>
          <text:list>
            <text:list-item>
              <text:p text:style-name="P1318"><text:soft-page-break/>media : </text:p>
              <text:list>
                <text:list-item>
                  <text:p text:style-name="P1319">نوع :‌<text:span text:style-name="T440">1 به <text:s/>1</text:span></text:p>
                </text:list-item>
                <text:list-item>
                  <text:p text:style-name="P1082"><text:span text:style-name="T439">توضیحات :‌ </text:span><text:span text:style-name="T441">هر یک </text:span><text:span text:style-name="T575">developer_informations</text:span><text:span text:style-name="T441"> دارای یک رکورد در جدول media است !! </text:span><text:span text:style-name="T442">و هر یک رکورد از جدول media میتواند </text:span><text:span text:style-name="T444">متعلق به</text:span><text:span text:style-name="T442"> </text:span><text:span text:style-name="T443">یک رکورد در جدول </text:span><text:span text:style-name="T575">developer_informations</text:span><text:span text:style-name="T443"> </text:span><text:span text:style-name="T578">است </text:span><text:span text:style-name="T443"><text:s/>!!!</text:span></text:p>
                </text:list-item>
              </text:list>
            </text:list-item>
          </text:list>
        </text:list-item>
      </text:list>
      <text:p text:style-name="P8"/>
      <text:list xml:id="list160738049399849" text:continue-numbering="true" text:style-name="L30">
        <text:list-item>
          <text:list>
            <text:list-item>
              <text:p text:style-name="P1083"><text:span text:style-name="T575">developer_informations_</text:span><text:span text:style-name="T577">translations</text:span><text:span text:style-name="T452"> </text:span><text:span text:style-name="T461"><text:s/>: </text:span></text:p>
              <text:list>
                <text:list-item>
                  <text:p text:style-name="P1320">نوع : <text:span text:style-name="T450">1 به n </text:span></text:p>
                </text:list-item>
                <text:list-item>
                  <text:p text:style-name="P1321">توضیحات : <text:span text:style-name="T451">هر یک رکورد از جدول </text:span><text:span text:style-name="T575">developer_informations</text:span><text:span text:style-name="T451"> دارای چندین </text:span><text:span text:style-name="T452">translate است و هر یک از رکورد در جدول <text:s/></text:span><text:span text:style-name="T575">developer_informations_</text:span><text:span text:style-name="T577">translations</text:span><text:span text:style-name="T452"> </text:span><text:span text:style-name="T453">متعلق به یک رکور از جدول </text:span><text:span text:style-name="T451"><text:s/></text:span><text:span text:style-name="T575">developer_informations</text:span><text:span text:style-name="T451"> <text:s/></text:span><text:span text:style-name="T454">است !!!</text:span></text:p>
                </text:list-item>
              </text:list>
            </text:list-item>
          </text:list>
        </text:list-item>
      </text:list>
      <text:p text:style-name="P8"/>
      <text:list xml:id="list160737803814437" text:continue-list="list160738326221309" text:style-name="L22">
        <text:list-item>
          <text:p text:style-name="P1586"><text:span text:style-name="T579">developer_information_translations</text:span><text:span text:style-name="T580"> : </text:span><text:span text:style-name="T445">این جدول متن های </text:span><text:span text:style-name="T579">developer_information</text:span><text:span text:style-name="T581">s</text:span><text:span text:style-name="T446"> را که </text:span><text:span text:style-name="T447">برای یک زبان خاص ایجاد میشود را ذخیره میکند </text:span></text:p>
        </text:list-item>
      </text:list>
      <text:p text:style-name="P81"/>
      <text:list xml:id="list160737327187158" text:continue-numbering="true" text:style-name="L22">
        <text:list-item>
          <text:list>
            <text:list-item>
              <text:p text:style-name="P132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452639493104">
          <table:table-cell table:style-name="Table20.A1" office:value-type="string">
            <text:p text:style-name="P368">Name</text:p>
          </table:table-cell>
          <table:table-cell table:style-name="Table20.A1" office:value-type="string">
            <text:p text:style-name="P368">Data Type</text:p>
          </table:table-cell>
          <table:table-cell table:style-name="Table20.A1" office:value-type="string">
            <text:p text:style-name="P368">Attributes</text:p>
          </table:table-cell>
          <table:table-cell table:style-name="Table20.D1" office:value-type="string">
            <text:p text:style-name="P368">Comment</text:p>
          </table:table-cell>
        </table:table-row>
        <table:table-row table:style-name="TableLine94452639572576">
          <table:table-cell table:style-name="Table20.A2" office:value-type="string">
            <text:p text:style-name="P554">Id</text:p>
          </table:table-cell>
          <table:table-cell table:style-name="Table20.A2" office:value-type="string">
            <text:p text:style-name="P555">Big int </text:p>
          </table:table-cell>
          <table:table-cell table:style-name="Table20.A2" office:value-type="string">
            <text:p text:style-name="P559">Unsigned ,</text:p>
            <text:p text:style-name="P559"><text:s/>not null ,index,</text:p>
            <text:p text:style-name="P560">unique , </text:p>
            <text:p text:style-name="P566">auto increment ,</text:p>
            <text:p text:style-name="P561">primary key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452639574640">
          <table:table-cell table:style-name="Table20.A2" office:value-type="string">
            <text:p text:style-name="P554">title</text:p>
          </table:table-cell>
          <table:table-cell table:style-name="Table20.A2" office:value-type="string">
            <text:p text:style-name="P336"><text:span text:style-name="T455">varchar(</text:span><text:span text:style-name="T609">50</text:span><text:span text:style-name="T455">)</text:span></text:p>
          </table:table-cell>
          <table:table-cell table:style-name="Table20.A2" office:value-type="string">
            <text:p text:style-name="P562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452639575552">
          <table:table-cell table:style-name="Table20.A2" office:value-type="string">
            <text:p text:style-name="P554">caption</text:p>
          </table:table-cell>
          <table:table-cell table:style-name="Table20.A2" office:value-type="string">
            <text:p text:style-name="P556">varchar(400)</text:p>
          </table:table-cell>
          <table:table-cell table:style-name="Table20.A2" office:value-type="string">
            <text:p text:style-name="P563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452639576512">
          <table:table-cell table:style-name="Table20.A2" office:value-type="string">
            <text:p text:style-name="P705">location</text:p>
          </table:table-cell>
          <table:table-cell table:style-name="Table20.A2" office:value-type="string">
            <text:p text:style-name="P349"><text:span text:style-name="T611">varchar(</text:span><text:span text:style-name="T610">30</text:span><text:span text:style-name="T611">)</text:span></text:p>
          </table:table-cell>
          <table:table-cell table:style-name="Table20.A2" office:value-type="string">
            <text:p text:style-name="P706">Not null 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452639577424">
          <table:table-cell table:style-name="Table20.A2" office:value-type="string">
            <text:p text:style-name="P703">Developer_</text:p>
            <text:p text:style-name="P703">information_id</text:p>
          </table:table-cell>
          <table:table-cell table:style-name="Table20.A2" office:value-type="string">
            <text:p text:style-name="P557">Big int </text:p>
          </table:table-cell>
          <table:table-cell table:style-name="Table20.A2" office:value-type="string">
            <text:p text:style-name="P564">Unsigned,not null,</text:p>
            <text:p text:style-name="P565">foreign key → </text:p>
            <text:p text:style-name="P565"/>
            <text:p text:style-name="P704">Developer_information<text:span text:style-name="T582">s</text:span><text:span text:style-name="T583">(</text:span><text:span text:style-name="T456">id</text:span><text:span text:style-name="T583">)</text:span></text:p>
            <text:p text:style-name="P414"/>
            <text:p text:style-name="P650">on Delete → (<text:span text:style-name="T524">cascade</text:span>)</text:p>
            <text:p text:style-name="P650"/>
            <text:p text:style-name="P650">on <text:span text:style-name="T524">Update</text:span> → (<text:span text:style-name="T524">cascade</text:span>)</text:p>
          </table:table-cell>
          <table:table-cell table:style-name="Table20.D2" office:value-type="string">
            <text:p text:style-name="P329"/>
          </table:table-cell>
        </table:table-row>
        <table:table-row table:style-name="TableLine94452639578368">
          <table:table-cell table:style-name="Table20.A2" office:value-type="string">
            <text:p text:style-name="P337"><text:span text:style-name="T449">language</text:span><text:span text:style-name="T448">_id</text:span></text:p>
          </table:table-cell>
          <table:table-cell table:style-name="Table20.A2" office:value-type="string">
            <text:p text:style-name="P558">Big int </text:p>
          </table:table-cell>
          <table:table-cell table:style-name="Table20.A2" office:value-type="string">
            <text:p text:style-name="P567">Unsigned , not null ,</text:p>
            <text:p text:style-name="P567">foreign key → languages(id)</text:p>
            <text:p text:style-name="P415"/>
            <text:p text:style-name="P651">on Delete → (<text:span text:style-name="T524">cascade</text:span>)</text:p>
            <text:p text:style-name="P651"/>
            <text:p text:style-name="P651">on <text:span text:style-name="T524">Update</text:span> → (<text:span text:style-name="T524">cascade</text:span>)</text:p>
          </table:table-cell>
          <table:table-cell table:style-name="Table20.D2" office:value-type="string">
            <text:p text:style-name="P329"/>
          </table:table-cell>
        </table:table-row>
      </table:table>
      <text:p text:style-name="P274"/>
      <text:p text:style-name="P274"/>
      <text:list xml:id="list1526478575" text:style-name="L31">
        <text:list-item>
          <text:list>
            <text:list-item>
              <text:p text:style-name="P1325">ارتباطات :‌</text:p>
            </text:list-item>
          </text:list>
        </text:list-item>
      </text:list>
      <text:p text:style-name="P82"/>
      <text:list xml:id="list160737403170261" text:continue-numbering="true" text:style-name="L31">
        <text:list-item>
          <text:list>
            <text:list-item>
              <text:list>
                <text:list-item>
                  <text:p text:style-name="P1084"><text:span text:style-name="T584">developer_informations</text:span><text:span text:style-name="T585"> : </text:span></text:p>
                  <text:list>
                    <text:list-item>
                      <text:p text:style-name="P1322">نوع : <text:span text:style-name="T450">1 به n </text:span></text:p>
                    </text:list-item>
                    <text:list-item>
                      <text:p text:style-name="P1323">توضیحات : <text:span text:style-name="T451">هر یک رکورد از جدول </text:span><text:span text:style-name="T584">developer_informations</text:span><text:span text:style-name="T451"> دارای چندین </text:span><text:span text:style-name="T452">translate است و هر یک از رکورد در جدول </text:span><text:span text:style-name="T579">developer_information_translations</text:span><text:span text:style-name="T452"> </text:span><text:span text:style-name="T453">متعلق به یک رکور از جدول </text:span><text:span text:style-name="T579">developer_information</text:span><text:span text:style-name="T586">s</text:span><text:span text:style-name="T454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p text:style-name="P80"/>
      <text:p text:style-name="P80"/>
      <text:p text:style-name="P80"/>
      <text:p text:style-name="P80"/>
      <text:p text:style-name="P80"/>
      <text:list xml:id="list160738445684674" text:continue-numbering="true" text:style-name="L31">
        <text:list-item>
          <text:list>
            <text:list-item>
              <text:list>
                <text:list-item>
                  <text:p text:style-name="P1326"><text:soft-page-break/>languages: </text:p>
                  <text:list>
                    <text:list-item>
                      <text:p text:style-name="P1327">نوع : <text:span text:style-name="T457">1 به n</text:span></text:p>
                    </text:list-item>
                    <text:list-item>
                      <text:p text:style-name="P1328">توضیحات : <text:span text:style-name="T458">هر یک translate متعلق به یک language است و هر یک language دارای چندین رکورد translate در جدول <text:s/></text:span><text:span text:style-name="T579">developer_information_translations</text:span><text:span text:style-name="T452"> </text:span><text:span text:style-name="T458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99">social_networks : <text:span text:style-name="T462">در این جدو</text:span><text:span text:style-name="T463">ل</text:span><text:span text:style-name="T462"> شبکه های اجتماعی ذخیره میشود !!!</text:span></text:p>
        </text:list-item>
      </text:list>
      <text:p text:style-name="P83"/>
      <text:list xml:id="list160737410671027" text:continue-numbering="true" text:style-name="L31">
        <text:list-item>
          <text:list>
            <text:list-item>
              <text:p text:style-name="P1329">ستون ها :‌</text:p>
            </text:list-item>
          </text:list>
        </text:list-item>
      </text:list>
      <text:p text:style-name="P8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452639620816">
          <table:table-cell table:style-name="Table21.A1" office:value-type="string">
            <text:p text:style-name="P368">Name</text:p>
          </table:table-cell>
          <table:table-cell table:style-name="Table21.A1" office:value-type="string">
            <text:p text:style-name="P368">Data Type</text:p>
          </table:table-cell>
          <table:table-cell table:style-name="Table21.A1" office:value-type="string">
            <text:p text:style-name="P368">Attributes</text:p>
          </table:table-cell>
          <table:table-cell table:style-name="Table21.D1" office:value-type="string">
            <text:p text:style-name="P368">Comment</text:p>
          </table:table-cell>
        </table:table-row>
        <table:table-row table:style-name="TableLine94452639642640">
          <table:table-cell table:style-name="Table21.A2" office:value-type="string">
            <text:p text:style-name="P1012">Id</text:p>
          </table:table-cell>
          <table:table-cell table:style-name="Table21.A2" office:value-type="string">
            <text:p text:style-name="P1012">Big int </text:p>
          </table:table-cell>
          <table:table-cell table:style-name="Table21.A2" office:value-type="string">
            <text:p text:style-name="P1012">Unsigned ,<text:span text:style-name="T465">not null ,</text:span><text:span text:style-name="T466">index ,unique ,</text:span></text:p>
            <text:p text:style-name="P1013">primary key ,<text:span text:style-name="T467">auto increment</text:span></text:p>
          </table:table-cell>
          <table:table-cell table:style-name="Table21.D2" office:value-type="string">
            <text:p text:style-name="P329"/>
          </table:table-cell>
        </table:table-row>
        <table:table-row table:style-name="TableLine94452639644688">
          <table:table-cell table:style-name="Table21.A2" office:value-type="string">
            <text:p text:style-name="P1014">Name</text:p>
          </table:table-cell>
          <table:table-cell table:style-name="Table21.A2" office:value-type="string">
            <text:p text:style-name="P1014">varchar(14)</text:p>
          </table:table-cell>
          <table:table-cell table:style-name="Table21.A2" office:value-type="string">
            <text:p text:style-name="P1011">Not null </text:p>
          </table:table-cell>
          <table:table-cell table:style-name="Table21.D2" office:value-type="string">
            <text:p text:style-name="P329"/>
          </table:table-cell>
        </table:table-row>
      </table:table>
      <text:p text:style-name="P275"/>
      <text:list xml:id="list492593057" text:style-name="L32">
        <text:list-item>
          <text:list>
            <text:list-item>
              <text:p text:style-name="P1330">ارتباطات :‌</text:p>
              <text:list>
                <text:list-item>
                  <text:p text:style-name="P1331">dates : </text:p>
                  <text:list>
                    <text:list-item>
                      <text:p text:style-name="P1332">نوع :‌<text:span text:style-name="T468">1 به n</text:span></text:p>
                    </text:list-item>
                    <text:list-item>
                      <text:p text:style-name="P1332">توضیحات : <text:span text:style-name="T470">هر یک social_network دارای چندین date است در جدول dates و هر یک تاریخ درون جدول dates متعلق به یک </text:span><text:span text:style-name="T471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list xml:id="list160737207247108" text:continue-numbering="true" text:style-name="L32">
        <text:list-item>
          <text:list>
            <text:list-item>
              <text:list>
                <text:list-item>
                  <text:p text:style-name="P1333">users : </text:p>
                  <text:list>
                    <text:list-item>
                      <text:p text:style-name="P1333">نوع : <text:span text:style-name="T472">1 به n</text:span></text:p>
                    </text:list-item>
                    <text:list-item>
                      <text:p text:style-name="P1334">توضیحات : <text:span text:style-name="T473">هر یک user میتواند چندین social_media ایجاد کند !! و هر یک <text:s/>از social_media متعلق به یک user است !!!</text:span><text:span text:style-name="T432">(این رابطه توسط جدول </text:span><text:span text:style-name="T433">dates برقرار میشود </text:span><text:span text:style-name="T475"><text:s/></text:span><text:span text:style-name="T47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6"/>
      <text:list xml:id="list160737491390522" text:continue-numbering="true" text:style-name="L32">
        <text:list-item>
          <text:list>
            <text:list-item>
              <text:list>
                <text:list-item>
                  <text:p text:style-name="P1335">iconables : </text:p>
                  <text:list>
                    <text:list-item>
                      <text:p text:style-name="P1336">نوع : <text:span text:style-name="T469">1 به 1 </text:span></text:p>
                    </text:list-item>
                    <text:list-item>
                      <text:p text:style-name="P1336">توضیحات : <text:span text:style-name="T476">هر یک social_network دارای یک رکورد در جدول iconables است و هر یک رکورد از جدول iconables میتواند متعلق به یک رکورد از </text:span><text:span text:style-name="T477">جدول</text:span><text:span text:style-name="T476"> social_network</text:span><text:span text:style-name="T478">s</text:span><text:span text:style-name="T476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60737597632421" text:continue-numbering="true" text:style-name="L32">
        <text:list-item>
          <text:p text:style-name="P1600">socialables : <text:span text:style-name="T479">در این جدول social network هایی ک برای object های مختلف </text:span><text:span text:style-name="T480">set میشوند را به همراه url آن ذخیره میکند !!!</text:span></text:p>
        </text:list-item>
      </text:list>
      <text:p text:style-name="P88"/>
      <text:list xml:id="list160738931491542" text:continue-numbering="true" text:style-name="L32">
        <text:list-item>
          <text:list>
            <text:list-item>
              <text:p text:style-name="P133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452639689696">
          <table:table-cell table:style-name="Table22.A1" office:value-type="string">
            <text:p text:style-name="P368">Name</text:p>
          </table:table-cell>
          <table:table-cell table:style-name="Table22.A1" office:value-type="string">
            <text:p text:style-name="P368">Data Type</text:p>
          </table:table-cell>
          <table:table-cell table:style-name="Table22.A1" office:value-type="string">
            <text:p text:style-name="P368">Attributes</text:p>
          </table:table-cell>
          <table:table-cell table:style-name="Table22.D1" office:value-type="string">
            <text:p text:style-name="P368">Comment</text:p>
          </table:table-cell>
        </table:table-row>
        <table:table-row table:style-name="TableLine94452639733952">
          <table:table-cell table:style-name="Table22.A2" office:value-type="string">
            <text:p text:style-name="P568">id</text:p>
          </table:table-cell>
          <table:table-cell table:style-name="Table22.A2" office:value-type="string">
            <text:p text:style-name="P571">Big int </text:p>
          </table:table-cell>
          <table:table-cell table:style-name="Table22.A2" office:value-type="string">
            <text:p text:style-name="P571">Unsigned , <text:span text:style-name="T481">not null ,</text:span></text:p>
            <text:p text:style-name="P575">unique , primary key ,</text:p>
            <text:p text:style-name="P576">autoincrement , <text:span text:style-name="T482">index</text:span>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452639736240">
          <table:table-cell table:style-name="Table22.A2" office:value-type="string">
            <text:p text:style-name="P569">url</text:p>
          </table:table-cell>
          <table:table-cell table:style-name="Table22.A2" office:value-type="string">
            <text:p text:style-name="P338"><text:span text:style-name="T486">varchar(</text:span><text:span text:style-name="T485">128</text:span><text:span text:style-name="T486">)</text:span></text:p>
          </table:table-cell>
          <table:table-cell table:style-name="Table22.A2" office:value-type="string">
            <text:p text:style-name="P577">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452639737152">
          <table:table-cell table:style-name="Table22.A2" office:value-type="string">
            <text:p text:style-name="P569">object_class</text:p>
          </table:table-cell>
          <table:table-cell table:style-name="Table22.A2" office:value-type="string">
            <text:p text:style-name="P572">varchar(255)</text:p>
          </table:table-cell>
          <table:table-cell table:style-name="Table22.A2" office:value-type="string">
            <text:p text:style-name="P578">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Line94452639738112">
          <table:table-cell table:style-name="Table22.A2" office:value-type="string">
            <text:p text:style-name="P569">object_id</text:p>
          </table:table-cell>
          <table:table-cell table:style-name="Table22.A2" office:value-type="string">
            <text:p text:style-name="P573">Big int</text:p>
          </table:table-cell>
          <table:table-cell table:style-name="Table22.A2" office:value-type="string">
            <text:p text:style-name="P578">Unsigned , not null </text:p>
          </table:table-cell>
          <table:table-cell table:style-name="Table22.D2" office:value-type="string">
            <text:p text:style-name="P329"/>
          </table:table-cell>
        </table:table-row>
        <table:table-row table:style-name="Table22.6">
          <table:table-cell table:style-name="Table22.A2" office:value-type="string">
            <text:p text:style-name="P570">social_network_id</text:p>
          </table:table-cell>
          <table:table-cell table:style-name="Table22.A2" office:value-type="string">
            <text:p text:style-name="P574">Big int</text:p>
          </table:table-cell>
          <table:table-cell table:style-name="Table22.A2" office:value-type="string">
            <text:p text:style-name="P579">Unsigned , not null ,</text:p>
            <text:p text:style-name="P663">foreign key → social_networks(id)</text:p>
            <text:p text:style-name="P416"/>
            <text:p text:style-name="P652">on Delete → (<text:span text:style-name="T524">cascade</text:span>)</text:p>
            <text:p text:style-name="P652"/>
            <text:p text:style-name="P652">on <text:span text:style-name="T524">Update</text:span> → (<text:span text:style-name="T524">cascade</text:span>)</text:p>
          </table:table-cell>
          <table:table-cell table:style-name="Table22.D2" office:value-type="string">
            <text:p text:style-name="P329"/>
          </table:table-cell>
        </table:table-row>
        <table:table-row table:style-name="Table22.6">
          <table:table-cell table:style-name="Table22.A2" office:value-type="string">
            <text:p text:style-name="P666">sort</text:p>
          </table:table-cell>
          <table:table-cell table:style-name="Table22.A2" office:value-type="string">
            <text:p text:style-name="P667">tinyInt</text:p>
          </table:table-cell>
          <table:table-cell table:style-name="Table22.A2" office:value-type="string">
            <text:p text:style-name="P668">Unsigned , <text:span text:style-name="T528">nullable</text:span></text:p>
          </table:table-cell>
          <table:table-cell table:style-name="Table22.D2" office:value-type="string">
            <text:p text:style-name="P1015">این ستون ترتیب شبکه های اجتماعی که برای هر موجودیت انتخاب شده را مشخص میکند</text:p>
          </table:table-cell>
        </table:table-row>
      </table:table>
      <text:p text:style-name="P276"/>
      <text:list xml:id="list1892658674" text:style-name="L33">
        <text:list-item>
          <text:list>
            <text:list-item>
              <text:p text:style-name="P1338">ارتباطات :‌</text:p>
              <text:list>
                <text:list-item>
                  <text:p text:style-name="P1339">social_networks : </text:p>
                  <text:list>
                    <text:list-item>
                      <text:p text:style-name="P1340">نوع : <text:span text:style-name="T483">1 بع n </text:span></text:p>
                    </text:list-item>
                    <text:list-item>
                      <text:p text:style-name="P1340">توضیحات : <text:span text:style-name="T484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9"/>
      <text:list xml:id="list160738948673487" text:continue-numbering="true" text:style-name="L33">
        <text:list-item>
          <text:list>
            <text:list-item>
              <text:list>
                <text:list-item>
                  <text:p text:style-name="P1341">app_Settings : </text:p>
                  <text:list>
                    <text:list-item>
                      <text:p text:style-name="P1341">نوع : 1 به n</text:p>
                    </text:list-item>
                    <text:list-item>
                      <text:p text:style-name="P1341">توضیحات :‌ هر یک <text:span text:style-name="T534">رکورد در جدول socialables میتواند متعلق به یک <text:s text:c="2"/></text:span><text:span text:style-name="T535">app_setting </text:span><text:span text:style-name="T536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1">favorits : <text:span text:style-name="T487">این جدول برای ذخیره علایق درست شده که در صفحه index نشان داده میشود . </text:span></text:p>
        </text:list-item>
      </text:list>
      <text:p text:style-name="P89"/>
      <text:list xml:id="list160737874320116" text:continue-numbering="true" text:style-name="L33">
        <text:list-item>
          <text:list>
            <text:list-item>
              <text:p text:style-name="P1342">ستون ها : </text:p>
            </text:list-item>
          </text:list>
        </text:list-item>
      </text:list>
      <text:p text:style-name="P90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452639775968">
          <table:table-cell table:style-name="Table23.A1" office:value-type="string">
            <text:p text:style-name="P368">Name</text:p>
          </table:table-cell>
          <table:table-cell table:style-name="Table23.A1" office:value-type="string">
            <text:p text:style-name="P368">Data Type</text:p>
          </table:table-cell>
          <table:table-cell table:style-name="Table23.A1" office:value-type="string">
            <text:p text:style-name="P368">Attributes</text:p>
          </table:table-cell>
          <table:table-cell table:style-name="Table23.D1" office:value-type="string">
            <text:p text:style-name="P368">Comment</text:p>
          </table:table-cell>
        </table:table-row>
        <table:table-row table:style-name="TableLine94452639806704">
          <table:table-cell table:style-name="Table23.A2" office:value-type="string">
            <text:p text:style-name="P580">id</text:p>
          </table:table-cell>
          <table:table-cell table:style-name="Table23.A2" office:value-type="string">
            <text:p text:style-name="P582">Big int </text:p>
          </table:table-cell>
          <table:table-cell table:style-name="Table23.A2" office:value-type="string">
            <text:p text:style-name="P584">Unsigned , <text:span text:style-name="T490">not null , index,</text:span></text:p>
            <text:p text:style-name="P585">primary key , unique , </text:p>
            <text:p text:style-name="P588">auto increment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452639809264">
          <table:table-cell table:style-name="Table23.A2" office:value-type="string">
            <text:p text:style-name="P581">name</text:p>
          </table:table-cell>
          <table:table-cell table:style-name="Table23.A2" office:value-type="string">
            <text:p text:style-name="P582">Varchar(<text:span text:style-name="T488">48</text:span>)</text:p>
          </table:table-cell>
          <table:table-cell table:style-name="Table23.A2" office:value-type="string">
            <text:p text:style-name="P583">Not null 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452639810176">
          <table:table-cell table:style-name="Table23.A2" office:value-type="string">
            <text:p text:style-name="P581">url</text:p>
          </table:table-cell>
          <table:table-cell table:style-name="Table23.A2" office:value-type="string">
            <text:p text:style-name="P582">varchar(<text:span text:style-name="T489">128</text:span>)</text:p>
          </table:table-cell>
          <table:table-cell table:style-name="Table23.A2" office:value-type="string">
            <text:p text:style-name="P586">Nullable , 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452639811136">
          <table:table-cell table:style-name="Table23.A2" office:value-type="string">
            <text:p text:style-name="P581">status</text:p>
          </table:table-cell>
          <table:table-cell table:style-name="Table23.A2" office:value-type="string">
            <text:p text:style-name="P1016">boolean</text:p>
          </table:table-cell>
          <table:table-cell table:style-name="Table23.A2" office:value-type="string">
            <text:p text:style-name="P587">Not null , <text:span text:style-name="T491">defualt ‘1’</text:span></text:p>
          </table:table-cell>
          <table:table-cell table:style-name="Table23.D2" office:value-type="string">
            <text:p text:style-name="P329"/>
          </table:table-cell>
        </table:table-row>
        <table:table-row table:style-name="TableLine94452639812048">
          <table:table-cell table:style-name="Table23.A2" office:value-type="string">
            <text:p text:style-name="P664">sort</text:p>
          </table:table-cell>
          <table:table-cell table:style-name="Table23.A2" office:value-type="string">
            <text:p text:style-name="P669">TinyInt</text:p>
          </table:table-cell>
          <table:table-cell table:style-name="Table23.A2" office:value-type="string">
            <text:p text:style-name="P589">Nullable , <text:span text:style-name="T529">unsigned</text:span></text:p>
          </table:table-cell>
          <table:table-cell table:style-name="Table23.D2" office:value-type="string">
            <text:p text:style-name="P329"/>
          </table:table-cell>
        </table:table-row>
      </table:table>
      <text:p text:style-name="P277"/>
      <text:list xml:id="list4127469653" text:style-name="L34">
        <text:list-item>
          <text:list>
            <text:list-item>
              <text:p text:style-name="P1343">ارتباطات :</text:p>
              <text:list>
                <text:list-item>
                  <text:p text:style-name="P1344">dates : </text:p>
                  <text:list>
                    <text:list-item>
                      <text:p text:style-name="P1345">نوع :‌<text:span text:style-name="T492">1 به n </text:span></text:p>
                    </text:list-item>
                    <text:list-item>
                      <text:p text:style-name="P1345">توضیحات :‌ <text:span text:style-name="T493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60738335833903" text:continue-numbering="true" text:style-name="L34">
        <text:list-item>
          <text:list>
            <text:list-item>
              <text:list>
                <text:list-item>
                  <text:p text:style-name="P1346">users : </text:p>
                  <text:list>
                    <text:list-item>
                      <text:p text:style-name="P1347">نوع :‌<text:span text:style-name="T495">1 به n</text:span></text:p>
                    </text:list-item>
                    <text:list-item>
                      <text:p text:style-name="P1347">توضیحات :‌ <text:span text:style-name="T497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60737735691941" text:continue-numbering="true" text:style-name="L34">
        <text:list-item>
          <text:list>
            <text:list-item>
              <text:list>
                <text:list-item>
                  <text:p text:style-name="P1348">icon<text:span text:style-name="T494">ables : </text:span></text:p>
                  <text:list>
                    <text:list-item>
                      <text:p text:style-name="P1349">نوع :‌<text:span text:style-name="T496">1 به 1</text:span></text:p>
                    </text:list-item>
                    <text:list-item>
                      <text:p text:style-name="P1349">توضیحات :‌<text:span text:style-name="T498">هر یک favorit دارای یک </text:span><text:span text:style-name="T499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60737510131069" text:continue-numbering="true" text:style-name="L34">
        <text:list-item>
          <text:p text:style-name="P1602">favorit_translations: <text:span text:style-name="T500">در این جدول ترجمه های </text:span><text:span text:style-name="T501">caption یک favorit ذخیره میشود !!!!</text:span></text:p>
        </text:list-item>
      </text:list>
      <text:p text:style-name="P94"/>
      <text:list xml:id="list160738694640533" text:continue-numbering="true" text:style-name="L34">
        <text:list-item>
          <text:list>
            <text:list-item>
              <text:p text:style-name="P1350">ستون ها : </text:p>
            </text:list-item>
          </text:list>
        </text:list-item>
      </text:list>
      <text:p text:style-name="P9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452639830176">
          <table:table-cell table:style-name="Table24.A1" office:value-type="string">
            <text:p text:style-name="P368">Name</text:p>
          </table:table-cell>
          <table:table-cell table:style-name="Table24.A1" office:value-type="string">
            <text:p text:style-name="P368">Data Type</text:p>
          </table:table-cell>
          <table:table-cell table:style-name="Table24.A1" office:value-type="string">
            <text:p text:style-name="P368">Attributes</text:p>
          </table:table-cell>
          <table:table-cell table:style-name="Table24.D1" office:value-type="string">
            <text:p text:style-name="P368">Comment</text:p>
          </table:table-cell>
        </table:table-row>
        <table:table-row table:style-name="TableLine94452639891040">
          <table:table-cell table:style-name="Table24.A2" office:value-type="string">
            <text:p text:style-name="P590">id</text:p>
          </table:table-cell>
          <table:table-cell table:style-name="Table24.A2" office:value-type="string">
            <text:p text:style-name="P594">Big int</text:p>
          </table:table-cell>
          <table:table-cell table:style-name="Table24.A2" office:value-type="string">
            <text:p text:style-name="P597">Unsigned,not null,unique,index</text:p>
            <text:p text:style-name="P598">primary key ,auto increment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452639893216">
          <table:table-cell table:style-name="Table24.A2" office:value-type="string">
            <text:p text:style-name="P591">caption</text:p>
          </table:table-cell>
          <table:table-cell table:style-name="Table24.A2" office:value-type="string">
            <text:p text:style-name="P595">varchar(<text:span text:style-name="T502">164</text:span>)</text:p>
          </table:table-cell>
          <table:table-cell table:style-name="Table24.A2" office:value-type="string">
            <text:p text:style-name="P599">Not null 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452639894128">
          <table:table-cell table:style-name="Table24.A2" office:value-type="string">
            <text:p text:style-name="P592">favorit_id</text:p>
          </table:table-cell>
          <table:table-cell table:style-name="Table24.A2" office:value-type="string">
            <text:p text:style-name="P596">Big int</text:p>
          </table:table-cell>
          <table:table-cell table:style-name="Table24.A2" office:value-type="string">
            <text:p text:style-name="P600">Unsigned , not null , </text:p>
            <text:p text:style-name="P665">foreign key → favorits(id)</text:p>
            <text:p text:style-name="P417"/>
            <text:p text:style-name="P653">on Delete → (<text:span text:style-name="T524">cascade</text:span>)</text:p>
            <text:p text:style-name="P653"/>
            <text:p text:style-name="P653">on <text:span text:style-name="T524">Update</text:span> → (<text:span text:style-name="T524">cascade</text:span>)</text:p>
          </table:table-cell>
          <table:table-cell table:style-name="Table24.D2" office:value-type="string">
            <text:p text:style-name="P329"/>
          </table:table-cell>
        </table:table-row>
        <table:table-row table:style-name="TableLine94452639895088">
          <table:table-cell table:style-name="Table24.A2" office:value-type="string">
            <text:p text:style-name="P593">language_id</text:p>
          </table:table-cell>
          <table:table-cell table:style-name="Table24.A2" office:value-type="string">
            <text:p text:style-name="P596">Big int</text:p>
          </table:table-cell>
          <table:table-cell table:style-name="Table24.A2" office:value-type="string">
            <text:p text:style-name="P601">Unsigned , not null , </text:p>
            <text:p text:style-name="P346"><text:span text:style-name="T503">foreign key → </text:span><text:span text:style-name="T504">languages</text:span><text:span text:style-name="T503">(id)</text:span></text:p>
            <text:p text:style-name="P418"/>
            <text:p text:style-name="P654">on Delete → (<text:span text:style-name="T524">cascade</text:span>)</text:p>
            <text:p text:style-name="P654"/>
            <text:p text:style-name="P654">on <text:span text:style-name="T524">Update</text:span> → (<text:span text:style-name="T524">cascade</text:span>)</text:p>
          </table:table-cell>
          <table:table-cell table:style-name="Table24.D2" office:value-type="string">
            <text:p text:style-name="P329"/>
          </table:table-cell>
        </table:table-row>
      </table:table>
      <text:p text:style-name="P278"/>
      <text:list xml:id="list177166408" text:style-name="L35">
        <text:list-item>
          <text:list>
            <text:list-item>
              <text:p text:style-name="P1351">ارتباطات : </text:p>
              <text:list>
                <text:list-item>
                  <text:p text:style-name="P1351">favorits : </text:p>
                  <text:list>
                    <text:list-item>
                      <text:p text:style-name="P1351">نوع :‌<text:span text:style-name="T505">1 به n</text:span></text:p>
                    </text:list-item>
                    <text:list-item>
                      <text:p text:style-name="P1351">توضیحات : <text:s/><text:span text:style-name="T506">هر یک </text:span><text:span text:style-name="T507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60738851501242" text:continue-numbering="true" text:style-name="L35">
        <text:list-item>
          <text:list>
            <text:list-item>
              <text:list>
                <text:list-item>
                  <text:p text:style-name="P1352">languages : </text:p>
                  <text:list>
                    <text:list-item>
                      <text:p text:style-name="P1353">نوع : <text:span text:style-name="T508">1 به n </text:span></text:p>
                    </text:list-item>
                    <text:list-item>
                      <text:p text:style-name="P1353">توضیحات : <text:span text:style-name="T509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3">services : <text:span text:style-name="T537">در این جدول لیست خدمات من ذخیره میشود که در صفحه اصلی نشان داده میشود !!!</text:span></text:p>
        </text:list-item>
      </text:list>
      <text:p text:style-name="P100"/>
      <text:list xml:id="list160739024954091" text:continue-numbering="true" text:style-name="L35">
        <text:list-item>
          <text:list>
            <text:list-item>
              <text:p text:style-name="P135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452639912528">
          <table:table-cell table:style-name="Table25.A1" office:value-type="string">
            <text:p text:style-name="P368">Name</text:p>
          </table:table-cell>
          <table:table-cell table:style-name="Table25.A1" office:value-type="string">
            <text:p text:style-name="P368">Data Type</text:p>
          </table:table-cell>
          <table:table-cell table:style-name="Table25.A1" office:value-type="string">
            <text:p text:style-name="P368">Attributes</text:p>
          </table:table-cell>
          <table:table-cell table:style-name="Table25.D1" office:value-type="string">
            <text:p text:style-name="P368">Comment</text:p>
          </table:table-cell>
        </table:table-row>
        <table:table-row table:style-name="Table25.2">
          <table:table-cell table:style-name="Table25.A2" office:value-type="string">
            <text:p text:style-name="P673">id</text:p>
          </table:table-cell>
          <table:table-cell table:style-name="Table25.A2" office:value-type="string">
            <text:p text:style-name="P676">Big int</text:p>
          </table:table-cell>
          <table:table-cell table:style-name="Table25.A2" office:value-type="string">
            <text:p text:style-name="P679">Unsigned , <text:span text:style-name="T542">not null ,</text:span><text:span text:style-name="T543">unique ,</text:span></text:p>
            <text:p text:style-name="P681">primary key ,auto increment,</text:p>
            <text:p text:style-name="P682">index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452639963952">
          <table:table-cell table:style-name="Table25.A2" office:value-type="string">
            <text:p text:style-name="P674">status</text:p>
          </table:table-cell>
          <table:table-cell table:style-name="Table25.A2" office:value-type="string">
            <text:p text:style-name="P1017">boolean</text:p>
          </table:table-cell>
          <table:table-cell table:style-name="Table25.A2" office:value-type="string">
            <text:p text:style-name="P683">Not <text:span text:style-name="T545">null , defualt </text:span><text:span text:style-name="T546">0</text:span>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452639964864">
          <table:table-cell table:style-name="Table25.A2" office:value-type="string">
            <text:p text:style-name="P674">sort</text:p>
          </table:table-cell>
          <table:table-cell table:style-name="Table25.A2" office:value-type="string">
            <text:p text:style-name="P677">Tiny Int</text:p>
          </table:table-cell>
          <table:table-cell table:style-name="Table25.A2" office:value-type="string">
            <text:p text:style-name="P680">Unsigned , <text:span text:style-name="T544">nullable</text:span></text:p>
          </table:table-cell>
          <table:table-cell table:style-name="Table25.D2" office:value-type="string">
            <text:p text:style-name="P329"/>
          </table:table-cell>
        </table:table-row>
        <table:table-row table:style-name="TableLine94452639965824">
          <table:table-cell table:style-name="Table25.A2" office:value-type="string">
            <text:p text:style-name="P675">app_setting_id</text:p>
          </table:table-cell>
          <table:table-cell table:style-name="Table25.A2" office:value-type="string">
            <text:p text:style-name="P678">Big int</text:p>
          </table:table-cell>
          <table:table-cell table:style-name="Table25.A2" office:value-type="string">
            <text:p text:style-name="P684">Not null , <text:span text:style-name="T547">unsigned , </text:span></text:p>
            <text:p text:style-name="P685">foreign key → app_settings(id)</text:p>
            <text:p text:style-name="P685"/>
            <text:p text:style-name="P686">on Delete → (<text:span text:style-name="T548">cascade</text:span>)</text:p>
            <text:p text:style-name="P686"/>
            <text:p text:style-name="P686">on Update → (<text:span text:style-name="T548">cascade</text:span>)</text:p>
          </table:table-cell>
          <table:table-cell table:style-name="Table25.D2" office:value-type="string">
            <text:p text:style-name="P329"/>
          </table:table-cell>
        </table:table-row>
      </table:table>
      <text:p text:style-name="P281"/>
      <text:list xml:id="list160738134043527" text:continue-numbering="true" text:style-name="L35">
        <text:list-item>
          <text:list>
            <text:list-item>
              <text:p text:style-name="P1355">ارتباطات :‌</text:p>
              <text:list>
                <text:list-item>
                  <text:p text:style-name="P1356">app_settings : </text:p>
                  <text:list>
                    <text:list-item>
                      <text:p text:style-name="P1357">نوع : <text:span text:style-name="T550">1 به n</text:span></text:p>
                    </text:list-item>
                    <text:list-item>
                      <text:p text:style-name="P1363">توضیحات :‌ <text:span text:style-name="T551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0737617181773" text:continue-numbering="true" text:style-name="L35">
        <text:list-item>
          <text:list>
            <text:list-item>
              <text:list>
                <text:list-item>
                  <text:p text:style-name="P1367">dates : </text:p>
                  <text:list>
                    <text:list-item>
                      <text:p text:style-name="P1358">نوع : <text:span text:style-name="T552">1 به n </text:span></text:p>
                    </text:list-item>
                    <text:list-item>
                      <text:p text:style-name="P1363">توضیحات :‌<text:span text:style-name="T552">هر یک service دارای چندین date است </text:span><text:span text:style-name="T553">و هر یک date در جدول dates </text:span><text:span text:style-name="T554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/>
      <text:list xml:id="list160737295388048" text:continue-numbering="true" text:style-name="L35">
        <text:list-item>
          <text:list>
            <text:list-item>
              <text:list>
                <text:list-item>
                  <text:p text:style-name="P1367">users : </text:p>
                  <text:list>
                    <text:list-item>
                      <text:p text:style-name="P1359">نوع : <text:span text:style-name="T555">1 به n</text:span></text:p>
                    </text:list-item>
                    <text:list-item>
                      <text:p text:style-name="P1364">توضیحات :‌ <text:span text:style-name="T555">هر یک user میتواند چندین </text:span><text:span text:style-name="T556">service بسازد </text:span><text:span text:style-name="T557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/>
      <text:list xml:id="list160737884815746" text:continue-numbering="true" text:style-name="L35">
        <text:list-item>
          <text:list>
            <text:list-item>
              <text:list>
                <text:list-item>
                  <text:p text:style-name="P1367">service_translations : </text:p>
                  <text:list>
                    <text:list-item>
                      <text:p text:style-name="P1360">نوع : <text:span text:style-name="T558">1 به n</text:span></text:p>
                    </text:list-item>
                    <text:list-item>
                      <text:p text:style-name="P1365">توضیحات :‌ <text:span text:style-name="T558">هر یک </text:span><text:span text:style-name="T559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p text:style-name="P104"/>
      <text:p text:style-name="P104"/>
      <text:list xml:id="list160737102081883" text:continue-numbering="true" text:style-name="L35">
        <text:list-item>
          <text:list>
            <text:list-item>
              <text:list>
                <text:list-item>
                  <text:p text:style-name="P1368"><text:soft-page-break/>iconables :</text:p>
                  <text:list>
                    <text:list-item>
                      <text:p text:style-name="P1361">نوع : <text:span text:style-name="T560">1 به 1 </text:span></text:p>
                    </text:list-item>
                  </text:list>
                </text:list-item>
                <text:list-item>
                  <text:p text:style-name="P1368"><text:span text:style-name="T549">توضیحات </text:span>: <text:span text:style-name="T561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1"/>
      <text:list xml:id="list160737684083598" text:continue-numbering="true" text:style-name="L35">
        <text:list-item>
          <text:p text:style-name="P1587"><text:span text:style-name="T538">service_translations : در این جدول </text:span><text:span text:style-name="T541">ترجمه متن های</text:span><text:span text:style-name="T539"> </text:span><text:span text:style-name="T540">یک service را ذخیره میکنیم </text:span></text:p>
        </text:list-item>
      </text:list>
      <text:p text:style-name="P12"/>
      <text:list xml:id="list160737266661200" text:continue-numbering="true" text:style-name="L35">
        <text:list-item>
          <text:list>
            <text:list-item>
              <text:p text:style-name="P136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452640020992">
          <table:table-cell table:style-name="Table26.A1" office:value-type="string">
            <text:p text:style-name="P368">Name</text:p>
          </table:table-cell>
          <table:table-cell table:style-name="Table26.A1" office:value-type="string">
            <text:p text:style-name="P368">Data Type</text:p>
          </table:table-cell>
          <table:table-cell table:style-name="Table26.A1" office:value-type="string">
            <text:p text:style-name="P368">Attributes</text:p>
          </table:table-cell>
          <table:table-cell table:style-name="Table26.D1" office:value-type="string">
            <text:p text:style-name="P368">Comment</text:p>
          </table:table-cell>
        </table:table-row>
        <table:table-row table:style-name="TableLine94452640045264">
          <table:table-cell table:style-name="Table26.A2" office:value-type="string">
            <text:p text:style-name="P687">id</text:p>
          </table:table-cell>
          <table:table-cell table:style-name="Table26.A2" office:value-type="string">
            <text:p text:style-name="P688">Big int</text:p>
          </table:table-cell>
          <table:table-cell table:style-name="Table26.A2" office:value-type="string">
            <text:p text:style-name="P693">Unsigned , index , <text:span text:style-name="T563">unique , </text:span><text:span text:style-name="T564">primary key , </text:span><text:span text:style-name="T565">auto increment ,</text:span></text:p>
            <text:p text:style-name="P694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452640046960">
          <table:table-cell table:style-name="Table26.A2" office:value-type="string">
            <text:p text:style-name="P687">title</text:p>
          </table:table-cell>
          <table:table-cell table:style-name="Table26.A2" office:value-type="string">
            <text:p text:style-name="P689">varchar(64)</text:p>
          </table:table-cell>
          <table:table-cell table:style-name="Table26.A2" office:value-type="string">
            <text:p text:style-name="P695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452640047872">
          <table:table-cell table:style-name="Table26.A2" office:value-type="string">
            <text:p text:style-name="P687">content</text:p>
          </table:table-cell>
          <table:table-cell table:style-name="Table26.A2" office:value-type="string">
            <text:p text:style-name="P690">varchar(<text:span text:style-name="T562">400</text:span>)</text:p>
          </table:table-cell>
          <table:table-cell table:style-name="Table26.A2" office:value-type="string">
            <text:p text:style-name="P696">Not null 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452640048832">
          <table:table-cell table:style-name="Table26.A2" office:value-type="string">
            <text:p text:style-name="P687">service_id</text:p>
          </table:table-cell>
          <table:table-cell table:style-name="Table26.A2" office:value-type="string">
            <text:p text:style-name="P691">Big int </text:p>
          </table:table-cell>
          <table:table-cell table:style-name="Table26.A2" office:value-type="string">
            <text:p text:style-name="P697">Not null , <text:span text:style-name="T567">unsigned ,</text:span></text:p>
            <text:p text:style-name="P702">foreign key → servicers (id) ,</text:p>
            <text:p text:style-name="P697"/>
            <text:p text:style-name="P698">on Delete → (cascade) ,</text:p>
            <text:p text:style-name="P699">on Update → <text:span text:style-name="T566">(cascade) ,</text:span></text:p>
          </table:table-cell>
          <table:table-cell table:style-name="Table26.D2" office:value-type="string">
            <text:p text:style-name="P329"/>
          </table:table-cell>
        </table:table-row>
        <table:table-row table:style-name="TableLine94452640050016">
          <table:table-cell table:style-name="Table26.A2" office:value-type="string">
            <text:p text:style-name="P687">language_id</text:p>
          </table:table-cell>
          <table:table-cell table:style-name="Table26.A2" office:value-type="string">
            <text:p text:style-name="P692">Big int </text:p>
          </table:table-cell>
          <table:table-cell table:style-name="Table26.A2" office:value-type="string">
            <text:p text:style-name="P700">Not null , unsigned , </text:p>
            <text:p text:style-name="P700"><text:span text:style-name="T568">foreign key →</text:span><text:span text:style-name="T569"> </text:span><text:span text:style-name="T570">languages(id)</text:span></text:p>
            <text:p text:style-name="P700"/>
            <text:p text:style-name="P701">on Delete → (<text:span text:style-name="T571">cascade</text:span>)</text:p>
            <text:p text:style-name="P701">on Update → (<text:span text:style-name="T572">cascade</text:span>)</text:p>
          </table:table-cell>
          <table:table-cell table:style-name="Table26.D2" office:value-type="string">
            <text:p text:style-name="P329"/>
          </table:table-cell>
        </table:table-row>
      </table:table>
      <text:p text:style-name="P282"/>
      <text:list xml:id="list160737644735053" text:continue-numbering="true" text:style-name="L35">
        <text:list-item>
          <text:list>
            <text:list-item>
              <text:p text:style-name="P1370">ارتباطات :‌</text:p>
              <text:list>
                <text:list-item>
                  <text:p text:style-name="P1370">services : </text:p>
                  <text:list>
                    <text:list-item>
                      <text:p text:style-name="P1362">نوع : <text:span text:style-name="T558">1 به n</text:span></text:p>
                    </text:list-item>
                    <text:list-item>
                      <text:p text:style-name="P1366">توضیحات :‌ <text:span text:style-name="T558">هر یک </text:span><text:span text:style-name="T559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60738766615925" text:continue-numbering="true" text:style-name="L35">
        <text:list-item>
          <text:list>
            <text:list-item>
              <text:list>
                <text:list-item>
                  <text:p text:style-name="P1371">languages : </text:p>
                  <text:list>
                    <text:list-item>
                      <text:p text:style-name="P1372">نوع :‌<text:span text:style-name="T573">1 به n </text:span></text:p>
                    </text:list-item>
                    <text:list-item>
                      <text:p text:style-name="P1372">توضیحات : <text:s/><text:span text:style-name="T574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4">skill_groups : <text:span text:style-name="T636">در این جدول skill group ها ذخیره م</text:span><text:span text:style-name="T637">یشود !!!</text:span></text:p>
        </text:list-item>
      </text:list>
      <text:p text:style-name="P116"/>
      <text:list xml:id="list160738418676571" text:continue-numbering="true" text:style-name="L35">
        <text:list-item>
          <text:list>
            <text:list-item>
              <text:p text:style-name="P1373">ستون ها : </text:p>
            </text:list-item>
          </text:list>
        </text:list-item>
      </text:list>
      <text:p text:style-name="P117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452640074064">
          <table:table-cell table:style-name="Table29.A1" office:value-type="string">
            <text:p text:style-name="P368">Name</text:p>
          </table:table-cell>
          <table:table-cell table:style-name="Table29.A1" office:value-type="string">
            <text:p text:style-name="P368">Data Type</text:p>
          </table:table-cell>
          <table:table-cell table:style-name="Table29.A1" office:value-type="string">
            <text:p text:style-name="P368">Attributes</text:p>
          </table:table-cell>
          <table:table-cell table:style-name="Table29.D1" office:value-type="string">
            <text:p text:style-name="P368">Comment</text:p>
          </table:table-cell>
        </table:table-row>
        <table:table-row table:style-name="TableLine94452640112128">
          <table:table-cell table:style-name="Table29.A2" office:value-type="string">
            <text:p text:style-name="P730">Id</text:p>
          </table:table-cell>
          <table:table-cell table:style-name="Table29.A2" office:value-type="string">
            <text:p text:style-name="P730">Big int</text:p>
          </table:table-cell>
          <table:table-cell table:style-name="Table29.A2" office:value-type="string">
            <text:p text:style-name="P738">Unsigned , not null ,<text:span text:style-name="T641">index,</text:span></text:p>
            <text:p text:style-name="P739">unique ,<text:span text:style-name="T642">primary key ,</text:span></text:p>
            <text:p text:style-name="P742"><text:s/>auto increment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452640114688">
          <table:table-cell table:style-name="Table29.A2" office:value-type="string">
            <text:p text:style-name="P731">name</text:p>
          </table:table-cell>
          <table:table-cell table:style-name="Table29.A2" office:value-type="string">
            <text:p text:style-name="P731">varchar(<text:span text:style-name="T638">50</text:span>)</text:p>
          </table:table-cell>
          <table:table-cell table:style-name="Table29.A2" office:value-type="string">
            <text:p text:style-name="P740">Not null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452640115600">
          <table:table-cell table:style-name="Table29.A2" office:value-type="string">
            <text:p text:style-name="P351"><text:span text:style-name="T639">p</text:span><text:span text:style-name="T640">ercent</text:span></text:p>
          </table:table-cell>
          <table:table-cell table:style-name="Table29.A2" office:value-type="string">
            <text:p text:style-name="P736">Tiny Int</text:p>
          </table:table-cell>
          <table:table-cell table:style-name="Table29.A2" office:value-type="string">
            <text:p text:style-name="P737">Unsigned , not null ,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452640116560">
          <table:table-cell table:style-name="Table29.A2" office:value-type="string">
            <text:p text:style-name="P732">status</text:p>
          </table:table-cell>
          <table:table-cell table:style-name="Table29.A2" office:value-type="string">
            <text:p text:style-name="P1018">boolean</text:p>
          </table:table-cell>
          <table:table-cell table:style-name="Table29.A2" office:value-type="string">
            <text:p text:style-name="P741">Not null defualt ‘<text:span text:style-name="T643">1</text:span>’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452640117472">
          <table:table-cell table:style-name="Table29.A2" office:value-type="string">
            <text:p text:style-name="P733">sort</text:p>
          </table:table-cell>
          <table:table-cell table:style-name="Table29.A2" office:value-type="string">
            <text:p text:style-name="P734">Tiny int</text:p>
          </table:table-cell>
          <table:table-cell table:style-name="Table29.A2" office:value-type="string">
            <text:p text:style-name="P735">Unsigned , nullable</text:p>
          </table:table-cell>
          <table:table-cell table:style-name="Table29.D2" office:value-type="string">
            <text:p text:style-name="P329"/>
          </table:table-cell>
        </table:table-row>
        <table:table-row table:style-name="TableLine94452640118496">
          <table:table-cell table:style-name="Table29.A2" office:value-type="string">
            <text:p text:style-name="P743">app_setting_id</text:p>
          </table:table-cell>
          <table:table-cell table:style-name="Table29.A2" office:value-type="string">
            <text:p text:style-name="P744">Big int</text:p>
          </table:table-cell>
          <table:table-cell table:style-name="Table29.A2" office:value-type="string">
            <text:p text:style-name="P745">Unsigned , <text:span text:style-name="T644">not null , foreign key → app_settings(id)</text:span></text:p>
            <text:p text:style-name="P745"/>
            <text:p text:style-name="P746">on Delete → (<text:span text:style-name="T645">cascade</text:span>)</text:p>
            <text:p text:style-name="P746">on Update → (<text:span text:style-name="T645">cascade</text:span>)</text:p>
          </table:table-cell>
          <table:table-cell table:style-name="Table29.D2" office:value-type="string">
            <text:p text:style-name="P329"/>
          </table:table-cell>
        </table:table-row>
      </table:table>
      <text:p text:style-name="P285"/>
      <text:list xml:id="list76732474" text:style-name="L36">
        <text:list-item>
          <text:list>
            <text:list-item>
              <text:p text:style-name="P1374">روابط :‌</text:p>
              <text:list>
                <text:list-item>
                  <text:p text:style-name="P1375">app_Settings : </text:p>
                  <text:list>
                    <text:list-item>
                      <text:p text:style-name="P1376">نوع‌: <text:span text:style-name="T646">1 به n</text:span></text:p>
                    </text:list-item>
                    <text:list-item>
                      <text:p text:style-name="P1377">توضیحات: <text:span text:style-name="T649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list xml:id="list160737840679709" text:continue-numbering="true" text:style-name="L36">
        <text:list-item>
          <text:list>
            <text:list-item>
              <text:list>
                <text:list-item>
                  <text:p text:style-name="P1381">dates : </text:p>
                  <text:list>
                    <text:list-item>
                      <text:p text:style-name="P1378">نوع‌: <text:span text:style-name="T646">1 به n </text:span></text:p>
                    </text:list-item>
                    <text:list-item>
                      <text:p text:style-name="P1378">توضیحات: <text:span text:style-name="T650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8"/>
      <text:list xml:id="list160737670094181" text:continue-numbering="true" text:style-name="L36">
        <text:list-item>
          <text:list>
            <text:list-item>
              <text:list>
                <text:list-item>
                  <text:p text:style-name="P1381">users :</text:p>
                  <text:list>
                    <text:list-item>
                      <text:p text:style-name="P1377">نوع‌:<text:span text:style-name="T648">1 به n </text:span></text:p>
                    </text:list-item>
                    <text:list-item>
                      <text:p text:style-name="P1379">توضیحات: <text:span text:style-name="T650">هر یک user </text:span><text:span text:style-name="T651">میتواند چندین skill group ایجاد کند و هر یک </text:span><text:span text:style-name="T652">skill group متعلق به یک user است !!!</text:span><text:span text:style-name="T668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9"/>
      <text:p text:style-name="P119"/>
      <text:p text:style-name="P119"/>
      <text:p text:style-name="P119"/>
      <text:p text:style-name="P119"/>
      <text:p text:style-name="P119"/>
      <text:list xml:id="list160738640793866" text:continue-numbering="true" text:style-name="L36">
        <text:list-item>
          <text:list>
            <text:list-item>
              <text:list>
                <text:list-item>
                  <text:p text:style-name="P1382"><text:soft-page-break/>iconables : </text:p>
                  <text:list>
                    <text:list-item>
                      <text:p text:style-name="P1380">نوع‌:<text:span text:style-name="T647">1 به 1</text:span></text:p>
                    </text:list-item>
                    <text:list-item>
                      <text:p text:style-name="P1380">توضیحات: <text:span text:style-name="T652">هر یک skill group </text:span><text:span text:style-name="T653">دارای یک رکورد در جدول iconables است </text:span><text:span text:style-name="T654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p text:style-name="P1044"/>
      <text:list xml:id="list160738426023024" text:continue-numbering="true" text:style-name="L36">
        <text:list-item>
          <text:p text:style-name="P1085"><text:span text:style-name="T657">skill_items</text:span><text:span text:style-name="T655"> : </text:span><text:span text:style-name="T656">در این جدول </text:span><text:span text:style-name="T657">skill هایی که عضو هر یک skill_group </text:span><text:span text:style-name="T658">میشود را ذخیره میکند </text:span><text:span text:style-name="T659">به همراه اطلاعات ان skill . </text:span></text:p>
          <text:p text:style-name="P1085"/>
          <text:list>
            <text:list-item>
              <text:p text:style-name="P1383">ستون : </text:p>
            </text:list-item>
          </text:list>
        </text:list-item>
      </text:list>
      <text:p text:style-name="P121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452640185984">
          <table:table-cell table:style-name="Table30.A1" office:value-type="string">
            <text:p text:style-name="P368">Name</text:p>
          </table:table-cell>
          <table:table-cell table:style-name="Table30.A1" office:value-type="string">
            <text:p text:style-name="P368">Data Type</text:p>
          </table:table-cell>
          <table:table-cell table:style-name="Table30.A1" office:value-type="string">
            <text:p text:style-name="P368">Attributes</text:p>
          </table:table-cell>
          <table:table-cell table:style-name="Table30.D1" office:value-type="string">
            <text:p text:style-name="P368">Comment</text:p>
          </table:table-cell>
        </table:table-row>
        <table:table-row table:style-name="TableLine94452640216640">
          <table:table-cell table:style-name="Table30.A2" office:value-type="string">
            <text:p text:style-name="P747">id</text:p>
          </table:table-cell>
          <table:table-cell table:style-name="Table30.A2" office:value-type="string">
            <text:p text:style-name="P748">Big int</text:p>
          </table:table-cell>
          <table:table-cell table:style-name="Table30.A2" office:value-type="string">
            <text:p text:style-name="P751">Unsigned , not null , index,</text:p>
            <text:p text:style-name="P752">unique , primary key , </text:p>
            <text:p text:style-name="P767">auto increment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452640218816">
          <table:table-cell table:style-name="Table30.A2" office:value-type="string">
            <text:p text:style-name="P747">name</text:p>
          </table:table-cell>
          <table:table-cell table:style-name="Table30.A2" office:value-type="string">
            <text:p text:style-name="P364"><text:span text:style-name="T965">varchar(6</text:span><text:span text:style-name="T964">4</text:span><text:span text:style-name="T965">)</text:span></text:p>
          </table:table-cell>
          <table:table-cell table:style-name="Table30.A2" office:value-type="string">
            <text:p text:style-name="P753">Not null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452640219728">
          <table:table-cell table:style-name="Table30.A2" office:value-type="string">
            <text:p text:style-name="P352"><text:span text:style-name="T639">p</text:span><text:span text:style-name="T640">ercent</text:span></text:p>
          </table:table-cell>
          <table:table-cell table:style-name="Table30.A2" office:value-type="string">
            <text:p text:style-name="P749">Tiny int</text:p>
          </table:table-cell>
          <table:table-cell table:style-name="Table30.A2" office:value-type="string">
            <text:p text:style-name="P754">Unsigned , not null 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452640220688">
          <table:table-cell table:style-name="Table30.A2" office:value-type="string">
            <text:p text:style-name="P747">sort</text:p>
          </table:table-cell>
          <table:table-cell table:style-name="Table30.A2" office:value-type="string">
            <text:p text:style-name="P750">Tiny int</text:p>
          </table:table-cell>
          <table:table-cell table:style-name="Table30.A2" office:value-type="string">
            <text:p text:style-name="P755">Unsigned , nullable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452640221872">
          <table:table-cell table:style-name="Table30.A2" office:value-type="string">
            <text:p text:style-name="P747">status</text:p>
          </table:table-cell>
          <table:table-cell table:style-name="Table30.A2" office:value-type="string">
            <text:p text:style-name="P1019">boolean</text:p>
          </table:table-cell>
          <table:table-cell table:style-name="Table30.A2" office:value-type="string">
            <text:p text:style-name="P756">Not null , defualt <text:span text:style-name="T660">1</text:span></text:p>
          </table:table-cell>
          <table:table-cell table:style-name="Table30.D2" office:value-type="string">
            <text:p text:style-name="P329"/>
          </table:table-cell>
        </table:table-row>
        <table:table-row table:style-name="TableLine94452640222736">
          <table:table-cell table:style-name="Table30.A2" office:value-type="string">
            <text:p text:style-name="P747">skill_group_id</text:p>
          </table:table-cell>
          <table:table-cell table:style-name="Table30.A2" office:value-type="string">
            <text:p text:style-name="P750">Big int</text:p>
          </table:table-cell>
          <table:table-cell table:style-name="Table30.A2" office:value-type="string">
            <text:p text:style-name="P757">Unsigned , <text:span text:style-name="T661">nullable , </text:span></text:p>
            <text:p text:style-name="P758">foreign key → <text:span text:style-name="T662">skill_groups(</text:span><text:span text:style-name="T663">id</text:span><text:span text:style-name="T662">)</text:span></text:p>
            <text:p text:style-name="P758"/>
            <text:p text:style-name="P759">on Delete → (set null)</text:p>
            <text:p text:style-name="P760">on Update → (cascade)</text:p>
          </table:table-cell>
          <table:table-cell table:style-name="Table30.D2" office:value-type="string">
            <text:p text:style-name="P329"/>
          </table:table-cell>
        </table:table-row>
      </table:table>
      <text:p text:style-name="P280"/>
      <text:list xml:id="list3681677114" text:style-name="L37">
        <text:list-item>
          <text:list>
            <text:list-item>
              <text:p text:style-name="P1384">ارتباط ها :‌</text:p>
              <text:list>
                <text:list-item>
                  <text:p text:style-name="P1385">skill_groups : </text:p>
                  <text:list>
                    <text:list-item>
                      <text:p text:style-name="P1386">نوع : <text:span text:style-name="T664">1 به n </text:span></text:p>
                    </text:list-item>
                    <text:list-item>
                      <text:p text:style-name="P1386">توضیحات : <text:s/><text:span text:style-name="T665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0737159181946" text:continue-numbering="true" text:style-name="L37">
        <text:list-item>
          <text:list>
            <text:list-item>
              <text:list>
                <text:list-item>
                  <text:p text:style-name="P1385">dates : </text:p>
                  <text:list>
                    <text:list-item>
                      <text:p text:style-name="P1386">نوع : <text:span text:style-name="T666">1 به n </text:span></text:p>
                    </text:list-item>
                    <text:list-item>
                      <text:p text:style-name="P1386">توضیحات : <text:span text:style-name="T666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list xml:id="list160737789225961" text:continue-numbering="true" text:style-name="L37">
        <text:list-item>
          <text:list>
            <text:list-item>
              <text:list>
                <text:list-item>
                  <text:p text:style-name="P1385">users : </text:p>
                  <text:list>
                    <text:list-item>
                      <text:p text:style-name="P1387">نوع : <text:s/><text:span text:style-name="T666">1 به n </text:span></text:p>
                    </text:list-item>
                    <text:list-item>
                      <text:p text:style-name="P1386">توضیحات : <text:span text:style-name="T667">هر یک user میتواند چندین skill_item ایجاد کند و هر یک sk</text:span><text:span text:style-name="T669">i</text:span><text:span text:style-name="T667">ll _ item متعلق به یک user است . </text:span><text:span text:style-name="T668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5">single_skills : در این جدول skill های تکی که عضو هیچ گروهی نیستند <text:span text:style-name="T670">ذخیره میشود !!!</text:span></text:p>
          <text:list>
            <text:list-item>
              <text:p text:style-name="P1388">ستون ها :‌</text:p>
            </text:list-item>
          </text:list>
        </text:list-item>
      </text:list>
      <text:p text:style-name="P12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452640261984">
          <table:table-cell table:style-name="Table31.A1" office:value-type="string">
            <text:p text:style-name="P368">Name</text:p>
          </table:table-cell>
          <table:table-cell table:style-name="Table31.A1" office:value-type="string">
            <text:p text:style-name="P368">Data Type</text:p>
          </table:table-cell>
          <table:table-cell table:style-name="Table31.A1" office:value-type="string">
            <text:p text:style-name="P368">Attributes</text:p>
          </table:table-cell>
          <table:table-cell table:style-name="Table31.D1" office:value-type="string">
            <text:p text:style-name="P368">Comment</text:p>
          </table:table-cell>
        </table:table-row>
        <table:table-row table:style-name="TableLine94452640294096">
          <table:table-cell table:style-name="Table31.A2" office:value-type="string">
            <text:p text:style-name="P762">id</text:p>
          </table:table-cell>
          <table:table-cell table:style-name="Table31.A2" office:value-type="string">
            <text:p text:style-name="P766">Big int</text:p>
          </table:table-cell>
          <table:table-cell table:style-name="Table31.A2" office:value-type="string">
            <text:p text:style-name="P766">Unsigned , not null ,index,</text:p>
            <text:p text:style-name="P766">unique , primary key , </text:p>
            <text:p text:style-name="P766">auto increment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452640296272">
          <table:table-cell table:style-name="Table31.A2" office:value-type="string">
            <text:p text:style-name="P762">name</text:p>
          </table:table-cell>
          <table:table-cell table:style-name="Table31.A2" office:value-type="string">
            <text:p text:style-name="P365"><text:span text:style-name="T967">varchar(</text:span><text:span text:style-name="T966">44</text:span><text:span text:style-name="T967">)</text:span></text:p>
          </table:table-cell>
          <table:table-cell table:style-name="Table31.A2" office:value-type="string">
            <text:p text:style-name="P766">Not null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452640297184">
          <table:table-cell table:style-name="Table31.A2" office:value-type="string">
            <text:p text:style-name="P761"><text:span text:style-name="T639">p</text:span><text:span text:style-name="T640">ercent</text:span></text:p>
          </table:table-cell>
          <table:table-cell table:style-name="Table31.A2" office:value-type="string">
            <text:p text:style-name="P766">Tiny int</text:p>
          </table:table-cell>
          <table:table-cell table:style-name="Table31.A2" office:value-type="string">
            <text:p text:style-name="P766"><text:s/>Unsigned , Not null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452640298224">
          <table:table-cell table:style-name="Table31.A2" office:value-type="string">
            <text:p text:style-name="P763">status</text:p>
          </table:table-cell>
          <table:table-cell table:style-name="Table31.A2" office:value-type="string">
            <text:p text:style-name="P1020">boolean</text:p>
          </table:table-cell>
          <table:table-cell table:style-name="Table31.A2" office:value-type="string">
            <text:p text:style-name="P768">No null ,defualt 1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452640299648">
          <table:table-cell table:style-name="Table31.A2" office:value-type="string">
            <text:p text:style-name="P764">sort</text:p>
          </table:table-cell>
          <table:table-cell table:style-name="Table31.A2" office:value-type="string">
            <text:p text:style-name="P766">Tiny int</text:p>
          </table:table-cell>
          <table:table-cell table:style-name="Table31.A2" office:value-type="string">
            <text:p text:style-name="P769">Nullable , unsigned</text:p>
          </table:table-cell>
          <table:table-cell table:style-name="Table31.D2" office:value-type="string">
            <text:p text:style-name="P329"/>
          </table:table-cell>
        </table:table-row>
        <table:table-row table:style-name="TableLine94452640300672">
          <table:table-cell table:style-name="Table31.A2" office:value-type="string">
            <text:p text:style-name="P765">app_setting_id</text:p>
          </table:table-cell>
          <table:table-cell table:style-name="Table31.A2" office:value-type="string">
            <text:p text:style-name="P766">Big int</text:p>
          </table:table-cell>
          <table:table-cell table:style-name="Table31.A2" office:value-type="string">
            <text:p text:style-name="P770">Unsigned , nullable , </text:p>
            <text:p text:style-name="P770">foreign key → app_settings(id)</text:p>
            <text:p text:style-name="P770"/>
            <text:p text:style-name="P771">on Delete → (set null) </text:p>
            <text:p text:style-name="P771">on Update → (cascade) </text:p>
          </table:table-cell>
          <table:table-cell table:style-name="Table31.D2" office:value-type="string">
            <text:p text:style-name="P329"/>
          </table:table-cell>
        </table:table-row>
      </table:table>
      <text:p text:style-name="P286"/>
      <text:list xml:id="list884085312" text:style-name="L38">
        <text:list-item>
          <text:list>
            <text:list-item>
              <text:p text:style-name="P1389">ارتباطات : </text:p>
              <text:list>
                <text:list-item>
                  <text:p text:style-name="P1390">dates : </text:p>
                  <text:list>
                    <text:list-item>
                      <text:p text:style-name="P1390">نوع : <text:span text:style-name="T671">1 به n</text:span></text:p>
                    </text:list-item>
                    <text:list-item>
                      <text:p text:style-name="P1390">توضیحات : <text:s/><text:span text:style-name="T671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60737735347651" text:continue-numbering="true" text:style-name="L38">
        <text:list-item>
          <text:list>
            <text:list-item>
              <text:list>
                <text:list-item>
                  <text:p text:style-name="P1391">users : </text:p>
                  <text:list>
                    <text:list-item>
                      <text:p text:style-name="P1391">نوع : <text:span text:style-name="T672">1 به n </text:span></text:p>
                    </text:list-item>
                    <text:list-item>
                      <text:p text:style-name="P1392">توضیحات : <text:span text:style-name="T672">هر یک user میتواند چندین single_skill بسازد و هر یک single_skill متعلق به یک user است !!!</text:span><text:span text:style-name="T668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list xml:id="list160737256122442" text:continue-numbering="true" text:style-name="L38">
        <text:list-item>
          <text:list>
            <text:list-item>
              <text:list>
                <text:list-item>
                  <text:p text:style-name="P1393">app_settings : </text:p>
                  <text:list>
                    <text:list-item>
                      <text:p text:style-name="P1393">نوع :‌<text:span text:style-name="T673">1 به n </text:span></text:p>
                    </text:list-item>
                    <text:list-item>
                      <text:p text:style-name="P1393">توضیحات :‌ <text:span text:style-name="T673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6">loading_messages : <text:span text:style-name="T676">در این جدول </text:span><text:span text:style-name="T677">متن های loading ذخیره میشود !!! </text:span><text:span text:style-name="T678">که به صورت رندوم <text:s/>در زمان load دیتاها به کاربر نمایش داده میشوند !!!</text:span></text:p>
        </text:list-item>
      </text:list>
      <text:p text:style-name="P126"/>
      <text:list xml:id="list160737377228363" text:continue-numbering="true" text:style-name="L38">
        <text:list-item>
          <text:list>
            <text:list-item>
              <text:p text:style-name="P1394">ستون ها :‌</text:p>
            </text:list-item>
          </text:list>
        </text:list-item>
      </text:list>
      <text:p text:style-name="P127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452640338064">
          <table:table-cell table:style-name="Table32.A1" office:value-type="string">
            <text:p text:style-name="P368">Name</text:p>
          </table:table-cell>
          <table:table-cell table:style-name="Table32.A1" office:value-type="string">
            <text:p text:style-name="P368">Data Type</text:p>
          </table:table-cell>
          <table:table-cell table:style-name="Table32.A1" office:value-type="string">
            <text:p text:style-name="P368">Attributes</text:p>
          </table:table-cell>
          <table:table-cell table:style-name="Table32.D1" office:value-type="string">
            <text:p text:style-name="P368">Comment</text:p>
          </table:table-cell>
        </table:table-row>
        <table:table-row table:style-name="TableLine94452640378112">
          <table:table-cell table:style-name="Table32.A2" office:value-type="string">
            <text:p text:style-name="P772">id</text:p>
          </table:table-cell>
          <table:table-cell table:style-name="Table32.A2" office:value-type="string">
            <text:p text:style-name="P774">Big int</text:p>
          </table:table-cell>
          <table:table-cell table:style-name="Table32.A2" office:value-type="string">
            <text:p text:style-name="P776">Unsigned, not null , index </text:p>
            <text:p text:style-name="P777">unique , primary key , auto increment 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452640380416">
          <table:table-cell table:style-name="Table32.A2" office:value-type="string">
            <text:p text:style-name="P772">message</text:p>
          </table:table-cell>
          <table:table-cell table:style-name="Table32.A2" office:value-type="string">
            <text:p text:style-name="P775">varchar(<text:span text:style-name="T679">128</text:span>)</text:p>
          </table:table-cell>
          <table:table-cell table:style-name="Table32.A2" office:value-type="string">
            <text:p text:style-name="P778">Not null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452640381328">
          <table:table-cell table:style-name="Table32.A2" office:value-type="string">
            <text:p text:style-name="P773">status</text:p>
          </table:table-cell>
          <table:table-cell table:style-name="Table32.A2" office:value-type="string">
            <text:p text:style-name="P1021">boolean</text:p>
          </table:table-cell>
          <table:table-cell table:style-name="Table32.A2" office:value-type="string">
            <text:p text:style-name="P779">Not nul<text:span text:style-name="T680">l , </text:span><text:span text:style-name="T681">defualt 1 </text:span>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452640382288">
          <table:table-cell table:style-name="Table32.A2" office:value-type="string">
            <text:p text:style-name="P773">app_Setting_id</text:p>
          </table:table-cell>
          <table:table-cell table:style-name="Table32.A2" office:value-type="string">
            <text:p text:style-name="P774">Big int</text:p>
          </table:table-cell>
          <table:table-cell table:style-name="Table32.A2" office:value-type="string">
            <text:p text:style-name="P781">Nullable , <text:span text:style-name="T736">unsigned ,</text:span></text:p>
            <text:p text:style-name="P804">foreign key → app_settings(id)</text:p>
            <text:p text:style-name="P780"/>
            <text:p text:style-name="P782">On Delete → (set null) ,</text:p>
            <text:p text:style-name="P782">On Update → (cascade) ,</text:p>
          </table:table-cell>
          <table:table-cell table:style-name="Table32.D2" office:value-type="string">
            <text:p text:style-name="P329"/>
          </table:table-cell>
        </table:table-row>
        <table:table-row table:style-name="TableLine94452640383712">
          <table:table-cell table:style-name="Table32.A2" office:value-type="string">
            <text:p text:style-name="P773">language_id</text:p>
          </table:table-cell>
          <table:table-cell table:style-name="Table32.A2" office:value-type="string">
            <text:p text:style-name="P774">Big int</text:p>
          </table:table-cell>
          <table:table-cell table:style-name="Table32.A2" office:value-type="string">
            <text:p text:style-name="P797">Not null , <text:span text:style-name="T736">unsigned ,</text:span></text:p>
            <text:p text:style-name="P794">foreign key → languages(id)</text:p>
            <text:p text:style-name="P794"/>
            <text:p text:style-name="P783">On Delete → (cascade) ,</text:p>
            <text:p text:style-name="P784">On Update → (cascade) ,</text:p>
          </table:table-cell>
          <table:table-cell table:style-name="Table32.D2" office:value-type="string">
            <text:p text:style-name="P329"/>
          </table:table-cell>
        </table:table-row>
      </table:table>
      <text:p text:style-name="P287"/>
      <text:list xml:id="list913276896" text:style-name="L39">
        <text:list-item>
          <text:list>
            <text:list-item>
              <text:p text:style-name="P1395">ارتباطات : </text:p>
              <text:list>
                <text:list-item>
                  <text:p text:style-name="P1396">app_settings : </text:p>
                  <text:list>
                    <text:list-item>
                      <text:p text:style-name="P1397">نوع : <text:span text:style-name="T683">1 به n </text:span></text:p>
                    </text:list-item>
                    <text:list-item>
                      <text:p text:style-name="P1086"><text:span text:style-name="T684">توضیحات</text:span><text:span text:style-name="T682"> : </text:span><text:span text:style-name="T685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0737340416440" text:continue-numbering="true" text:style-name="L39">
        <text:list-item>
          <text:list>
            <text:list-item>
              <text:list>
                <text:list-item>
                  <text:p text:style-name="P1396">languages : </text:p>
                  <text:list>
                    <text:list-item>
                      <text:p text:style-name="P1397">نوع : <text:span text:style-name="T686">1 به n</text:span></text:p>
                    </text:list-item>
                    <text:list-item>
                      <text:p text:style-name="P1398"><text:span text:style-name="T684">توضیحات</text:span> : <text:span text:style-name="T686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0737129927069" text:continue-numbering="true" text:style-name="L39">
        <text:list-item>
          <text:list>
            <text:list-item>
              <text:list>
                <text:list-item>
                  <text:p text:style-name="P1396">dates : </text:p>
                  <text:list>
                    <text:list-item>
                      <text:p text:style-name="P1397">نوع : <text:span text:style-name="T687">1 به n </text:span></text:p>
                    </text:list-item>
                    <text:list-item>
                      <text:p text:style-name="P1398"><text:span text:style-name="T684">توضیحات</text:span> : <text:span text:style-name="T688">هر یک loading message دارای چندین date است و هر رکورد از جدول date میتواند متعلق به </text:span><text:span text:style-name="T689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p text:style-name="P128"/>
      <text:p text:style-name="P128"/>
      <text:list xml:id="list160737022115573" text:continue-numbering="true" text:style-name="L39">
        <text:list-item>
          <text:list>
            <text:list-item>
              <text:list>
                <text:list-item>
                  <text:p text:style-name="P1396"><text:soft-page-break/>users : </text:p>
                  <text:list>
                    <text:list-item>
                      <text:p text:style-name="P1397">نوع : <text:span text:style-name="T690">1 به n</text:span></text:p>
                    </text:list-item>
                    <text:list-item>
                      <text:p text:style-name="P1398"><text:span text:style-name="T684">توضیحات</text:span> : <text:span text:style-name="T690">هر یک user میتواند چندین loading message بسازد و هر یک loading message متعلق به یک user است !!!(این رابطه توسط جدول dates </text:span><text:span text:style-name="T691">برقرار میشود !!!</text:span><text:span text:style-name="T69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8"/>
      <text:list xml:id="list160737227745068" text:continue-numbering="true" text:style-name="L39">
        <text:list-item>
          <text:p text:style-name="P1607">contact_subjects : <text:span text:style-name="T692">در این جدول </text:span><text:span text:style-name="T693">موضوعات </text:span><text:span text:style-name="T694">فورم تماس با ما در صفحه index ذخیره میشود !!!</text:span></text:p>
        </text:list-item>
      </text:list>
      <text:p text:style-name="P129"/>
      <text:list xml:id="list160737521400138" text:continue-numbering="true" text:style-name="L39">
        <text:list-item>
          <text:list>
            <text:list-item>
              <text:p text:style-name="P1399">ستون ها : </text:p>
            </text:list-item>
          </text:list>
        </text:list-item>
      </text:list>
      <text:p text:style-name="P130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452640412704">
          <table:table-cell table:style-name="Table33.A1" office:value-type="string">
            <text:p text:style-name="P368">Name</text:p>
          </table:table-cell>
          <table:table-cell table:style-name="Table33.A1" office:value-type="string">
            <text:p text:style-name="P368">Data Type</text:p>
          </table:table-cell>
          <table:table-cell table:style-name="Table33.A1" office:value-type="string">
            <text:p text:style-name="P368">Attributes</text:p>
          </table:table-cell>
          <table:table-cell table:style-name="Table33.D1" office:value-type="string">
            <text:p text:style-name="P368">Comment</text:p>
          </table:table-cell>
        </table:table-row>
        <table:table-row table:style-name="TableLine94452640459840">
          <table:table-cell table:style-name="Table33.A2" office:value-type="string">
            <text:p text:style-name="P805">id</text:p>
          </table:table-cell>
          <table:table-cell table:style-name="Table33.A2" office:value-type="string">
            <text:p text:style-name="P806">Big int</text:p>
          </table:table-cell>
          <table:table-cell table:style-name="Table33.A2" office:value-type="string">
            <text:p text:style-name="P809">Unsigned , not null , index ,</text:p>
            <text:p text:style-name="P809">unique , primary key , </text:p>
            <text:p text:style-name="P809">auto increment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452640462000">
          <table:table-cell table:style-name="Table33.A2" office:value-type="string">
            <text:p text:style-name="P805">sort</text:p>
          </table:table-cell>
          <table:table-cell table:style-name="Table33.A2" office:value-type="string">
            <text:p text:style-name="P807">Tiny int</text:p>
          </table:table-cell>
          <table:table-cell table:style-name="Table33.A2" office:value-type="string">
            <text:p text:style-name="P810">Nullable , unsigned 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452640462912">
          <table:table-cell table:style-name="Table33.A2" office:value-type="string">
            <text:p text:style-name="P805">status</text:p>
          </table:table-cell>
          <table:table-cell table:style-name="Table33.A2" office:value-type="string">
            <text:p text:style-name="P1022">boolean</text:p>
          </table:table-cell>
          <table:table-cell table:style-name="Table33.A2" office:value-type="string">
            <text:p text:style-name="P811">Not null , <text:span text:style-name="T695">defualt ‘</text:span><text:span text:style-name="T696">1</text:span><text:span text:style-name="T695">’</text:span></text:p>
          </table:table-cell>
          <table:table-cell table:style-name="Table33.D2" office:value-type="string">
            <text:p text:style-name="P329"/>
          </table:table-cell>
        </table:table-row>
        <table:table-row table:style-name="TableLine94452640463872">
          <table:table-cell table:style-name="Table33.A2" office:value-type="string">
            <text:p text:style-name="P805">app_setting_id</text:p>
          </table:table-cell>
          <table:table-cell table:style-name="Table33.A2" office:value-type="string">
            <text:p text:style-name="P808">Big int</text:p>
          </table:table-cell>
          <table:table-cell table:style-name="Table33.A2" office:value-type="string">
            <text:p text:style-name="P813">Not null , <text:span text:style-name="T736">unsigned ,</text:span></text:p>
            <text:p text:style-name="P817">foreign key → app_settings(id)</text:p>
            <text:p text:style-name="P812"/>
            <text:p text:style-name="P815">On Delete → (cascade)</text:p>
            <text:p text:style-name="P815">On Update → (cascade)</text:p>
          </table:table-cell>
          <table:table-cell table:style-name="Table33.D2" office:value-type="string">
            <text:p text:style-name="P329"/>
          </table:table-cell>
        </table:table-row>
      </table:table>
      <text:p text:style-name="P288"/>
      <text:p text:style-name="P288"/>
      <text:list xml:id="list845342832" text:style-name="L40">
        <text:list-item>
          <text:list>
            <text:list-item>
              <text:p text:style-name="P1400">ارتباطات : </text:p>
              <text:list>
                <text:list-item>
                  <text:p text:style-name="P1401">dates <text:s/>:<text:tab/></text:p>
                  <text:list>
                    <text:list-item>
                      <text:p text:style-name="P1402">نوع : <text:span text:style-name="T697">1 به n </text:span></text:p>
                    </text:list-item>
                    <text:list-item>
                      <text:p text:style-name="P1402">توضیحات : <text:s/><text:span text:style-name="T697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0737960421936" text:continue-numbering="true" text:style-name="L40">
        <text:list-item>
          <text:list>
            <text:list-item>
              <text:list>
                <text:list-item>
                  <text:p text:style-name="P1401">users : </text:p>
                  <text:list>
                    <text:list-item>
                      <text:p text:style-name="P1402">نوع : <text:span text:style-name="T698">1 به n </text:span></text:p>
                    </text:list-item>
                    <text:list-item>
                      <text:p text:style-name="P1402">توضیحات : <text:span text:style-name="T699">هر یک user میتواند چندین </text:span><text:span text:style-name="T700">contact subject ایجاد کند </text:span><text:span text:style-name="T701">و هر یک contact subject متعلق به یک user است </text:span><text:span text:style-name="T702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0737488021722" text:continue-numbering="true" text:style-name="L40">
        <text:list-item>
          <text:list>
            <text:list-item>
              <text:list>
                <text:list-item>
                  <text:p text:style-name="P1401">app_settings : </text:p>
                  <text:list>
                    <text:list-item>
                      <text:p text:style-name="P1402">نوع : <text:span text:style-name="T704">1 به n</text:span></text:p>
                    </text:list-item>
                    <text:list-item>
                      <text:p text:style-name="P1402">توضیحات : <text:span text:style-name="T704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list xml:id="list160738462129045" text:continue-numbering="true" text:style-name="L40">
        <text:list-item>
          <text:list>
            <text:list-item>
              <text:list>
                <text:list-item>
                  <text:p text:style-name="P1401">iconables : </text:p>
                  <text:list>
                    <text:list-item>
                      <text:p text:style-name="P1402">نوع : <text:span text:style-name="T703">1 به 1 </text:span></text:p>
                    </text:list-item>
                    <text:list-item>
                      <text:p text:style-name="P1402">توضیحات : <text:span text:style-name="T705">هر یک subject دارای یک رکورد در جدول </text:span><text:span text:style-name="T706">iconables است </text:span><text:span text:style-name="T707">و هر یک </text:span><text:span text:style-name="T708">رکورد در جدول </text:span><text:span text:style-name="T707"><text:s/>iconables میتواند </text:span><text:span text:style-name="T709">متعلق به یک subject باشد </text:span></text:p>
                    </text:list-item>
                  </text:list>
                </text:list-item>
                <text:list-item>
                  <text:p text:style-name="P1403"><text:soft-page-break/>contact_subject_translations : </text:p>
                  <text:list>
                    <text:list-item>
                      <text:p text:style-name="P1404">نوع : <text:span text:style-name="T719">1 به n</text:span></text:p>
                    </text:list-item>
                    <text:list-item>
                      <text:p text:style-name="P1404">توضیحات : <text:span text:style-name="T719">هر یک </text:span><text:span text:style-name="T720">contact subject دارای </text:span><text:span text:style-name="T721">چندین </text:span><text:span text:style-name="T722">translate است و هر یک</text:span><text:span text:style-name="T723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/>
      <text:list xml:id="list4213816129" text:style-name="L41">
        <text:list-item>
          <text:list>
            <text:list-item>
              <text:list>
                <text:list-item>
                  <text:p text:style-name="P1407">contacts : </text:p>
                  <text:list>
                    <text:list-item>
                      <text:p text:style-name="P1409">نوع ‌: <text:span text:style-name="T738">1 به n </text:span></text:p>
                    </text:list-item>
                    <text:list-item>
                      <text:p text:style-name="P1409">توضیحات :‌<text:span text:style-name="T741">هر یک contact متعلق به یک subject است </text:span><text:span text:style-name="T742">و هر یک subject دارای چندین </text:span><text:span text:style-name="T743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1"/>
      <text:list xml:id="list160738686564136" text:continue-list="list160738462129045" text:style-name="L40">
        <text:list-item>
          <text:p text:style-name="P1608">contact_subject_translations : <text:span text:style-name="T710">در این جدول </text:span><text:span text:style-name="T711">ترجمه های هر یک از contact subject ذخیره میشود !!!</text:span></text:p>
        </text:list-item>
      </text:list>
      <text:p text:style-name="P132"/>
      <text:list xml:id="list160738624203232" text:continue-numbering="true" text:style-name="L40">
        <text:list-item>
          <text:list>
            <text:list-item>
              <text:p text:style-name="P1413">ستون ها : </text:p>
            </text:list-item>
          </text:list>
        </text:list-item>
      </text:list>
      <text:p text:style-name="P133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452640547632">
          <table:table-cell table:style-name="Table34.A1" office:value-type="string">
            <text:p text:style-name="P368">Name</text:p>
          </table:table-cell>
          <table:table-cell table:style-name="Table34.A1" office:value-type="string">
            <text:p text:style-name="P368">Data Type</text:p>
          </table:table-cell>
          <table:table-cell table:style-name="Table34.A1" office:value-type="string">
            <text:p text:style-name="P368">Attributes</text:p>
          </table:table-cell>
          <table:table-cell table:style-name="Table34.D1" office:value-type="string">
            <text:p text:style-name="P368">Comment</text:p>
          </table:table-cell>
        </table:table-row>
        <table:table-row table:style-name="TableLine94452640567808">
          <table:table-cell table:style-name="Table34.A2" office:value-type="string">
            <text:p text:style-name="P819">id</text:p>
          </table:table-cell>
          <table:table-cell table:style-name="Table34.A2" office:value-type="string">
            <text:p text:style-name="P820">Big int</text:p>
          </table:table-cell>
          <table:table-cell table:style-name="Table34.A2" office:value-type="string">
            <text:p text:style-name="P823">Unsigned , not null ,</text:p>
            <text:p text:style-name="P823">index , <text:span text:style-name="T712">unique , </text:span></text:p>
            <text:p text:style-name="P824">primary key , <text:span text:style-name="T713">auto increment</text:span>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452640570112">
          <table:table-cell table:style-name="Table34.A2" office:value-type="string">
            <text:p text:style-name="P819">name</text:p>
          </table:table-cell>
          <table:table-cell table:style-name="Table34.A2" office:value-type="string">
            <text:p text:style-name="P820">varchar(<text:span text:style-name="T714">50</text:span>)</text:p>
          </table:table-cell>
          <table:table-cell table:style-name="Table34.A2" office:value-type="string">
            <text:p text:style-name="P825">Not null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452640571024">
          <table:table-cell table:style-name="Table34.A2" office:value-type="string">
            <text:p text:style-name="P819">contact_subject_id</text:p>
          </table:table-cell>
          <table:table-cell table:style-name="Table34.A2" office:value-type="string">
            <text:p text:style-name="P821">Big int</text:p>
          </table:table-cell>
          <table:table-cell table:style-name="Table34.A2" office:value-type="string">
            <text:p text:style-name="P827">Not null , <text:span text:style-name="T736">unsigned ,</text:span></text:p>
            <text:p text:style-name="P826">foreign key → contact_subjects(id)</text:p>
            <text:p text:style-name="P826"/>
            <text:p text:style-name="P828">On Delete → (cascade)</text:p>
            <text:p text:style-name="P828">On Update → (cascade)</text:p>
          </table:table-cell>
          <table:table-cell table:style-name="Table34.D2" office:value-type="string">
            <text:p text:style-name="P329"/>
          </table:table-cell>
        </table:table-row>
        <table:table-row table:style-name="TableLine94452640571984">
          <table:table-cell table:style-name="Table34.A2" office:value-type="string">
            <text:p text:style-name="P819">language_id</text:p>
          </table:table-cell>
          <table:table-cell table:style-name="Table34.A2" office:value-type="string">
            <text:p text:style-name="P822">Big int</text:p>
          </table:table-cell>
          <table:table-cell table:style-name="Table34.A2" office:value-type="string">
            <text:p text:style-name="P796">Not null , <text:span text:style-name="T736">unsigned ,</text:span> </text:p>
            <text:p text:style-name="P795">foreign key → languages(id)</text:p>
            <text:p text:style-name="P795"/>
            <text:p text:style-name="P785">On Delete → (cascade) ,</text:p>
            <text:p text:style-name="P785">On Update → (cascade) ,</text:p>
          </table:table-cell>
          <table:table-cell table:style-name="Table34.D2" office:value-type="string">
            <text:p text:style-name="P329"/>
          </table:table-cell>
        </table:table-row>
      </table:table>
      <text:p text:style-name="P289"/>
      <text:list xml:id="list3592064167" text:style-name="L42">
        <text:list-item>
          <text:list>
            <text:list-item>
              <text:p text:style-name="P1414">ارتباطات :‌</text:p>
              <text:list>
                <text:list-item>
                  <text:p text:style-name="P1415">languages : </text:p>
                  <text:list>
                    <text:list-item>
                      <text:p text:style-name="P1405">نوع : <text:span text:style-name="T715">1 به n</text:span></text:p>
                    </text:list-item>
                    <text:list-item>
                      <text:p text:style-name="P1406">توضیحات : <text:span text:style-name="T715">هر یک language دارای چندین </text:span><text:span text:style-name="T716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"><text:span text:style-name="T716"><text:tab/><text:tab/> <text:s text:c="5"/>contact_subject_translations است و هر یک </text:span><text:span text:style-name="T717">رکورد در جدول </text:span></text:p>
      <text:p text:style-name="P136"><text:tab/><text:tab/> <text:s text:c="3"/><text:span text:style-name="T716"><text:s/>contact_subject_translations </text:span><text:span text:style-name="T718">متعلق به یک language است !!!!</text:span></text:p>
      <text:p text:style-name="P134"/>
      <text:list xml:id="list160738863324153" text:continue-numbering="true" text:style-name="L42">
        <text:list-item>
          <text:list>
            <text:list-item>
              <text:list>
                <text:list-item>
                  <text:p text:style-name="P1416">contact_subjects : </text:p>
                  <text:list>
                    <text:list-item>
                      <text:p text:style-name="P1405">نوع : <text:span text:style-name="T719">1 به n</text:span></text:p>
                    </text:list-item>
                    <text:list-item>
                      <text:p text:style-name="P1405">توضیحات : <text:span text:style-name="T719">هر یک </text:span><text:span text:style-name="T720">contact subject دارای </text:span><text:span text:style-name="T721">چندین </text:span><text:span text:style-name="T722">translate است و هر یک </text:span><text:span text:style-name="T723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09">contacts : <text:span text:style-name="T724">در این جدول message های تماس با ما ذخیره میشود !!! که فورم ان در صفحه index است . </text:span></text:p>
          <text:p text:style-name="P1417"><text:span text:style-name="T981">تماس با ما هم میتواند کاربرانی که auth شده اند را پوشش دهد و هم کاربرانی که auth نشده اند !!! </text:span><text:span text:style-name="T982">کاربرانی که auth </text:span><text:span text:style-name="T983">شده اند فیلد name , email انها null میشود و </text:span><text:span text:style-name="T984">از طریق جدول dates <text:s/>و با فیلد user_id و با created_at میتوانیم بفهمیم این contact برای چه کاربری است !!!</text:span></text:p>
        </text:list-item>
      </text:list>
      <text:p text:style-name="P138"/>
      <text:list xml:id="list160739064015954" text:continue-numbering="true" text:style-name="L42">
        <text:list-item>
          <text:list>
            <text:list-item>
              <text:p text:style-name="P1418">ستون ها :‌</text:p>
            </text:list-item>
          </text:list>
        </text:list-item>
      </text:list>
      <text:p text:style-name="P139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452640504304">
          <table:table-cell table:style-name="Table35.A1" office:value-type="string">
            <text:p text:style-name="P368">Name</text:p>
          </table:table-cell>
          <table:table-cell table:style-name="Table35.A1" office:value-type="string">
            <text:p text:style-name="P368">Data Type</text:p>
          </table:table-cell>
          <table:table-cell table:style-name="Table35.A1" office:value-type="string">
            <text:p text:style-name="P368">Attributes</text:p>
          </table:table-cell>
          <table:table-cell table:style-name="Table35.D1" office:value-type="string">
            <text:p text:style-name="P368">Comment</text:p>
          </table:table-cell>
        </table:table-row>
        <table:table-row table:style-name="TableLine94452640666304">
          <table:table-cell table:style-name="Table35.A2" office:value-type="string">
            <text:p text:style-name="P829">id</text:p>
          </table:table-cell>
          <table:table-cell table:style-name="Table35.A2" office:value-type="string">
            <text:p text:style-name="P831">Big int</text:p>
          </table:table-cell>
          <table:table-cell table:style-name="Table35.A2" office:value-type="string">
            <text:p text:style-name="P837">Unsigned , index, </text:p>
            <text:p text:style-name="P838">not null ,<text:span text:style-name="T725">primary key , unique ,</text:span></text:p>
            <text:p text:style-name="P838"><text:span text:style-name="T725"><text:s/></text:span><text:span text:style-name="T726">auto increment</text:span>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452640669696">
          <table:table-cell table:style-name="Table35.A2" office:value-type="string">
            <text:p text:style-name="P829">name</text:p>
          </table:table-cell>
          <table:table-cell table:style-name="Table35.A2" office:value-type="string">
            <text:p text:style-name="P832">varchar(<text:span text:style-name="T727">48</text:span>)</text:p>
          </table:table-cell>
          <table:table-cell table:style-name="Table35.A2" office:value-type="string">
            <text:p text:style-name="P1031">nullable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452640669952">
          <table:table-cell table:style-name="Table35.A2" office:value-type="string">
            <text:p text:style-name="P829">email</text:p>
          </table:table-cell>
          <table:table-cell table:style-name="Table35.A2" office:value-type="string">
            <text:p text:style-name="P833">varchar(<text:span text:style-name="T728">64</text:span>)</text:p>
          </table:table-cell>
          <table:table-cell table:style-name="Table35.A2" office:value-type="string">
            <text:p text:style-name="P1031">nullable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452640670656">
          <table:table-cell table:style-name="Table35.A2" office:value-type="string">
            <text:p text:style-name="P829">message</text:p>
          </table:table-cell>
          <table:table-cell table:style-name="Table35.A2" office:value-type="string">
            <text:p text:style-name="P847">text</text:p>
          </table:table-cell>
          <table:table-cell table:style-name="Table35.A2" office:value-type="string">
            <text:p text:style-name="P839">Not null 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452640671744">
          <table:table-cell table:style-name="Table35.A2" office:value-type="string">
            <text:p text:style-name="P829">ip</text:p>
          </table:table-cell>
          <table:table-cell table:style-name="Table35.A2" office:value-type="string">
            <text:p text:style-name="P836">int</text:p>
          </table:table-cell>
          <table:table-cell table:style-name="Table35.A2" office:value-type="string">
            <text:p text:style-name="P840">Unsigned , not null 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452640672560">
          <table:table-cell table:style-name="Table35.A2" office:value-type="string">
            <text:p text:style-name="P829">contact_subject_id</text:p>
          </table:table-cell>
          <table:table-cell table:style-name="Table35.A2" office:value-type="string">
            <text:p text:style-name="P834">Big int</text:p>
          </table:table-cell>
          <table:table-cell table:style-name="Table35.A2" office:value-type="string">
            <text:p text:style-name="P842">Nullable , <text:span text:style-name="T736">unsigned</text:span></text:p>
            <text:p text:style-name="P842"><text:s/><text:span text:style-name="T730">foreign key → </text:span><text:span text:style-name="T731">contact_subjects(id)</text:span></text:p>
            <text:p text:style-name="P841"/>
            <text:p text:style-name="P844">On Delete → <text:span text:style-name="T732">(set Null)</text:span></text:p>
            <text:p text:style-name="P353"><text:span text:style-name="T733">On </text:span><text:span text:style-name="T734">Update</text:span><text:span text:style-name="T733"> → </text:span><text:span text:style-name="T735">(</text:span><text:span text:style-name="T734">cascade</text:span><text:span text:style-name="T735">)</text:span></text:p>
          </table:table-cell>
          <table:table-cell table:style-name="Table35.D2" office:value-type="string">
            <text:p text:style-name="P329"/>
          </table:table-cell>
        </table:table-row>
        <table:table-row table:style-name="TableLine94452640673584">
          <table:table-cell table:style-name="Table35.A2" office:value-type="string">
            <text:p text:style-name="P830">language_id</text:p>
          </table:table-cell>
          <table:table-cell table:style-name="Table35.A2" office:value-type="string">
            <text:p text:style-name="P835">Big int</text:p>
          </table:table-cell>
          <table:table-cell table:style-name="Table35.A2" office:value-type="string">
            <text:p text:style-name="P843">Nullable , <text:span text:style-name="T736">unsigned</text:span></text:p>
            <text:p text:style-name="P354"><text:span text:style-name="T729"><text:s/></text:span><text:span text:style-name="T730">foreign key → </text:span><text:span text:style-name="T737">languages</text:span><text:span text:style-name="T731">(id)</text:span></text:p>
            <text:p text:style-name="P843"/>
            <text:p text:style-name="P845">On Delete → <text:span text:style-name="T732">(set Null)</text:span></text:p>
            <text:p text:style-name="P846"><text:span text:style-name="T733">On </text:span><text:span text:style-name="T734">Update</text:span><text:span text:style-name="T733"> → </text:span><text:span text:style-name="T735">(</text:span><text:span text:style-name="T734">cascade</text:span><text:span text:style-name="T735">)</text:span></text:p>
          </table:table-cell>
          <table:table-cell table:style-name="Table35.D2" office:value-type="string">
            <text:p text:style-name="P329"/>
          </table:table-cell>
        </table:table-row>
      </table:table>
      <text:p text:style-name="P310"/>
      <text:list xml:id="list160737988389654" text:continue-list="list4213816129" text:style-name="L41">
        <text:list-item>
          <text:list>
            <text:list-item>
              <text:p text:style-name="P1419">ارتباطات :‌</text:p>
              <text:list>
                <text:list-item>
                  <text:p text:style-name="P1408">languages : </text:p>
                  <text:list>
                    <text:list-item>
                      <text:p text:style-name="P1410">نوع ‌: <text:span text:style-name="T738">1 به n</text:span></text:p>
                    </text:list-item>
                    <text:list-item>
                      <text:p text:style-name="P1410">توضیحات :‌<text:span text:style-name="T739">هر یک contact متعلق به یک language است و هر یک language دارای چندین </text:span><text:span text:style-name="T740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60738256766227" text:continue-numbering="true" text:style-name="L41">
        <text:list-item>
          <text:list>
            <text:list-item>
              <text:list>
                <text:list-item>
                  <text:p text:style-name="P1408">contact_subjects : </text:p>
                  <text:list>
                    <text:list-item>
                      <text:p text:style-name="P1411">نوع ‌: <text:span text:style-name="T738">1 به n </text:span></text:p>
                    </text:list-item>
                    <text:list-item>
                      <text:p text:style-name="P1411">توضیحات :‌<text:span text:style-name="T741">هر یک contact متعلق به یک subject است </text:span><text:span text:style-name="T742">و هر یک subject دارای چندین </text:span><text:span text:style-name="T743">contact میباشد !!!</text:span></text:p>
                    </text:list-item>
                  </text:list>
                </text:list-item>
                <text:list-item>
                  <text:p text:style-name="P1420"><text:soft-page-break/>dates : </text:p>
                  <text:list>
                    <text:list-item>
                      <text:p text:style-name="P1412">نوع ‌: <text:span text:style-name="T744">1 به n </text:span></text:p>
                    </text:list-item>
                    <text:list-item>
                      <text:p text:style-name="P1412">توضیحات :‌ <text:span text:style-name="T744">هر یک contact دارای چندین date است و هر یک date در جدول dates میتواند متعلق به یک contact باشد (created_at , replied_at , </text:span><text:span text:style-name="T745">readed_At</text:span><text:span text:style-name="T744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0737882715894" text:continue-numbering="true" text:style-name="L41">
        <text:list-item>
          <text:list>
            <text:list-item>
              <text:list>
                <text:list-item>
                  <text:p text:style-name="P1421">contact_replies : </text:p>
                  <text:list>
                    <text:list-item>
                      <text:p text:style-name="P1422">نوع : <text:span text:style-name="T751">1 به n </text:span></text:p>
                    </text:list-item>
                    <text:list-item>
                      <text:p text:style-name="P1422">توضیحات ‌: <text:span text:style-name="T751">هر یک contact دارای چندین reply است و هر یک reply متعلق به یک </text:span><text:span text:style-name="T752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60738318869856" text:continue-numbering="true" text:style-name="L41">
        <text:list-item>
          <text:list>
            <text:list-item>
              <text:list>
                <text:list-item>
                  <text:p text:style-name="P1425">users : </text:p>
                  <text:list>
                    <text:list-item>
                      <text:p text:style-name="P1425">نوع :‌ 1 به n </text:p>
                    </text:list-item>
                    <text:list-item>
                      <text:p text:style-name="P1425">توضیحات : <text:s/><text:span text:style-name="T978">هر یک user میتواند چندین contact ایجاد کند و هر یک contact میتواند متعلق به یک user <text:s/></text:span><text:span text:style-name="T979">باشد </text:span><text:span text:style-name="T980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0">contact_replies : در این جدول پاسخ هایی که برای هر کدام از contact <text:s/>ایجاد میشود !!! ذخیره میشود !!!</text:p>
        </text:list-item>
      </text:list>
      <text:p text:style-name="P143"/>
      <text:list xml:id="list160739165267302" text:continue-numbering="true" text:style-name="L41">
        <text:list-item>
          <text:list>
            <text:list-item>
              <text:p text:style-name="P1426">ستون ها : </text:p>
            </text:list-item>
          </text:list>
        </text:list-item>
      </text:list>
      <text:p text:style-name="P143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452640723888">
          <table:table-cell table:style-name="Table36.A1" office:value-type="string">
            <text:p text:style-name="P368">Name</text:p>
          </table:table-cell>
          <table:table-cell table:style-name="Table36.A1" office:value-type="string">
            <text:p text:style-name="P368">Data Type</text:p>
          </table:table-cell>
          <table:table-cell table:style-name="Table36.A1" office:value-type="string">
            <text:p text:style-name="P368">Attributes</text:p>
          </table:table-cell>
          <table:table-cell table:style-name="Table36.D1" office:value-type="string">
            <text:p text:style-name="P368">Comment</text:p>
          </table:table-cell>
        </table:table-row>
        <table:table-row table:style-name="TableLine94452640750512">
          <table:table-cell table:style-name="Table36.A2" office:value-type="string">
            <text:p text:style-name="P848">id</text:p>
          </table:table-cell>
          <table:table-cell table:style-name="Table36.A2" office:value-type="string">
            <text:p text:style-name="P850">Big int</text:p>
          </table:table-cell>
          <table:table-cell table:style-name="Table36.A2" office:value-type="string">
            <text:p text:style-name="P853">Unsigned , index , primary key ,</text:p>
            <text:p text:style-name="P854">unique , auto increment , </text:p>
            <text:p text:style-name="P856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452640751792">
          <table:table-cell table:style-name="Table36.A2" office:value-type="string">
            <text:p text:style-name="P848">subject</text:p>
          </table:table-cell>
          <table:table-cell table:style-name="Table36.A2" office:value-type="string">
            <text:p text:style-name="P852">varchar(128)</text:p>
          </table:table-cell>
          <table:table-cell table:style-name="Table36.A2" office:value-type="string">
            <text:p text:style-name="P855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452640752704">
          <table:table-cell table:style-name="Table36.A2" office:value-type="string">
            <text:p text:style-name="P848">message</text:p>
          </table:table-cell>
          <table:table-cell table:style-name="Table36.A2" office:value-type="string">
            <text:p text:style-name="P852">text</text:p>
          </table:table-cell>
          <table:table-cell table:style-name="Table36.A2" office:value-type="string">
            <text:p text:style-name="P855">Not null </text:p>
          </table:table-cell>
          <table:table-cell table:style-name="Table36.D2" office:value-type="string">
            <text:p text:style-name="P329"/>
          </table:table-cell>
        </table:table-row>
        <table:table-row table:style-name="TableLine94452640753664">
          <table:table-cell table:style-name="Table36.A2" office:value-type="string">
            <text:p text:style-name="P849">contact_id</text:p>
          </table:table-cell>
          <table:table-cell table:style-name="Table36.A2" office:value-type="string">
            <text:p text:style-name="P851">Big int</text:p>
          </table:table-cell>
          <table:table-cell table:style-name="Table36.A2" office:value-type="string">
            <text:p text:style-name="P857">Unsigned , Not null , </text:p>
            <text:p text:style-name="P857"><text:span text:style-name="T746">foreign key → </text:span><text:span text:style-name="T747">contacts(id)</text:span></text:p>
            <text:p text:style-name="P857"/>
            <text:p text:style-name="P857"/>
            <text:p text:style-name="P858">On Delete →<text:span text:style-name="T749"> </text:span>(‘<text:span text:style-name="T749">cascade</text:span>’)</text:p>
            <text:p text:style-name="P355"><text:span text:style-name="T748">On </text:span><text:span text:style-name="T750">Update</text:span><text:span text:style-name="T748"> →</text:span><text:span text:style-name="T749"> </text:span><text:span text:style-name="T748">(‘</text:span><text:span text:style-name="T749">cascade</text:span><text:span text:style-name="T748">’)</text:span></text:p>
          </table:table-cell>
          <table:table-cell table:style-name="Table36.D2" office:value-type="string">
            <text:p text:style-name="P329"/>
          </table:table-cell>
        </table:table-row>
      </table:table>
      <text:p text:style-name="P290"/>
      <text:list xml:id="list3158383882" text:style-name="L43">
        <text:list-item>
          <text:list>
            <text:list-item>
              <text:p text:style-name="P1427">ارتباطات :‌</text:p>
              <text:list>
                <text:list-item>
                  <text:p text:style-name="P1427">contacts :</text:p>
                  <text:list>
                    <text:list-item>
                      <text:p text:style-name="P1423">نوع : <text:span text:style-name="T751">1 به n </text:span></text:p>
                    </text:list-item>
                    <text:list-item>
                      <text:p text:style-name="P1423">توضیحات ‌: <text:span text:style-name="T751">هر یک contact دارای چندین reply است و هر یک reply متعلق به یک </text:span><text:span text:style-name="T752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60738337352356" text:continue-numbering="true" text:style-name="L43">
        <text:list-item>
          <text:list>
            <text:list-item>
              <text:list>
                <text:list-item>
                  <text:p text:style-name="P1427">dates : </text:p>
                  <text:list>
                    <text:list-item>
                      <text:p text:style-name="P1428">نوع <text:s/>:<text:span text:style-name="T753">1 به n </text:span></text:p>
                    </text:list-item>
                    <text:list-item>
                      <text:p text:style-name="P1429">توضیحات : <text:span text:style-name="T753">هر یک </text:span><text:span text:style-name="T754">reply دارای چندین date است</text:span></text:p>
                      <text:p text:style-name="P1429"><text:span text:style-name="T754"><text:s/>(create,update,send _at ) و هر یک date در جدول dates میتواند </text:span><text:span text:style-name="T755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60737974239502" text:continue-numbering="true" text:style-name="L43">
        <text:list-item>
          <text:list>
            <text:list-item>
              <text:list>
                <text:list-item>
                  <text:p text:style-name="P1427">users :</text:p>
                  <text:list>
                    <text:list-item>
                      <text:p text:style-name="P1424">نوع : <text:span text:style-name="T756">1 به n </text:span></text:p>
                    </text:list-item>
                    <text:list-item>
                      <text:p text:style-name="P1424">توضیحات ‌: <text:s/><text:span text:style-name="T756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60738580535380" text:continue-numbering="true" text:style-name="L43">
        <text:list-item>
          <text:p text:style-name="P1611">counters : <text:span text:style-name="T757">در این جدول شمارنده ها ذخیره میشود که در صفحه index نمایش داده میشود !!!</text:span></text:p>
        </text:list-item>
      </text:list>
      <text:p text:style-name="P147"/>
      <text:list xml:id="list160738890359078" text:continue-numbering="true" text:style-name="L43">
        <text:list-item>
          <text:list>
            <text:list-item>
              <text:p text:style-name="P1430">ستون ها :‌</text:p>
            </text:list-item>
          </text:list>
        </text:list-item>
      </text:list>
      <text:p text:style-name="P148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452640776016">
          <table:table-cell table:style-name="Table37.A1" office:value-type="string">
            <text:p text:style-name="P368">Name</text:p>
          </table:table-cell>
          <table:table-cell table:style-name="Table37.A1" office:value-type="string">
            <text:p text:style-name="P368">Data Type</text:p>
          </table:table-cell>
          <table:table-cell table:style-name="Table37.A1" office:value-type="string">
            <text:p text:style-name="P368">Attributes</text:p>
          </table:table-cell>
          <table:table-cell table:style-name="Table37.D1" office:value-type="string">
            <text:p text:style-name="P368">Comment</text:p>
          </table:table-cell>
        </table:table-row>
        <table:table-row table:style-name="TableLine94452640829696">
          <table:table-cell table:style-name="Table37.A2" office:value-type="string">
            <text:p text:style-name="P859">id</text:p>
          </table:table-cell>
          <table:table-cell table:style-name="Table37.A2" office:value-type="string">
            <text:p text:style-name="P860">Big int</text:p>
          </table:table-cell>
          <table:table-cell table:style-name="Table37.A2" office:value-type="string">
            <text:p text:style-name="P866">Not null , unsigned ,</text:p>
            <text:p text:style-name="P867">index , unique , primary key , </text:p>
            <text:p text:style-name="P867">auto increment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452640832128">
          <table:table-cell table:style-name="Table37.A2" office:value-type="string">
            <text:p text:style-name="P859">number</text:p>
          </table:table-cell>
          <table:table-cell table:style-name="Table37.A2" office:value-type="string">
            <text:p text:style-name="P868">Big int</text:p>
          </table:table-cell>
          <table:table-cell table:style-name="Table37.A2" office:value-type="string">
            <text:p text:style-name="P865">Not null <text:s/>, <text:span text:style-name="T758">unsigned</text:span>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452640833040">
          <table:table-cell table:style-name="Table37.A2" office:value-type="string">
            <text:p text:style-name="P859">status</text:p>
          </table:table-cell>
          <table:table-cell table:style-name="Table37.A2" office:value-type="string">
            <text:p text:style-name="P1023">boolean</text:p>
          </table:table-cell>
          <table:table-cell table:style-name="Table37.A2" office:value-type="string">
            <text:p text:style-name="P864">Not null , defualt 1 </text:p>
          </table:table-cell>
          <table:table-cell table:style-name="Table37.D2" office:value-type="string">
            <text:p text:style-name="P329"/>
          </table:table-cell>
        </table:table-row>
        <table:table-row table:style-name="TableLine94452640834000">
          <table:table-cell table:style-name="Table37.A2" office:value-type="string">
            <text:p text:style-name="P859">sort</text:p>
          </table:table-cell>
          <table:table-cell table:style-name="Table37.A2" office:value-type="string">
            <text:p text:style-name="P861">Tiny int</text:p>
          </table:table-cell>
          <table:table-cell table:style-name="Table37.A2" office:value-type="string">
            <text:p text:style-name="P861">Unsigned , nullable</text:p>
          </table:table-cell>
          <table:table-cell table:style-name="Table37.D2" office:value-type="string">
            <text:p text:style-name="P329"/>
          </table:table-cell>
        </table:table-row>
        <table:table-row table:style-name="Table37.6">
          <table:table-cell table:style-name="Table37.A2" office:value-type="string">
            <text:p text:style-name="P859">app_setting_id</text:p>
          </table:table-cell>
          <table:table-cell table:style-name="Table37.A2" office:value-type="string">
            <text:p text:style-name="P862">Big int</text:p>
          </table:table-cell>
          <table:table-cell table:style-name="Table37.A2" office:value-type="string">
            <text:p text:style-name="P869">Unsigned , not null </text:p>
            <text:p text:style-name="P818">foreign key → app_settings(id)</text:p>
            <text:p text:style-name="P814"/>
            <text:p text:style-name="P816">On Delete → (cascade)</text:p>
            <text:p text:style-name="P863"><text:span text:style-name="T759">On Update → (cascade)</text:span> </text:p>
          </table:table-cell>
          <table:table-cell table:style-name="Table37.D2" office:value-type="string">
            <text:p text:style-name="P329"/>
          </table:table-cell>
        </table:table-row>
      </table:table>
      <text:p text:style-name="P291"/>
      <text:p text:style-name="P291"/>
      <text:list xml:id="list2288932619" text:style-name="L44">
        <text:list-item>
          <text:list>
            <text:list-item>
              <text:p text:style-name="P1431">رابطه ها : </text:p>
              <text:list>
                <text:list-item>
                  <text:p text:style-name="P1431">dates : </text:p>
                  <text:list>
                    <text:list-item>
                      <text:p text:style-name="P1432">نوع :‌ <text:span text:style-name="T760">1 به n</text:span></text:p>
                    </text:list-item>
                    <text:list-item>
                      <text:p text:style-name="P1432">توضیحات :‌<text:span text:style-name="T761">هر یک counter دارای چندین date است و هر یک date میتواند متعلق به یک </text:span><text:span text:style-name="T762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0738544045679" text:continue-numbering="true" text:style-name="L44">
        <text:list-item>
          <text:list>
            <text:list-item>
              <text:list>
                <text:list-item>
                  <text:p text:style-name="P1431">users : </text:p>
                  <text:list>
                    <text:list-item>
                      <text:p text:style-name="P1432">نوع :‌ <text:span text:style-name="T760">1 به n</text:span></text:p>
                    </text:list-item>
                    <text:list-item>
                      <text:p text:style-name="P1432">توضیحات :‌ <text:span text:style-name="T763">هر یک user میتواند </text:span><text:span text:style-name="T764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60738198470312" text:continue-numbering="true" text:style-name="L44">
        <text:list-item>
          <text:list>
            <text:list-item>
              <text:list>
                <text:list-item>
                  <text:p text:style-name="P1435">iconables : </text:p>
                  <text:list>
                    <text:list-item>
                      <text:p text:style-name="P1433">نوع :‌ <text:span text:style-name="T760">1 به 1</text:span></text:p>
                    </text:list-item>
                    <text:list-item>
                      <text:p text:style-name="P1433">توضیحات :‌<text:span text:style-name="T765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p text:style-name="P1043"/>
      <text:list xml:id="list160738257196310" text:continue-numbering="true" text:style-name="L44">
        <text:list-item>
          <text:list>
            <text:list-item>
              <text:list>
                <text:list-item>
                  <text:p text:style-name="P1436">counter_translations :</text:p>
                  <text:list>
                    <text:list-item>
                      <text:p text:style-name="P1437">نوع : <text:span text:style-name="T776">1 به n</text:span></text:p>
                    </text:list-item>
                    <text:list-item>
                      <text:p text:style-name="P1437">توضیحات :‌<text:span text:style-name="T777">هر یک </text:span><text:span text:style-name="T778">translate متعلق به یک counters است </text:span><text:span text:style-name="T779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list xml:id="list160737061358463" text:continue-numbering="true" text:style-name="L44">
        <text:list-item>
          <text:list>
            <text:list-item>
              <text:list>
                <text:list-item>
                  <text:p text:style-name="P1440">app_settings : </text:p>
                  <text:list>
                    <text:list-item>
                      <text:p text:style-name="P1434">نوع :‌<text:span text:style-name="T766">1 به n</text:span></text:p>
                    </text:list-item>
                    <text:list-item>
                      <text:p text:style-name="P1434">توضیحات :‌ <text:span text:style-name="T766">هر یک app_setting دارای چندین counter است و هر یک counter متعلق به یک </text:span><text:span text:style-name="T767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list xml:id="list160737983354689" text:continue-numbering="true" text:style-name="L44">
        <text:list-item>
          <text:p text:style-name="P1441"><text:soft-page-break/>counter_translations : در این جدول <text:span text:style-name="T768">ترجمه های </text:span><text:span text:style-name="T769">یک counter ذخیره میشود !!!</text:span></text:p>
        </text:list-item>
      </text:list>
      <text:p text:style-name="P152"/>
      <text:list xml:id="list160739103507054" text:continue-numbering="true" text:style-name="L44">
        <text:list-item>
          <text:list>
            <text:list-item>
              <text:p text:style-name="P1442">ستون ها : </text:p>
            </text:list-item>
          </text:list>
        </text:list-item>
      </text:list>
      <text:p text:style-name="P153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452640927760">
          <table:table-cell table:style-name="Table38.A1" office:value-type="string">
            <text:p text:style-name="P368">Name</text:p>
          </table:table-cell>
          <table:table-cell table:style-name="Table38.A1" office:value-type="string">
            <text:p text:style-name="P368">Data Type</text:p>
          </table:table-cell>
          <table:table-cell table:style-name="Table38.A1" office:value-type="string">
            <text:p text:style-name="P368">Attributes</text:p>
          </table:table-cell>
          <table:table-cell table:style-name="Table38.D1" office:value-type="string">
            <text:p text:style-name="P368">Comment</text:p>
          </table:table-cell>
        </table:table-row>
        <table:table-row table:style-name="TableLine94452640931728">
          <table:table-cell table:style-name="Table38.A2" office:value-type="string">
            <text:p text:style-name="P870">id</text:p>
          </table:table-cell>
          <table:table-cell table:style-name="Table38.A2" office:value-type="string">
            <text:p text:style-name="P871">Big int</text:p>
          </table:table-cell>
          <table:table-cell table:style-name="Table38.A2" office:value-type="string">
            <text:p text:style-name="P874">Unsigned , <text:span text:style-name="T771">index , unique,</text:span></text:p>
            <text:p text:style-name="P876">primary key ,</text:p>
            <text:p text:style-name="P876"><text:s/>auto increment , <text:span text:style-name="T772">not null <text:s/></text:span>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452640903248">
          <table:table-cell table:style-name="Table38.A2" office:value-type="string">
            <text:p text:style-name="P870">Title</text:p>
          </table:table-cell>
          <table:table-cell table:style-name="Table38.A2" office:value-type="string">
            <text:p text:style-name="P357"><text:span text:style-name="T770">varchar(</text:span><text:span text:style-name="T775">36</text:span><text:span text:style-name="T770">)</text:span></text:p>
          </table:table-cell>
          <table:table-cell table:style-name="Table38.A2" office:value-type="string">
            <text:p text:style-name="P875">Not null 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452640918928">
          <table:table-cell table:style-name="Table38.A2" office:value-type="string">
            <text:p text:style-name="P870">language_id</text:p>
          </table:table-cell>
          <table:table-cell table:style-name="Table38.A2" office:value-type="string">
            <text:p text:style-name="P872">Big int</text:p>
          </table:table-cell>
          <table:table-cell table:style-name="Table38.A2" office:value-type="string">
            <text:p text:style-name="P798">Not null , <text:span text:style-name="T736">unsigned ,</text:span> </text:p>
            <text:p text:style-name="P798">foreign key → languages(id)</text:p>
            <text:p text:style-name="P798"/>
            <text:p text:style-name="P786">On Delete → (cascade) ,</text:p>
            <text:p text:style-name="P786">On Update → (cascade) ,</text:p>
          </table:table-cell>
          <table:table-cell table:style-name="Table38.D2" office:value-type="string">
            <text:p text:style-name="P329"/>
          </table:table-cell>
        </table:table-row>
        <table:table-row table:style-name="TableLine94452640945040">
          <table:table-cell table:style-name="Table38.A2" office:value-type="string">
            <text:p text:style-name="P870">counter_id</text:p>
          </table:table-cell>
          <table:table-cell table:style-name="Table38.A2" office:value-type="string">
            <text:p text:style-name="P873">Big int</text:p>
          </table:table-cell>
          <table:table-cell table:style-name="Table38.A2" office:value-type="string">
            <text:p text:style-name="P799">Not null , <text:span text:style-name="T736">unsigned ,</text:span> </text:p>
            <text:p text:style-name="P356"><text:span text:style-name="T773">foreign key → </text:span><text:span text:style-name="T774">counters</text:span><text:span text:style-name="T773">(id)</text:span></text:p>
            <text:p text:style-name="P799"/>
            <text:p text:style-name="P787">On Delete → (cascade) ,</text:p>
            <text:p text:style-name="P787">On Update → (cascade) ,</text:p>
          </table:table-cell>
          <table:table-cell table:style-name="Table38.D2" office:value-type="string">
            <text:p text:style-name="P329"/>
          </table:table-cell>
        </table:table-row>
      </table:table>
      <text:p text:style-name="P292"/>
      <text:p text:style-name="P292"/>
      <text:list xml:id="list4187659146" text:style-name="L45">
        <text:list-item>
          <text:list>
            <text:list-item>
              <text:p text:style-name="P1443">ارتباطات :‌</text:p>
              <text:list>
                <text:list-item>
                  <text:p text:style-name="P1443">languages : </text:p>
                  <text:list>
                    <text:list-item>
                      <text:p text:style-name="P1438">نوع : <text:span text:style-name="T776">1 به n</text:span></text:p>
                    </text:list-item>
                    <text:list-item>
                      <text:p text:style-name="P1438">توضیحات :‌ <text:span text:style-name="T776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0739073769540" text:continue-numbering="true" text:style-name="L45">
        <text:list-item>
          <text:list>
            <text:list-item>
              <text:list>
                <text:list-item>
                  <text:p text:style-name="P1443">counters : </text:p>
                  <text:list>
                    <text:list-item>
                      <text:p text:style-name="P1439">نوع : <text:span text:style-name="T776">1 به n</text:span></text:p>
                    </text:list-item>
                    <text:list-item>
                      <text:p text:style-name="P1438">توضیحات :‌<text:span text:style-name="T777">هر یک </text:span><text:span text:style-name="T778">translate متعلق به یک counters است </text:span><text:span text:style-name="T779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60737895372653" text:continue-numbering="true" text:style-name="L45">
        <text:list-item>
          <text:p text:style-name="P1612">teams : در این جدول <text:span text:style-name="T780">team ها ذخیره میشوند !!</text:span></text:p>
        </text:list-item>
      </text:list>
      <text:p text:style-name="P156"/>
      <text:list xml:id="list160737405105470" text:continue-numbering="true" text:style-name="L45">
        <text:list-item>
          <text:list>
            <text:list-item>
              <text:p text:style-name="P1444">ستون ها : </text:p>
            </text:list-item>
          </text:list>
        </text:list-item>
      </text:list>
      <text:p text:style-name="P157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452640993952">
          <table:table-cell table:style-name="Table39.A1" office:value-type="string">
            <text:p text:style-name="P368">Name</text:p>
          </table:table-cell>
          <table:table-cell table:style-name="Table39.A1" office:value-type="string">
            <text:p text:style-name="P368">Data Type</text:p>
          </table:table-cell>
          <table:table-cell table:style-name="Table39.A1" office:value-type="string">
            <text:p text:style-name="P368">Attributes</text:p>
          </table:table-cell>
          <table:table-cell table:style-name="Table39.D1" office:value-type="string">
            <text:p text:style-name="P368">Comment</text:p>
          </table:table-cell>
        </table:table-row>
        <table:table-row table:style-name="TableLine94452641006544">
          <table:table-cell table:style-name="Table39.A2" office:value-type="string">
            <text:p text:style-name="P877">id</text:p>
          </table:table-cell>
          <table:table-cell table:style-name="Table39.A2" office:value-type="string">
            <text:p text:style-name="P878">Big int</text:p>
          </table:table-cell>
          <table:table-cell table:style-name="Table39.A2" office:value-type="string">
            <text:p text:style-name="P879">Not null , unsigned ,index ,</text:p>
            <text:p text:style-name="P879">unique , primary key ,</text:p>
            <text:p text:style-name="P879"><text:s/>auto increment</text:p>
          </table:table-cell>
          <table:table-cell table:style-name="Table39.D2" office:value-type="string">
            <text:p text:style-name="P329"/>
          </table:table-cell>
        </table:table-row>
        <table:table-row table:style-name="TableLine94452641008992">
          <table:table-cell table:style-name="Table39.A2" office:value-type="string">
            <text:p text:style-name="P877">status</text:p>
          </table:table-cell>
          <table:table-cell table:style-name="Table39.A2" office:value-type="string">
            <text:p text:style-name="P1024">boolean</text:p>
          </table:table-cell>
          <table:table-cell table:style-name="Table39.A2" office:value-type="string">
            <text:p text:style-name="P880">Not null , defualt 1</text:p>
          </table:table-cell>
          <table:table-cell table:style-name="Table39.D2" office:value-type="string">
            <text:p text:style-name="P329"/>
          </table:table-cell>
        </table:table-row>
      </table:table>
      <text:p text:style-name="P293"/>
      <text:p text:style-name="P293"/>
      <text:list xml:id="list3518469380" text:style-name="L46">
        <text:list-item>
          <text:list>
            <text:list-item>
              <text:p text:style-name="P1445">ارتباطات :‌</text:p>
            </text:list-item>
          </text:list>
        </text:list-item>
      </text:list>
      <text:p text:style-name="P158"/>
      <text:list xml:id="list160737110461609" text:continue-numbering="true" text:style-name="L46">
        <text:list-item>
          <text:list>
            <text:list-item>
              <text:list>
                <text:list-item>
                  <text:p text:style-name="P1445">dates : </text:p>
                  <text:list>
                    <text:list-item>
                      <text:p text:style-name="P1446">نوع :‌<text:span text:style-name="T787">1 به n</text:span></text:p>
                    </text:list-item>
                    <text:list-item>
                      <text:p text:style-name="P1446">توضیحات :‌ <text:span text:style-name="T787">هر یک team دارای چندین date و هر یک date میتواند متعلق به یک </text:span><text:span text:style-name="T788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0738082172984" text:continue-numbering="true" text:style-name="L46">
        <text:list-item>
          <text:list>
            <text:list-item>
              <text:list>
                <text:list-item>
                  <text:p text:style-name="P1445">users : </text:p>
                  <text:list>
                    <text:list-item>
                      <text:p text:style-name="P1446">نوع :‌ <text:span text:style-name="T785">1 به n </text:span></text:p>
                    </text:list-item>
                    <text:list-item>
                      <text:p text:style-name="P1446">توضیحات :‌ <text:span text:style-name="T785">هر یک user میتواند چندین team بسازد و هر یک team </text:span><text:span text:style-name="T786">متعلق به یک user است !!!</text:span><text:span text:style-name="T789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0738129247171" text:continue-numbering="true" text:style-name="L46">
        <text:list-item>
          <text:list>
            <text:list-item>
              <text:list>
                <text:list-item>
                  <text:p text:style-name="P1445">socialables : </text:p>
                  <text:list>
                    <text:list-item>
                      <text:p text:style-name="P1446">نوع :‌<text:span text:style-name="T790">1 به n</text:span></text:p>
                    </text:list-item>
                    <text:list-item>
                      <text:p text:style-name="P1446">توضیحات :‌ <text:span text:style-name="T790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0737496133581" text:continue-numbering="true" text:style-name="L46">
        <text:list-item>
          <text:list>
            <text:list-item>
              <text:list>
                <text:list-item>
                  <text:p text:style-name="P1449">team_translations : </text:p>
                  <text:list>
                    <text:list-item>
                      <text:p text:style-name="P1446">نوع :‌ <text:span text:style-name="T783">1 به n</text:span></text:p>
                    </text:list-item>
                    <text:list-item>
                      <text:p text:style-name="P1446">توضیحات :‌ <text:span text:style-name="T783">هر یک team دارای چندین translate و هر یک translate متعلق به یک </text:span><text:span text:style-name="T784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0737349039867" text:continue-numbering="true" text:style-name="L46">
        <text:list-item>
          <text:list>
            <text:list-item>
              <text:list>
                <text:list-item>
                  <text:p text:style-name="P1087"><text:span text:style-name="T924">iconables</text:span><text:span text:style-name="T925"> : </text:span></text:p>
                  <text:list>
                    <text:list-item>
                      <text:p text:style-name="P1446">نوع :‌<text:span text:style-name="T781">1 به 1 </text:span></text:p>
                    </text:list-item>
                    <text:list-item>
                      <text:p text:style-name="P1447">توضیحات :‌<text:span text:style-name="T781">هر یک </text:span><text:span text:style-name="T782">team یک رکورد در جدول </text:span><text:span text:style-name="T924">iconables</text:span><text:span text:style-name="T782"> دارد و هر یک رکورد در جدول </text:span><text:span text:style-name="T924">iconables</text:span><text:span text:style-name="T782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list xml:id="list160737672971468" text:continue-numbering="true" text:style-name="L46">
        <text:list-item>
          <text:list>
            <text:list-item>
              <text:list>
                <text:list-item>
                  <text:p text:style-name="P1588"><text:span text:style-name="T920">portfolios</text:span><text:span text:style-name="T917"> : </text:span></text:p>
                  <text:list>
                    <text:list-item>
                      <text:p text:style-name="P1450">نوع :‌1 به n </text:p>
                    </text:list-item>
                    <text:list-item>
                      <text:p text:style-name="P1450">توضیحات :‌ <text:span text:style-name="T919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3">team_translations : <text:span text:style-name="T791">در این جدول </text:span><text:span text:style-name="T792">ترجمه های هر یک team که برای زبان های مختلق ایجاد میشود ذخیره میکنیم !!!</text:span></text:p>
        </text:list-item>
      </text:list>
      <text:p text:style-name="P159"/>
      <text:list xml:id="list160737286835228" text:continue-numbering="true" text:style-name="L46">
        <text:list-item>
          <text:list>
            <text:list-item>
              <text:p text:style-name="P1454">ستون ها : </text:p>
            </text:list-item>
          </text:list>
        </text:list-item>
      </text:list>
      <text:p text:style-name="P160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452641079296">
          <table:table-cell table:style-name="Table40.A1" office:value-type="string">
            <text:p text:style-name="P368">Name</text:p>
          </table:table-cell>
          <table:table-cell table:style-name="Table40.A1" office:value-type="string">
            <text:p text:style-name="P368">Data Type</text:p>
          </table:table-cell>
          <table:table-cell table:style-name="Table40.A1" office:value-type="string">
            <text:p text:style-name="P368">Attributes</text:p>
          </table:table-cell>
          <table:table-cell table:style-name="Table40.D1" office:value-type="string">
            <text:p text:style-name="P368">Comment</text:p>
          </table:table-cell>
        </table:table-row>
        <table:table-row table:style-name="TableLine94452641106416">
          <table:table-cell table:style-name="Table40.A2" office:value-type="string">
            <text:p text:style-name="P881">id</text:p>
          </table:table-cell>
          <table:table-cell table:style-name="Table40.A2" office:value-type="string">
            <text:p text:style-name="P883">Big int</text:p>
          </table:table-cell>
          <table:table-cell table:style-name="Table40.A2" office:value-type="string">
            <text:p text:style-name="P887">Not null , unsigned , unique ,</text:p>
            <text:p text:style-name="P887">index , primary key , </text:p>
            <text:p text:style-name="P887">auto increment ,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452641108592">
          <table:table-cell table:style-name="Table40.A2" office:value-type="string">
            <text:p text:style-name="P881">title</text:p>
          </table:table-cell>
          <table:table-cell table:style-name="Table40.A2" office:value-type="string">
            <text:p text:style-name="P358"><text:span text:style-name="T793">varchar(</text:span><text:span text:style-name="T794">64</text:span><text:span text:style-name="T793">)</text:span></text:p>
          </table:table-cell>
          <table:table-cell table:style-name="Table40.A2" office:value-type="string">
            <text:p text:style-name="P888">Not null 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452641109504">
          <table:table-cell table:style-name="Table40.A2" office:value-type="string">
            <text:p text:style-name="P884">describe</text:p>
          </table:table-cell>
          <table:table-cell table:style-name="Table40.A2" office:value-type="string">
            <text:p text:style-name="P886">varchar(800)</text:p>
          </table:table-cell>
          <table:table-cell table:style-name="Table40.A2" office:value-type="string">
            <text:p text:style-name="P888">Not null 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452641110464">
          <table:table-cell table:style-name="Table40.A2" office:value-type="string">
            <text:p text:style-name="P882">language_id</text:p>
          </table:table-cell>
          <table:table-cell table:style-name="Table40.A2" office:value-type="string">
            <text:p text:style-name="P885">Big int</text:p>
          </table:table-cell>
          <table:table-cell table:style-name="Table40.A2" office:value-type="string">
            <text:p text:style-name="P800">Not null , <text:span text:style-name="T736">unsigned ,</text:span> </text:p>
            <text:p text:style-name="P800">foreign key → languages(id)</text:p>
            <text:p text:style-name="P800"/>
            <text:p text:style-name="P788">On Delete → (cascade) ,</text:p>
            <text:p text:style-name="P788">On Update → (cascade) ,</text:p>
          </table:table-cell>
          <table:table-cell table:style-name="Table40.D2" office:value-type="string">
            <text:p text:style-name="P329"/>
          </table:table-cell>
        </table:table-row>
        <table:table-row table:style-name="TableLine94452641111648">
          <table:table-cell table:style-name="Table40.A2" office:value-type="string">
            <text:p text:style-name="P882">team_id</text:p>
          </table:table-cell>
          <table:table-cell table:style-name="Table40.A2" office:value-type="string">
            <text:p text:style-name="P885">Big int</text:p>
          </table:table-cell>
          <table:table-cell table:style-name="Table40.A2" office:value-type="string">
            <text:p text:style-name="P889">Not null , unsigned ,</text:p>
            <text:p text:style-name="P889">foreign key → teams(id)</text:p>
            <text:p text:style-name="P889"/>
            <text:p text:style-name="P889">On Delete → (cascade) ,</text:p>
            <text:p text:style-name="P889">On <text:span text:style-name="T795">Update</text:span> → (cascade) ,</text:p>
          </table:table-cell>
          <table:table-cell table:style-name="Table40.D2" office:value-type="string">
            <text:p text:style-name="P329"/>
          </table:table-cell>
        </table:table-row>
      </table:table>
      <text:p text:style-name="P294"/>
      <text:p text:style-name="P294"/>
      <text:list xml:id="list3004675477" text:style-name="L47">
        <text:list-item>
          <text:list>
            <text:list-item>
              <text:p text:style-name="P1455">ارتباطات :‌</text:p>
              <text:list>
                <text:list-item>
                  <text:p text:style-name="P1455">teams : </text:p>
                  <text:list>
                    <text:list-item>
                      <text:p text:style-name="P1448">نوع :‌ <text:span text:style-name="T783">1 به n</text:span></text:p>
                    </text:list-item>
                    <text:list-item>
                      <text:p text:style-name="P1448">توضیحات :‌ <text:span text:style-name="T783">هر یک team دارای چندین translate و هر یک translate متعلق به یک </text:span><text:span text:style-name="T784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2"/>
      <text:list xml:id="list160738841552957" text:continue-numbering="true" text:style-name="L47">
        <text:list-item>
          <text:list>
            <text:list-item>
              <text:list>
                <text:list-item>
                  <text:p text:style-name="P1455">languages : </text:p>
                  <text:list>
                    <text:list-item>
                      <text:p text:style-name="P1456">نوع : <text:span text:style-name="T796">1 به n </text:span></text:p>
                    </text:list-item>
                    <text:list-item>
                      <text:p text:style-name="P1456">توضیحات : <text:span text:style-name="T796">هر یک </text:span><text:span text:style-name="T797">translate متعلق به یک language است </text:span><text:span text:style-name="T798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1"/>
      <text:p text:style-name="P169"/>
      <text:list xml:id="list160737282573831" text:continue-numbering="true" text:style-name="L47">
        <text:list-item>
          <text:p text:style-name="P1589"><text:span text:style-name="T811">starables</text:span><text:span text:style-name="T810"> : </text:span><text:span text:style-name="T812">در این جدول </text:span><text:span text:style-name="T813">ایتم هایی که دارای ستاره هستند به همراه تعداد ستاره انها ذخیره میشود !! </text:span><text:span text:style-name="T845">فقط ادمین میتواند به یک ایتمی ستاره بدهد … </text:span></text:p>
        </text:list-item>
      </text:list>
      <text:p text:style-name="P13"/>
      <text:list xml:id="list160738165971176" text:continue-numbering="true" text:style-name="L47">
        <text:list-item>
          <text:list>
            <text:list-item>
              <text:p text:style-name="P1457">ستون ها :‌</text:p>
            </text:list-item>
          </text:list>
        </text:list-item>
      </text:list>
      <text:p text:style-name="P170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452641135760">
          <table:table-cell table:style-name="Table42.A1" office:value-type="string">
            <text:p text:style-name="P368">Name</text:p>
          </table:table-cell>
          <table:table-cell table:style-name="Table42.A1" office:value-type="string">
            <text:p text:style-name="P368">Data Type</text:p>
          </table:table-cell>
          <table:table-cell table:style-name="Table42.A1" office:value-type="string">
            <text:p text:style-name="P368">Attributes</text:p>
          </table:table-cell>
          <table:table-cell table:style-name="Table42.D1" office:value-type="string">
            <text:p text:style-name="P368">Comment</text:p>
          </table:table-cell>
        </table:table-row>
        <table:table-row table:style-name="TableLine94452641175040">
          <table:table-cell table:style-name="Table42.A2" office:value-type="string">
            <text:p text:style-name="P897">id</text:p>
          </table:table-cell>
          <table:table-cell table:style-name="Table42.A2" office:value-type="string">
            <text:p text:style-name="P897">Big int</text:p>
          </table:table-cell>
          <table:table-cell table:style-name="Table42.A2" office:value-type="string">
            <text:p text:style-name="P899">Not null , unsigned , index , </text:p>
            <text:p text:style-name="P899">unique , primary key , </text:p>
            <text:p text:style-name="P899">auto increment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452641177312">
          <table:table-cell table:style-name="Table42.A2" office:value-type="string">
            <text:p text:style-name="P897">object_class</text:p>
          </table:table-cell>
          <table:table-cell table:style-name="Table42.A2" office:value-type="string">
            <text:p text:style-name="P899">varchar(255)</text:p>
          </table:table-cell>
          <table:table-cell table:style-name="Table42.A2" office:value-type="string">
            <text:p text:style-name="P899">Not null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452641178224">
          <table:table-cell table:style-name="Table42.A2" office:value-type="string">
            <text:p text:style-name="P897">object_id</text:p>
          </table:table-cell>
          <table:table-cell table:style-name="Table42.A2" office:value-type="string">
            <text:p text:style-name="P898">Big int</text:p>
          </table:table-cell>
          <table:table-cell table:style-name="Table42.A2" office:value-type="string">
            <text:p text:style-name="P899">Not null , <text:span text:style-name="T814">unsigned</text:span></text:p>
          </table:table-cell>
          <table:table-cell table:style-name="Table42.D2" office:value-type="string">
            <text:p text:style-name="P329"/>
          </table:table-cell>
        </table:table-row>
        <table:table-row table:style-name="TableLine94452641179184">
          <table:table-cell table:style-name="Table42.A2" office:value-type="string">
            <text:p text:style-name="P897">star</text:p>
          </table:table-cell>
          <table:table-cell table:style-name="Table42.A2" office:value-type="string">
            <text:p text:style-name="P901">Float(4,2)</text:p>
          </table:table-cell>
          <table:table-cell table:style-name="Table42.A2" office:value-type="string">
            <text:p text:style-name="P900">Not null , <text:span text:style-name="T815">unsigned</text:span></text:p>
          </table:table-cell>
          <table:table-cell table:style-name="Table42.D2" office:value-type="string">
            <text:p text:style-name="P329"/>
          </table:table-cell>
        </table:table-row>
      </table:table>
      <text:p text:style-name="P296"/>
      <text:list xml:id="list49779673" text:style-name="L48">
        <text:list-item>
          <text:list>
            <text:list-item>
              <text:p text:style-name="P1458">ارتباط ها : </text:p>
              <text:list>
                <text:list-item>
                  <text:p text:style-name="P145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1"/>
      <text:list xml:id="list160737096214804" text:continue-numbering="true" text:style-name="L48">
        <text:list-item>
          <text:p text:style-name="P1614">likeables : در این جدول تعداد لایک های هر <text:s/>یک رکورد از جداول را ذخیره میکنیم </text:p>
        </text:list-item>
      </text:list>
      <text:p text:style-name="P174"/>
      <text:list xml:id="list160737986973233" text:continue-numbering="true" text:style-name="L48">
        <text:list-item>
          <text:list>
            <text:list-item>
              <text:p text:style-name="P1459">ستون ها : </text:p>
            </text:list-item>
          </text:list>
        </text:list-item>
      </text:list>
      <text:p text:style-name="P175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452641184624">
          <table:table-cell table:style-name="Table44.A1" office:value-type="string">
            <text:p text:style-name="P368">Name</text:p>
          </table:table-cell>
          <table:table-cell table:style-name="Table44.A1" office:value-type="string">
            <text:p text:style-name="P368">Data Type</text:p>
          </table:table-cell>
          <table:table-cell table:style-name="Table44.A1" office:value-type="string">
            <text:p text:style-name="P368">Attributes</text:p>
          </table:table-cell>
          <table:table-cell table:style-name="Table44.D1" office:value-type="string">
            <text:p text:style-name="P368">Comment</text:p>
          </table:table-cell>
        </table:table-row>
        <table:table-row table:style-name="TableLine94452641226368">
          <table:table-cell table:style-name="Table44.A2" office:value-type="string">
            <text:p text:style-name="P912">id</text:p>
          </table:table-cell>
          <table:table-cell table:style-name="Table44.A2" office:value-type="string">
            <text:p text:style-name="P912">Big int</text:p>
          </table:table-cell>
          <table:table-cell table:style-name="Table44.A2" office:value-type="string">
            <text:p text:style-name="P914">Unsigned , not null , unique ,</text:p>
            <text:p text:style-name="P914">primary key ,auto increment , </text:p>
            <text:p text:style-name="P914">index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452641228816">
          <table:table-cell table:style-name="Table44.A2" office:value-type="string">
            <text:p text:style-name="P912">object_class</text:p>
          </table:table-cell>
          <table:table-cell table:style-name="Table44.A2" office:value-type="string">
            <text:p text:style-name="P912">varchar(255)</text:p>
          </table:table-cell>
          <table:table-cell table:style-name="Table44.A2" office:value-type="string">
            <text:p text:style-name="P914">Not null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452641229728">
          <table:table-cell table:style-name="Table44.A2" office:value-type="string">
            <text:p text:style-name="P912">object_id</text:p>
          </table:table-cell>
          <table:table-cell table:style-name="Table44.A2" office:value-type="string">
            <text:p text:style-name="P912">Big int</text:p>
          </table:table-cell>
          <table:table-cell table:style-name="Table44.A2" office:value-type="string">
            <text:p text:style-name="P914">Not null , unsigned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452641230688">
          <table:table-cell table:style-name="Table44.A2" office:value-type="string">
            <text:p text:style-name="P912">like</text:p>
          </table:table-cell>
          <table:table-cell table:style-name="Table44.A2" office:value-type="string">
            <text:p text:style-name="P913">Big int</text:p>
          </table:table-cell>
          <table:table-cell table:style-name="Table44.A2" office:value-type="string">
            <text:p text:style-name="P914">Not null , unsigned</text:p>
            <text:p text:style-name="P1631">defualt 0 </text:p>
          </table:table-cell>
          <table:table-cell table:style-name="Table44.D2" office:value-type="string">
            <text:p text:style-name="P329"/>
          </table:table-cell>
        </table:table-row>
        <table:table-row table:style-name="TableLine94452641230688">
          <table:table-cell table:style-name="Table44.A2" office:value-type="string">
            <text:p text:style-name="P1628">disliked</text:p>
          </table:table-cell>
          <table:table-cell table:style-name="Table44.A2" office:value-type="string">
            <text:p text:style-name="P1629">Big int</text:p>
          </table:table-cell>
          <table:table-cell table:style-name="Table44.A2" office:value-type="string">
            <text:p text:style-name="P1630">Not null , unsigned , </text:p>
            <text:p text:style-name="P1630">defualt 0 </text:p>
          </table:table-cell>
          <table:table-cell table:style-name="Table44.D2" office:value-type="string">
            <text:p text:style-name="P329"/>
          </table:table-cell>
        </table:table-row>
      </table:table>
      <text:p text:style-name="P298"/>
      <text:p text:style-name="P298"/>
      <text:list xml:id="list3208062613" text:style-name="L49">
        <text:list-item>
          <text:list>
            <text:list-item>
              <text:p text:style-name="P1460">ارتباطات :‌</text:p>
              <text:list>
                <text:list-item>
                  <text:p text:style-name="P1460">dates : </text:p>
                  <text:list>
                    <text:list-item>
                      <text:p text:style-name="P1460">نوع : <text:span text:style-name="T1019">1 به n </text:span></text:p>
                    </text:list-item>
                    <text:list-item>
                      <text:p text:style-name="P1088"><text:span text:style-name="T1013">توضیحات : </text:span><text:span text:style-name="T830">هر یک </text:span><text:span text:style-name="T1012">رکورد در جدول likeables </text:span><text:span text:style-name="T830"><text:s/>دارای چندین رکورد</text:span><text:span text:style-name="T831">(</text:span><text:span text:style-name="T830"> از نوع </text:span><text:span text:style-name="T1014">liked_at , disliked_at</text:span><text:span text:style-name="T830"> <text:s/>: </text:span><text:span text:style-name="T832">چونکه هر رکورد در likables اپدیت میشود </text:span><text:span text:style-name="T1016">که ان اپدیت یا برای like است ویا deslike است </text:span><text:span text:style-name="T832"><text:s/></text:span><text:span text:style-name="T833">و </text:span><text:span text:style-name="T1017">ما</text:span><text:span text:style-name="T833"> میخواهیم ببینیم </text:span><text:span text:style-name="T1018">کدام user </text:span><text:span text:style-name="T833"><text:s/>انرا</text:span><text:span text:style-name="T1018">like و یا deslike </text:span><text:span text:style-name="T833"><text:s/>میکند </text:span><text:span text:style-name="T834"><text:s/></text:span><text:span text:style-name="T831">) </text:span><text:span text:style-name="T830">در جدول dates دارد و </text:span><text:span text:style-name="T835">هر یک date در جدول dates میتواند متعلق به یک </text:span><text:span text:style-name="T1015">رکورد در جدول likeables</text:span><text:span text:style-name="T835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9"/>
      <text:list xml:id="list160739160961070" text:continue-numbering="true" text:style-name="L49">
        <text:list-item>
          <text:list>
            <text:list-item>
              <text:list>
                <text:list-item>
                  <text:p text:style-name="P1460">users </text:p>
                  <text:list>
                    <text:list-item>
                      <text:p text:style-name="P1460">نوع :<text:span text:style-name="T836">n به n </text:span></text:p>
                    </text:list-item>
                    <text:list-item>
                      <text:p text:style-name="P1089"><text:span text:style-name="T837">توضیحات :‌هر یک رکورد از جدول likeables را چندین user </text:span><text:span text:style-name="T838">میتواند</text:span><text:span text:style-name="T837"> آپدیت کنند</text:span></text:p>
                      <text:p text:style-name="P1089"><text:span text:style-name="T837"><text:s/></text:span><text:span text:style-name="T843">( که لیست </text:span><text:span text:style-name="T844">user هایی که اپدیت کرده اند را در جدول dates نگه داری میشود </text:span><text:span text:style-name="T1021">به همراه نوع اپدیت انها like || dislike </text:span><text:span text:style-name="T844"><text:s/>اینطوری میتوان فهمید کدام user و در کدام تاریخ ایتمی را لایک </text:span><text:span text:style-name="T1020">ویا disliked </text:span><text:span text:style-name="T844"><text:s/>کرده است !!! </text:span><text:span text:style-name="T843">)</text:span></text:p>
                      <text:p text:style-name="P1089"/>
                      <text:p text:style-name="P1089"><text:span text:style-name="T839">و هر یک user میتواند چندین </text:span><text:span text:style-name="T840">رکورد اپد</text:span><text:span text:style-name="T841">یت شده </text:span><text:span text:style-name="T842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60739236186722" text:continue-numbering="true" text:style-name="L49">
        <text:list-item>
          <text:p text:style-name="P1615">comments : <text:span text:style-name="T985">در این جدول comment ها</text:span><text:span text:style-name="T986">ی هر ایتم </text:span><text:span text:style-name="T985"><text:s/>ذخیره میشوند </text:span></text:p>
          <text:p text:style-name="P1461">این جدول <text:span text:style-name="T1010">کامنت کاربر هایی که log in شده اند و هم کاربرانی که login نشده اند را ذخیره میکند با استفاده از فیلد های name , email , <text:s/>.</text:span></text:p>
          <text:p text:style-name="P1462">درزمانیکه کاربر login است و میخواهد comment بگذارد فیلد های name , email , به صورت null پر میشوند <text:span text:style-name="T1011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4"/>
      <text:list xml:id="list160738028206465" text:continue-numbering="true" text:style-name="L49">
        <text:list-item>
          <text:list>
            <text:list-item>
              <text:p text:style-name="P1463">ستون ها :‌</text:p>
            </text:list-item>
          </text:list>
        </text:list-item>
      </text:list>
      <text:p text:style-name="P225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452641259536">
          <table:table-cell table:style-name="Table56.A1" office:value-type="string">
            <text:p text:style-name="P368">Name</text:p>
          </table:table-cell>
          <table:table-cell table:style-name="Table56.A1" office:value-type="string">
            <text:p text:style-name="P368">Data Type</text:p>
          </table:table-cell>
          <table:table-cell table:style-name="Table56.A1" office:value-type="string">
            <text:p text:style-name="P368">Attributes</text:p>
          </table:table-cell>
          <table:table-cell table:style-name="Table56.D1" office:value-type="string">
            <text:p text:style-name="P368">Comment</text:p>
          </table:table-cell>
        </table:table-row>
        <table:table-row table:style-name="TableLine94452641336672">
          <table:table-cell table:style-name="Table56.A2" office:value-type="string">
            <text:p text:style-name="P1032">id</text:p>
          </table:table-cell>
          <table:table-cell table:style-name="Table56.A2" office:value-type="string">
            <text:p text:style-name="P1033">Big int</text:p>
          </table:table-cell>
          <table:table-cell table:style-name="Table56.A2" office:value-type="string">
            <text:p text:style-name="P1035">Not null , unsigned , index ,</text:p>
            <text:p text:style-name="P1035">priamry key , unique ,</text:p>
            <text:p text:style-name="P1035">auto increment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39232">
          <table:table-cell table:style-name="Table56.A2" office:value-type="string">
            <text:p text:style-name="P1032">name</text:p>
          </table:table-cell>
          <table:table-cell table:style-name="Table56.A2" office:value-type="string">
            <text:p text:style-name="P1034">varchar(<text:span text:style-name="T987">50</text:span>)</text:p>
          </table:table-cell>
          <table:table-cell table:style-name="Table56.A2" office:value-type="string">
            <text:p text:style-name="P1036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0144">
          <table:table-cell table:style-name="Table56.A2" office:value-type="string">
            <text:p text:style-name="P1032">email</text:p>
          </table:table-cell>
          <table:table-cell table:style-name="Table56.A2" office:value-type="string">
            <text:p text:style-name="P1034">varchar(<text:span text:style-name="T987">64</text:span>)</text:p>
          </table:table-cell>
          <table:table-cell table:style-name="Table56.A2" office:value-type="string">
            <text:p text:style-name="P1036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1104">
          <table:table-cell table:style-name="Table56.A2" office:value-type="string">
            <text:p text:style-name="P1032">url</text:p>
          </table:table-cell>
          <table:table-cell table:style-name="Table56.A2" office:value-type="string">
            <text:p text:style-name="P1034">varchar(<text:span text:style-name="T988">32</text:span>)</text:p>
          </table:table-cell>
          <table:table-cell table:style-name="Table56.A2" office:value-type="string">
            <text:p text:style-name="P1036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2528">
          <table:table-cell table:style-name="Table56.A2" office:value-type="string">
            <text:p text:style-name="P1032">body</text:p>
          </table:table-cell>
          <table:table-cell table:style-name="Table56.A2" office:value-type="string">
            <text:p text:style-name="P1034">varchar(<text:span text:style-name="T989">4000</text:span>)</text:p>
          </table:table-cell>
          <table:table-cell table:style-name="Table56.A2" office:value-type="string">
            <text:p text:style-name="P1036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3552">
          <table:table-cell table:style-name="Table56.A2" office:value-type="string">
            <text:p text:style-name="P1032">object_class</text:p>
          </table:table-cell>
          <table:table-cell table:style-name="Table56.A2" office:value-type="string">
            <text:p text:style-name="P1034">varchar(255)</text:p>
          </table:table-cell>
          <table:table-cell table:style-name="Table56.A2" office:value-type="string">
            <text:p text:style-name="P1036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4624">
          <table:table-cell table:style-name="Table56.A2" office:value-type="string">
            <text:p text:style-name="P1032">object_id</text:p>
          </table:table-cell>
          <table:table-cell table:style-name="Table56.A2" office:value-type="string">
            <text:p text:style-name="P1034">Big int</text:p>
          </table:table-cell>
          <table:table-cell table:style-name="Table56.A2" office:value-type="string">
            <text:p text:style-name="P1036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5696">
          <table:table-cell table:style-name="Table56.A2" office:value-type="string">
            <text:p text:style-name="P1032">comment_id</text:p>
          </table:table-cell>
          <table:table-cell table:style-name="Table56.A2" office:value-type="string">
            <text:p text:style-name="P1034">Big int</text:p>
          </table:table-cell>
          <table:table-cell table:style-name="Table56.A2" office:value-type="string">
            <text:p text:style-name="P1036">nullable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6688">
          <table:table-cell table:style-name="Table56.A2" office:value-type="string">
            <text:p text:style-name="P1032">ip</text:p>
          </table:table-cell>
          <table:table-cell table:style-name="Table56.A2" office:value-type="string">
            <text:p text:style-name="P1034">int</text:p>
          </table:table-cell>
          <table:table-cell table:style-name="Table56.A2" office:value-type="string">
            <text:p text:style-name="P1036">Not null</text:p>
          </table:table-cell>
          <table:table-cell table:style-name="Table56.D2" office:value-type="string">
            <text:p text:style-name="P329"/>
          </table:table-cell>
        </table:table-row>
        <table:table-row table:style-name="TableLine94452641347760">
          <table:table-cell table:style-name="Table56.A2" office:value-type="string">
            <text:p text:style-name="P1032">language_id</text:p>
          </table:table-cell>
          <table:table-cell table:style-name="Table56.A2" office:value-type="string">
            <text:p text:style-name="P1034">Big int</text:p>
          </table:table-cell>
          <table:table-cell table:style-name="Table56.A2" office:value-type="string">
            <text:p text:style-name="P1036">Not null</text:p>
          </table:table-cell>
          <table:table-cell table:style-name="Table56.D2" office:value-type="string">
            <text:p text:style-name="P329"/>
          </table:table-cell>
        </table:table-row>
      </table:table>
      <text:p text:style-name="P311"/>
      <text:p text:style-name="P311"/>
      <text:list xml:id="list1086623088" text:style-name="L50">
        <text:list-item>
          <text:list>
            <text:list-item>
              <text:p text:style-name="P1464">ارتباط ها : </text:p>
              <text:list>
                <text:list-item>
                  <text:p text:style-name="P1464">dates : </text:p>
                  <text:list>
                    <text:list-item>
                      <text:p text:style-name="P1464">نوع : <text:span text:style-name="T994">1 به n </text:span></text:p>
                    </text:list-item>
                    <text:list-item>
                      <text:p text:style-name="P1464">توضیحات : <text:span text:style-name="T994">هر یک comment دارای چندین date است و هر یک date میتواند متعلق به یک comment باشد !!!</text:span><text:span text:style-name="T997">(</text:span><text:span text:style-name="T998">created_At , accepted_at</text:span><text:span text:style-name="T997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list xml:id="list160737514466127" text:continue-numbering="true" text:style-name="L50">
        <text:list-item>
          <text:list>
            <text:list-item>
              <text:list>
                <text:list-item>
                  <text:p text:style-name="P1090"><text:span text:style-name="T991">languages</text:span><text:span text:style-name="T990"> : </text:span></text:p>
                  <text:list>
                    <text:list-item>
                      <text:p text:style-name="P1464">نوع :<text:span text:style-name="T995">1 به n </text:span></text:p>
                    </text:list-item>
                    <text:list-item>
                      <text:p text:style-name="P1464">توضیحات :<text:span text:style-name="T996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6"/>
      <text:p text:style-name="P1045"/>
      <text:list xml:id="list160738701132856" text:continue-numbering="true" text:style-name="L50">
        <text:list-item>
          <text:list>
            <text:list-item>
              <text:list>
                <text:list-item>
                  <text:p text:style-name="P1091"><text:span text:style-name="T993">users</text:span><text:span text:style-name="T990"> : </text:span></text:p>
                  <text:list>
                    <text:list-item>
                      <text:p text:style-name="P1465">نوع :<text:span text:style-name="T999">1 به n </text:span></text:p>
                    </text:list-item>
                    <text:list-item>
                      <text:p text:style-name="P1465">توضیحات : <text:span text:style-name="T1000">هر یک user میتواند چندین </text:span><text:span text:style-name="T1001">comment ایجاد کند و هر یک comment میتواند متعلق به یک user باشد </text:span><text:span text:style-name="T1002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0737853666223" text:continue-numbering="true" text:style-name="L50">
        <text:list-item>
          <text:list>
            <text:list-item>
              <text:list>
                <text:list-item>
                  <text:p text:style-name="P1467">comments : </text:p>
                  <text:list>
                    <text:list-item>
                      <text:p text:style-name="P1467">نوع :‌ <text:span text:style-name="T1003">1 به n </text:span></text:p>
                    </text:list-item>
                    <text:list-item>
                      <text:p text:style-name="P1467">توضیحات :‌ <text:span text:style-name="T1004">هر یک comment میتواند متعلق به یک <text:s/>comment دیگر باشد !! و هر یک </text:span><text:span text:style-name="T1005">comment میتواند </text:span><text:span text:style-name="T1006">چندین comment داشته باشد !!!</text:span></text:p>
                      <text:p text:style-name="P1468">(این رابطه برای ایجاد comment های تودرتو <text:span text:style-name="T1007">است </text:span><text:span text:style-name="T1008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60738406818776" text:continue-numbering="true" text:style-name="L50">
        <text:list-item>
          <text:list>
            <text:list-item>
              <text:list>
                <text:list-item>
                  <text:p text:style-name="P1092"><text:span text:style-name="T992">likeables</text:span><text:span text:style-name="T990"> : </text:span></text:p>
                  <text:list>
                    <text:list-item>
                      <text:p text:style-name="P1466">نوع : <text:span text:style-name="T1009">1 به 1</text:span></text:p>
                    </text:list-item>
                    <text:list-item>
                      <text:p text:style-name="P1466">توضیحات : <text:span text:style-name="T1009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226"/>
      <text:list xml:id="list160739244428451" text:continue-list="list160738028206465" text:style-name="L49">
        <text:list-item>
          <text:p text:style-name="P1590"><text:span text:style-name="T912">clients</text:span><text:span text:style-name="T913"> : در این جدول </text:span><text:span text:style-name="T912">مشتریان</text:span><text:span text:style-name="T913"> به همراه نام و لوگوی انها را ذخیره میکنیم !!</text:span></text:p>
        </text:list-item>
      </text:list>
      <text:p text:style-name="P180"/>
      <text:list xml:id="list160737718146833" text:continue-numbering="true" text:style-name="L49">
        <text:list-item>
          <text:list>
            <text:list-item>
              <text:p text:style-name="P1469">ستون ها :‌</text:p>
            </text:list-item>
          </text:list>
        </text:list-item>
      </text:list>
      <text:p text:style-name="P18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452641407360">
          <table:table-cell table:style-name="Table45.A1" office:value-type="string">
            <text:p text:style-name="P368">Name</text:p>
          </table:table-cell>
          <table:table-cell table:style-name="Table45.A1" office:value-type="string">
            <text:p text:style-name="P368">Data Type</text:p>
          </table:table-cell>
          <table:table-cell table:style-name="Table45.A1" office:value-type="string">
            <text:p text:style-name="P368">Attributes</text:p>
          </table:table-cell>
          <table:table-cell table:style-name="Table45.D1" office:value-type="string">
            <text:p text:style-name="P368">Comment</text:p>
          </table:table-cell>
        </table:table-row>
        <table:table-row table:style-name="TableLine94452641437456">
          <table:table-cell table:style-name="Table45.A2" office:value-type="string">
            <text:p text:style-name="P916">id</text:p>
          </table:table-cell>
          <table:table-cell table:style-name="Table45.A2" office:value-type="string">
            <text:p text:style-name="P917">Big int</text:p>
          </table:table-cell>
          <table:table-cell table:style-name="Table45.A2" office:value-type="string">
            <text:p text:style-name="P920">Not null ,unsigned ,index ,</text:p>
            <text:p text:style-name="P920">unique , primary key , </text:p>
            <text:p text:style-name="P920">auto increment</text:p>
          </table:table-cell>
          <table:table-cell table:style-name="Table45.D2" office:value-type="string">
            <text:p text:style-name="P329"/>
          </table:table-cell>
        </table:table-row>
        <table:table-row table:style-name="TableLine94452641439312">
          <table:table-cell table:style-name="Table45.A2" office:value-type="string">
            <text:p text:style-name="P917">url</text:p>
          </table:table-cell>
          <table:table-cell table:style-name="Table45.A2" office:value-type="string">
            <text:p text:style-name="P918">varchar(<text:span text:style-name="T847">32</text:span>)</text:p>
          </table:table-cell>
          <table:table-cell table:style-name="Table45.A2" office:value-type="string">
            <text:p text:style-name="P923">nullable</text:p>
          </table:table-cell>
          <table:table-cell table:style-name="Table45.D2" office:value-type="string">
            <text:p text:style-name="P329"/>
          </table:table-cell>
        </table:table-row>
        <table:table-row table:style-name="TableLine94452641440224">
          <table:table-cell table:style-name="Table45.A2" office:value-type="string">
            <text:p text:style-name="P971">show_brand</text:p>
          </table:table-cell>
          <table:table-cell table:style-name="Table45.A2" office:value-type="string">
            <text:p text:style-name="P1025">boolean</text:p>
          </table:table-cell>
          <table:table-cell table:style-name="Table45.A2" office:value-type="string">
            <text:p text:style-name="P924">Not null , <text:span text:style-name="T846">defualt 1 </text:span></text:p>
          </table:table-cell>
          <table:table-cell table:style-name="Table45.D2" office:value-type="string">
            <text:p text:style-name="P970">نمایش ان در لیست برند ها</text:p>
          </table:table-cell>
        </table:table-row>
        <table:table-row table:style-name="TableLine94452641441184">
          <table:table-cell table:style-name="Table45.A2" office:value-type="string">
            <text:p text:style-name="P917">sort</text:p>
          </table:table-cell>
          <table:table-cell table:style-name="Table45.A2" office:value-type="string">
            <text:p text:style-name="P919">Tiny int</text:p>
          </table:table-cell>
          <table:table-cell table:style-name="Table45.A2" office:value-type="string">
            <text:p text:style-name="P919">Nullable , unsigned</text:p>
          </table:table-cell>
          <table:table-cell table:style-name="Table45.D2" office:value-type="string">
            <text:p text:style-name="P329"/>
          </table:table-cell>
        </table:table-row>
      </table:table>
      <text:p text:style-name="P299"/>
      <text:p text:style-name="P299"/>
      <text:list xml:id="list3699827515" text:style-name="L51">
        <text:list-item>
          <text:list>
            <text:list-item>
              <text:p text:style-name="P1470">ارتباط ها :‌</text:p>
              <text:list>
                <text:list-item>
                  <text:p text:style-name="P1470">dates : </text:p>
                  <text:list>
                    <text:list-item>
                      <text:p text:style-name="P1471">نوع : <text:span text:style-name="T849">1 به n</text:span></text:p>
                    </text:list-item>
                    <text:list-item>
                      <text:p text:style-name="P1472">توضیحات : <text:span text:style-name="T849">هر یک </text:span><text:span text:style-name="T912">client</text:span><text:span text:style-name="T850"> دارای چندین date است و هر یک date میتواند متعلق به یک </text:span><text:span text:style-name="T912">client</text:span><text:span text:style-name="T850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0737588691774" text:continue-numbering="true" text:style-name="L51">
        <text:list-item>
          <text:list>
            <text:list-item>
              <text:list>
                <text:list-item>
                  <text:p text:style-name="P1470">users : </text:p>
                  <text:list>
                    <text:list-item>
                      <text:p text:style-name="P1471">نوع : <text:span text:style-name="T851">1 به n </text:span></text:p>
                    </text:list-item>
                    <text:list-item>
                      <text:p text:style-name="P1472">توضیحات : <text:span text:style-name="T851">هر یک </text:span><text:span text:style-name="T912">client</text:span><text:span text:style-name="T851"> متعلق به یک user است و هر یک user میتواند چندین </text:span><text:span text:style-name="T912">client</text:span><text:span text:style-name="T851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p text:style-name="P182"/>
      <text:list xml:id="list160738745847073" text:continue-numbering="true" text:style-name="L51">
        <text:list-item>
          <text:list>
            <text:list-item>
              <text:list>
                <text:list-item>
                  <text:p text:style-name="P1093"><text:span text:style-name="T865">iconables</text:span><text:span text:style-name="T866"> : </text:span></text:p>
                  <text:list>
                    <text:list-item>
                      <text:p text:style-name="P1471">نوع : <text:span text:style-name="T852">1 به 1</text:span></text:p>
                    </text:list-item>
                    <text:list-item>
                      <text:p text:style-name="P1472">توضیحات : <text:s/><text:span text:style-name="T852">هر یک </text:span><text:span text:style-name="T912">client</text:span><text:span text:style-name="T853"> دارای یک رکورد در </text:span><text:span text:style-name="T854">جدول </text:span><text:span text:style-name="T865">iconables</text:span><text:span text:style-name="T854"> </text:span><text:span text:style-name="T855">است و هر یک رکورد در جدول </text:span><text:span text:style-name="T865">iconables</text:span><text:span text:style-name="T855"> میتواند متعلق به یک </text:span><text:span text:style-name="T912">client</text:span><text:span text:style-name="T855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60738059310920" text:continue-numbering="true" text:style-name="L51">
        <text:list-item>
          <text:list>
            <text:list-item>
              <text:list>
                <text:list-item>
                  <text:p text:style-name="P1094"><text:span text:style-name="T914">client</text:span><text:span text:style-name="T915">_translations : </text:span></text:p>
                  <text:list>
                    <text:list-item>
                      <text:p text:style-name="P1471">نوع : <text:span text:style-name="T856">1 به n </text:span></text:p>
                    </text:list-item>
                    <text:list-item>
                      <text:p text:style-name="P1095"><text:span text:style-name="T916">توضیحات : </text:span><text:span text:style-name="T856">هر یک </text:span><text:span text:style-name="T914">client</text:span><text:span text:style-name="T856"> دارای چندین translate است و هر یک translate متعلق به یک </text:span><text:span text:style-name="T914">client</text:span><text:span text:style-name="T856"> اس</text:span><text:span text:style-name="T857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60738709898124" text:continue-numbering="true" text:style-name="L51">
        <text:list-item>
          <text:list>
            <text:list-item>
              <text:list>
                <text:list-item>
                  <text:p text:style-name="P1096"><text:span text:style-name="T922">portfolios</text:span><text:span text:style-name="T918"> : </text:span></text:p>
                  <text:list>
                    <text:list-item>
                      <text:p text:style-name="P1451">نوع :‌1 به n </text:p>
                    </text:list-item>
                    <text:list-item>
                      <text:p text:style-name="P1451">توضیحات :‌ <text:span text:style-name="T921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475"><text:soft-page-break/>media : </text:p>
                  <text:list>
                    <text:list-item>
                      <text:p text:style-name="P1475">نوع : <text:span text:style-name="T969">1 به 1</text:span></text:p>
                    </text:list-item>
                    <text:list-item>
                      <text:p text:style-name="P1097"><text:span text:style-name="T968">توضیحات : <text:s/></text:span><text:span text:style-name="T969">هر یک client میتواند دارای یک record در جدول media باشد (برای </text:span><text:span text:style-name="T970">ذخیره عکس مدیر ان برند که </text:span><text:span text:style-name="T971">زمانیکه نظر ان راجب هر یک از portfilio نمایش داده میشود اواتار ان </text:span><text:span text:style-name="T972">کنار ان باشد !!!</text:span><text:span text:style-name="T971"> </text:span><text:span text:style-name="T969">) </text:span><text:span text:style-name="T973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6"><text:span text:style-name="T914">client</text:span>_translations : در این جدول ترجمه های <text:span text:style-name="T848">یک </text:span><text:span text:style-name="T914">client</text:span><text:span text:style-name="T848"> که برای زبان های مختلف ایجاد شده ذخیره میشود !!!</text:span></text:p>
        </text:list-item>
      </text:list>
      <text:p text:style-name="P184"/>
      <text:list xml:id="list160737407862225" text:continue-numbering="true" text:style-name="L51">
        <text:list-item>
          <text:list>
            <text:list-item>
              <text:p text:style-name="P1476">ستون ها : </text:p>
            </text:list-item>
          </text:list>
        </text:list-item>
      </text:list>
      <text:p text:style-name="P185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452641488480">
          <table:table-cell table:style-name="Table46.A1" office:value-type="string">
            <text:p text:style-name="P368">Name</text:p>
          </table:table-cell>
          <table:table-cell table:style-name="Table46.A1" office:value-type="string">
            <text:p text:style-name="P368">Data Type</text:p>
          </table:table-cell>
          <table:table-cell table:style-name="Table46.A1" office:value-type="string">
            <text:p text:style-name="P368">Attributes</text:p>
          </table:table-cell>
          <table:table-cell table:style-name="Table46.D1" office:value-type="string">
            <text:p text:style-name="P368">Comment</text:p>
          </table:table-cell>
        </table:table-row>
        <table:table-row table:style-name="TableLine94452641542592">
          <table:table-cell table:style-name="Table46.A2" office:value-type="string">
            <text:p text:style-name="P925">id</text:p>
          </table:table-cell>
          <table:table-cell table:style-name="Table46.A2" office:value-type="string">
            <text:p text:style-name="P927">Big int</text:p>
          </table:table-cell>
          <table:table-cell table:style-name="Table46.A2" office:value-type="string">
            <text:p text:style-name="P921">Not null , unsigned ,index ,</text:p>
            <text:p text:style-name="P921">unique , primary key , </text:p>
            <text:p text:style-name="P921">auto increment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452641545024">
          <table:table-cell table:style-name="Table46.A2" office:value-type="string">
            <text:p text:style-name="P925">name</text:p>
          </table:table-cell>
          <table:table-cell table:style-name="Table46.A2" office:value-type="string">
            <text:p text:style-name="P927">varchar(<text:span text:style-name="T860">64</text:span>)</text:p>
          </table:table-cell>
          <table:table-cell table:style-name="Table46.A2" office:value-type="string">
            <text:p text:style-name="P936">Not null 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452641545936">
          <table:table-cell table:style-name="Table46.A2" office:value-type="string">
            <text:p text:style-name="P926"><text:span text:style-name="T914">client</text:span>_id</text:p>
          </table:table-cell>
          <table:table-cell table:style-name="Table46.A2" office:value-type="string">
            <text:p text:style-name="P927">Big int</text:p>
          </table:table-cell>
          <table:table-cell table:style-name="Table46.A2" office:value-type="string">
            <text:p text:style-name="P928">Not null , unsigned , </text:p>
            <text:p text:style-name="P931">fo<text:span text:style-name="T858">reign</text:span> key → brands(id)</text:p>
            <text:p text:style-name="P931"/>
            <text:p text:style-name="P932">On Delete → (cascade) ,</text:p>
            <text:p text:style-name="P932">On Update →<text:span text:style-name="T859"> </text:span>(cascade) ,</text:p>
          </table:table-cell>
          <table:table-cell table:style-name="Table46.D2" office:value-type="string">
            <text:p text:style-name="P329"/>
          </table:table-cell>
        </table:table-row>
        <table:table-row table:style-name="TableLine94452641546896">
          <table:table-cell table:style-name="Table46.A2" office:value-type="string">
            <text:p text:style-name="P925">language_id</text:p>
          </table:table-cell>
          <table:table-cell table:style-name="Table46.A2" office:value-type="string">
            <text:p text:style-name="P927">Big int</text:p>
          </table:table-cell>
          <table:table-cell table:style-name="Table46.A2" office:value-type="string">
            <text:p text:style-name="P929">Not null , unsigned</text:p>
            <text:p text:style-name="P929"/>
            <text:p text:style-name="P933">foreign key → languages(id)</text:p>
            <text:p text:style-name="P933"/>
            <text:p text:style-name="P790">On Delete → (cascade) ,</text:p>
            <text:p text:style-name="P790">On Update → (cascade) ,</text:p>
          </table:table-cell>
          <table:table-cell table:style-name="Table46.D2" office:value-type="string">
            <text:p text:style-name="P329"/>
          </table:table-cell>
        </table:table-row>
      </table:table>
      <text:p text:style-name="P300"/>
      <text:list xml:id="list3209733951" text:style-name="L52">
        <text:list-item>
          <text:list>
            <text:list-item>
              <text:p text:style-name="P1477">ارتباط ها : </text:p>
              <text:list>
                <text:list-item>
                  <text:p text:style-name="P1478"><text:span text:style-name="T914">clients</text:span> : </text:p>
                  <text:list>
                    <text:list-item>
                      <text:p text:style-name="P1473">نوع : <text:span text:style-name="T856">1 به n </text:span></text:p>
                    </text:list-item>
                    <text:list-item>
                      <text:p text:style-name="P1474">توضیحات : <text:span text:style-name="T856">هر یک </text:span><text:span text:style-name="T914">client</text:span><text:span text:style-name="T856"> دارای چندین translate است و هر یک translate متعلق به یک brand اس</text:span><text:span text:style-name="T857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60737820957159" text:continue-numbering="true" text:style-name="L52">
        <text:list-item>
          <text:list>
            <text:list-item>
              <text:list>
                <text:list-item>
                  <text:p text:style-name="P1477">languages : </text:p>
                  <text:list>
                    <text:list-item>
                      <text:p text:style-name="P1479">نوع : 1 به n </text:p>
                    </text:list-item>
                    <text:list-item>
                      <text:p text:style-name="P147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60738006751136" text:continue-numbering="true" text:style-name="L52">
        <text:list-item>
          <text:p text:style-name="P1591"><text:span text:style-name="T861">technologies : </text:span><text:span text:style-name="T862">در این جدول لیست تکنولوژی ها ذخیره میشود !!! </text:span></text:p>
        </text:list-item>
      </text:list>
      <text:p text:style-name="P14"/>
      <text:list xml:id="list160738595610996" text:continue-numbering="true" text:style-name="L52">
        <text:list-item>
          <text:list>
            <text:list-item>
              <text:p text:style-name="P1480">ستون ها : </text:p>
            </text:list-item>
          </text:list>
        </text:list-item>
      </text:list>
      <text:p text:style-name="P301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452641591920">
          <table:table-cell table:style-name="Table47.A1" office:value-type="string">
            <text:p text:style-name="P368">Name</text:p>
          </table:table-cell>
          <table:table-cell table:style-name="Table47.A1" office:value-type="string">
            <text:p text:style-name="P368">Data Type</text:p>
          </table:table-cell>
          <table:table-cell table:style-name="Table47.A1" office:value-type="string">
            <text:p text:style-name="P368">Attributes</text:p>
          </table:table-cell>
          <table:table-cell table:style-name="Table47.D1" office:value-type="string">
            <text:p text:style-name="P368">Comment</text:p>
          </table:table-cell>
        </table:table-row>
        <table:table-row table:style-name="TableLine94452641609872">
          <table:table-cell table:style-name="Table47.A2" office:value-type="string">
            <text:p text:style-name="P938">id</text:p>
          </table:table-cell>
          <table:table-cell table:style-name="Table47.A2" office:value-type="string">
            <text:p text:style-name="P939">Big int</text:p>
          </table:table-cell>
          <table:table-cell table:style-name="Table47.A2" office:value-type="string">
            <text:p text:style-name="P922">Not null , unsigned ,index ,</text:p>
            <text:p text:style-name="P922">unique , primary key , </text:p>
            <text:p text:style-name="P922">auto increment</text:p>
          </table:table-cell>
          <table:table-cell table:style-name="Table47.D2" office:value-type="string">
            <text:p text:style-name="P329"/>
          </table:table-cell>
        </table:table-row>
        <table:table-row table:style-name="TableLine94452641612048">
          <table:table-cell table:style-name="Table47.A2" office:value-type="string">
            <text:p text:style-name="P938">name</text:p>
          </table:table-cell>
          <table:table-cell table:style-name="Table47.A2" office:value-type="string">
            <text:p text:style-name="P360"><text:span text:style-name="T863">varchar(</text:span><text:span text:style-name="T864">24</text:span><text:span text:style-name="T863">)</text:span></text:p>
          </table:table-cell>
          <table:table-cell table:style-name="Table47.A2" office:value-type="string">
            <text:p text:style-name="P940">Not null </text:p>
          </table:table-cell>
          <table:table-cell table:style-name="Table47.D2" office:value-type="string">
            <text:p text:style-name="P329"/>
          </table:table-cell>
        </table:table-row>
        <table:table-row table:style-name="TableLine94452641612960">
          <table:table-cell table:style-name="Table47.A2" office:value-type="string">
            <text:p text:style-name="P975">url</text:p>
          </table:table-cell>
          <table:table-cell table:style-name="Table47.A2" office:value-type="string">
            <text:p text:style-name="P975">varchar(64)</text:p>
          </table:table-cell>
          <table:table-cell table:style-name="Table47.A2" office:value-type="string">
            <text:p text:style-name="P975">nullable</text:p>
          </table:table-cell>
          <table:table-cell table:style-name="Table47.D2" office:value-type="string">
            <text:p text:style-name="P329"/>
          </table:table-cell>
        </table:table-row>
      </table:table>
      <text:p text:style-name="P301"/>
      <text:list xml:id="list3992894283" text:style-name="L53">
        <text:list-item>
          <text:list>
            <text:list-item>
              <text:p text:style-name="P1481">ارتباط ها : </text:p>
              <text:list>
                <text:list-item>
                  <text:p text:style-name="P1481">dates : </text:p>
                  <text:list>
                    <text:list-item>
                      <text:p text:style-name="P1482">نوع : <text:span text:style-name="T867">1 به n </text:span></text:p>
                    </text:list-item>
                    <text:list-item>
                      <text:p text:style-name="P1482">توضیحات : <text:s/><text:span text:style-name="T867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0738845349696" text:continue-numbering="true" text:style-name="L53">
        <text:list-item>
          <text:list>
            <text:list-item>
              <text:list>
                <text:list-item>
                  <text:p text:style-name="P1481">users : </text:p>
                  <text:list>
                    <text:list-item>
                      <text:p text:style-name="P1482">نوع : <text:span text:style-name="T868">1 به n </text:span></text:p>
                    </text:list-item>
                    <text:list-item>
                      <text:p text:style-name="P1482">توضیحات : <text:s/><text:span text:style-name="T868">هر یک technology متعلق به یک user است و هر یک user میتواند چندین </text:span><text:span text:style-name="T869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0739206570948" text:continue-numbering="true" text:style-name="L53">
        <text:list-item>
          <text:list>
            <text:list-item>
              <text:list>
                <text:list-item>
                  <text:p text:style-name="P1481">technology_translations : </text:p>
                  <text:list>
                    <text:list-item>
                      <text:p text:style-name="P1482">نوع : <text:span text:style-name="T870">1 به n </text:span></text:p>
                    </text:list-item>
                    <text:list-item>
                      <text:p text:style-name="P1482">توضیحات : <text:s/><text:span text:style-name="T870">هر یک </text:span><text:span text:style-name="T871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9"/>
      <text:list xml:id="list160737380622510" text:continue-numbering="true" text:style-name="L53">
        <text:list-item>
          <text:list>
            <text:list-item>
              <text:list>
                <text:list-item>
                  <text:p text:style-name="P1484">iconables : </text:p>
                  <text:list>
                    <text:list-item>
                      <text:p text:style-name="P1485">نوع : <text:span text:style-name="T873">1 به 1 </text:span></text:p>
                    </text:list-item>
                    <text:list-item>
                      <text:p text:style-name="P1485">توضیحات : <text:span text:style-name="T874">هر یک technology دارای یک رکورد در جدول </text:span><text:span text:style-name="T875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60738581475405" text:continue-numbering="true" text:style-name="L53">
        <text:list-item>
          <text:list>
            <text:list-item>
              <text:list>
                <text:list-item>
                  <text:p text:style-name="P1098"><text:span text:style-name="T901">portfolio</text:span><text:span text:style-name="T899">: </text:span></text:p>
                  <text:list>
                    <text:list-item>
                      <text:p text:style-name="P1486">نوع :‌<text:span text:style-name="T900">m به n </text:span></text:p>
                    </text:list-item>
                    <text:list-item>
                      <text:p text:style-name="P1486">توضیحات :‌<text:span text:style-name="T900">هر یک technology </text:span><text:span text:style-name="T901">میتواند </text:span><text:span text:style-name="T902">متعلق به چندین portfolio باشد !!! و هر یک portfolio میتواند چندین technology داشته باشد !! </text:span></text:p>
                      <text:p text:style-name="P148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7">technology_translations : در این جدول ترجمه های هر یک از تکنولوژی ذخیره میشود که برای هر زبان ایجاد شده !!!. </text:p>
        </text:list-item>
      </text:list>
      <text:p text:style-name="P187"/>
      <text:list xml:id="list160739211699025" text:continue-numbering="true" text:style-name="L53">
        <text:list-item>
          <text:list>
            <text:list-item>
              <text:p text:style-name="P1489">ستون ها : </text:p>
            </text:list-item>
          </text:list>
        </text:list-item>
      </text:list>
      <text:p text:style-name="P188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452641680048">
          <table:table-cell table:style-name="Table48.A1" office:value-type="string">
            <text:p text:style-name="P368">Name</text:p>
          </table:table-cell>
          <table:table-cell table:style-name="Table48.A1" office:value-type="string">
            <text:p text:style-name="P368">Data Type</text:p>
          </table:table-cell>
          <table:table-cell table:style-name="Table48.A1" office:value-type="string">
            <text:p text:style-name="P368">Attributes</text:p>
          </table:table-cell>
          <table:table-cell table:style-name="Table48.D1" office:value-type="string">
            <text:p text:style-name="P368">Comment</text:p>
          </table:table-cell>
        </table:table-row>
        <table:table-row table:style-name="TableLine94452641703568">
          <table:table-cell table:style-name="Table48.A2" office:value-type="string">
            <text:p text:style-name="P942">id</text:p>
          </table:table-cell>
          <table:table-cell table:style-name="Table48.A2" office:value-type="string">
            <text:p text:style-name="P943">Big int</text:p>
          </table:table-cell>
          <table:table-cell table:style-name="Table48.A2" office:value-type="string">
            <text:p text:style-name="P943">Unsigned , index ,unique , <text:span text:style-name="T876">primary key , auto increment,</text:span></text:p>
            <text:p text:style-name="P944">not null 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452641706128">
          <table:table-cell table:style-name="Table48.A2" office:value-type="string">
            <text:p text:style-name="P942">describe</text:p>
          </table:table-cell>
          <table:table-cell table:style-name="Table48.A2" office:value-type="string">
            <text:p text:style-name="P943">varchar(<text:span text:style-name="T877">164</text:span>)</text:p>
          </table:table-cell>
          <table:table-cell table:style-name="Table48.A2" office:value-type="string">
            <text:p text:style-name="P945">Not null 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452641707040">
          <table:table-cell table:style-name="Table48.A2" office:value-type="string">
            <text:p text:style-name="P942">technology_id</text:p>
          </table:table-cell>
          <table:table-cell table:style-name="Table48.A2" office:value-type="string">
            <text:p text:style-name="P946">Big int</text:p>
          </table:table-cell>
          <table:table-cell table:style-name="Table48.A2" office:value-type="string">
            <text:p text:style-name="P947">Not null , unsigned ,</text:p>
            <text:p text:style-name="P947">foreign key → technologies(id)</text:p>
            <text:p text:style-name="P947"/>
            <text:p text:style-name="P948">on Delete → (cascade) ,</text:p>
            <text:p text:style-name="P948">on update → (cascade) ,</text:p>
          </table:table-cell>
          <table:table-cell table:style-name="Table48.D2" office:value-type="string">
            <text:p text:style-name="P329"/>
          </table:table-cell>
        </table:table-row>
        <table:table-row table:style-name="TableLine94452641708000">
          <table:table-cell table:style-name="Table48.A2" office:value-type="string">
            <text:p text:style-name="P942">language_id</text:p>
          </table:table-cell>
          <table:table-cell table:style-name="Table48.A2" office:value-type="string">
            <text:p text:style-name="P946">Big int</text:p>
          </table:table-cell>
          <table:table-cell table:style-name="Table48.A2" office:value-type="string">
            <text:p text:style-name="P930">Not null , unsigned</text:p>
            <text:p text:style-name="P930"/>
            <text:p text:style-name="P934">foreign key → languages(id)</text:p>
            <text:p text:style-name="P934"/>
            <text:p text:style-name="P791">On Delete → (cascade) ,</text:p>
            <text:p text:style-name="P791">On Update → (cascade) ,</text:p>
          </table:table-cell>
          <table:table-cell table:style-name="Table48.D2" office:value-type="string">
            <text:p text:style-name="P329"/>
          </table:table-cell>
        </table:table-row>
      </table:table>
      <text:p text:style-name="P302"/>
      <text:p text:style-name="P302"/>
      <text:list xml:id="list2988580589" text:style-name="L54">
        <text:list-item>
          <text:list>
            <text:list-item>
              <text:p text:style-name="P1490">ارتباط ها :‌</text:p>
              <text:list>
                <text:list-item>
                  <text:p text:style-name="P1491">technologies :</text:p>
                  <text:list>
                    <text:list-item>
                      <text:p text:style-name="P1483">نوع : <text:span text:style-name="T870">1 به n </text:span></text:p>
                    </text:list-item>
                    <text:list-item>
                      <text:p text:style-name="P1491"><text:span text:style-name="T872">توضیحات : <text:s/></text:span><text:span text:style-name="T870">هر یک </text:span><text:span text:style-name="T871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60738099484082" text:continue-numbering="true" text:style-name="L54">
        <text:list-item>
          <text:list>
            <text:list-item>
              <text:list>
                <text:list-item>
                  <text:p text:style-name="P1490">languages : </text:p>
                  <text:list>
                    <text:list-item>
                      <text:p text:style-name="P1492">نوع : 1 به n </text:p>
                    </text:list-item>
                    <text:list-item>
                      <text:p text:style-name="P1099"><text:span text:style-name="T878">توضیحات : <text:s/>هر یک language دارای چندین </text:span><text:span text:style-name="T879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0738874607223" text:continue-list="list160738165971176" text:style-name="L47">
        <text:list-item>
          <text:p text:style-name="P1618">portfolios : در این جدول نمونه کار ها ذخیره میشود !!</text:p>
        </text:list-item>
      </text:list>
      <text:p text:style-name="P163"/>
      <text:list xml:id="list160737533936030" text:continue-numbering="true" text:style-name="L47">
        <text:list-item>
          <text:list>
            <text:list-item>
              <text:p text:style-name="P1493">ستون ها : </text:p>
            </text:list-item>
          </text:list>
        </text:list-item>
      </text:list>
      <text:p text:style-name="P1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452641750896">
          <table:table-cell table:style-name="Table41.A1" office:value-type="string">
            <text:p text:style-name="P368">Name</text:p>
          </table:table-cell>
          <table:table-cell table:style-name="Table41.A1" office:value-type="string">
            <text:p text:style-name="P368">Data Type</text:p>
          </table:table-cell>
          <table:table-cell table:style-name="Table41.A1" office:value-type="string">
            <text:p text:style-name="P368">Attributes</text:p>
          </table:table-cell>
          <table:table-cell table:style-name="Table41.D1" office:value-type="string">
            <text:p text:style-name="P368">Comment</text:p>
          </table:table-cell>
        </table:table-row>
        <table:table-row table:style-name="TableLine94452641786704">
          <table:table-cell table:style-name="Table41.A2" office:value-type="string">
            <text:p text:style-name="P890">id</text:p>
          </table:table-cell>
          <table:table-cell table:style-name="Table41.A2" office:value-type="string">
            <text:p text:style-name="P892">Big int</text:p>
          </table:table-cell>
          <table:table-cell table:style-name="Table41.A2" office:value-type="string">
            <text:p text:style-name="P894">Unsigned , not null , index , <text:span text:style-name="T809">unique ,primary key ,auto increment</text:span></text:p>
          </table:table-cell>
          <table:table-cell table:style-name="Table41.D2" office:value-type="string">
            <text:p text:style-name="P329"/>
          </table:table-cell>
        </table:table-row>
        <table:table-row table:style-name="TableLine94452641789136">
          <table:table-cell table:style-name="Table41.A2" office:value-type="string">
            <text:p text:style-name="P891">url</text:p>
          </table:table-cell>
          <table:table-cell table:style-name="Table41.A2" office:value-type="string">
            <text:p text:style-name="P893">varchar(<text:span text:style-name="T805">32</text:span>)</text:p>
          </table:table-cell>
          <table:table-cell table:style-name="Table41.A2" office:value-type="string">
            <text:p text:style-name="P896">Not null </text:p>
          </table:table-cell>
          <table:table-cell table:style-name="Table41.D2" office:value-type="string">
            <text:p text:style-name="P329"/>
          </table:table-cell>
        </table:table-row>
        <table:table-row table:style-name="TableLine94452641790048">
          <table:table-cell table:style-name="Table41.A2" office:value-type="string">
            <text:p text:style-name="P935">role</text:p>
          </table:table-cell>
          <table:table-cell table:style-name="Table41.A2" office:value-type="string">
            <text:p text:style-name="P361"><text:span text:style-name="T881">varchar(</text:span><text:span text:style-name="T880">164</text:span><text:span text:style-name="T881">)</text:span></text:p>
          </table:table-cell>
          <table:table-cell table:style-name="Table41.A2" office:value-type="string">
            <text:p text:style-name="P935">Nullable </text:p>
          </table:table-cell>
          <table:table-cell table:style-name="Table41.D2" office:value-type="string">
            <text:p text:style-name="P941">نقش من در این پروژه مثلا front , android developer </text:p>
          </table:table-cell>
        </table:table-row>
        <table:table-row table:style-name="TableLine94452641791008">
          <table:table-cell table:style-name="Table41.A2" office:value-type="string">
            <text:p text:style-name="P937">status</text:p>
          </table:table-cell>
          <table:table-cell table:style-name="Table41.A2" office:value-type="string">
            <text:p text:style-name="P1026">boolean</text:p>
          </table:table-cell>
          <table:table-cell table:style-name="Table41.A2" office:value-type="string">
            <text:p text:style-name="P318">Not null , defualt 1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452641792432">
          <table:table-cell table:style-name="Table41.A2" office:value-type="string">
            <text:p text:style-name="P955">completed</text:p>
          </table:table-cell>
          <table:table-cell table:style-name="Table41.A2" office:value-type="string">
            <text:p text:style-name="P1026">boolean</text:p>
          </table:table-cell>
          <table:table-cell table:style-name="Table41.A2" office:value-type="string">
            <text:p text:style-name="P319">Not null , defualt 0 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452641793456">
          <table:table-cell table:style-name="Table41.A2" office:value-type="string">
            <text:p text:style-name="P1003">commentable</text:p>
          </table:table-cell>
          <table:table-cell table:style-name="Table41.A2" office:value-type="string">
            <text:p text:style-name="P1026">boolean</text:p>
          </table:table-cell>
          <table:table-cell table:style-name="Table41.A2" office:value-type="string">
            <text:p text:style-name="P323">Not null , default 1</text:p>
          </table:table-cell>
          <table:table-cell table:style-name="Table41.D2" office:value-type="string">
            <text:p text:style-name="P1004">نمونه کار کامنت پذیر است یا خیر‌ !!!</text:p>
          </table:table-cell>
        </table:table-row>
        <table:table-row table:style-name="TableLine94452641794528">
          <table:table-cell table:style-name="Table41.A2" office:value-type="string">
            <text:p text:style-name="P972">team_id</text:p>
          </table:table-cell>
          <table:table-cell table:style-name="Table41.A2" office:value-type="string">
            <text:p text:style-name="P972">Big int</text:p>
          </table:table-cell>
          <table:table-cell table:style-name="Table41.A2" office:value-type="string">
            <text:p text:style-name="P320">Nullable , unsigned , </text:p>
            <text:p text:style-name="P321">foreign key → <text:span text:style-name="T923">teams(id)</text:span></text:p>
            <text:p text:style-name="P321"/>
            <text:p text:style-name="P322">On Delete → (set null)</text:p>
            <text:p text:style-name="P322">On Delete → (cascade) </text:p>
          </table:table-cell>
          <table:table-cell table:style-name="Table41.D2" office:value-type="string">
            <text:p text:style-name="P359"/>
          </table:table-cell>
        </table:table-row>
        <table:table-row table:style-name="TableLine94452641795600">
          <table:table-cell table:style-name="Table41.A2" office:value-type="string">
            <text:p text:style-name="P973">Client_id</text:p>
          </table:table-cell>
          <table:table-cell table:style-name="Table41.A2" office:value-type="string">
            <text:p text:style-name="P974">Big int</text:p>
          </table:table-cell>
          <table:table-cell table:style-name="Table41.A2" office:value-type="string">
            <text:p text:style-name="P320">Nullable , unsigned , </text:p>
            <text:p text:style-name="P320"/>
            <text:p text:style-name="P322">On Delete → (set null)</text:p>
            <text:p text:style-name="P322">On Delete → (cascade) </text:p>
          </table:table-cell>
          <table:table-cell table:style-name="Table41.D2" office:value-type="string">
            <text:p text:style-name="P359"/>
          </table:table-cell>
        </table:table-row>
      </table:table>
      <text:p text:style-name="P295"/>
      <text:list xml:id="list1940502264" text:style-name="L55">
        <text:list-item>
          <text:list>
            <text:list-item>
              <text:p text:style-name="P1494">ارتباطات : </text:p>
              <text:list>
                <text:list-item>
                  <text:p text:style-name="P1494">dates : </text:p>
                  <text:list>
                    <text:list-item>
                      <text:p text:style-name="P1495">نوع :‌ <text:span text:style-name="T799">1 به n </text:span></text:p>
                    </text:list-item>
                    <text:list-item>
                      <text:p text:style-name="P1496">توضیحات :‌ <text:span text:style-name="T799">هر یک portfolio دارای چندین date و هر یک date در جدول dates میتواند متعلق به یک </text:span><text:span text:style-name="T800">portfolio باشد</text:span></text:p>
                      <text:list>
                        <text:list-header>
                          <text:p text:style-name="P149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5"/>
      <text:list xml:id="list160738118589040" text:continue-numbering="true" text:style-name="L55">
        <text:list-item>
          <text:list>
            <text:list-item>
              <text:list>
                <text:list-item>
                  <text:p text:style-name="P1498">users : </text:p>
                  <text:list>
                    <text:list-item>
                      <text:p text:style-name="P1499">نوع : 1 به n </text:p>
                    </text:list-item>
                    <text:list-item>
                      <text:p text:style-name="P1499">توضیحات : <text:s/>هر یک user میتواند <text:span text:style-name="T801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66"/>
      <text:p text:style-name="P166"/>
      <text:list xml:id="list160738741686054" text:continue-numbering="true" text:style-name="L55">
        <text:list-item>
          <text:list>
            <text:list-item>
              <text:list>
                <text:list-item>
                  <text:p text:style-name="P1500"><text:soft-page-break/>portfolio_translations : </text:p>
                  <text:list>
                    <text:list-item>
                      <text:p text:style-name="P1500">نوع : <text:span text:style-name="T802">1 به n </text:span></text:p>
                    </text:list-item>
                    <text:list-item>
                      <text:p text:style-name="P1500">توضیحات : <text:s/><text:span text:style-name="T803">هر یک portfolio دارای چندین translate است و هر یک </text:span><text:span text:style-name="T80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60737409187936" text:continue-numbering="true" text:style-name="L55">
        <text:list-item>
          <text:list>
            <text:list-item>
              <text:list>
                <text:list-item>
                  <text:p text:style-name="P1502">socialables : </text:p>
                  <text:list>
                    <text:list-item>
                      <text:p text:style-name="P1503">نوع : <text:span text:style-name="T806">1 به n </text:span></text:p>
                    </text:list-item>
                    <text:list-item>
                      <text:p text:style-name="P1503">توضیحات :‌ <text:span text:style-name="T806">هر یک portfolio دارای چندین رکورد در جدول socialables است </text:span><text:span text:style-name="T807">و هر یک </text:span><text:span text:style-name="T808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60739268922807" text:continue-numbering="true" text:style-name="L55">
        <text:list-item>
          <text:list>
            <text:list-item>
              <text:list>
                <text:list-item>
                  <text:p text:style-name="P1505">starables : </text:p>
                  <text:list>
                    <text:list-item>
                      <text:p text:style-name="P1505">نوع : <text:span text:style-name="T816">1 به 1 </text:span></text:p>
                    </text:list-item>
                    <text:list-item>
                      <text:p text:style-name="P1505">توضیحات : <text:s/><text:span text:style-name="T816">هر یک portfolio دارای یک رکورد در جدول </text:span><text:span text:style-name="T817">starables است و هر یک رکورد در جدول starables <text:s/></text:span><text:span text:style-name="T818">میتواند </text:span><text:span text:style-name="T817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60738719129144" text:continue-numbering="true" text:style-name="L55">
        <text:list-item>
          <text:list>
            <text:list-item>
              <text:list>
                <text:list-item>
                  <text:p text:style-name="P1506">likeables : </text:p>
                  <text:list>
                    <text:list-item>
                      <text:p text:style-name="P1506">نوع :‌<text:span text:style-name="T976">1 به 1</text:span></text:p>
                    </text:list-item>
                    <text:list-item>
                      <text:p text:style-name="P1506">توضیحات : <text:s/><text:span text:style-name="T976">هر یک portfolio دارای یک رکورد در جدول likeables است و هر یک likeables میتواند متعلق به یک </text:span><text:span text:style-name="T977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p text:style-name="P173"/>
      <text:list xml:id="list160737208405758" text:continue-numbering="true" text:style-name="L55">
        <text:list-item>
          <text:list>
            <text:list-item>
              <text:list>
                <text:list-item>
                  <text:p text:style-name="P1507">media : </text:p>
                  <text:list>
                    <text:list-item>
                      <text:p text:style-name="P1503">نوع : <text:span text:style-name="T819">1 به n </text:span></text:p>
                    </text:list-item>
                    <text:list-item>
                      <text:p text:style-name="P1504">توضیحات :‌ <text:span text:style-name="T819">هر یک portfolio دارای چندین رکورد در جدول media است و هر یک </text:span><text:span text:style-name="T820">رکورد در جدول media میتواند متعلق به یک portfolio باشد</text:span></text:p>
                      <text:p text:style-name="P150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60737547743908" text:continue-numbering="true" text:style-name="L55">
        <text:list-item>
          <text:list>
            <text:list-item>
              <text:list>
                <text:list-item>
                  <text:p text:style-name="P1509">technologies : </text:p>
                  <text:list>
                    <text:list-item>
                      <text:p text:style-name="P1509">نوع : n به n </text:p>
                    </text:list-item>
                    <text:list-item>
                      <text:p text:style-name="P1510">توضیحات :‌ هر یک portfolio دارای چندین technology است و هر یک <text:span text:style-name="T897">technology </text:span><text:span text:style-name="T898">میتواند متعلق به چندین portfolio باشد !!!</text:span></text:p>
                      <text:p text:style-name="P148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60737587827334" text:continue-numbering="true" text:style-name="L55">
        <text:list-item>
          <text:list>
            <text:list-item>
              <text:list>
                <text:list-item>
                  <text:p text:style-name="P1452">teams : </text:p>
                  <text:list>
                    <text:list-item>
                      <text:p text:style-name="P1452">نوع :‌1 به n </text:p>
                    </text:list-item>
                    <text:list-item>
                      <text:p text:style-name="P1452">توضیحات :‌ <text:span text:style-name="T919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60738058436853" text:continue-numbering="true" text:style-name="L55">
        <text:list-item>
          <text:list>
            <text:list-item>
              <text:list>
                <text:list-item>
                  <text:p text:style-name="P1511"><text:soft-page-break/>clients : </text:p>
                  <text:list>
                    <text:list-item>
                      <text:p text:style-name="P1453">نوع :‌1 به n </text:p>
                    </text:list-item>
                    <text:list-item>
                      <text:p text:style-name="P1453">توضیحات :‌ <text:span text:style-name="T921">هر یک portfolio متعلق به یک client است و هر یک client دارای چندین portfolio است !!!</text:span></text:p>
                    </text:list-item>
                  </text:list>
                  <text:p text:style-name="P1512"/>
                </text:list-item>
                <text:list-item>
                  <text:p text:style-name="P1512"><text:span text:style-name="T951">portfolio_</text:span><text:span text:style-name="T954">attribute_</text:span><text:span text:style-name="T955">items</text:span><text:span text:style-name="T951"> : </text:span></text:p>
                  <text:list>
                    <text:list-item>
                      <text:p text:style-name="P1513">نوع :‌ <text:s/>n به n </text:p>
                    </text:list-item>
                    <text:list-item>
                      <text:p text:style-name="P1515">توضیحات :‌هر یک portfolio دارای چندین attribute است و هر یک attribute میتواند <text:span text:style-name="T952">متعلق به چندین portfolio باشد !!! <text:s text:c="21"/></text:span><text:span text:style-name="T953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9">portfolio_translations : در این جدول <text:span text:style-name="T821">ترجمه های هر یک از portfolio ذخیره میشود که برای هر زبان تولید شده ۱!!</text:span></text:p>
        </text:list-item>
      </text:list>
      <text:p text:style-name="P176"/>
      <text:list xml:id="list160737895799442" text:continue-numbering="true" text:style-name="L55">
        <text:list-item>
          <text:list>
            <text:list-item>
              <text:p text:style-name="P1517">ستون ها : </text:p>
            </text:list-item>
          </text:list>
        </text:list-item>
      </text:list>
      <text:p text:style-name="P177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452641931744">
          <table:table-cell table:style-name="Table43.A1" office:value-type="string">
            <text:p text:style-name="P368">Name</text:p>
          </table:table-cell>
          <table:table-cell table:style-name="Table43.A1" office:value-type="string">
            <text:p text:style-name="P368">Data Type</text:p>
          </table:table-cell>
          <table:table-cell table:style-name="Table43.A1" office:value-type="string">
            <text:p text:style-name="P368">Attributes</text:p>
          </table:table-cell>
          <table:table-cell table:style-name="Table43.D1" office:value-type="string">
            <text:p text:style-name="P368">Comment</text:p>
          </table:table-cell>
        </table:table-row>
        <table:table-row table:style-name="TableLine94452641977456">
          <table:table-cell table:style-name="Table43.A2" office:value-type="string">
            <text:p text:style-name="P902">id</text:p>
          </table:table-cell>
          <table:table-cell table:style-name="Table43.A2" office:value-type="string">
            <text:p text:style-name="P903">Big int</text:p>
          </table:table-cell>
          <table:table-cell table:style-name="Table43.A2" office:value-type="string">
            <text:p text:style-name="P895">Unsigned , not null , index , <text:span text:style-name="T809">unique ,primary key ,auto increment</text:span>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0016">
          <table:table-cell table:style-name="Table43.A2" office:value-type="string">
            <text:p text:style-name="P903">title</text:p>
          </table:table-cell>
          <table:table-cell table:style-name="Table43.A2" office:value-type="string">
            <text:p text:style-name="P905">varchar(<text:span text:style-name="T822">60</text:span>)</text:p>
          </table:table-cell>
          <table:table-cell table:style-name="Table43.A2" office:value-type="string">
            <text:p text:style-name="P908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0928">
          <table:table-cell table:style-name="Table43.A2" office:value-type="string">
            <text:p text:style-name="P903">content</text:p>
          </table:table-cell>
          <table:table-cell table:style-name="Table43.A2" office:value-type="string">
            <text:p text:style-name="P907">text</text:p>
          </table:table-cell>
          <table:table-cell table:style-name="Table43.A2" office:value-type="string">
            <text:p text:style-name="P908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1888">
          <table:table-cell table:style-name="Table43.A2" office:value-type="string">
            <text:p text:style-name="P956">Client_</text:p>
            <text:p text:style-name="P956">review</text:p>
          </table:table-cell>
          <table:table-cell table:style-name="Table43.A2" office:value-type="string">
            <text:p text:style-name="P957">varchar(4000)</text:p>
          </table:table-cell>
          <table:table-cell table:style-name="Table43.A2" office:value-type="string">
            <text:p text:style-name="P958">Nullable , 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3312">
          <table:table-cell table:style-name="Table43.A2" office:value-type="string">
            <text:p text:style-name="P959">location</text:p>
          </table:table-cell>
          <table:table-cell table:style-name="Table43.A2" office:value-type="string">
            <text:p text:style-name="P960">varchar(30)</text:p>
          </table:table-cell>
          <table:table-cell table:style-name="Table43.A2" office:value-type="string">
            <text:p text:style-name="P961">Nullable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4336">
          <table:table-cell table:style-name="Table43.A2" office:value-type="string">
            <text:p text:style-name="P903">description</text:p>
          </table:table-cell>
          <table:table-cell table:style-name="Table43.A2" office:value-type="string">
            <text:p text:style-name="P906">varchar(<text:span text:style-name="T823">160</text:span>)</text:p>
          </table:table-cell>
          <table:table-cell table:style-name="Table43.A2" office:value-type="string">
            <text:p text:style-name="P908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5408">
          <table:table-cell table:style-name="Table43.A2" office:value-type="string">
            <text:p text:style-name="P903">keywords</text:p>
          </table:table-cell>
          <table:table-cell table:style-name="Table43.A2" office:value-type="string">
            <text:p text:style-name="P906">varchar(<text:span text:style-name="T823">255</text:span>)</text:p>
          </table:table-cell>
          <table:table-cell table:style-name="Table43.A2" office:value-type="string">
            <text:p text:style-name="P908">Not null ,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6480">
          <table:table-cell table:style-name="Table43.A2" office:value-type="string">
            <text:p text:style-name="P903">portfolio_id</text:p>
          </table:table-cell>
          <table:table-cell table:style-name="Table43.A2" office:value-type="string">
            <text:p text:style-name="P904">Big int</text:p>
          </table:table-cell>
          <table:table-cell table:style-name="Table43.A2" office:value-type="string">
            <text:p text:style-name="P909">Unsigned , not null ,</text:p>
            <text:p text:style-name="P909">foreign key → portfolios(id)</text:p>
            <text:p text:style-name="P909"/>
            <text:p text:style-name="P910">On Delete → (<text:span text:style-name="T824">cascade</text:span>)</text:p>
            <text:p text:style-name="P911">On Update → (cascade)</text:p>
          </table:table-cell>
          <table:table-cell table:style-name="Table43.D2" office:value-type="string">
            <text:p text:style-name="P329"/>
          </table:table-cell>
        </table:table-row>
        <table:table-row table:style-name="TableLine94452641987472">
          <table:table-cell table:style-name="Table43.A2" office:value-type="string">
            <text:p text:style-name="P903">language_id</text:p>
          </table:table-cell>
          <table:table-cell table:style-name="Table43.A2" office:value-type="string">
            <text:p text:style-name="P904">Big int</text:p>
          </table:table-cell>
          <table:table-cell table:style-name="Table43.A2" office:value-type="string">
            <text:p text:style-name="P801">Not null , <text:span text:style-name="T736">unsigned ,</text:span> </text:p>
            <text:p text:style-name="P801">foreign key → languages(id)</text:p>
            <text:p text:style-name="P801"/>
            <text:p text:style-name="P789">On Delete → (cascade) ,</text:p>
            <text:p text:style-name="P789">On Update → (cascade) ,</text:p>
          </table:table-cell>
          <table:table-cell table:style-name="Table43.D2" office:value-type="string">
            <text:p text:style-name="P329"/>
          </table:table-cell>
        </table:table-row>
      </table:table>
      <text:p text:style-name="P297"/>
      <text:p text:style-name="P297"/>
      <text:list xml:id="list3203309897" text:style-name="L56">
        <text:list-item>
          <text:list>
            <text:list-item>
              <text:p text:style-name="P1518">ارتباط ها :‌</text:p>
              <text:list>
                <text:list-item>
                  <text:p text:style-name="P1519">languages : </text:p>
                  <text:list>
                    <text:list-item>
                      <text:p text:style-name="P1520">نوع <text:s/>: <text:span text:style-name="T829">1 به N </text:span></text:p>
                    </text:list-item>
                    <text:list-item>
                      <text:p text:style-name="P1100"><text:span text:style-name="T828">توضیحات </text:span><text:span text:style-name="T825"><text:s/>: </text:span><text:span text:style-name="T826">هر یک </text:span><text:span text:style-name="T827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8"/>
      <text:list xml:id="list160737323221896" text:continue-numbering="true" text:style-name="L56">
        <text:list-item>
          <text:list>
            <text:list-item>
              <text:list>
                <text:list-item>
                  <text:p text:style-name="P1521">portfolios : </text:p>
                  <text:list>
                    <text:list-item>
                      <text:p text:style-name="P1501">نوع : <text:span text:style-name="T802">1 به n </text:span></text:p>
                    </text:list-item>
                    <text:list-item>
                      <text:p text:style-name="P1501">توضیحات : <text:s/><text:span text:style-name="T803">هر یک portfolio دارای چندین translate است و هر یک </text:span><text:span text:style-name="T804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list xml:id="list160737655709189" text:continue-numbering="true" text:style-name="L56">
        <text:list-item>
          <text:p text:style-name="P1592"><text:span text:style-name="T882">portfolio_technology : </text:span><text:span text:style-name="T883">در این جدول </text:span><text:span text:style-name="T884">تکنولوژی هایی که </text:span><text:span text:style-name="T886">attach میشود </text:span><text:span text:style-name="T884"><text:s/>به هر یک از </text:span><text:span text:style-name="T885">portfolio ذخیره میشود !!! </text:span></text:p>
        </text:list-item>
      </text:list>
      <text:p text:style-name="P193"/>
      <text:list xml:id="list160737595312274" text:continue-numbering="true" text:style-name="L56">
        <text:list-item>
          <text:list>
            <text:list-item>
              <text:p text:style-name="P1522">ستون ها : </text:p>
            </text:list-item>
          </text:list>
        </text:list-item>
      </text:list>
      <text:p text:style-name="P19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452642024464">
          <table:table-cell table:style-name="Table49.A1" office:value-type="string">
            <text:p text:style-name="P368">Name</text:p>
          </table:table-cell>
          <table:table-cell table:style-name="Table49.A1" office:value-type="string">
            <text:p text:style-name="P368">Data Type</text:p>
          </table:table-cell>
          <table:table-cell table:style-name="Table49.A1" office:value-type="string">
            <text:p text:style-name="P368">Attributes</text:p>
          </table:table-cell>
          <table:table-cell table:style-name="Table49.D1" office:value-type="string">
            <text:p text:style-name="P368">Comment</text:p>
          </table:table-cell>
        </table:table-row>
        <table:table-row table:style-name="TableLine94452642056656">
          <table:table-cell table:style-name="Table49.A2" office:value-type="string">
            <text:p text:style-name="P949">id</text:p>
          </table:table-cell>
          <table:table-cell table:style-name="Table49.A2" office:value-type="string">
            <text:p text:style-name="P950">Big int</text:p>
          </table:table-cell>
          <table:table-cell table:style-name="Table49.A2" office:value-type="string">
            <text:p text:style-name="P951">Not null , unsigned , unique ,</text:p>
            <text:p text:style-name="P951">primary key , auto increment ,</text:p>
            <text:p text:style-name="P951">index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452642058944">
          <table:table-cell table:style-name="Table49.A2" office:value-type="string">
            <text:p text:style-name="P949">portfolio_id</text:p>
          </table:table-cell>
          <table:table-cell table:style-name="Table49.A2" office:value-type="string">
            <text:p text:style-name="P950">Big int</text:p>
          </table:table-cell>
          <table:table-cell table:style-name="Table49.A2" office:value-type="string">
            <text:p text:style-name="P952">Not null , unsigned , </text:p>
            <text:p text:style-name="P953">foreign key → portfolios(id)</text:p>
            <text:p text:style-name="P953"/>
            <text:p text:style-name="P953">On Delete → (cascade) ,</text:p>
            <text:p text:style-name="P953">On Update → (cascade) ,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452642059856">
          <table:table-cell table:style-name="Table49.A2" office:value-type="string">
            <text:p text:style-name="P949">technology_id</text:p>
          </table:table-cell>
          <table:table-cell table:style-name="Table49.A2" office:value-type="string">
            <text:p text:style-name="P950">Big int</text:p>
          </table:table-cell>
          <table:table-cell table:style-name="Table49.A2" office:value-type="string">
            <text:p text:style-name="P362"><text:span text:style-name="T887">foreign key → </text:span><text:span text:style-name="T888">technology</text:span><text:span text:style-name="T887">(id)</text:span></text:p>
            <text:p text:style-name="P953"/>
            <text:p text:style-name="P953">On Delete → (cascade) ,</text:p>
            <text:p text:style-name="P953">On Update → (cascade) ,</text:p>
          </table:table-cell>
          <table:table-cell table:style-name="Table49.D2" office:value-type="string">
            <text:p text:style-name="P329"/>
          </table:table-cell>
        </table:table-row>
        <table:table-row table:style-name="TableLine94452642060816">
          <table:table-cell table:style-name="Table49.A2" office:value-type="string">
            <text:p text:style-name="P950">sort</text:p>
          </table:table-cell>
          <table:table-cell table:style-name="Table49.A2" office:value-type="string">
            <text:p text:style-name="P950">Tiny int</text:p>
          </table:table-cell>
          <table:table-cell table:style-name="Table49.A2" office:value-type="string">
            <text:p text:style-name="P954">Unsigned , nullable</text:p>
          </table:table-cell>
          <table:table-cell table:style-name="Table49.D2" office:value-type="string">
            <text:p text:style-name="P1027">ترتیب نمایش تکنولوژی ها </text:p>
          </table:table-cell>
        </table:table-row>
      </table:table>
      <text:p text:style-name="P303"/>
      <text:p text:style-name="P303"/>
      <text:list xml:id="list3230502113" text:style-name="L57">
        <text:list-item>
          <text:list>
            <text:list-item>
              <text:p text:style-name="P1523">ارتباط ها :‌</text:p>
              <text:list>
                <text:list-item>
                  <text:p text:style-name="P1523">portfolios : </text:p>
                  <text:list>
                    <text:list-item>
                      <text:p text:style-name="P1524">نوع : <text:span text:style-name="T889">1 به n </text:span></text:p>
                    </text:list-item>
                    <text:list-item>
                      <text:p text:style-name="P1525">توضیحات : <text:s/><text:span text:style-name="T889">هر یک portfolio دارای چندین رکورد در جدول </text:span><text:span text:style-name="T882">portfolio_technology </text:span><text:span text:style-name="T890">است و هر یک </text:span><text:span text:style-name="T891">رکورد در </text:span><text:span text:style-name="T892">جدول </text:span><text:span text:style-name="T891"><text:s text:c="2"/>portfolio_technology <text:s/></text:span><text:span text:style-name="T892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60737543959898" text:continue-numbering="true" text:style-name="L57">
        <text:list-item>
          <text:list>
            <text:list-item>
              <text:list>
                <text:list-item>
                  <text:p text:style-name="P1523">technologies : </text:p>
                  <text:list>
                    <text:list-item>
                      <text:p text:style-name="P1526">نوع : <text:span text:style-name="T893">1 به n </text:span></text:p>
                    </text:list-item>
                    <text:list-item>
                      <text:p text:style-name="P1526">توضیحات : <text:span text:style-name="T893">هر یک </text:span><text:span text:style-name="T894">technology دارای چندین رکورد در جدول </text:span></text:p>
                      <text:p text:style-name="P1527"><text:span text:style-name="T891">portfolio_technology </text:span><text:span text:style-name="T895">است و هر یک رکورد از جدول </text:span></text:p>
                      <text:p text:style-name="P1527"><text:span text:style-name="T891">portfolio_technology </text:span><text:span text:style-name="T895">متعلق به یک </text:span><text:span text:style-name="T896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60737812337486" text:continue-numbering="true" text:style-name="L57">
        <text:list-item>
          <text:p text:style-name="P1620">portfolio_challenge : <text:span text:style-name="T903">در این جدول challenge هایی </text:span><text:span text:style-name="T904">که برای هر یک از portfolio ایجاد میشود ذخیره میکنیم . !!!</text:span></text:p>
        </text:list-item>
      </text:list>
      <text:p text:style-name="P197"/>
      <text:list xml:id="list160738686628863" text:continue-numbering="true" text:style-name="L57">
        <text:list-item>
          <text:list>
            <text:list-item>
              <text:p text:style-name="P1528">ستون ها :‌</text:p>
            </text:list-item>
          </text:list>
        </text:list-item>
      </text:list>
      <text:p text:style-name="P198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452642004384">
          <table:table-cell table:style-name="Table50.A1" office:value-type="string">
            <text:p text:style-name="P368">Name</text:p>
          </table:table-cell>
          <table:table-cell table:style-name="Table50.A1" office:value-type="string">
            <text:p text:style-name="P368">Data Type</text:p>
          </table:table-cell>
          <table:table-cell table:style-name="Table50.A1" office:value-type="string">
            <text:p text:style-name="P368">Attributes</text:p>
          </table:table-cell>
          <table:table-cell table:style-name="Table50.D1" office:value-type="string">
            <text:p text:style-name="P368">Comment</text:p>
          </table:table-cell>
        </table:table-row>
        <table:table-row table:style-name="TableLine94452642136864">
          <table:table-cell table:style-name="Table50.A2" office:value-type="string">
            <text:p text:style-name="P962">id</text:p>
          </table:table-cell>
          <table:table-cell table:style-name="Table50.A2" office:value-type="string">
            <text:p text:style-name="P962">Big int</text:p>
          </table:table-cell>
          <table:table-cell table:style-name="Table50.A2" office:value-type="string">
            <text:p text:style-name="P962">Unsigned , not null , index ,</text:p>
            <text:p text:style-name="P962">unique , primary key , </text:p>
            <text:p text:style-name="P962">auto increment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452642139296">
          <table:table-cell table:style-name="Table50.A2" office:value-type="string">
            <text:p text:style-name="P962">status</text:p>
          </table:table-cell>
          <table:table-cell table:style-name="Table50.A2" office:value-type="string">
            <text:p text:style-name="P1028">boolean</text:p>
          </table:table-cell>
          <table:table-cell table:style-name="Table50.A2" office:value-type="string">
            <text:p text:style-name="P963">Not null , <text:span text:style-name="T905">defualt 1</text:span>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452642140208">
          <table:table-cell table:style-name="Table50.A2" office:value-type="string">
            <text:p text:style-name="P962">sort</text:p>
          </table:table-cell>
          <table:table-cell table:style-name="Table50.A2" office:value-type="string">
            <text:p text:style-name="P962">Tiny int</text:p>
          </table:table-cell>
          <table:table-cell table:style-name="Table50.A2" office:value-type="string">
            <text:p text:style-name="P964">Nullable , unsigned </text:p>
          </table:table-cell>
          <table:table-cell table:style-name="Table50.D2" office:value-type="string">
            <text:p text:style-name="P329"/>
          </table:table-cell>
        </table:table-row>
        <table:table-row table:style-name="TableLine94452642141168">
          <table:table-cell table:style-name="Table50.A2" office:value-type="string">
            <text:p text:style-name="P962">portfolio_id</text:p>
          </table:table-cell>
          <table:table-cell table:style-name="Table50.A2" office:value-type="string">
            <text:p text:style-name="P962">Big int</text:p>
          </table:table-cell>
          <table:table-cell table:style-name="Table50.A2" office:value-type="string">
            <text:p text:style-name="P965">Unsigned , not null , </text:p>
            <text:p text:style-name="P965">foreign key → portfolios(id) ,</text:p>
            <text:p text:style-name="P965"/>
            <text:p text:style-name="P966">On Delete → (cascade) ,</text:p>
            <text:p text:style-name="P966">On <text:span text:style-name="T906">Update</text:span> → (cascade) ,</text:p>
          </table:table-cell>
          <table:table-cell table:style-name="Table50.D2" office:value-type="string">
            <text:p text:style-name="P329"/>
          </table:table-cell>
        </table:table-row>
      </table:table>
      <text:p text:style-name="P304"/>
      <text:list xml:id="list3250446010" text:style-name="L58">
        <text:list-item>
          <text:list>
            <text:list-item>
              <text:p text:style-name="P1529">ارتباطات : </text:p>
              <text:list>
                <text:list-item>
                  <text:p text:style-name="P1529">portfolios : </text:p>
                  <text:list>
                    <text:list-item>
                      <text:p text:style-name="P1530">نوع : <text:span text:style-name="T907">1 به N</text:span></text:p>
                    </text:list-item>
                    <text:list-item>
                      <text:p text:style-name="P1530">توضیحات : <text:s/><text:span text:style-name="T907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60737380883427" text:continue-numbering="true" text:style-name="L58">
        <text:list-item>
          <text:list>
            <text:list-item>
              <text:list>
                <text:list-item>
                  <text:p text:style-name="P1529">portfolio_challenge_translations : </text:p>
                  <text:list>
                    <text:list-item>
                      <text:p text:style-name="P1531">نوع :‌ 1 به n </text:p>
                    </text:list-item>
                    <text:list-item>
                      <text:p text:style-name="P1531">توضیحات : <text:s/>هر یک challenge دارای چندین translate است و هر یک translate متعلق به یک <text:span text:style-name="T908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60738244714238" text:continue-numbering="true" text:style-name="L58">
        <text:list-item>
          <text:p text:style-name="P1621">portfolio_challenge_translations : در این جدول <text:span text:style-name="T909">ترجمه های هر یک </text:span><text:span text:style-name="T910">از</text:span><text:span text:style-name="T909"> challenge </text:span><text:span text:style-name="T910">ها برای زبان های مختلف ذخیره میشود !!</text:span></text:p>
        </text:list-item>
      </text:list>
      <text:p text:style-name="P201"/>
      <text:list xml:id="list160738340743933" text:continue-numbering="true" text:style-name="L58">
        <text:list-item>
          <text:list>
            <text:list-item>
              <text:p text:style-name="P1533">ستون ها :‌</text:p>
            </text:list-item>
          </text:list>
        </text:list-item>
      </text:list>
      <text:p text:style-name="P202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452642185216">
          <table:table-cell table:style-name="Table51.A1" office:value-type="string">
            <text:p text:style-name="P368">Name</text:p>
          </table:table-cell>
          <table:table-cell table:style-name="Table51.A1" office:value-type="string">
            <text:p text:style-name="P368">Data Type</text:p>
          </table:table-cell>
          <table:table-cell table:style-name="Table51.A1" office:value-type="string">
            <text:p text:style-name="P368">Attributes</text:p>
          </table:table-cell>
          <table:table-cell table:style-name="Table51.D1" office:value-type="string">
            <text:p text:style-name="P368">Comment</text:p>
          </table:table-cell>
        </table:table-row>
        <table:table-row table:style-name="TableLine94452642207824">
          <table:table-cell table:style-name="Table51.A2" office:value-type="string">
            <text:p text:style-name="P967">id</text:p>
          </table:table-cell>
          <table:table-cell table:style-name="Table51.A2" office:value-type="string">
            <text:p text:style-name="P967">Big int</text:p>
          </table:table-cell>
          <table:table-cell table:style-name="Table51.A2" office:value-type="string">
            <text:p text:style-name="P962">Unsigned , not null , index ,</text:p>
            <text:p text:style-name="P962">unique , primary key , </text:p>
            <text:p text:style-name="P962">auto increment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452642210128">
          <table:table-cell table:style-name="Table51.A2" office:value-type="string">
            <text:p text:style-name="P967">content</text:p>
          </table:table-cell>
          <table:table-cell table:style-name="Table51.A2" office:value-type="string">
            <text:p text:style-name="P968">varchar(<text:span text:style-name="T911">4000</text:span>)</text:p>
          </table:table-cell>
          <table:table-cell table:style-name="Table51.A2" office:value-type="string">
            <text:p text:style-name="P969">Not null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452642211040">
          <table:table-cell table:style-name="Table51.A2" office:value-type="string">
            <text:p text:style-name="P967">Portfolio</text:p>
            <text:p text:style-name="P967">_challenge</text:p>
            <text:p text:style-name="P967">_id</text:p>
          </table:table-cell>
          <table:table-cell table:style-name="Table51.A2" office:value-type="string">
            <text:p text:style-name="P968">Big int</text:p>
          </table:table-cell>
          <table:table-cell table:style-name="Table51.A2" office:value-type="string">
            <text:p text:style-name="P969">Not null , unsigned , </text:p>
            <text:p text:style-name="P969">foreign key → portfolio_challenges_id(id)</text:p>
            <text:p text:style-name="P969"/>
            <text:p text:style-name="P969">On Delete → (cascade) , </text:p>
            <text:p text:style-name="P969">On Update → (cascade) , </text:p>
          </table:table-cell>
          <table:table-cell table:style-name="Table51.D2" office:value-type="string">
            <text:p text:style-name="P329"/>
          </table:table-cell>
        </table:table-row>
        <table:table-row table:style-name="TableLine94452642212000">
          <table:table-cell table:style-name="Table51.A2" office:value-type="string">
            <text:p text:style-name="P967">language_id</text:p>
          </table:table-cell>
          <table:table-cell table:style-name="Table51.A2" office:value-type="string">
            <text:p text:style-name="P968">Big int</text:p>
          </table:table-cell>
          <table:table-cell table:style-name="Table51.A2" office:value-type="string">
            <text:p text:style-name="P802">Not null , <text:span text:style-name="T736">unsigned ,</text:span> </text:p>
            <text:p text:style-name="P802">foreign key → languages(id)</text:p>
            <text:p text:style-name="P802"/>
            <text:p text:style-name="P792">On Delete → (cascade) ,</text:p>
            <text:p text:style-name="P792">On Update → (cascade) ,</text:p>
          </table:table-cell>
          <table:table-cell table:style-name="Table51.D2" office:value-type="string">
            <text:p text:style-name="P329"/>
          </table:table-cell>
        </table:table-row>
      </table:table>
      <text:p text:style-name="P305"/>
      <text:list xml:id="list3988176118" text:style-name="L59">
        <text:list-item>
          <text:list>
            <text:list-item>
              <text:p text:style-name="P1534">ارتباط ها :‌</text:p>
              <text:list>
                <text:list-item>
                  <text:p text:style-name="P1534">portfolio_challenges : </text:p>
                  <text:list>
                    <text:list-item>
                      <text:p text:style-name="P1532">نوع :‌ 1 به n </text:p>
                    </text:list-item>
                    <text:list-item>
                      <text:p text:style-name="P1532">توضیحات : <text:s/>هر یک challenge دارای چندین translate است و هر یک translate متعلق به یک <text:span text:style-name="T908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60739145966160" text:continue-numbering="true" text:style-name="L59">
        <text:list-item>
          <text:list>
            <text:list-item>
              <text:list>
                <text:list-item>
                  <text:p text:style-name="P1534">languages : </text:p>
                  <text:list>
                    <text:list-item>
                      <text:p text:style-name="P1535">نوع : 1 به n </text:p>
                    </text:list-item>
                    <text:list-item>
                      <text:p text:style-name="P153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p text:style-name="P206"/>
      <text:list xml:id="list160737789872748" text:continue-numbering="true" text:style-name="L59">
        <text:list-item>
          <text:p text:style-name="P1622">portfolio_attribute_groups : در این جدول <text:span text:style-name="T926">attribute group ها را ذخیره میکنیم </text:span><text:span text:style-name="T927">که در </text:span><text:span text:style-name="T928">صفحه ی portfolio ها برای فیلتر و سرچ انها استفاده میشود . </text:span><text:span text:style-name="T929">در این جدول گروه هایی </text:span><text:span text:style-name="T930">&gt; </text:span><text:span text:style-name="T929"><text:s/>مثل </text:span><text:span text:style-name="T930">پلتفرم نمونه کار (linux , web ,android , ios , ) <text:s/>,</text:span><text:span text:style-name="T931">مدت انجام نمونه کار (یک ماه <text:s/>, دو ماه , …. ) <text:s/>, </text:span><text:span text:style-name="T932">رنگ ها (سفید <text:s/>, قرمز , … <text:s/>) , </text:span><text:span text:style-name="T933">نوع سورس (open source , close source )</text:span></text:p>
        </text:list-item>
      </text:list>
      <text:p text:style-name="P207"/>
      <text:list xml:id="list160739340731144" text:continue-numbering="true" text:style-name="L59">
        <text:list-item>
          <text:list>
            <text:list-item>
              <text:p text:style-name="P1536">ستون ها :‌</text:p>
            </text:list-item>
          </text:list>
        </text:list-item>
      </text:list>
      <text:p text:style-name="P208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452642241168">
          <table:table-cell table:style-name="Table52.A1" office:value-type="string">
            <text:p text:style-name="P368">Name</text:p>
          </table:table-cell>
          <table:table-cell table:style-name="Table52.A1" office:value-type="string">
            <text:p text:style-name="P368">Data Type</text:p>
          </table:table-cell>
          <table:table-cell table:style-name="Table52.A1" office:value-type="string">
            <text:p text:style-name="P368">Attributes</text:p>
          </table:table-cell>
          <table:table-cell table:style-name="Table52.D1" office:value-type="string">
            <text:p text:style-name="P368">Comment</text:p>
          </table:table-cell>
        </table:table-row>
        <table:table-row table:style-name="TableLine94452642278304">
          <table:table-cell table:style-name="Table52.A2" office:value-type="string">
            <text:p text:style-name="P976">id</text:p>
          </table:table-cell>
          <table:table-cell table:style-name="Table52.A2" office:value-type="string">
            <text:p text:style-name="P977">Big int</text:p>
          </table:table-cell>
          <table:table-cell table:style-name="Table52.A2" office:value-type="string">
            <text:p text:style-name="P980">Not null , unsigned , unique ,</text:p>
            <text:p text:style-name="P980">primary key , auto increment ,</text:p>
            <text:p text:style-name="P980">index </text:p>
          </table:table-cell>
          <table:table-cell table:style-name="Table52.D2" office:value-type="string">
            <text:p text:style-name="P329"/>
          </table:table-cell>
        </table:table-row>
        <table:table-row table:style-name="TableLine94452642280480">
          <table:table-cell table:style-name="Table52.A2" office:value-type="string">
            <text:p text:style-name="P976">sort</text:p>
          </table:table-cell>
          <table:table-cell table:style-name="Table52.A2" office:value-type="string">
            <text:p text:style-name="P978">Tiny int</text:p>
          </table:table-cell>
          <table:table-cell table:style-name="Table52.A2" office:value-type="string">
            <text:p text:style-name="P978">Nullable , unsigned</text:p>
          </table:table-cell>
          <table:table-cell table:style-name="Table52.D2" office:value-type="string">
            <text:p text:style-name="P329"/>
          </table:table-cell>
        </table:table-row>
        <table:table-row table:style-name="TableLine94452642281392">
          <table:table-cell table:style-name="Table52.A2" office:value-type="string">
            <text:p text:style-name="P976">status</text:p>
          </table:table-cell>
          <table:table-cell table:style-name="Table52.A2" office:value-type="string">
            <text:p text:style-name="P1029">boolean</text:p>
          </table:table-cell>
          <table:table-cell table:style-name="Table52.A2" office:value-type="string">
            <text:p text:style-name="P983">Not null , default 1</text:p>
          </table:table-cell>
          <table:table-cell table:style-name="Table52.D2" office:value-type="string">
            <text:p text:style-name="P982">این گروه در فیلتر ها نمایش داده شود یا خیر</text:p>
          </table:table-cell>
        </table:table-row>
        <table:table-row table:style-name="TableLine94452642282352">
          <table:table-cell table:style-name="Table52.A2" office:value-type="string">
            <text:p text:style-name="P976">type</text:p>
          </table:table-cell>
          <table:table-cell table:style-name="Table52.A2" office:value-type="string">
            <text:p text:style-name="P979">Tiny int </text:p>
          </table:table-cell>
          <table:table-cell table:style-name="Table52.A2" office:value-type="string">
            <text:p text:style-name="P979">Not null , unsigned</text:p>
          </table:table-cell>
          <table:table-cell table:style-name="Table52.D2" office:value-type="string">
            <text:p text:style-name="P984">نوع هر یک از گروه :</text:p>
            <text:p text:style-name="P984">checkbox , radio ,</text:p>
            <text:p text:style-name="P984">color , </text:p>
          </table:table-cell>
        </table:table-row>
      </table:table>
      <text:p text:style-name="P306"/>
      <text:p text:style-name="P306"/>
      <text:list xml:id="list662300112" text:style-name="L60">
        <text:list-item>
          <text:list>
            <text:list-item>
              <text:p text:style-name="P1537">ارتباط ها : </text:p>
              <text:list>
                <text:list-item>
                  <text:p text:style-name="P1538">dates : </text:p>
                  <text:list>
                    <text:list-item>
                      <text:p text:style-name="P1539">نوع : <text:span text:style-name="T935">1 به n </text:span></text:p>
                    </text:list-item>
                    <text:list-item>
                      <text:p text:style-name="P1539">توضیحات :‌ <text:span text:style-name="T935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0737349221912" text:continue-numbering="true" text:style-name="L60">
        <text:list-item>
          <text:list>
            <text:list-item>
              <text:list>
                <text:list-item>
                  <text:p text:style-name="P1538">users : </text:p>
                  <text:list>
                    <text:list-item>
                      <text:p text:style-name="P1539">نوع : <text:span text:style-name="T939">1 به n</text:span></text:p>
                    </text:list-item>
                    <text:list-item>
                      <text:p text:style-name="P1539">توضیحات :‌ <text:span text:style-name="T939">هر یک user میتواند چندین attribute group ایجاد کند و هر یک attribute group متعلق به یک </text:span><text:span text:style-name="T940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list xml:id="list160738185302228" text:continue-numbering="true" text:style-name="L60">
        <text:list-item>
          <text:list>
            <text:list-item>
              <text:list>
                <text:list-item>
                  <text:p text:style-name="P1538">iconables : </text:p>
                  <text:list>
                    <text:list-item>
                      <text:p text:style-name="P1539">نوع : <text:span text:style-name="T941">1 به 1</text:span></text:p>
                    </text:list-item>
                    <text:list-item>
                      <text:p text:style-name="P1539">توضیحات :‌ <text:span text:style-name="T941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2"/>
      <text:p text:style-name="P212"/>
      <text:list xml:id="list160737327257564" text:continue-numbering="true" text:style-name="L60">
        <text:list-item>
          <text:list>
            <text:list-item>
              <text:list>
                <text:list-item>
                  <text:p text:style-name="P1541"><text:soft-page-break/>portfolio_attribute_items : </text:p>
                  <text:list>
                    <text:list-item>
                      <text:p text:style-name="P1539">نوع : <text:span text:style-name="T936">1 به n </text:span></text:p>
                    </text:list-item>
                    <text:list-item>
                      <text:p text:style-name="P1539">توضیحات :‌ <text:span text:style-name="T936">هر یک </text:span><text:span text:style-name="T937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60738232842736" text:continue-numbering="true" text:style-name="L60">
        <text:list-item>
          <text:list>
            <text:list-item>
              <text:list>
                <text:list-item>
                  <text:p text:style-name="P1542">portfolio_attribute_translations : </text:p>
                </text:list-item>
              </text:list>
            </text:list-item>
          </text:list>
        </text:list-item>
      </text:list>
      <text:list xml:id="list3379195127" text:style-name="L61">
        <text:list-item>
          <text:list>
            <text:list-item>
              <text:list>
                <text:list-item>
                  <text:list>
                    <text:list-item>
                      <text:p text:style-name="P1545">نوع :‌1 به n </text:p>
                    </text:list-item>
                    <text:list-item>
                      <text:p text:style-name="P154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60739041182001" text:continue-list="list160738232842736" text:style-name="L60">
        <text:list-item>
          <text:p text:style-name="P1623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09"/>
      <text:list xml:id="list160739323828000" text:continue-numbering="true" text:style-name="L60">
        <text:list-item>
          <text:list>
            <text:list-item>
              <text:p text:style-name="P1551">ستون ها : </text:p>
            </text:list-item>
          </text:list>
        </text:list-item>
      </text:list>
      <text:p text:style-name="P210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452642301744">
          <table:table-cell table:style-name="Table53.A1" office:value-type="string">
            <text:p text:style-name="P368">Name</text:p>
          </table:table-cell>
          <table:table-cell table:style-name="Table53.A1" office:value-type="string">
            <text:p text:style-name="P368">Data Type</text:p>
          </table:table-cell>
          <table:table-cell table:style-name="Table53.A1" office:value-type="string">
            <text:p text:style-name="P368">Attributes</text:p>
          </table:table-cell>
          <table:table-cell table:style-name="Table53.D1" office:value-type="string">
            <text:p text:style-name="P368">Comment</text:p>
          </table:table-cell>
        </table:table-row>
        <table:table-row table:style-name="TableLine94452642370448">
          <table:table-cell table:style-name="Table53.A2" office:value-type="string">
            <text:p text:style-name="P985">id</text:p>
          </table:table-cell>
          <table:table-cell table:style-name="Table53.A2" office:value-type="string">
            <text:p text:style-name="P985">Big int</text:p>
          </table:table-cell>
          <table:table-cell table:style-name="Table53.A2" office:value-type="string">
            <text:p text:style-name="P981">Not null , unsigned , unique ,</text:p>
            <text:p text:style-name="P981">primary key , auto increment ,</text:p>
            <text:p text:style-name="P981">index </text:p>
          </table:table-cell>
          <table:table-cell table:style-name="Table53.D2" office:value-type="string">
            <text:p text:style-name="P329"/>
          </table:table-cell>
        </table:table-row>
        <table:table-row table:style-name="TableLine94452642373008">
          <table:table-cell table:style-name="Table53.A2" office:value-type="string">
            <text:p text:style-name="P985">sort</text:p>
          </table:table-cell>
          <table:table-cell table:style-name="Table53.A2" office:value-type="string">
            <text:p text:style-name="P985">Tiny int</text:p>
          </table:table-cell>
          <table:table-cell table:style-name="Table53.A2" office:value-type="string">
            <text:p text:style-name="P987">Nullable , unsigned</text:p>
          </table:table-cell>
          <table:table-cell table:style-name="Table53.D2" office:value-type="string">
            <text:p text:style-name="P329"/>
          </table:table-cell>
        </table:table-row>
        <table:table-row table:style-name="TableLine94452642373920">
          <table:table-cell table:style-name="Table53.A2" office:value-type="string">
            <text:p text:style-name="P985">portfolio_attribute_group_id</text:p>
          </table:table-cell>
          <table:table-cell table:style-name="Table53.A2" office:value-type="string">
            <text:p text:style-name="P986">Big int</text:p>
          </table:table-cell>
          <table:table-cell table:style-name="Table53.A2" office:value-type="string">
            <text:p text:style-name="P988">Not null , unsigned , </text:p>
            <text:p text:style-name="P988">foreign key → portfolio_attribute_groups(id)</text:p>
            <text:p text:style-name="P988"/>
            <text:p text:style-name="P989">On Delete → (cascade) ,</text:p>
            <text:p text:style-name="P989">On Update → (cascade) ,</text:p>
          </table:table-cell>
          <table:table-cell table:style-name="Table53.D2" office:value-type="string">
            <text:p text:style-name="P329"/>
          </table:table-cell>
        </table:table-row>
      </table:table>
      <text:p text:style-name="P307"/>
      <text:list xml:id="list160738515390632" text:continue-list="list3379195127" text:style-name="L61">
        <text:list-item>
          <text:list>
            <text:list-item>
              <text:p text:style-name="P1552">ارتباط ها : </text:p>
              <text:list>
                <text:list-item>
                  <text:p text:style-name="P1553">portfolio_attribute_grou<text:span text:style-name="T934">ps : </text:span><text:span text:style-name="T938"><text:s/></text:span></text:p>
                  <text:list>
                    <text:list-item>
                      <text:p text:style-name="P1540">نوع : <text:span text:style-name="T936">1 به n </text:span></text:p>
                    </text:list-item>
                    <text:list-item>
                      <text:p text:style-name="P1540">توضیحات :‌ <text:span text:style-name="T936">هر یک </text:span><text:span text:style-name="T937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3"/>
      <text:list xml:id="list160738237173084" text:continue-numbering="true" text:style-name="L61">
        <text:list-item>
          <text:list>
            <text:list-item>
              <text:list>
                <text:list-item>
                  <text:p text:style-name="P1554">iconables : </text:p>
                </text:list-item>
                <text:list-item>
                  <text:p text:style-name="P1555">نوع :‌<text:span text:style-name="T945">1 به 1</text:span></text:p>
                </text:list-item>
                <text:list-item>
                  <text:p text:style-name="P1555">توضیحات :‌ <text:span text:style-name="T945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1"/>
      <text:list xml:id="list160738281454738" text:continue-numbering="true" text:style-name="L61">
        <text:list-item>
          <text:list>
            <text:list-item>
              <text:list>
                <text:list-item>
                  <text:p text:style-name="P1556">dates : </text:p>
                  <text:list>
                    <text:list-item>
                      <text:p text:style-name="P1557">نوع :‌<text:span text:style-name="T942">1 به n </text:span></text:p>
                    </text:list-item>
                    <text:list-item>
                      <text:p text:style-name="P1557">توضیحات :‌ <text:span text:style-name="T942">هر یک attribute item دارای چندین date در جدول dates است و هر یک از </text:span><text:span text:style-name="T943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0739098936758" text:continue-numbering="true" text:style-name="L61">
        <text:list-item>
          <text:list>
            <text:list-item>
              <text:list>
                <text:list-item>
                  <text:p text:style-name="P1556">users : </text:p>
                  <text:list>
                    <text:list-item>
                      <text:p text:style-name="P1558">نوع :‌<text:span text:style-name="T942">1 به n </text:span></text:p>
                    </text:list-item>
                    <text:list-item>
                      <text:p text:style-name="P1557">توضیحات :‌<text:span text:style-name="T944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60738716808407" text:continue-numbering="true" text:style-name="L61">
        <text:list-item>
          <text:list>
            <text:list-item>
              <text:list>
                <text:list-item>
                  <text:p text:style-name="P1624">portfolio_attribute_translations : </text:p>
                  <text:list>
                    <text:list-item>
                      <text:p text:style-name="P1543">نوع :‌ <text:span text:style-name="T948">1 به n </text:span></text:p>
                    </text:list-item>
                    <text:list-item>
                      <text:p text:style-name="P1543">توضیحات :‌ <text:span text:style-name="T948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60738674569740" text:continue-numbering="true" text:style-name="L61">
        <text:list-item>
          <text:list>
            <text:list-item>
              <text:list>
                <text:list-item>
                  <text:p text:style-name="P1514">portfolios : </text:p>
                  <text:list>
                    <text:list-item>
                      <text:p text:style-name="P1514">نوع :‌ <text:s/>n به n </text:p>
                    </text:list-item>
                    <text:list-item>
                      <text:p text:style-name="P1516">توضیحات :‌هر یک portfolio دارای چندین attribute است و هر یک attribute میتواند <text:span text:style-name="T952">متعلق به چندین portfolio باشد !!! <text:s text:c="21"/></text:span><text:span text:style-name="T953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25">portfolio_attribute_translations : <text:span text:style-name="T946">در این جدول </text:span><text:span text:style-name="T947">ترجمه های هر یک از attribute items و attribute groups که برای زبان های مختلف ایجاد شده را ذخیره میکنیم !!! </text:span></text:p>
        </text:list-item>
      </text:list>
      <text:p text:style-name="P215"/>
      <text:list xml:id="list160739254425021" text:continue-numbering="true" text:style-name="L61">
        <text:list-item>
          <text:list>
            <text:list-item>
              <text:p text:style-name="P1559">ستون ها : </text:p>
            </text:list-item>
          </text:list>
        </text:list-item>
      </text:list>
      <text:p text:style-name="P216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452642404512">
          <table:table-cell table:style-name="Table54.A1" office:value-type="string">
            <text:p text:style-name="P368">Name</text:p>
          </table:table-cell>
          <table:table-cell table:style-name="Table54.A1" office:value-type="string">
            <text:p text:style-name="P368">Data Type</text:p>
          </table:table-cell>
          <table:table-cell table:style-name="Table54.A1" office:value-type="string">
            <text:p text:style-name="P368">Attributes</text:p>
          </table:table-cell>
          <table:table-cell table:style-name="Table54.D1" office:value-type="string">
            <text:p text:style-name="P368">Comment</text:p>
          </table:table-cell>
        </table:table-row>
        <table:table-row table:style-name="TableLine94452642461024">
          <table:table-cell table:style-name="Table54.A2" office:value-type="string">
            <text:p text:style-name="P990">id</text:p>
          </table:table-cell>
          <table:table-cell table:style-name="Table54.A2" office:value-type="string">
            <text:p text:style-name="P990">Big int</text:p>
          </table:table-cell>
          <table:table-cell table:style-name="Table54.A2" office:value-type="string">
            <text:p text:style-name="P990">Unsigned , not null , index , unique , primary key , </text:p>
            <text:p text:style-name="P990">auto increment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452642463104">
          <table:table-cell table:style-name="Table54.A2" office:value-type="string">
            <text:p text:style-name="P990">object_class</text:p>
          </table:table-cell>
          <table:table-cell table:style-name="Table54.A2" office:value-type="string">
            <text:p text:style-name="P990">varchar(255)</text:p>
          </table:table-cell>
          <table:table-cell table:style-name="Table54.A2" office:value-type="string">
            <text:p text:style-name="P993">Not null ,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452642464016">
          <table:table-cell table:style-name="Table54.A2" office:value-type="string">
            <text:p text:style-name="P990">name</text:p>
          </table:table-cell>
          <table:table-cell table:style-name="Table54.A2" office:value-type="string">
            <text:p text:style-name="P990">varchar(30)</text:p>
          </table:table-cell>
          <table:table-cell table:style-name="Table54.A2" office:value-type="string">
            <text:p text:style-name="P993">Not null ,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452642464976">
          <table:table-cell table:style-name="Table54.A2" office:value-type="string">
            <text:p text:style-name="P990">object_id</text:p>
          </table:table-cell>
          <table:table-cell table:style-name="Table54.A2" office:value-type="string">
            <text:p text:style-name="P992">Big int</text:p>
          </table:table-cell>
          <table:table-cell table:style-name="Table54.A2" office:value-type="string">
            <text:p text:style-name="P992">Unsigned , not null </text:p>
          </table:table-cell>
          <table:table-cell table:style-name="Table54.D2" office:value-type="string">
            <text:p text:style-name="P329"/>
          </table:table-cell>
        </table:table-row>
        <table:table-row table:style-name="TableLine94452642466400">
          <table:table-cell table:style-name="Table54.A2" office:value-type="string">
            <text:p text:style-name="P990">language_id</text:p>
          </table:table-cell>
          <table:table-cell table:style-name="Table54.A2" office:value-type="string">
            <text:p text:style-name="P992">Big int</text:p>
          </table:table-cell>
          <table:table-cell table:style-name="Table54.A2" office:value-type="string">
            <text:p text:style-name="P803">Not null , <text:span text:style-name="T736">unsigned ,</text:span> </text:p>
            <text:p text:style-name="P803">foreign key → languages(id)</text:p>
            <text:p text:style-name="P803"/>
            <text:p text:style-name="P793">On Delete → (cascade) ,</text:p>
            <text:p text:style-name="P793">On Update → (cascade) ,</text:p>
          </table:table-cell>
          <table:table-cell table:style-name="Table54.D2" office:value-type="string">
            <text:p text:style-name="P329"/>
          </table:table-cell>
        </table:table-row>
      </table:table>
      <text:p text:style-name="P308"/>
      <text:p text:style-name="P60">این جدول بین دو موجودیت portfolio_attribute_groups و portfolio_attribute_items به اشتراک گذاشته میشود !!!</text:p>
      <text:p text:style-name="P60"/>
      <text:list xml:id="list421001897" text:style-name="L62">
        <text:list-item>
          <text:list>
            <text:list-item>
              <text:p text:style-name="P1547">ارتباط ها :‌</text:p>
              <text:list>
                <text:list-item>
                  <text:p text:style-name="P1548">portfolio_attribute_groups : </text:p>
                  <text:list>
                    <text:list-item>
                      <text:p text:style-name="P1546">نوع :‌1 به n </text:p>
                    </text:list-item>
                    <text:list-item>
                      <text:p text:style-name="P154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60739233791962" text:continue-numbering="true" text:style-name="L62">
        <text:list-item>
          <text:list>
            <text:list-item>
              <text:list>
                <text:list-item>
                  <text:p text:style-name="P1548">portfolio_attribute_items : </text:p>
                  <text:list>
                    <text:list-item>
                      <text:p text:style-name="P1544">نوع :‌ <text:span text:style-name="T948">1 به n </text:span></text:p>
                    </text:list-item>
                    <text:list-item>
                      <text:p text:style-name="P1549">توضیحات :‌ <text:span text:style-name="T948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60737246021113" text:continue-numbering="true" text:style-name="L62">
        <text:list-item>
          <text:list>
            <text:list-item>
              <text:list>
                <text:list-item>
                  <text:p text:style-name="P1548">languages : </text:p>
                  <text:list>
                    <text:list-item>
                      <text:p text:style-name="P1550">نوع <text:s/>: <text:span text:style-name="T949">1 به n </text:span></text:p>
                    </text:list-item>
                    <text:list-item>
                      <text:p text:style-name="P1550">توضیحات : <text:span text:style-name="T950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60737963761589" text:continue-numbering="true" text:style-name="L62">
        <text:list-item>
          <text:p text:style-name="P1593"><text:span text:style-name="T187">portfolio_attribute_attachments</text:span> <text:s/>: <text:span text:style-name="T956">در این جدول <text:s/></text:span><text:span text:style-name="T957">هر یک از attribute هایی که به </text:span><text:span text:style-name="T958">هر یک از portfolio ها attach میشود ذخیره میکنیم !!!</text:span></text:p>
        </text:list-item>
      </text:list>
      <text:p text:style-name="P16"/>
      <text:list xml:id="list160738079744470" text:continue-numbering="true" text:style-name="L62">
        <text:list-item>
          <text:list>
            <text:list-item>
              <text:p text:style-name="P1560">ستون ها : </text:p>
            </text:list-item>
          </text:list>
        </text:list-item>
      </text:list>
      <text:p text:style-name="P222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452642509456">
          <table:table-cell table:style-name="Table55.A1" office:value-type="string">
            <text:p text:style-name="P368">Name</text:p>
          </table:table-cell>
          <table:table-cell table:style-name="Table55.A1" office:value-type="string">
            <text:p text:style-name="P368">Data Type</text:p>
          </table:table-cell>
          <table:table-cell table:style-name="Table55.A1" office:value-type="string">
            <text:p text:style-name="P368">Attributes</text:p>
          </table:table-cell>
          <table:table-cell table:style-name="Table55.D1" office:value-type="string">
            <text:p text:style-name="P368">Comment</text:p>
          </table:table-cell>
        </table:table-row>
        <table:table-row table:style-name="TableLine94452642541488">
          <table:table-cell table:style-name="Table55.A2" office:value-type="string">
            <text:p text:style-name="P994">id</text:p>
          </table:table-cell>
          <table:table-cell table:style-name="Table55.A2" office:value-type="string">
            <text:p text:style-name="P997">Big int</text:p>
          </table:table-cell>
          <table:table-cell table:style-name="Table55.A2" office:value-type="string">
            <text:p text:style-name="P991">Unsigned , not null , index , unique , primary key , </text:p>
            <text:p text:style-name="P991">auto increment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452642543504">
          <table:table-cell table:style-name="Table55.A2" office:value-type="string">
            <text:p text:style-name="P996">sort</text:p>
          </table:table-cell>
          <table:table-cell table:style-name="Table55.A2" office:value-type="string">
            <text:p text:style-name="P997">Tiny int</text:p>
          </table:table-cell>
          <table:table-cell table:style-name="Table55.A2" office:value-type="string">
            <text:p text:style-name="P998">Nullable , unsigned 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452642544416">
          <table:table-cell table:style-name="Table55.A2" office:value-type="string">
            <text:p text:style-name="P995">portfolio_id</text:p>
          </table:table-cell>
          <table:table-cell table:style-name="Table55.A2" office:value-type="string">
            <text:p text:style-name="P997">Big int</text:p>
          </table:table-cell>
          <table:table-cell table:style-name="Table55.A2" office:value-type="string">
            <text:p text:style-name="P999">Not null , unsigned ,</text:p>
            <text:p text:style-name="P999">foreign key → portfolios(id)</text:p>
            <text:p text:style-name="P999"/>
            <text:p text:style-name="P1001">On Delete → (cascade) ,</text:p>
            <text:p text:style-name="P1001">On Update → (cascade) ,</text:p>
          </table:table-cell>
          <table:table-cell table:style-name="Table55.D2" office:value-type="string">
            <text:p text:style-name="P329"/>
          </table:table-cell>
        </table:table-row>
        <table:table-row table:style-name="TableLine94452642545376">
          <table:table-cell table:style-name="Table55.A2" office:value-type="string">
            <text:p text:style-name="P995">Portfolio_</text:p>
            <text:p text:style-name="P995">attribute_</text:p>
            <text:p text:style-name="P995">item_id</text:p>
          </table:table-cell>
          <table:table-cell table:style-name="Table55.A2" office:value-type="string">
            <text:p text:style-name="P997">Big int</text:p>
          </table:table-cell>
          <table:table-cell table:style-name="Table55.A2" office:value-type="string">
            <text:p text:style-name="P1000">Not null , unsigned ,</text:p>
            <text:p text:style-name="P363"><text:span text:style-name="T959">foreign key → </text:span><text:span text:style-name="T960">portfolio_attribute_items</text:span><text:span text:style-name="T959">(id)</text:span></text:p>
            <text:p text:style-name="P1000"/>
            <text:p text:style-name="P1002">On Delete → (cascade) ,</text:p>
            <text:p text:style-name="P1002">On Update → (cascade) ,</text:p>
          </table:table-cell>
          <table:table-cell table:style-name="Table55.D2" office:value-type="string">
            <text:p text:style-name="P329"/>
          </table:table-cell>
        </table:table-row>
      </table:table>
      <text:p text:style-name="P309"/>
      <text:p text:style-name="P309"/>
      <text:list xml:id="list4052653154" text:style-name="L63">
        <text:list-item>
          <text:list>
            <text:list-item>
              <text:p text:style-name="P1561">ارتباط ها :‌</text:p>
              <text:list>
                <text:list-item>
                  <text:p text:style-name="P1562">portfolios : </text:p>
                  <text:list>
                    <text:list-item>
                      <text:p text:style-name="P1563">نوع : <text:span text:style-name="T961">1 به n </text:span></text:p>
                    </text:list-item>
                    <text:list-item>
                      <text:p text:style-name="P1563">توضیحات : <text:s/><text:span text:style-name="T961">هر یک portfolio دارای چندین رکورد در جدول </text:span><text:span text:style-name="T962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60738286504496" text:continue-numbering="true" text:style-name="L63">
        <text:list-item>
          <text:list>
            <text:list-item>
              <text:list>
                <text:list-item>
                  <text:p text:style-name="P1562">portfolio_attribute_items : </text:p>
                  <text:list>
                    <text:list-item>
                      <text:p text:style-name="P1563">نوع : <text:span text:style-name="T963">1 به n </text:span></text:p>
                    </text:list-item>
                    <text:list-item>
                      <text:p text:style-name="P1563">توضیحات : <text:s/><text:span text:style-name="T963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56" meta:image-count="0" meta:object-count="0" meta:page-count="87" meta:paragraph-count="2266" meta:word-count="12750" meta:character-count="61386" meta:non-whitespace-character-count="50701"/>
  </office:meta>
</office:document-meta>
</file>